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Pictures/2000000F000000DD000000DDFDE21E31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6" style:family="table-column">
      <style:table-column-properties fo:break-before="auto" style:column-width="0.8508in"/>
    </style:style>
    <style:style style:name="co17" style:family="table-column">
      <style:table-column-properties fo:break-before="auto" style:column-width="0.628in"/>
    </style:style>
    <style:style style:name="co18" style:family="table-column">
      <style:table-column-properties fo:break-before="auto" style:column-width="0.5083in"/>
    </style:style>
    <style:style style:name="co6" style:family="table-column">
      <style:table-column-properties fo:break-before="auto" style:column-width="0.7055in"/>
    </style:style>
    <style:style style:name="co19" style:family="table-column">
      <style:table-column-properties fo:break-before="auto" style:column-width="0.7264in"/>
    </style:style>
    <style:style style:name="co20" style:family="table-column">
      <style:table-column-properties fo:break-before="auto" style:column-width="0.8453in"/>
    </style:style>
    <style:style style:name="co14" style:family="table-column">
      <style:table-column-properties fo:break-before="auto" style:column-width="0.6016in"/>
    </style:style>
    <style:style style:name="co5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0.9138in"/>
    </style:style>
    <style:style style:name="co22" style:family="table-column">
      <style:table-column-properties fo:break-before="auto" style:column-width="0.5807in"/>
    </style:style>
    <style:style style:name="co23" style:family="table-column">
      <style:table-column-properties fo:break-before="auto" style:column-width="0.5598in"/>
    </style:style>
    <style:style style:name="co24" style:family="table-column">
      <style:table-column-properties fo:break-before="auto" style:column-width="0.6327in"/>
    </style:style>
    <style:style style:name="co25" style:family="table-column">
      <style:table-column-properties fo:break-before="auto" style:column-width="0.6953in"/>
    </style:style>
    <style:style style:name="co4" style:family="table-column">
      <style:table-column-properties fo:break-before="auto" style:column-width="0.861in"/>
    </style:style>
    <style:style style:name="co26" style:family="table-column">
      <style:table-column-properties fo:break-before="auto" style:column-width="0.7571in"/>
    </style:style>
    <style:style style:name="co27" style:family="table-column">
      <style:table-column-properties fo:break-before="auto" style:column-width="0.6638in"/>
    </style:style>
    <style:style style:name="co29" style:family="table-column">
      <style:table-column-properties fo:break-before="auto" style:column-width="0.7673in"/>
    </style:style>
    <style:style style:name="co30" style:family="table-column">
      <style:table-column-properties fo:break-before="auto" style:column-width="0.55in"/>
    </style:style>
    <style:style style:name="co31" style:family="table-column">
      <style:table-column-properties fo:break-before="auto" style:column-width="0.2902in"/>
    </style:style>
    <style:style style:name="co32" style:family="table-column">
      <style:table-column-properties fo:break-before="auto" style:column-width="0.3319in"/>
    </style:style>
    <style:style style:name="co33" style:family="table-column">
      <style:table-column-properties fo:break-before="auto" style:column-width="0.7256in"/>
    </style:style>
    <style:style style:name="co34" style:family="table-column">
      <style:table-column-properties fo:break-before="auto" style:column-width="0.7366in"/>
    </style:style>
    <style:style style:name="co35" style:family="table-column">
      <style:table-column-properties fo:break-before="auto" style:column-width="0.6846in"/>
    </style:style>
    <style:style style:name="co36" style:family="table-column">
      <style:table-column-properties fo:break-before="auto" style:column-width="0.6429in"/>
    </style:style>
    <style:style style:name="co37" style:family="table-column">
      <style:table-column-properties fo:break-before="auto" style:column-width="0.6118in"/>
    </style:style>
    <style:style style:name="co38" style:family="table-column">
      <style:table-column-properties fo:break-before="auto" style:column-width="0.622in"/>
    </style:style>
    <style:style style:name="co39" style:family="table-column">
      <style:table-column-properties fo:break-before="auto" style:column-width="0.5909in"/>
    </style:style>
    <style:style style:name="co40" style:family="table-column">
      <style:table-column-properties fo:break-before="auto" style:column-width="0.6744in"/>
    </style:style>
    <style:style style:name="co41" style:family="table-column">
      <style:table-column-properties fo:break-before="auto" style:column-width="0.1965in"/>
    </style:style>
    <style:style style:name="co42" style:family="table-column">
      <style:table-column-properties fo:break-before="auto" style:column-width="0.7882in"/>
    </style:style>
    <style:style style:name="co43" style:family="table-column">
      <style:table-column-properties fo:break-before="auto" style:column-width="0.7465in"/>
    </style:style>
    <style:style style:name="co44" style:family="table-column">
      <style:table-column-properties fo:break-before="auto" style:column-width="0.7161in"/>
    </style:style>
    <style:style style:name="co45" style:family="table-column">
      <style:table-column-properties fo:break-before="auto" style:column-width="0.2173in"/>
    </style:style>
    <style:style style:name="co46" style:family="table-column">
      <style:table-column-properties fo:break-before="auto" style:column-width="0.1764in"/>
    </style:style>
    <style:style style:name="co47" style:family="table-column">
      <style:table-column-properties fo:break-before="auto" style:column-width="0.8299in"/>
    </style:style>
    <style:style style:name="co48" style:family="table-column">
      <style:table-column-properties fo:break-before="auto" style:column-width="0.1862in"/>
    </style:style>
    <style:style style:name="co49" style:family="table-column">
      <style:table-column-properties fo:break-before="auto" style:column-width="0.2591in"/>
    </style:style>
    <style:style style:name="co50" style:family="table-column">
      <style:table-column-properties fo:break-before="auto" style:column-width="0.248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29" style:family="table-cell" style:parent-style-name="Default">
      <style:text-properties style:use-window-font-color="tru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order-bottom="none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/>
      <style:paragraph-properties fo:text-align="center" fo:margin-left="0in"/>
      <style:text-properties style:font-weight-asian="normal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fo:border-bottom="none" fo:border-left="none" fo:border-right="none" fo:border-top="0.0008in solid #000000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3" style:family="table-cell" style:parent-style-name="Default">
      <style:table-cell-properties fo:border-bottom="0.0008in solid #000000" fo:border-left="none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83caff"/>
    </style:style>
    <style:style style:name="ce1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0.0008in solid #000000" fo:border-top="0.0008in solid #000000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3" style:family="table-cell" style:parent-style-name="Default">
      <style:table-cell-properties fo:background-color="#83caff"/>
      <style:text-properties style:use-window-font-color="true"/>
    </style:style>
    <style:style style:name="ce2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ackground-color="#ccffff"/>
    </style:style>
    <style:style style:name="ce27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8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30" style:family="table-cell" style:parent-style-name="Default">
      <style:table-cell-properties fo:border-bottom="none" style:text-align-source="fix" style:repeat-content="false" fo:wrap-option="wrap" fo:border-left="0.0008in solid #000000" fo:border-right="0.0008in solid #000000" fo:border-top="0.0008in solid #000000"/>
      <style:paragraph-properties fo:text-align="center" fo:margin-left="0in"/>
    </style:style>
    <style:style style:name="ce31" style:family="table-cell" style:parent-style-name="Default" style:data-style-name="N2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32" style:family="table-cell" style:parent-style-name="Default" style:data-style-name="N2">
      <style:table-cell-properties fo:border-bottom="none" fo:border-left="0.0008in solid #000000" fo:border-right="none" fo:border-top="none"/>
    </style:style>
    <style:style style:name="ce33" style:family="table-cell" style:parent-style-name="Default" style:data-style-name="N2">
      <style:table-cell-properties fo:border-bottom="0.0008in solid #000000" fo:border-left="0.0008in solid #000000" fo:border-right="none" fo:border-top="none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36" style:family="table-cell" style:parent-style-name="Default" style:data-style-name="N2">
      <style:table-cell-properties style:text-align-source="fix" style:repeat-content="false" fo:wrap-option="wrap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</style:style>
    <style:style style:name="ce38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39" style:family="table-cell" style:parent-style-name="Default" style:data-style-name="N2">
      <style:table-cell-properties fo:border="none"/>
    </style:style>
    <style:style style:name="ce40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2">
      <style:table-cell-properties fo:border-bottom="0.0008in solid #000000" fo:border-left="none" fo:border-right="none" fo:border-top="0.0008in solid #000000"/>
    </style:style>
    <style:style style:name="ce4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43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44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45" style:family="table-cell" style:parent-style-name="Default" style:data-style-name="N2">
      <style:table-cell-properties fo:border-bottom="0.0008in solid #000000" fo:border-left="none" fo:border-right="0.0008in solid #000000" fo:border-top="none"/>
    </style:style>
    <style:style style:name="ce46" style:family="table-cell" style:parent-style-name="Default" style:data-style-name="N2">
      <style:table-cell-properties fo:border-bottom="none" fo:border-left="none" fo:border-right="none" fo:border-top="0.0008in solid #000000"/>
    </style:style>
    <style:style style:name="ce47" style:family="table-cell" style:parent-style-name="Default" style:data-style-name="N2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2">
      <style:table-cell-properties fo:border-bottom="0.0008in solid #000000" style:text-align-source="fix" style:repeat-content="false" fo:wrap-option="wrap" fo:border-left="none" fo:border-right="none" fo:border-top="none"/>
      <style:paragraph-properties fo:text-align="center" fo:margin-left="0in"/>
    </style:style>
    <style:style style:name="ce49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50" style:family="table-cell" style:parent-style-name="Default" style:data-style-name="N2">
      <style:table-cell-properties fo:border-bottom="none" fo:border-left="none" fo:border-right="0.0008in solid #000000" fo:border-top="0.0008in solid #000000"/>
    </style:style>
    <style:style style:name="ce51" style:family="table-cell" style:parent-style-name="Default" style:data-style-name="N2">
      <style:table-cell-properties fo:border-bottom="0.0008in solid #000000" style:text-align-source="fix" style:repeat-content="false" fo:wrap-option="wrap" fo:border-left="none" fo:border-right="0.0008in solid #000000" fo:border-top="none"/>
      <style:paragraph-properties fo:text-align="center" fo:margin-left="0in"/>
    </style:style>
    <style:style style:name="ce52" style:family="table-cell" style:parent-style-name="Default">
      <style:table-cell-properties fo:border="none"/>
    </style:style>
    <style:style style:name="ce5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54" style:family="table-cell" style:parent-style-name="Default" style:data-style-name="N1">
      <style:table-cell-properties fo:border-bottom="0.0008in solid #000000" style:text-align-source="fix" style:repeat-content="false" fo:border-left="0.0008in solid #000000" fo:border-right="none" fo:border-top="none"/>
      <style:paragraph-properties fo:text-align="end" fo:margin-left="0in"/>
    </style:style>
    <style:style style:name="ce55" style:family="table-cell" style:parent-style-name="Default" style:data-style-name="N1">
      <style:table-cell-properties fo:border-bottom="none" fo:border-left="0.0008in solid #000000" fo:border-right="none" fo:border-top="none"/>
    </style:style>
    <style:style style:name="ce56" style:family="table-cell" style:parent-style-name="Default" style:data-style-name="N2">
      <style:table-cell-properties fo:border-bottom="none" style:text-align-source="fix" style:repeat-content="false" fo:wrap-option="wrap" fo:border-left="none" fo:border-right="none" fo:border-top="0.0008in solid #000000"/>
      <style:paragraph-properties fo:text-align="center" fo:margin-left="0in"/>
    </style:style>
    <style:style style:name="ce57" style:family="table-cell" style:parent-style-name="Default" style:data-style-name="N2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58" style:family="table-cell" style:parent-style-name="Default" style:data-style-name="N2">
      <style:table-cell-properties fo:border-bottom="none" style:text-align-source="fix" style:repeat-content="false" fo:wrap-option="wrap" fo:border-left="0.0008in solid #000000" fo:border-right="0.0008in solid #000000" fo:border-top="none"/>
      <style:paragraph-properties fo:text-align="end" fo:margin-left="0in"/>
    </style:style>
    <style:style style:name="ce59" style:family="table-cell" style:parent-style-name="Default">
      <style:table-cell-properties fo:border-bottom="none" fo:border-left="0.0008in solid #000000" fo:border-right="0.0008in solid #000000" fo:border-top="none"/>
    </style:style>
    <style:style style:name="ce60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61" style:family="table-cell" style:parent-style-name="Default" style:data-style-name="N1">
      <style:table-cell-properties style:text-align-source="fix" style:repeat-content="false" fo:border="0.0008in solid #000000"/>
      <style:paragraph-properties fo:text-align="center" fo:margin-left="0in"/>
    </style:style>
    <style:style style:name="ce62" style:family="table-cell" style:parent-style-name="Default" style:data-style-name="N1">
      <style:table-cell-properties fo:border-bottom="none" fo:border-left="0.0008in solid #000000" fo:border-right="0.0008in solid #000000" fo:border-top="none"/>
    </style:style>
    <style:style style:name="ce63" style:family="table-cell" style:parent-style-name="Default" style:data-style-name="N2">
      <style:table-cell-properties fo:border-bottom="0.0008in solid #000000" fo:border-left="none" fo:border-right="0.0008in solid #000000" fo:border-top="0.0008in solid #000000" style:vertical-align="middle"/>
    </style:style>
    <style:style style:name="ce64" style:family="table-cell" style:parent-style-name="Default" style:data-style-name="N2">
      <style:table-cell-properties fo:border-bottom="none" fo:border-left="0.0008in solid #000000" fo:border-right="0.0008in solid #000000" fo:border-top="0.0008in solid #000000"/>
    </style:style>
    <style:style style:name="ce65" style:family="table-cell" style:parent-style-name="Default" style:data-style-name="N1">
      <style:table-cell-properties style:text-align-source="fix" style:repeat-content="false" fo:wrap-option="wrap" fo:border="0.0008in solid #000000"/>
      <style:paragraph-properties fo:text-align="center" fo:margin-left="0in"/>
    </style:style>
    <style:style style:name="ce66" style:family="table-cell" style:parent-style-name="Default" style:data-style-name="N2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middle"/>
      <style:paragraph-properties fo:text-align="center" fo:margin-left="0in"/>
    </style:style>
    <style:style style:name="ce67" style:family="table-cell" style:parent-style-name="Default" style:data-style-name="N1"/>
    <style:style style:name="ce6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9" style:family="table-cell" style:parent-style-name="Default" style:data-style-name="N1">
      <style:table-cell-properties style:text-align-source="fix" style:repeat-content="false" fo:border="0.0008in solid #000000"/>
      <style:paragraph-properties fo:text-align="end" fo:margin-left="0in"/>
    </style:style>
    <style:style style:name="ce70" style:family="table-cell" style:parent-style-name="Default" style:data-style-name="N1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end" fo:margin-left="0in"/>
    </style:style>
    <style:style style:name="ce71" style:family="table-cell" style:parent-style-name="Default" style:data-style-name="N1">
      <style:table-cell-properties style:text-align-source="fix" style:repeat-content="false" fo:border="none"/>
      <style:paragraph-properties fo:text-align="end" fo:margin-left="0in"/>
    </style:style>
    <style:style style:name="ce72" style:family="table-cell" style:parent-style-name="Default" style:data-style-name="N1">
      <style:table-cell-properties fo:border="0.0008in solid #000000"/>
    </style:style>
    <style:style style:name="ce73" style:family="table-cell" style:parent-style-name="Default">
      <style:table-cell-properties fo:border="0.0008in solid #000000"/>
    </style:style>
    <style:style style:name="ce74" style:family="table-cell" style:parent-style-name="Default" style:data-style-name="N2">
      <style:table-cell-properties fo:border-bottom="0.0008in solid #000000" style:text-align-source="fix" style:repeat-content="false" fo:wrap-option="wrap" fo:border-left="none" fo:border-right="0.0008in solid #000000" fo:border-top="0.0008in solid #000000"/>
      <style:paragraph-properties fo:text-align="center" fo:margin-left="0in"/>
    </style:style>
    <style:style style:name="ce75" style:family="table-cell" style:parent-style-name="Default" style:data-style-name="N2">
      <style:text-properties style:font-weight-asian="normal"/>
    </style:style>
    <style:style style:name="ce76" style:family="table-cell" style:parent-style-name="Default" style:data-style-name="N2">
      <style:table-cell-properties fo:border-bottom="0.0008in solid #000000" fo:border-left="none" fo:border-right="none" fo:border-top="none"/>
      <style:text-properties style:font-weight-asian="normal"/>
    </style:style>
    <style:style style:name="ce77" style:family="table-cell" style:parent-style-name="Default" style:data-style-name="N2">
      <style:table-cell-properties fo:border="none"/>
      <style:text-properties style:font-weight-asian="normal"/>
    </style:style>
    <style:style style:name="ce78" style:family="table-cell" style:parent-style-name="Default" style:data-style-name="N2">
      <style:table-cell-properties fo:border-bottom="none" fo:border-left="none" fo:border-right="0.0008in solid #000000" fo:border-top="none"/>
      <style:text-properties style:font-weight-asian="normal"/>
    </style:style>
    <style:style style:name="ce79" style:family="table-cell" style:parent-style-name="Default" style:data-style-name="N2">
      <style:table-cell-properties fo:border-bottom="0.0008in solid #000000" fo:border-left="none" fo:border-right="0.0008in solid #000000" fo:border-top="none"/>
      <style:text-properties style:font-weight-asian="normal"/>
    </style:style>
    <style:style style:name="ce80" style:family="table-cell" style:parent-style-name="Default" style:data-style-name="N1">
      <style:table-cell-properties fo:border-bottom="0.0008in solid #000000" fo:border-left="0.0008in solid #000000" fo:border-right="0.0008in solid #000000" fo:border-top="none"/>
    </style:style>
    <style:style style:name="ce81" style:family="table-cell" style:parent-style-name="Default" style:data-style-name="N1">
      <style:table-cell-properties fo:border="none"/>
    </style:style>
    <style:style style:name="ce82" style:family="table-cell" style:parent-style-name="Default" style:data-style-name="N2">
      <style:table-cell-properties fo:border-bottom="0.0008in solid #000000" style:text-align-source="fix" style:repeat-content="false" fo:wrap-option="wrap" fo:border-left="0.0008in solid #000000" fo:border-right="0.0008in solid #000000" fo:border-top="none"/>
      <style:paragraph-properties fo:text-align="center" fo:margin-left="0in"/>
    </style:style>
    <style:style style:name="ce83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84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85" style:family="table-cell" style:parent-style-name="Default" style:data-style-name="N2">
      <style:table-cell-properties fo:border="0.0008in solid #000000" style:vertical-align="middle"/>
    </style:style>
    <style:style style:name="ce86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</style:style>
    <style:style style:name="ce8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2">
      <style:table-cell-properties style:text-align-source="fix" style:repeat-content="false" fo:wrap-option="wrap" fo:border="none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READ-4nodes" table:style-name="ta1" table:print="false">
        <office:forms form:automatic-focus="false" form:apply-design-mode="false"/>
        <table:shapes>
          <draw:frame draw:z-index="0" draw:style-name="gr1" svg:width="7.5402in" svg:height="4.7697in" svg:x="0.0732in" svg:y="12.7898in">
            <draw:object draw:notify-on-update-of-ranges="'READ-4nodes'.A21:'READ-4nodes'.A32 'READ-4nodes'.C20:'READ-4nodes'.C20 'READ-4nodes'.C21:'READ-4nodes'.C32 'READ-4nodes'.K20:'READ-4nodes'.K20 'READ-4nodes'.K21:'READ-4nodes'.K32 'READ-4nodes'.G20:'READ-4nodes'.G20 'READ-4nodes'.G21:'READ-4nodes'.G32 'READ-4nodes'.E20:'READ-4nodes'.E20 'READ-4nodes'.E21:'READ-4nodes'.E32 'READ-4nodes'.I20:'READ-4nodes'.I20 'READ-4nodes'.I21:'READ-4nodes'.I32 'READ-4nodes'.M20:'READ-4nodes'.M20 'READ-4nodes'.M21:'READ-4nodes'.M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8024in" svg:height="4.5094in" svg:x="0in" svg:y="16.8728in">
            <draw:object draw:notify-on-update-of-ranges="'READ-4nodes'.A21:'READ-4nodes'.A32 'READ-4nodes'.C20:'READ-4nodes'.C20 'READ-4nodes'.C21:'READ-4nodes'.C32 'READ-4nodes'.E20:'READ-4nodes'.E20 'READ-4nodes'.E21:'READ-4nodes'.E32 'READ-4nodes'.G20:'READ-4nodes'.G20 'READ-4nodes'.G21:'READ-4nodes'.G32 'READ-4nodes'.I20:'READ-4nodes'.I20 'READ-4nodes'.I21:'READ-4nodes'.I32 'READ-4nodes'.K20:'READ-4nodes'.K20 'READ-4nodes'.K21:'READ-4nodes'.K32 'READ-4nodes'.M20:'READ-4nodes'.M20 'READ-4nodes'.M21:'READ-4nodes'.M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column table:style-name="co30" table:default-cell-style-name="ce6"/>
        <table:table-column table:style-name="co30" table:default-cell-style-name="Default"/>
        <table:table-column table:style-name="co30" table:default-cell-style-name="ce6"/>
        <table:table-column table:style-name="co30" table:default-cell-style-name="Default"/>
        <table:table-column table:style-name="co30" table:default-cell-style-name="ce10"/>
        <table:table-column table:style-name="co30" table:number-columns-repeated="20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READ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2">
          <table:table-cell table:style-name="ce2"/>
          <table:table-cell/>
          <table:table-cell table:style-name="ce10" office:value-type="string" table:number-columns-spanned="7" table:number-rows-spanned="1">
            <text:p>Throughput MB/s </text:p>
            <text:p>(4 slaves, 1 replication)</text:p>
          </table:table-cell>
          <table:covered-table-cell table:number-columns-repeated="2"/>
          <table:covered-table-cell table:style-name="ce6"/>
          <table:covered-table-cell/>
          <table:covered-table-cell table:style-name="ce6"/>
          <table:covered-table-cell/>
          <table:table-cell table:style-name="ce6"/>
          <table:table-cell table:style-name="ce6" office:value-type="string" table:number-columns-spanned="7" table:number-rows-spanned="1">
            <text:p>Throughput MB/s <text:s/></text:p>
            <text:p>(4 slaves, 2 replication)</text:p>
          </table:table-cell>
          <table:covered-table-cell table:style-name="ce6"/>
          <table:covered-table-cell/>
          <table:covered-table-cell table:style-name="ce6"/>
          <table:covered-table-cell table:number-columns-repeated="3"/>
          <table:table-cell/>
          <table:table-cell table:style-name="ce10" office:value-type="string" table:number-columns-spanned="7" table:number-rows-spanned="1">
            <text:p>Throughput MB/s </text:p>
            <text:p>(4 slaves, 3 replication)</text:p>
          </table:table-cell>
          <table:covered-table-cell table:number-columns-repeated="6"/>
          <table:table-cell table:number-columns-repeated="3"/>
        </table:table-row>
        <table:table-row table:style-name="ro2">
          <table:table-cell office:value-type="string">
            <text:p>block size</text:p>
          </table:table-cell>
          <table:table-cell office:value-type="string">
            <text:p>&amp;</text:p>
          </table:table-cell>
          <table:table-cell table:style-name="ce10" office:value-type="string" table:number-columns-spanned="3" table:number-rows-spanned="1">
            <text:p><text:span text:style-name="T1">HDFS Java API</text:span></text:p>
            <text:p>1 replication</text:p>
          </table:table-cell>
          <table:covered-table-cell table:number-columns-repeated="2"/>
          <table:table-cell office:value-type="string">
            <text:p>&amp;</text:p>
          </table:table-cell>
          <table:table-cell table:style-name="ce15" office:value-type="string" table:number-columns-spanned="3" table:number-rows-spanned="1">
            <text:p><text:span text:style-name="T1">FUSE-DFS</text:span></text:p>
            <text:p><text:span text:style-name="T2">1 replication</text:span></text:p>
          </table:table-cell>
          <table:covered-table-cell table:style-name="ce6"/>
          <table:covered-table-cell table:style-name="ce6"/>
          <table:table-cell table:style-name="ce10" office:value-type="string">
            <text:p>&amp;</text:p>
          </table:table-cell>
          <table:table-cell table:style-name="ce18" office:value-type="string" table:number-columns-spanned="3" table:number-rows-spanned="1">
            <text:p><text:span text:style-name="T1">HDFS Java API</text:span></text:p>
            <text:p><text:span text:style-name="T2">2 replications</text:span></text:p>
          </table:table-cell>
          <table:covered-table-cell table:style-name="ce6"/>
          <table:covered-table-cell/>
          <table:table-cell table:style-name="ce10" office:value-type="string">
            <text:p>&amp;</text:p>
          </table:table-cell>
          <table:table-cell table:style-name="ce15" office:value-type="string" table:number-columns-spanned="3" table:number-rows-spanned="1">
            <text:p><text:span text:style-name="T1">FUSE-DFS</text:span></text:p>
            <text:p><text:span text:style-name="T2">2 replications</text:span></text:p>
          </table:table-cell>
          <table:covered-table-cell table:number-columns-repeated="2"/>
          <table:table-cell table:style-name="ce10" office:value-type="string">
            <text:p>&amp;</text:p>
          </table:table-cell>
          <table:table-cell table:style-name="ce15" office:value-type="string" table:number-columns-spanned="3" table:number-rows-spanned="1">
            <text:p><text:span text:style-name="T1">HDFS Java API</text:span></text:p>
            <text:p><text:span text:style-name="T2">3 replications</text:span></text:p>
          </table:table-cell>
          <table:covered-table-cell table:number-columns-repeated="2"/>
          <table:table-cell table:style-name="ce10" office:value-type="string">
            <text:p>&amp;</text:p>
          </table:table-cell>
          <table:table-cell table:style-name="ce15" office:value-type="string" table:number-columns-spanned="3" table:number-rows-spanned="1">
            <text:p><text:span text:style-name="T1">FUSE-DFS</text:span></text:p>
            <text:p><text:span text:style-name="T2">3 replications</text:span></text:p>
          </table:table-cell>
          <table:covered-table-cell table:number-columns-repeated="2"/>
          <table:table-cell table:style-name="ce6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office:value-type="float" office:value="56.402075">
            <text:p>56.4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2.4555824649951">
            <text:p>52.46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6.402075">
            <text:p>56.4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2.2446305215022">
            <text:p>52.24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8.254052">
            <text:p>58.25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2.0993188065977">
            <text:p>52.1</text:p>
          </table:table-cell>
          <table:table-cell table:number-columns-repeated="2"/>
          <table:table-cell table:style-name="ce6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office:value-type="float" office:value="53.382961">
            <text:p>53.38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2.4095044246348">
            <text:p>52.41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3.382961">
            <text:p>53.38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3.3856151615576">
            <text:p>53.39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8.099418">
            <text:p>58.1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2.8548768784041">
            <text:p>52.85</text:p>
          </table:table-cell>
          <table:table-cell table:number-columns-repeated="2"/>
          <table:table-cell table:style-name="ce6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&amp;</text:p>
          </table:table-cell>
          <table:table-cell office:value-type="float" office:value="54.305433">
            <text:p>54.31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31.8771334223805">
            <text:p>31.88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4.305433">
            <text:p>54.31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2.4504586819913">
            <text:p>52.45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7.21499">
            <text:p>57.21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3.0672992983265">
            <text:p>53.07</text:p>
          </table:table-cell>
          <table:table-cell table:number-columns-repeated="2"/>
          <table:table-cell table:style-name="ce6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&amp;</text:p>
          </table:table-cell>
          <table:table-cell office:value-type="float" office:value="56.083379">
            <text:p>56.08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2.5411264677104">
            <text:p>52.54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6.083379">
            <text:p>56.08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2.3601032795944">
            <text:p>52.36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7.190818">
            <text:p>57.19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2.7027068474776">
            <text:p>52.7</text:p>
          </table:table-cell>
          <table:table-cell table:number-columns-repeated="2"/>
          <table:table-cell table:style-name="ce6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office:value-type="float" office:value="55.853924">
            <text:p>55.85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3.1530978816775">
            <text:p>53.15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5.853924">
            <text:p>55.85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2.1364145737588">
            <text:p>52.14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9.539218">
            <text:p>59.54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2.4641243282853">
            <text:p>52.46</text:p>
          </table:table-cell>
          <table:table-cell table:number-columns-repeated="2"/>
          <table:table-cell table:style-name="ce6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&amp;</text:p>
          </table:table-cell>
          <table:table-cell office:value-type="float" office:value="55.072184">
            <text:p>55.07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3.449382444673">
            <text:p>53.45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5.072184">
            <text:p>55.07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3.4157085184694">
            <text:p>53.42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8.592216">
            <text:p>58.59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2.5496962159517">
            <text:p>52.55</text:p>
          </table:table-cell>
          <table:table-cell table:number-columns-repeated="2"/>
          <table:table-cell table:style-name="ce6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office:value-type="float" office:value="56.119329">
            <text:p>56.12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2.3396886574826">
            <text:p>52.34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6.119329">
            <text:p>56.12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3.2268606476128">
            <text:p>53.23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8.097951">
            <text:p>58.1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2.9156435798049">
            <text:p>52.92</text:p>
          </table:table-cell>
          <table:table-cell table:number-columns-repeated="2"/>
          <table:table-cell table:style-name="ce6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&amp;</text:p>
          </table:table-cell>
          <table:table-cell office:value-type="float" office:value="56.672727">
            <text:p>56.67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1.9631927195897">
            <text:p>51.96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6.672727">
            <text:p>56.67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3.0585599123876">
            <text:p>53.06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9.487989">
            <text:p>59.49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0.8253963558921">
            <text:p>50.83</text:p>
          </table:table-cell>
          <table:table-cell table:number-columns-repeated="2"/>
          <table:table-cell table:style-name="ce6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&amp;</text:p>
          </table:table-cell>
          <table:table-cell office:value-type="float" office:value="54.566272">
            <text:p>54.57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2.1465407710734">
            <text:p>52.15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4.57">
            <text:p>54.57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2.351595252023">
            <text:p>52.35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9.389516">
            <text:p>59.39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1.8594771110324">
            <text:p>51.86</text:p>
          </table:table-cell>
          <table:table-cell table:number-columns-repeated="2"/>
          <table:table-cell table:style-name="ce6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&amp;</text:p>
          </table:table-cell>
          <table:table-cell office:value-type="float" office:value="55.789703">
            <text:p>55.79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1.9548131813197">
            <text:p>51.95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5.789703">
            <text:p>55.79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1.6996995250169">
            <text:p>51.7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5.39298">
            <text:p>55.39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2.2192271224351">
            <text:p>52.22</text:p>
          </table:table-cell>
          <table:table-cell table:number-columns-repeated="2"/>
          <table:table-cell table:style-name="ce6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&amp;</text:p>
          </table:table-cell>
          <table:table-cell office:value-type="float" office:value="56.46138">
            <text:p>56.46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3.08">
            <text:p>53.08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6.46138">
            <text:p>56.46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48.57">
            <text:p>48.57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8.166339">
            <text:p>58.17</text:p>
          </table:table-cell>
          <table:table-cell table:number-columns-repeated="2"/>
          <table:table-cell table:style-name="ce6" office:value-type="string">
            <text:p>&amp;</text:p>
          </table:table-cell>
          <table:table-cell table:style-name="ce23" office:value-type="string">
            <text:p>N/A</text:p>
          </table:table-cell>
          <table:table-cell table:number-columns-repeated="2"/>
          <table:table-cell table:style-name="ce6" office:value-type="string">
            <text:p>\\</text:p>
          </table:table-cell>
          <table:table-cell table:number-columns-repeated="2"/>
        </table:table-row>
        <table:table-row table:style-name="ro1">
          <table:table-cell office:value-type="float" office:value="8192">
            <text:p>8192</text:p>
          </table:table-cell>
          <table:table-cell office:value-type="string">
            <text:p>&amp;</text:p>
          </table:table-cell>
          <table:table-cell office:value-type="float" office:value="55.492778">
            <text:p>55.49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52.69">
            <text:p>52.69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55.492778">
            <text:p>55.49</text:p>
          </table:table-cell>
          <table:table-cell table:style-name="ce6"/>
          <table:table-cell/>
          <table:table-cell table:style-name="ce6" office:value-type="string">
            <text:p>&amp;</text:p>
          </table:table-cell>
          <table:table-cell office:value-type="float" office:value="48.29">
            <text:p>48.29</text:p>
          </table:table-cell>
          <table:table-cell table:number-columns-repeated="2"/>
          <table:table-cell table:style-name="ce6" office:value-type="string">
            <text:p>&amp;</text:p>
          </table:table-cell>
          <table:table-cell table:style-name="ce17" office:value-type="string">
            <text:p>N/A</text:p>
          </table:table-cell>
          <table:table-cell table:number-columns-repeated="2"/>
          <table:table-cell table:style-name="ce6" office:value-type="string">
            <text:p>&amp;</text:p>
          </table:table-cell>
          <table:table-cell table:style-name="ce23" office:value-type="string">
            <text:p>N/A</text:p>
          </table:table-cell>
          <table:table-cell table:number-columns-repeated="2"/>
          <table:table-cell table:style-name="ce6" office:value-type="string">
            <text:p>\\</text:p>
          </table:table-cell>
          <table:table-cell table:number-columns-repeated="2"/>
        </table:table-row>
        <table:table-row table:style-name="ro3">
          <table:table-cell table:style-name="ce2" office:value-type="string">
            <text:p>average</text:p>
          </table:table-cell>
          <table:table-cell office:value-type="string">
            <text:p>&amp;</text:p>
          </table:table-cell>
          <table:table-cell table:formula="of:=AVERAGE([.C4:.C15])" office:value-type="float" office:value="55.5168454166667">
            <text:p>55.52</text:p>
          </table:table-cell>
          <table:table-cell table:style-name="Default"/>
          <table:table-cell/>
          <table:table-cell table:style-name="ce6" office:value-type="string">
            <text:p>&amp;</text:p>
          </table:table-cell>
          <table:table-cell table:formula="of:=AVERAGE([.G4:.G15])" office:value-type="float" office:value="50.8383385362947">
            <text:p>50.84</text:p>
          </table:table-cell>
          <table:table-cell table:number-columns-repeated="2"/>
          <table:table-cell table:style-name="ce6" office:value-type="string">
            <text:p>&amp;</text:p>
          </table:table-cell>
          <table:table-cell table:formula="of:=AVERAGE([.K4:.K15])" office:value-type="float" office:value="55.5171560833333">
            <text:p>55.52</text:p>
          </table:table-cell>
          <table:table-cell table:number-columns-repeated="2"/>
          <table:table-cell table:style-name="ce6" office:value-type="string">
            <text:p>&amp;</text:p>
          </table:table-cell>
          <table:table-cell table:style-name="ce10" table:formula="of:=AVERAGE([.O4:.O15])" office:value-type="float" office:value="51.9324705061595">
            <text:p>51.93</text:p>
          </table:table-cell>
          <table:table-cell table:number-columns-repeated="2"/>
          <table:table-cell table:style-name="ce6" office:value-type="string">
            <text:p>&amp;</text:p>
          </table:table-cell>
          <table:table-cell table:formula="of:=AVERAGE([.S4:.S15])" office:value-type="float" office:value="58.1295897272727">
            <text:p>58.13</text:p>
          </table:table-cell>
          <table:table-cell table:number-columns-repeated="2"/>
          <table:table-cell table:style-name="ce6" office:value-type="string">
            <text:p>&amp;</text:p>
          </table:table-cell>
          <table:table-cell table:formula="of:=AVERAGE([.W4:.W15])" office:value-type="float" office:value="52.3557766544207">
            <text:p>52.36</text:p>
          </table:table-cell>
          <table:table-cell table:number-columns-repeated="2"/>
          <table:table-cell table:style-name="ce6" office:value-type="string">
            <text:p>\\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style-name="ce10"/>
          <table:table-cell table:number-columns-repeated="2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2"/>
        </table:table-row>
        <table:table-row table:style-name="ro1">
          <table:table-cell table:style-name="ce3"/>
          <table:table-cell table:style-name="ce7" office:value-type="string" table:number-columns-spanned="13" table:number-rows-spanned="1">
            <text:p>AVERAGE Throughput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2"/>
          <table:covered-table-cell table:style-name="ce11"/>
          <table:covered-table-cell table:style-name="ce11"/>
          <table:covered-table-cell table:style-name="ce11"/>
          <table:covered-table-cell table:style-name="ce12"/>
          <table:covered-table-cell table:style-name="ce11"/>
          <table:covered-table-cell table:style-name="ce11"/>
          <table:covered-table-cell table:style-name="ce11"/>
          <table:covered-table-cell table:style-name="ce19"/>
          <table:table-cell table:style-name="ce16"/>
          <table:table-cell table:number-columns-repeated="13"/>
        </table:table-row>
        <table:table-row table:style-name="ro2">
          <table:table-cell table:style-name="ce3"/>
          <table:table-cell table:style-name="ce8" office:value-type="string" table:number-columns-spanned="4" table:number-rows-spanned="1">
            <text:p>Throughput MB/s </text:p>
            <text:p>(4 slaves, 1 replication)</text:p>
          </table:table-cell>
          <table:covered-table-cell table:style-name="ce12"/>
          <table:covered-table-cell table:style-name="ce11"/>
          <table:covered-table-cell table:style-name="ce14"/>
          <table:table-cell table:style-name="ce14" office:value-type="string" table:number-columns-spanned="4" table:number-rows-spanned="1">
            <text:p>Throughput MB/s <text:s/></text:p>
            <text:p>(4 slaves, 2 replication)</text:p>
          </table:table-cell>
          <table:covered-table-cell table:style-name="ce14"/>
          <table:covered-table-cell table:style-name="ce11"/>
          <table:covered-table-cell table:style-name="ce14"/>
          <table:table-cell table:style-name="ce14" office:value-type="string" table:number-columns-spanned="4" table:number-rows-spanned="1">
            <text:p>Throughput MB/s </text:p>
            <text:p>(4 slaves, 3 replication)</text:p>
          </table:table-cell>
          <table:covered-table-cell table:style-name="ce11"/>
          <table:covered-table-cell table:style-name="ce11"/>
          <table:covered-table-cell table:style-name="ce11"/>
          <table:table-cell table:style-name="ce20"/>
          <table:table-cell table:style-name="ce16"/>
          <table:table-cell table:number-columns-repeated="13"/>
        </table:table-row>
        <table:table-row table:style-name="ro4">
          <table:table-cell table:style-name="ce4" office:value-type="string">
            <text:p>block size</text:p>
          </table:table-cell>
          <table:table-cell office:value-type="string">
            <text:p>&amp;</text:p>
          </table:table-cell>
          <table:table-cell table:style-name="ce10" office:value-type="string">
            <text:p><text:span text:style-name="T1">HDFS Java </text:span>1 </text:p>
          </table:table-cell>
          <table:table-cell table:style-name="ce10" office:value-type="string">
            <text:p>&amp;</text:p>
          </table:table-cell>
          <table:table-cell table:style-name="ce15" office:value-type="string">
            <text:p><text:span text:style-name="T1">FUSE-DFS</text:span></text:p>
            <text:p><text:span text:style-name="T2">1</text:span></text:p>
          </table:table-cell>
          <table:table-cell office:value-type="string">
            <text:p>&amp;</text:p>
          </table:table-cell>
          <table:table-cell table:style-name="ce15" office:value-type="string">
            <text:p><text:span text:style-name="T1">HDFS Java </text:span><text:span text:style-name="T2">2</text:span></text:p>
          </table:table-cell>
          <table:table-cell table:style-name="ce10" office:value-type="string">
            <text:p>&amp;</text:p>
          </table:table-cell>
          <table:table-cell table:style-name="ce15" office:value-type="string">
            <text:p><text:span text:style-name="T1">FUSE-DFS</text:span></text:p>
            <text:p><text:span text:style-name="T2">2</text:span></text:p>
          </table:table-cell>
          <table:table-cell table:style-name="ce10" office:value-type="string">
            <text:p>&amp;</text:p>
          </table:table-cell>
          <table:table-cell table:style-name="ce15" office:value-type="string">
            <text:p><text:span text:style-name="T1">HDFS Java </text:span><text:span text:style-name="T2">3</text:span></text:p>
          </table:table-cell>
          <table:table-cell table:style-name="ce10" office:value-type="string">
            <text:p>&amp;</text:p>
          </table:table-cell>
          <table:table-cell table:style-name="ce15" office:value-type="string">
            <text:p><text:span text:style-name="T1">FUSE-DFS</text:span></text:p>
            <text:p><text:span text:style-name="T2">3</text:span></text:p>
          </table:table-cell>
          <table:table-cell table:style-name="ce21" office:value-type="string">
            <text:p>\\</text:p>
          </table:table-cell>
          <table:table-cell table:style-name="ce16"/>
          <table:table-cell table:number-columns-repeated="13"/>
        </table:table-row>
        <table:table-row table:style-name="ro3">
          <table:table-cell table:style-name="ce4" office:value-type="float" office:value="4">
            <text:p>4</text:p>
          </table:table-cell>
          <table:table-cell office:value-type="string">
            <text:p>&amp;</text:p>
          </table:table-cell>
          <table:table-cell table:formula="of:=AVERAGE([.C4:.E4])" office:value-type="float" office:value="56.402075">
            <text:p>56.4</text:p>
          </table:table-cell>
          <table:table-cell office:value-type="string">
            <text:p>&amp;</text:p>
          </table:table-cell>
          <table:table-cell table:formula="of:=AVERAGE([.G4:.I4])" office:value-type="float" office:value="52.4555824649951">
            <text:p>52.46</text:p>
          </table:table-cell>
          <table:table-cell office:value-type="string">
            <text:p>&amp;</text:p>
          </table:table-cell>
          <table:table-cell table:formula="of:=AVERAGE([.K4:.M4])" office:value-type="float" office:value="56.402075">
            <text:p>56.4</text:p>
          </table:table-cell>
          <table:table-cell table:style-name="ce10" office:value-type="string">
            <text:p>&amp;</text:p>
          </table:table-cell>
          <table:table-cell table:formula="of:=AVERAGE([.O4:.Q4])" office:value-type="float" office:value="52.2446305215022">
            <text:p>52.24</text:p>
          </table:table-cell>
          <table:table-cell table:style-name="ce10" office:value-type="string">
            <text:p>&amp;</text:p>
          </table:table-cell>
          <table:table-cell table:formula="of:=AVERAGE([.S4:.U4])" office:value-type="float" office:value="58.254052">
            <text:p>58.25</text:p>
          </table:table-cell>
          <table:table-cell table:style-name="ce10" office:value-type="string">
            <text:p>&amp;</text:p>
          </table:table-cell>
          <table:table-cell table:formula="of:=AVERAGE([.W4:.Y4])" office:value-type="float" office:value="52.0993188065977">
            <text:p>52.1</text:p>
          </table:table-cell>
          <table:table-cell table:style-name="ce21" office:value-type="string">
            <text:p>\\</text:p>
          </table:table-cell>
          <table:table-cell table:style-name="ce16"/>
          <table:table-cell table:number-columns-repeated="13"/>
        </table:table-row>
        <table:table-row table:style-name="ro3">
          <table:table-cell table:style-name="ce4" office:value-type="float" office:value="8">
            <text:p>8</text:p>
          </table:table-cell>
          <table:table-cell office:value-type="string">
            <text:p>&amp;</text:p>
          </table:table-cell>
          <table:table-cell table:formula="of:=AVERAGE([.C5:.E5])" office:value-type="float" office:value="53.382961">
            <text:p>53.38</text:p>
          </table:table-cell>
          <table:table-cell office:value-type="string">
            <text:p>&amp;</text:p>
          </table:table-cell>
          <table:table-cell table:formula="of:=AVERAGE([.G5:.I5])" office:value-type="float" office:value="52.4095044246348">
            <text:p>52.41</text:p>
          </table:table-cell>
          <table:table-cell office:value-type="string">
            <text:p>&amp;</text:p>
          </table:table-cell>
          <table:table-cell table:formula="of:=AVERAGE([.K5:.M5])" office:value-type="float" office:value="53.382961">
            <text:p>53.38</text:p>
          </table:table-cell>
          <table:table-cell table:style-name="ce10" office:value-type="string">
            <text:p>&amp;</text:p>
          </table:table-cell>
          <table:table-cell table:formula="of:=AVERAGE([.O5:.Q5])" office:value-type="float" office:value="53.3856151615576">
            <text:p>53.39</text:p>
          </table:table-cell>
          <table:table-cell table:style-name="ce10" office:value-type="string">
            <text:p>&amp;</text:p>
          </table:table-cell>
          <table:table-cell table:formula="of:=AVERAGE([.S5:.U5])" office:value-type="float" office:value="58.099418">
            <text:p>58.1</text:p>
          </table:table-cell>
          <table:table-cell table:style-name="ce10" office:value-type="string">
            <text:p>&amp;</text:p>
          </table:table-cell>
          <table:table-cell table:formula="of:=AVERAGE([.W5:.Y5])" office:value-type="float" office:value="52.8548768784041">
            <text:p>52.85</text:p>
          </table:table-cell>
          <table:table-cell table:style-name="ce21" office:value-type="string">
            <text:p>\\</text:p>
          </table:table-cell>
          <table:table-cell table:style-name="ce16"/>
          <table:table-cell table:number-columns-repeated="13"/>
        </table:table-row>
        <table:table-row table:style-name="ro3">
          <table:table-cell table:style-name="ce4" office:value-type="float" office:value="16">
            <text:p>16</text:p>
          </table:table-cell>
          <table:table-cell office:value-type="string">
            <text:p>&amp;</text:p>
          </table:table-cell>
          <table:table-cell table:formula="of:=AVERAGE([.C6:.E6])" office:value-type="float" office:value="54.305433">
            <text:p>54.31</text:p>
          </table:table-cell>
          <table:table-cell office:value-type="string">
            <text:p>&amp;</text:p>
          </table:table-cell>
          <table:table-cell table:formula="of:=AVERAGE([.G6:.I6])" office:value-type="float" office:value="31.8771334223805">
            <text:p>31.88</text:p>
          </table:table-cell>
          <table:table-cell office:value-type="string">
            <text:p>&amp;</text:p>
          </table:table-cell>
          <table:table-cell table:formula="of:=AVERAGE([.K6:.M6])" office:value-type="float" office:value="54.305433">
            <text:p>54.31</text:p>
          </table:table-cell>
          <table:table-cell table:style-name="ce10" office:value-type="string">
            <text:p>&amp;</text:p>
          </table:table-cell>
          <table:table-cell table:formula="of:=AVERAGE([.O6:.Q6])" office:value-type="float" office:value="52.4504586819913">
            <text:p>52.45</text:p>
          </table:table-cell>
          <table:table-cell table:style-name="ce10" office:value-type="string">
            <text:p>&amp;</text:p>
          </table:table-cell>
          <table:table-cell table:formula="of:=AVERAGE([.S6:.U6])" office:value-type="float" office:value="57.21499">
            <text:p>57.21</text:p>
          </table:table-cell>
          <table:table-cell table:style-name="ce10" office:value-type="string">
            <text:p>&amp;</text:p>
          </table:table-cell>
          <table:table-cell table:formula="of:=AVERAGE([.W6:.Y6])" office:value-type="float" office:value="53.0672992983265">
            <text:p>53.07</text:p>
          </table:table-cell>
          <table:table-cell table:style-name="ce21" office:value-type="string">
            <text:p>\\</text:p>
          </table:table-cell>
          <table:table-cell table:style-name="ce16"/>
          <table:table-cell table:number-columns-repeated="13"/>
        </table:table-row>
        <table:table-row table:style-name="ro3">
          <table:table-cell table:style-name="ce4" office:value-type="float" office:value="32">
            <text:p>32</text:p>
          </table:table-cell>
          <table:table-cell office:value-type="string">
            <text:p>&amp;</text:p>
          </table:table-cell>
          <table:table-cell table:formula="of:=AVERAGE([.C7:.E7])" office:value-type="float" office:value="56.083379">
            <text:p>56.08</text:p>
          </table:table-cell>
          <table:table-cell office:value-type="string">
            <text:p>&amp;</text:p>
          </table:table-cell>
          <table:table-cell table:formula="of:=AVERAGE([.G7:.I7])" office:value-type="float" office:value="52.5411264677104">
            <text:p>52.54</text:p>
          </table:table-cell>
          <table:table-cell office:value-type="string">
            <text:p>&amp;</text:p>
          </table:table-cell>
          <table:table-cell table:formula="of:=AVERAGE([.K7:.M7])" office:value-type="float" office:value="56.083379">
            <text:p>56.08</text:p>
          </table:table-cell>
          <table:table-cell table:style-name="ce10" office:value-type="string">
            <text:p>&amp;</text:p>
          </table:table-cell>
          <table:table-cell table:formula="of:=AVERAGE([.O7:.Q7])" office:value-type="float" office:value="52.3601032795944">
            <text:p>52.36</text:p>
          </table:table-cell>
          <table:table-cell table:style-name="ce10" office:value-type="string">
            <text:p>&amp;</text:p>
          </table:table-cell>
          <table:table-cell table:formula="of:=AVERAGE([.S7:.U7])" office:value-type="float" office:value="57.190818">
            <text:p>57.19</text:p>
          </table:table-cell>
          <table:table-cell table:style-name="ce10" office:value-type="string">
            <text:p>&amp;</text:p>
          </table:table-cell>
          <table:table-cell table:formula="of:=AVERAGE([.W7:.Y7])" office:value-type="float" office:value="52.7027068474776">
            <text:p>52.7</text:p>
          </table:table-cell>
          <table:table-cell table:style-name="ce21" office:value-type="string">
            <text:p>\\</text:p>
          </table:table-cell>
          <table:table-cell table:style-name="ce16"/>
          <table:table-cell table:number-columns-repeated="13"/>
        </table:table-row>
        <table:table-row table:style-name="ro3">
          <table:table-cell table:style-name="ce4" office:value-type="float" office:value="64">
            <text:p>64</text:p>
          </table:table-cell>
          <table:table-cell office:value-type="string">
            <text:p>&amp;</text:p>
          </table:table-cell>
          <table:table-cell table:formula="of:=AVERAGE([.C8:.E8])" office:value-type="float" office:value="55.853924">
            <text:p>55.85</text:p>
          </table:table-cell>
          <table:table-cell office:value-type="string">
            <text:p>&amp;</text:p>
          </table:table-cell>
          <table:table-cell table:formula="of:=AVERAGE([.G8:.I8])" office:value-type="float" office:value="53.1530978816775">
            <text:p>53.15</text:p>
          </table:table-cell>
          <table:table-cell office:value-type="string">
            <text:p>&amp;</text:p>
          </table:table-cell>
          <table:table-cell table:formula="of:=AVERAGE([.K8:.M8])" office:value-type="float" office:value="55.853924">
            <text:p>55.85</text:p>
          </table:table-cell>
          <table:table-cell table:style-name="ce10" office:value-type="string">
            <text:p>&amp;</text:p>
          </table:table-cell>
          <table:table-cell table:formula="of:=AVERAGE([.O8:.Q8])" office:value-type="float" office:value="52.1364145737588">
            <text:p>52.14</text:p>
          </table:table-cell>
          <table:table-cell table:style-name="ce10" office:value-type="string">
            <text:p>&amp;</text:p>
          </table:table-cell>
          <table:table-cell table:formula="of:=AVERAGE([.S8:.U8])" office:value-type="float" office:value="59.539218">
            <text:p>59.54</text:p>
          </table:table-cell>
          <table:table-cell table:style-name="ce10" office:value-type="string">
            <text:p>&amp;</text:p>
          </table:table-cell>
          <table:table-cell table:formula="of:=AVERAGE([.W8:.Y8])" office:value-type="float" office:value="52.4641243282853">
            <text:p>52.46</text:p>
          </table:table-cell>
          <table:table-cell table:style-name="ce21" office:value-type="string">
            <text:p>\\</text:p>
          </table:table-cell>
          <table:table-cell table:style-name="ce16"/>
          <table:table-cell table:number-columns-repeated="13"/>
        </table:table-row>
        <table:table-row table:style-name="ro3">
          <table:table-cell table:style-name="ce4" office:value-type="float" office:value="128">
            <text:p>128</text:p>
          </table:table-cell>
          <table:table-cell office:value-type="string">
            <text:p>&amp;</text:p>
          </table:table-cell>
          <table:table-cell table:formula="of:=AVERAGE([.C9:.E9])" office:value-type="float" office:value="55.072184">
            <text:p>55.07</text:p>
          </table:table-cell>
          <table:table-cell office:value-type="string">
            <text:p>&amp;</text:p>
          </table:table-cell>
          <table:table-cell table:formula="of:=AVERAGE([.G9:.I9])" office:value-type="float" office:value="53.449382444673">
            <text:p>53.45</text:p>
          </table:table-cell>
          <table:table-cell office:value-type="string">
            <text:p>&amp;</text:p>
          </table:table-cell>
          <table:table-cell table:formula="of:=AVERAGE([.K9:.M9])" office:value-type="float" office:value="55.072184">
            <text:p>55.07</text:p>
          </table:table-cell>
          <table:table-cell table:style-name="ce10" office:value-type="string">
            <text:p>&amp;</text:p>
          </table:table-cell>
          <table:table-cell table:formula="of:=AVERAGE([.O9:.Q9])" office:value-type="float" office:value="53.4157085184694">
            <text:p>53.42</text:p>
          </table:table-cell>
          <table:table-cell table:style-name="ce10" office:value-type="string">
            <text:p>&amp;</text:p>
          </table:table-cell>
          <table:table-cell table:formula="of:=AVERAGE([.S9:.U9])" office:value-type="float" office:value="58.592216">
            <text:p>58.59</text:p>
          </table:table-cell>
          <table:table-cell table:style-name="ce10" office:value-type="string">
            <text:p>&amp;</text:p>
          </table:table-cell>
          <table:table-cell table:formula="of:=AVERAGE([.W9:.Y9])" office:value-type="float" office:value="52.5496962159517">
            <text:p>52.55</text:p>
          </table:table-cell>
          <table:table-cell table:style-name="ce21" office:value-type="string">
            <text:p>\\</text:p>
          </table:table-cell>
          <table:table-cell table:style-name="ce16"/>
          <table:table-cell table:number-columns-repeated="13"/>
        </table:table-row>
        <table:table-row table:style-name="ro3">
          <table:table-cell table:style-name="ce4" office:value-type="float" office:value="256">
            <text:p>256</text:p>
          </table:table-cell>
          <table:table-cell office:value-type="string">
            <text:p>&amp;</text:p>
          </table:table-cell>
          <table:table-cell table:formula="of:=AVERAGE([.C10:.E10])" office:value-type="float" office:value="56.119329">
            <text:p>56.12</text:p>
          </table:table-cell>
          <table:table-cell office:value-type="string">
            <text:p>&amp;</text:p>
          </table:table-cell>
          <table:table-cell table:formula="of:=AVERAGE([.G10:.I10])" office:value-type="float" office:value="52.3396886574826">
            <text:p>52.34</text:p>
          </table:table-cell>
          <table:table-cell office:value-type="string">
            <text:p>&amp;</text:p>
          </table:table-cell>
          <table:table-cell table:formula="of:=AVERAGE([.K10:.M10])" office:value-type="float" office:value="56.119329">
            <text:p>56.12</text:p>
          </table:table-cell>
          <table:table-cell table:style-name="ce10" office:value-type="string">
            <text:p>&amp;</text:p>
          </table:table-cell>
          <table:table-cell table:formula="of:=AVERAGE([.O10:.Q10])" office:value-type="float" office:value="53.2268606476128">
            <text:p>53.23</text:p>
          </table:table-cell>
          <table:table-cell table:style-name="ce10" office:value-type="string">
            <text:p>&amp;</text:p>
          </table:table-cell>
          <table:table-cell table:formula="of:=AVERAGE([.S10:.U10])" office:value-type="float" office:value="58.097951">
            <text:p>58.1</text:p>
          </table:table-cell>
          <table:table-cell table:style-name="ce10" office:value-type="string">
            <text:p>&amp;</text:p>
          </table:table-cell>
          <table:table-cell table:formula="of:=AVERAGE([.W10:.Y10])" office:value-type="float" office:value="52.9156435798049">
            <text:p>52.92</text:p>
          </table:table-cell>
          <table:table-cell table:style-name="ce21" office:value-type="string">
            <text:p>\\</text:p>
          </table:table-cell>
          <table:table-cell table:style-name="ce16"/>
          <table:table-cell table:number-columns-repeated="13"/>
        </table:table-row>
        <table:table-row table:style-name="ro3">
          <table:table-cell table:style-name="ce4" office:value-type="float" office:value="512">
            <text:p>512</text:p>
          </table:table-cell>
          <table:table-cell office:value-type="string">
            <text:p>&amp;</text:p>
          </table:table-cell>
          <table:table-cell table:formula="of:=AVERAGE([.C11:.E11])" office:value-type="float" office:value="56.672727">
            <text:p>56.67</text:p>
          </table:table-cell>
          <table:table-cell office:value-type="string">
            <text:p>&amp;</text:p>
          </table:table-cell>
          <table:table-cell table:formula="of:=AVERAGE([.G11:.I11])" office:value-type="float" office:value="51.9631927195897">
            <text:p>51.96</text:p>
          </table:table-cell>
          <table:table-cell office:value-type="string">
            <text:p>&amp;</text:p>
          </table:table-cell>
          <table:table-cell table:formula="of:=AVERAGE([.K11:.M11])" office:value-type="float" office:value="56.672727">
            <text:p>56.67</text:p>
          </table:table-cell>
          <table:table-cell table:style-name="ce10" office:value-type="string">
            <text:p>&amp;</text:p>
          </table:table-cell>
          <table:table-cell table:formula="of:=AVERAGE([.O11:.Q11])" office:value-type="float" office:value="53.0585599123876">
            <text:p>53.06</text:p>
          </table:table-cell>
          <table:table-cell table:style-name="ce10" office:value-type="string">
            <text:p>&amp;</text:p>
          </table:table-cell>
          <table:table-cell table:formula="of:=AVERAGE([.S11:.U11])" office:value-type="float" office:value="59.487989">
            <text:p>59.49</text:p>
          </table:table-cell>
          <table:table-cell table:style-name="ce10" office:value-type="string">
            <text:p>&amp;</text:p>
          </table:table-cell>
          <table:table-cell table:formula="of:=AVERAGE([.W11:.Y11])" office:value-type="float" office:value="50.8253963558921">
            <text:p>50.83</text:p>
          </table:table-cell>
          <table:table-cell table:style-name="ce21" office:value-type="string">
            <text:p>\\</text:p>
          </table:table-cell>
          <table:table-cell table:style-name="ce16"/>
          <table:table-cell table:number-columns-repeated="13"/>
        </table:table-row>
        <table:table-row table:style-name="ro3">
          <table:table-cell table:style-name="ce4" office:value-type="float" office:value="1024">
            <text:p>1024</text:p>
          </table:table-cell>
          <table:table-cell office:value-type="string">
            <text:p>&amp;</text:p>
          </table:table-cell>
          <table:table-cell table:formula="of:=AVERAGE([.C12:.E12])" office:value-type="float" office:value="54.566272">
            <text:p>54.57</text:p>
          </table:table-cell>
          <table:table-cell office:value-type="string">
            <text:p>&amp;</text:p>
          </table:table-cell>
          <table:table-cell table:formula="of:=AVERAGE([.G12:.I12])" office:value-type="float" office:value="52.1465407710734">
            <text:p>52.15</text:p>
          </table:table-cell>
          <table:table-cell office:value-type="string">
            <text:p>&amp;</text:p>
          </table:table-cell>
          <table:table-cell table:formula="of:=AVERAGE([.K12:.M12])" office:value-type="float" office:value="54.57">
            <text:p>54.57</text:p>
          </table:table-cell>
          <table:table-cell table:style-name="ce10" office:value-type="string">
            <text:p>&amp;</text:p>
          </table:table-cell>
          <table:table-cell table:formula="of:=AVERAGE([.O12:.Q12])" office:value-type="float" office:value="52.351595252023">
            <text:p>52.35</text:p>
          </table:table-cell>
          <table:table-cell table:style-name="ce10" office:value-type="string">
            <text:p>&amp;</text:p>
          </table:table-cell>
          <table:table-cell table:formula="of:=AVERAGE([.S12:.U12])" office:value-type="float" office:value="59.389516">
            <text:p>59.39</text:p>
          </table:table-cell>
          <table:table-cell table:style-name="ce10" office:value-type="string">
            <text:p>&amp;</text:p>
          </table:table-cell>
          <table:table-cell table:formula="of:=AVERAGE([.W12:.Y12])" office:value-type="float" office:value="51.8594771110324">
            <text:p>51.86</text:p>
          </table:table-cell>
          <table:table-cell table:style-name="ce21" office:value-type="string">
            <text:p>\\</text:p>
          </table:table-cell>
          <table:table-cell table:style-name="ce16"/>
          <table:table-cell table:number-columns-repeated="13"/>
        </table:table-row>
        <table:table-row table:style-name="ro3">
          <table:table-cell table:style-name="ce4" office:value-type="float" office:value="2048">
            <text:p>2048</text:p>
          </table:table-cell>
          <table:table-cell office:value-type="string">
            <text:p>&amp;</text:p>
          </table:table-cell>
          <table:table-cell table:formula="of:=AVERAGE([.C13:.E13])" office:value-type="float" office:value="55.789703">
            <text:p>55.79</text:p>
          </table:table-cell>
          <table:table-cell office:value-type="string">
            <text:p>&amp;</text:p>
          </table:table-cell>
          <table:table-cell table:formula="of:=AVERAGE([.G13:.I13])" office:value-type="float" office:value="51.9548131813197">
            <text:p>51.95</text:p>
          </table:table-cell>
          <table:table-cell office:value-type="string">
            <text:p>&amp;</text:p>
          </table:table-cell>
          <table:table-cell table:formula="of:=AVERAGE([.K13:.M13])" office:value-type="float" office:value="55.789703">
            <text:p>55.79</text:p>
          </table:table-cell>
          <table:table-cell table:style-name="ce10" office:value-type="string">
            <text:p>&amp;</text:p>
          </table:table-cell>
          <table:table-cell table:formula="of:=AVERAGE([.O13:.Q13])" office:value-type="float" office:value="51.6996995250169">
            <text:p>51.7</text:p>
          </table:table-cell>
          <table:table-cell table:style-name="ce10" office:value-type="string">
            <text:p>&amp;</text:p>
          </table:table-cell>
          <table:table-cell table:formula="of:=AVERAGE([.S13:.U13])" office:value-type="float" office:value="55.39298">
            <text:p>55.39</text:p>
          </table:table-cell>
          <table:table-cell table:style-name="ce10" office:value-type="string">
            <text:p>&amp;</text:p>
          </table:table-cell>
          <table:table-cell table:formula="of:=AVERAGE([.W13:.Y13])" office:value-type="float" office:value="52.2192271224351">
            <text:p>52.22</text:p>
          </table:table-cell>
          <table:table-cell table:style-name="ce21" office:value-type="string">
            <text:p>\\</text:p>
          </table:table-cell>
          <table:table-cell table:style-name="ce16"/>
          <table:table-cell table:number-columns-repeated="13"/>
        </table:table-row>
        <table:table-row table:style-name="ro3">
          <table:table-cell table:style-name="ce4" office:value-type="float" office:value="4096">
            <text:p>4096</text:p>
          </table:table-cell>
          <table:table-cell office:value-type="string">
            <text:p>&amp;</text:p>
          </table:table-cell>
          <table:table-cell table:formula="of:=AVERAGE([.C14:.E14])" office:value-type="float" office:value="56.46138">
            <text:p>56.46</text:p>
          </table:table-cell>
          <table:table-cell office:value-type="string">
            <text:p>&amp;</text:p>
          </table:table-cell>
          <table:table-cell table:formula="of:=AVERAGE([.G14:.I14])" office:value-type="float" office:value="53.08">
            <text:p>53.08</text:p>
          </table:table-cell>
          <table:table-cell office:value-type="string">
            <text:p>&amp;</text:p>
          </table:table-cell>
          <table:table-cell table:formula="of:=AVERAGE([.K14:.M14])" office:value-type="float" office:value="56.46138">
            <text:p>56.46</text:p>
          </table:table-cell>
          <table:table-cell table:style-name="ce10" office:value-type="string">
            <text:p>&amp;</text:p>
          </table:table-cell>
          <table:table-cell table:formula="of:=AVERAGE([.O14:.Q14])" office:value-type="float" office:value="48.57">
            <text:p>48.57</text:p>
          </table:table-cell>
          <table:table-cell table:style-name="ce10" office:value-type="string">
            <text:p>&amp;</text:p>
          </table:table-cell>
          <table:table-cell table:formula="of:=AVERAGE([.S14:.U14])" office:value-type="float" office:value="58.166339">
            <text:p>58.17</text:p>
          </table:table-cell>
          <table:table-cell table:style-name="ce10" office:value-type="string">
            <text:p>&amp;</text:p>
          </table:table-cell>
          <table:table-cell table:formula="of:=AVERAGE([.W14:.Y14])" office:value-type="float" office:value="0">
            <text:p>#DIV/0!</text:p>
          </table:table-cell>
          <table:table-cell table:style-name="ce21" office:value-type="string">
            <text:p>\\</text:p>
          </table:table-cell>
          <table:table-cell table:style-name="ce16"/>
          <table:table-cell table:number-columns-repeated="13"/>
        </table:table-row>
        <table:table-row table:style-name="ro3">
          <table:table-cell table:style-name="ce4" office:value-type="float" office:value="8192">
            <text:p>8192</text:p>
          </table:table-cell>
          <table:table-cell office:value-type="string">
            <text:p>&amp;</text:p>
          </table:table-cell>
          <table:table-cell table:formula="of:=AVERAGE([.C15:.E15])" office:value-type="float" office:value="55.492778">
            <text:p>55.49</text:p>
          </table:table-cell>
          <table:table-cell office:value-type="string">
            <text:p>&amp;</text:p>
          </table:table-cell>
          <table:table-cell table:formula="of:=AVERAGE([.G15:.I15])" office:value-type="float" office:value="52.69">
            <text:p>52.69</text:p>
          </table:table-cell>
          <table:table-cell office:value-type="string">
            <text:p>&amp;</text:p>
          </table:table-cell>
          <table:table-cell table:formula="of:=AVERAGE([.K15:.M15])" office:value-type="float" office:value="55.492778">
            <text:p>55.49</text:p>
          </table:table-cell>
          <table:table-cell table:style-name="ce10" office:value-type="string">
            <text:p>&amp;</text:p>
          </table:table-cell>
          <table:table-cell table:formula="of:=AVERAGE([.O15:.Q15])" office:value-type="float" office:value="48.29">
            <text:p>48.29</text:p>
          </table:table-cell>
          <table:table-cell table:style-name="ce10" office:value-type="string">
            <text:p>&amp;</text:p>
          </table:table-cell>
          <table:table-cell table:formula="of:=AVERAGE([.S15:.U15])" office:value-type="float" office:value="0">
            <text:p>#DIV/0!</text:p>
          </table:table-cell>
          <table:table-cell table:style-name="ce10" office:value-type="string">
            <text:p>&amp;</text:p>
          </table:table-cell>
          <table:table-cell table:formula="of:=AVERAGE([.W15:.Y15])" office:value-type="float" office:value="0">
            <text:p>#DIV/0!</text:p>
          </table:table-cell>
          <table:table-cell table:style-name="ce21" office:value-type="string">
            <text:p>\\</text:p>
          </table:table-cell>
          <table:table-cell table:style-name="ce16"/>
          <table:table-cell table:number-columns-repeated="13"/>
        </table:table-row>
        <table:table-row table:style-name="ro1">
          <table:table-cell table:style-name="ce5" office:value-type="string">
            <text:p>Average</text:p>
          </table:table-cell>
          <table:table-cell table:style-name="ce9" office:value-type="string">
            <text:p>&amp;</text:p>
          </table:table-cell>
          <table:table-cell table:style-name="ce13" table:formula="of:=AVERAGE([.C16:.E16])" office:value-type="float" office:value="55.5168454166667">
            <text:p>55.52</text:p>
          </table:table-cell>
          <table:table-cell table:style-name="ce9" office:value-type="string">
            <text:p>&amp;</text:p>
          </table:table-cell>
          <table:table-cell table:style-name="ce13" table:formula="of:=AVERAGE([.G16:.I16])" office:value-type="float" office:value="50.8383385362947">
            <text:p>50.84</text:p>
          </table:table-cell>
          <table:table-cell table:style-name="ce9" office:value-type="string">
            <text:p>&amp;</text:p>
          </table:table-cell>
          <table:table-cell table:style-name="ce13" table:formula="of:=AVERAGE([.K16:.M16])" office:value-type="float" office:value="55.5171560833333">
            <text:p>55.52</text:p>
          </table:table-cell>
          <table:table-cell table:style-name="ce9" office:value-type="string">
            <text:p>&amp;</text:p>
          </table:table-cell>
          <table:table-cell table:style-name="ce13" table:formula="of:=AVERAGE([.O16:.Q16])" office:value-type="float" office:value="51.9324705061595">
            <text:p>51.93</text:p>
          </table:table-cell>
          <table:table-cell table:style-name="ce9" office:value-type="string">
            <text:p>&amp;</text:p>
          </table:table-cell>
          <table:table-cell table:style-name="ce13" table:formula="of:=AVERAGE([.S16:.U16])" office:value-type="float" office:value="58.1295897272727">
            <text:p>58.13</text:p>
          </table:table-cell>
          <table:table-cell table:style-name="ce9" office:value-type="string">
            <text:p>&amp;</text:p>
          </table:table-cell>
          <table:table-cell table:style-name="ce13" table:formula="of:=AVERAGE([.W16:.Y16])" office:value-type="float" office:value="52.3557766544207">
            <text:p>52.36</text:p>
          </table:table-cell>
          <table:table-cell table:style-name="ce22" office:value-type="string">
            <text:p>\\</text:p>
          </table:table-cell>
          <table:table-cell table:style-name="ce16"/>
          <table:table-cell table:number-columns-repeated="13"/>
        </table:table-row>
        <table:table-row table:style-name="ro5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2"/>
        </table:table-row>
        <table:table-row table:style-name="ro1">
          <table:table-cell/>
          <table:table-cell office:value-type="string" table:number-columns-spanned="7" table:number-rows-spanned="1">
            <text:p>% slowdown 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 table:number-columns-repeated="2"/>
          <table:table-cell table:number-columns-repeated="20"/>
        </table:table-row>
        <table:table-row table:style-name="ro4">
          <table:table-cell office:value-type="string">
            <text:p>Block size (KB)</text:p>
          </table:table-cell>
          <table:table-cell office:value-type="string">
            <text:p>&amp;</text:p>
          </table:table-cell>
          <table:table-cell table:style-name="ce10" office:value-type="string">
            <text:p>1 replication</text:p>
          </table:table-cell>
          <table:table-cell table:style-name="ce10" office:value-type="string">
            <text:p>&amp;</text:p>
          </table:table-cell>
          <table:table-cell table:style-name="ce10" office:value-type="string">
            <text:p>2 replications</text:p>
          </table:table-cell>
          <table:table-cell office:value-type="string">
            <text:p>&amp;</text:p>
          </table:table-cell>
          <table:table-cell table:style-name="ce10" office:value-type="string">
            <text:p>3 replications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table:formula="of:=(1-([.E21]/[.C21]) )* 100" office:value-type="float" office:value="6.99706976206973">
            <text:p>7</text:p>
          </table:table-cell>
          <table:table-cell office:value-type="string">
            <text:p>&amp;</text:p>
          </table:table-cell>
          <table:table-cell table:formula="of:=(1-([.I21]/[.G21]))*100" office:value-type="float" office:value="7.37108427038863">
            <text:p>7.37</text:p>
          </table:table-cell>
          <table:table-cell office:value-type="string">
            <text:p>&amp;</text:p>
          </table:table-cell>
          <table:table-cell table:formula="of:=(1-([.M21]/[.K21]))*100" office:value-type="float" office:value="10.5653306200954">
            <text:p>10.57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table:formula="of:=(1-([.E22]/[.C22]) )* 100" office:value-type="float" office:value="1.82353424600259">
            <text:p>1.82</text:p>
          </table:table-cell>
          <table:table-cell office:value-type="string">
            <text:p>&amp;</text:p>
          </table:table-cell>
          <table:table-cell table:style-name="ce16" table:formula="of:=(1-([.I22]/[.G22]))*100" office:value-type="float" office:value="-0.00497192644972611">
            <text:p>0</text:p>
          </table:table-cell>
          <table:table-cell office:value-type="string">
            <text:p>&amp;</text:p>
          </table:table-cell>
          <table:table-cell table:formula="of:=(1-([.M22]/[.K22]))*100" office:value-type="float" office:value="9.02683934217018">
            <text:p>9.03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&amp;</text:p>
          </table:table-cell>
          <table:table-cell table:formula="of:=(1-([.E23]/[.C23]) )* 100" office:value-type="float" office:value="41.3002868011742">
            <text:p>41.3</text:p>
          </table:table-cell>
          <table:table-cell office:value-type="string">
            <text:p>&amp;</text:p>
          </table:table-cell>
          <table:table-cell table:formula="of:=(1-([.I23]/[.G23]))*100" office:value-type="float" office:value="3.41581719458659">
            <text:p>3.42</text:p>
          </table:table-cell>
          <table:table-cell office:value-type="string">
            <text:p>&amp;</text:p>
          </table:table-cell>
          <table:table-cell table:formula="of:=(1-([.M23]/[.K23]))*100" office:value-type="float" office:value="7.24930774552874">
            <text:p>7.25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&amp;</text:p>
          </table:table-cell>
          <table:table-cell table:formula="of:=(1-([.E24]/[.C24]) )* 100" office:value-type="float" office:value="6.31604692058516">
            <text:p>6.32</text:p>
          </table:table-cell>
          <table:table-cell office:value-type="string">
            <text:p>&amp;</text:p>
          </table:table-cell>
          <table:table-cell table:formula="of:=(1-([.I24]/[.G24]))*100" office:value-type="float" office:value="6.63882203033024">
            <text:p>6.64</text:p>
          </table:table-cell>
          <table:table-cell office:value-type="string">
            <text:p>&amp;</text:p>
          </table:table-cell>
          <table:table-cell table:formula="of:=(1-([.M24]/[.K24]))*100" office:value-type="float" office:value="7.84760790188803">
            <text:p>7.85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table:formula="of:=(1-([.E25]/[.C25]) )* 100" office:value-type="float" office:value="4.83551722941167">
            <text:p>4.84</text:p>
          </table:table-cell>
          <table:table-cell office:value-type="string">
            <text:p>&amp;</text:p>
          </table:table-cell>
          <table:table-cell table:formula="of:=(1-([.I25]/[.G25]))*100" office:value-type="float" office:value="6.65577126907181">
            <text:p>6.66</text:p>
          </table:table-cell>
          <table:table-cell office:value-type="string">
            <text:p>&amp;</text:p>
          </table:table-cell>
          <table:table-cell table:formula="of:=(1-([.M25]/[.K25]))*100" office:value-type="float" office:value="11.8830812855397">
            <text:p>11.88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&amp;</text:p>
          </table:table-cell>
          <table:table-cell table:formula="of:=(1-([.E26]/[.C26]) )* 100" office:value-type="float" office:value="2.94668095118037">
            <text:p>2.95</text:p>
          </table:table-cell>
          <table:table-cell office:value-type="string">
            <text:p>&amp;</text:p>
          </table:table-cell>
          <table:table-cell table:formula="of:=(1-([.I26]/[.G26]))*100" office:value-type="float" office:value="3.00782602253544">
            <text:p>3.01</text:p>
          </table:table-cell>
          <table:table-cell office:value-type="string">
            <text:p>&amp;</text:p>
          </table:table-cell>
          <table:table-cell table:formula="of:=(1-([.M26]/[.K26]))*100" office:value-type="float" office:value="10.3128370909342">
            <text:p>10.31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table:formula="of:=(1-([.E27]/[.C27]) )* 100" office:value-type="float" office:value="6.73500629795022">
            <text:p>6.74</text:p>
          </table:table-cell>
          <table:table-cell office:value-type="string">
            <text:p>&amp;</text:p>
          </table:table-cell>
          <table:table-cell table:formula="of:=(1-([.I27]/[.G27]))*100" office:value-type="float" office:value="5.15413923139957">
            <text:p>5.15</text:p>
          </table:table-cell>
          <table:table-cell office:value-type="string">
            <text:p>&amp;</text:p>
          </table:table-cell>
          <table:table-cell table:formula="of:=(1-([.M27]/[.K27]))*100" office:value-type="float" office:value="8.91994869181376">
            <text:p>8.92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512">
            <text:p>512</text:p>
          </table:table-cell>
          <table:table-cell office:value-type="string">
            <text:p>&amp;</text:p>
          </table:table-cell>
          <table:table-cell table:formula="of:=(1-([.E28]/[.C28]) )* 100" office:value-type="float" office:value="8.31005411193695">
            <text:p>8.31</text:p>
          </table:table-cell>
          <table:table-cell office:value-type="string">
            <text:p>&amp;</text:p>
          </table:table-cell>
          <table:table-cell table:formula="of:=(1-([.I28]/[.G28]))*100" office:value-type="float" office:value="6.3772598901274">
            <text:p>6.38</text:p>
          </table:table-cell>
          <table:table-cell office:value-type="string">
            <text:p>&amp;</text:p>
          </table:table-cell>
          <table:table-cell table:formula="of:=(1-([.M28]/[.K28]))*100" office:value-type="float" office:value="14.561918783484">
            <text:p>14.56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1024">
            <text:p>1024</text:p>
          </table:table-cell>
          <table:table-cell office:value-type="string">
            <text:p>&amp;</text:p>
          </table:table-cell>
          <table:table-cell table:formula="of:=(1-([.E29]/[.C29]) )* 100" office:value-type="float" office:value="4.4344814850584">
            <text:p>4.43</text:p>
          </table:table-cell>
          <table:table-cell office:value-type="string">
            <text:p>&amp;</text:p>
          </table:table-cell>
          <table:table-cell table:formula="of:=(1-([.I29]/[.G29]))*100" office:value-type="float" office:value="4.0652460105864">
            <text:p>4.07</text:p>
          </table:table-cell>
          <table:table-cell office:value-type="string">
            <text:p>&amp;</text:p>
          </table:table-cell>
          <table:table-cell table:formula="of:=(1-([.M29]/[.K29]))*100" office:value-type="float" office:value="12.679070981093">
            <text:p>12.68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2048">
            <text:p>2048</text:p>
          </table:table-cell>
          <table:table-cell office:value-type="string">
            <text:p>&amp;</text:p>
          </table:table-cell>
          <table:table-cell table:formula="of:=(1-([.E30]/[.C30]) )* 100" office:value-type="float" office:value="6.87383085491655">
            <text:p>6.87</text:p>
          </table:table-cell>
          <table:table-cell office:value-type="string">
            <text:p>&amp;</text:p>
          </table:table-cell>
          <table:table-cell table:formula="of:=(1-([.I30]/[.G30]))*100" office:value-type="float" office:value="7.33110817059397">
            <text:p>7.33</text:p>
          </table:table-cell>
          <table:table-cell office:value-type="string">
            <text:p>&amp;</text:p>
          </table:table-cell>
          <table:table-cell table:formula="of:=(1-([.M30]/[.K30]))*100" office:value-type="float" office:value="5.72952182309907">
            <text:p>5.73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4096">
            <text:p>4096</text:p>
          </table:table-cell>
          <table:table-cell office:value-type="string">
            <text:p>&amp;</text:p>
          </table:table-cell>
          <table:table-cell table:formula="of:=(1-([.E31]/[.C31]) )* 100" office:value-type="float" office:value="5.98883697139532">
            <text:p>5.99</text:p>
          </table:table-cell>
          <table:table-cell office:value-type="string">
            <text:p>&amp;</text:p>
          </table:table-cell>
          <table:table-cell table:formula="of:=(1-([.I31]/[.G31]))*100" office:value-type="float" office:value="13.9765978089802">
            <text:p>13.98</text:p>
          </table:table-cell>
          <table:table-cell office:value-type="string">
            <text:p>&amp;</text:p>
          </table:table-cell>
          <table:table-cell table:style-name="ce17" office:value-type="string">
            <text:p>N/A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office:value-type="float" office:value="8192">
            <text:p>8192</text:p>
          </table:table-cell>
          <table:table-cell office:value-type="string">
            <text:p>&amp;</text:p>
          </table:table-cell>
          <table:table-cell table:formula="of:=(1-([.E32]/[.C32]) )* 100" office:value-type="float" office:value="5.05070767947499">
            <text:p>5.05</text:p>
          </table:table-cell>
          <table:table-cell office:value-type="string">
            <text:p>&amp;</text:p>
          </table:table-cell>
          <table:table-cell table:formula="of:=(1-([.I32]/[.G32]))*100" office:value-type="float" office:value="12.9796673722119">
            <text:p>12.98</text:p>
          </table:table-cell>
          <table:table-cell office:value-type="string">
            <text:p>&amp;</text:p>
          </table:table-cell>
          <table:table-cell table:style-name="ce17" office:value-type="string">
            <text:p>N/A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3">
          <table:table-cell table:style-name="ce2" office:value-type="string">
            <text:p>Average</text:p>
          </table:table-cell>
          <table:table-cell office:value-type="string">
            <text:p>&amp;</text:p>
          </table:table-cell>
          <table:table-cell table:formula="of:=AVERAGE([.C37:.C48])" office:value-type="float" office:value="8.46767110926301">
            <text:p>8.47</text:p>
          </table:table-cell>
          <table:table-cell office:value-type="string">
            <text:p>&amp;</text:p>
          </table:table-cell>
          <table:table-cell table:formula="of:=AVERAGE([.E37:.E48])" office:value-type="float" office:value="6.41403061203021">
            <text:p>6.41</text:p>
          </table:table-cell>
          <table:table-cell office:value-type="string">
            <text:p>&amp;</text:p>
          </table:table-cell>
          <table:table-cell table:formula="of:=AVERAGE([.G37:.G48])" office:value-type="float" office:value="9.87754642656462">
            <text:p>9.88</text:p>
          </table:table-cell>
          <table:table-cell office:value-type="string">
            <text:p>\\</text:p>
          </table:table-cell>
          <table:table-cell table:number-columns-repeated="20"/>
        </table:table-row>
        <table:table-row table:style-name="ro1">
          <table:table-cell>
            <draw:frame table:end-cell-address="'READ-4nodes'.J78" table:end-x="0.0185in" table:end-y="0.1417in" draw:z-index="2" draw:style-name="gr1" svg:width="5.0303in" svg:height="4.7547in" svg:x="0.1362in" svg:y="0.0748in">
              <draw:object draw:notify-on-update-of-ranges="'READ-4nodes'.A37:'READ-4nodes'.A48 'READ-4nodes'.C36:'READ-4nodes'.C36 'READ-4nodes'.C37:'READ-4nodes'.C48 'READ-4nodes'.E36:'READ-4nodes'.E36 'READ-4nodes'.E37:'READ-4nodes'.E48 'READ-4nodes'.G36:'READ-4nodes'.G36 'READ-4nodes'.G37:'READ-4nodes'.G4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2"/>
        </table:table-row>
      </table:table>
      <table:table table:name="WRITE-4nodes" table:style-name="ta1" table:print="false">
        <office:forms form:automatic-focus="false" form:apply-design-mode="false"/>
        <table:shapes>
          <draw:frame draw:z-index="0" draw:style-name="gr1" svg:width="8.5098in" svg:height="5.6858in" svg:x="0.1319in" svg:y="11.3949in">
            <draw:object draw:notify-on-update-of-ranges="'WRITE-4nodes'.A2:'WRITE-4nodes'.A2 'WRITE-4nodes'.C2:'WRITE-4nodes'.C2 'WRITE-4nodes'.C2:'WRITE-4nodes'.C2 'WRITE-4nodes'.E2:'WRITE-4nodes'.E2 'WRITE-4nodes'.E2:'WRITE-4nodes'.E2 'WRITE-4nodes'.G2:'WRITE-4nodes'.G2 'WRITE-4nodes'.G2:'WRITE-4nodes'.G2 'WRITE-4nodes'.I2:'WRITE-4nodes'.I2 'WRITE-4nodes'.I2:'WRITE-4nodes'.I2 'WRITE-4nodes'.K2:'WRITE-4nodes'.K2 'WRITE-4nodes'.K2:'WRITE-4nodes'.K2 'WRITE-4nodes'.M2:'WRITE-4nodes'.M2 'WRITE-4nodes'.M2:'WRITE-4nodes'.M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8.5098in" svg:height="5.6858in" svg:x="0.3874in" svg:y="16.9528in">
            <draw:object draw:notify-on-update-of-ranges="'WRITE-4nodes'.A2:'WRITE-4nodes'.A2 'WRITE-4nodes'.C2:'WRITE-4nodes'.C2 'WRITE-4nodes'.C2:'WRITE-4nodes'.C2 'WRITE-4nodes'.E2:'WRITE-4nodes'.E2 'WRITE-4nodes'.E2:'WRITE-4nodes'.E2 'WRITE-4nodes'.G2:'WRITE-4nodes'.G2 'WRITE-4nodes'.G2:'WRITE-4nodes'.G2 'WRITE-4nodes'.I2:'WRITE-4nodes'.I2 'WRITE-4nodes'.I2:'WRITE-4nodes'.I2 'WRITE-4nodes'.K2:'WRITE-4nodes'.K2 'WRITE-4nodes'.K2:'WRITE-4nodes'.K2 'WRITE-4nodes'.M2:'WRITE-4nodes'.M2 'WRITE-4nodes'.M2:'WRITE-4nodes'.M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30" table:default-cell-style-name="ce6"/>
        <table:table-column table:style-name="co30" table:default-cell-style-name="Default"/>
        <table:table-column table:style-name="co30" table:default-cell-style-name="ce6"/>
        <table:table-column table:style-name="co30" table:default-cell-style-name="Default"/>
        <table:table-column table:style-name="co30" table:default-cell-style-name="ce6"/>
        <table:table-column table:style-name="co30" table:default-cell-style-name="Default"/>
        <table:table-column table:style-name="co30" table:default-cell-style-name="ce6"/>
        <table:table-column table:style-name="co30" table:default-cell-style-name="Default"/>
        <table:table-column table:style-name="co30" table:default-cell-style-name="ce6"/>
        <table:table-column table:style-name="co30" table:default-cell-style-name="Default"/>
        <table:table-column table:style-name="co30" table:default-cell-style-name="ce6"/>
        <table:table-column table:style-name="co30" table:number-columns-repeated="5" table:default-cell-style-name="Default"/>
        <table:table-column table:style-name="co30" table:default-cell-style-name="ce6"/>
        <table:table-column table:style-name="co30" table:number-columns-repeated="3" table:default-cell-style-name="Default"/>
        <table:table-column table:style-name="co30" table:default-cell-style-name="ce6"/>
        <table:table-column table:style-name="co30" table:number-columns-repeated="3" table:default-cell-style-name="Default"/>
        <table:table-column table:style-name="co30" table:default-cell-style-name="ce6"/>
        <table:table-column table:style-name="co32" table:default-cell-style-name="Default"/>
        <table:table-row table:style-name="ro1">
          <table:table-cell office:value-type="string">
            <text:p>WRITE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2">
          <table:table-cell table:style-name="ce2"/>
          <table:table-cell/>
          <table:table-cell table:style-name="ce10" office:value-type="string" table:number-columns-spanned="7" table:number-rows-spanned="1">
            <text:p>Throughput MB/s </text:p>
            <text:p>(4 slaves, 1 replication)</text:p>
          </table:table-cell>
          <table:covered-table-cell table:number-columns-repeated="6"/>
          <table:table-cell/>
          <table:table-cell table:style-name="ce6" office:value-type="string" table:number-columns-spanned="7" table:number-rows-spanned="1">
            <text:p>Throughput MB/s <text:s/></text:p>
            <text:p>(4 slaves, 2 replication)</text:p>
          </table:table-cell>
          <table:covered-table-cell table:number-columns-repeated="2"/>
          <table:covered-table-cell table:style-name="ce6"/>
          <table:covered-table-cell table:number-columns-repeated="3"/>
          <table:table-cell table:style-name="Default"/>
          <table:table-cell table:style-name="ce10" office:value-type="string" table:number-columns-spanned="7" table:number-rows-spanned="1">
            <text:p>Throughput MB/s </text:p>
            <text:p>(4 slaves, 3 replication)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style-name="Default"/>
          <table:table-cell/>
        </table:table-row>
        <table:table-row table:style-name="ro2">
          <table:table-cell office:value-type="string">
            <text:p>block size</text:p>
          </table:table-cell>
          <table:table-cell office:value-type="string">
            <text:p>&amp;</text:p>
          </table:table-cell>
          <table:table-cell table:style-name="ce10" office:value-type="string" table:number-columns-spanned="3" table:number-rows-spanned="1">
            <text:p><text:span text:style-name="T1">HDFS Java API</text:span></text:p>
            <text:p>1 replication</text:p>
          </table:table-cell>
          <table:covered-table-cell table:number-columns-repeated="2"/>
          <table:table-cell table:style-name="ce10" office:value-type="string">
            <text:p>&amp;</text:p>
          </table:table-cell>
          <table:table-cell table:style-name="ce15" office:value-type="string" table:number-columns-spanned="3" table:number-rows-spanned="1">
            <text:p><text:span text:style-name="T1">FUSE-DFS</text:span></text:p>
            <text:p><text:span text:style-name="T2">1 replication</text:span></text:p>
          </table:table-cell>
          <table:covered-table-cell/>
          <table:covered-table-cell table:style-name="ce6"/>
          <table:table-cell table:style-name="ce10" office:value-type="string">
            <text:p>&amp;</text:p>
          </table:table-cell>
          <table:table-cell table:style-name="ce18" office:value-type="string" table:number-columns-spanned="3" table:number-rows-spanned="1">
            <text:p><text:span text:style-name="T1">HDFS Java API</text:span></text:p>
            <text:p><text:span text:style-name="T2">2 replications</text:span></text:p>
          </table:table-cell>
          <table:covered-table-cell table:number-columns-repeated="2"/>
          <table:table-cell table:style-name="ce10" office:value-type="string">
            <text:p>&amp;</text:p>
          </table:table-cell>
          <table:table-cell table:style-name="ce15" office:value-type="string" table:number-columns-spanned="3" table:number-rows-spanned="1">
            <text:p><text:span text:style-name="T1">FUSE-DFS</text:span></text:p>
            <text:p><text:span text:style-name="T2">2 replications</text:span></text:p>
          </table:table-cell>
          <table:covered-table-cell table:number-columns-repeated="2"/>
          <table:table-cell table:style-name="ce10" office:value-type="string">
            <text:p>&amp;</text:p>
          </table:table-cell>
          <table:table-cell table:style-name="ce15" office:value-type="string" table:number-columns-spanned="3" table:number-rows-spanned="1">
            <text:p><text:span text:style-name="T1">HDFS Java API</text:span></text:p>
            <text:p><text:span text:style-name="T2">3 replications</text:span></text:p>
          </table:table-cell>
          <table:covered-table-cell table:number-columns-repeated="2"/>
          <table:table-cell table:style-name="ce10" office:value-type="string">
            <text:p>&amp;</text:p>
          </table:table-cell>
          <table:table-cell table:style-name="ce15" office:value-type="string" table:number-columns-spanned="3" table:number-rows-spanned="1">
            <text:p><text:span text:style-name="T1">FUSE-DFS</text:span></text:p>
            <text:p><text:span text:style-name="T2">3 replications</text:span></text:p>
          </table:table-cell>
          <table:covered-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office:value-type="float" office:value="69.254024">
            <text:p>69.25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33.8426667542017">
            <text:p>33.84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59.409448">
            <text:p>59.41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45.2910182607962">
            <text:p>45.2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3.837174">
            <text:p>43.84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34.022068839891">
            <text:p>34.02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office:value-type="float" office:value="77.091464">
            <text:p>77.0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0.7908168109997">
            <text:p>40.7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0.451703">
            <text:p>60.45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43.5982283011719">
            <text:p>43.6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9.771088">
            <text:p>49.77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39.4232034041408">
            <text:p>39.42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&amp;</text:p>
          </table:table-cell>
          <table:table-cell office:value-type="float" office:value="67.447002">
            <text:p>67.45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38.924995469373">
            <text:p>38.92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2.298599">
            <text:p>62.3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46.4400062701799">
            <text:p>46.44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7.508706">
            <text:p>47.5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7.1660987732037">
            <text:p>47.17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&amp;</text:p>
          </table:table-cell>
          <table:table-cell office:value-type="float" office:value="77.430145">
            <text:p>77.43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4.1466412030693">
            <text:p>44.15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2.359854">
            <text:p>62.36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46.3838450187158">
            <text:p>46.38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9.980948">
            <text:p>49.98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6.9420677069674">
            <text:p>46.94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office:value-type="float" office:value="75.76764">
            <text:p>75.77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4.7612030759399">
            <text:p>44.76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0.410217">
            <text:p>60.41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46.6160528257661">
            <text:p>46.62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6.892329">
            <text:p>46.8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9.2377338233946">
            <text:p>49.24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&amp;</text:p>
          </table:table-cell>
          <table:table-cell office:value-type="float" office:value="79.039062">
            <text:p>79.04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8.81252461972">
            <text:p>48.8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57.848635">
            <text:p>57.85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46.089234879263">
            <text:p>46.0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4.970003">
            <text:p>44.97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7.6586768882577">
            <text:p>47.66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office:value-type="float" office:value="68.30264">
            <text:p>68.3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6.0326028718388">
            <text:p>46.03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1.828748">
            <text:p>61.83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47.1619561876043">
            <text:p>47.16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6.70539">
            <text:p>46.7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7.9124066831241">
            <text:p>47.91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&amp;</text:p>
          </table:table-cell>
          <table:table-cell office:value-type="float" office:value="76.073203">
            <text:p>76.07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7.3226678857848">
            <text:p>47.32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2.448817">
            <text:p>62.45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48.1774961120914">
            <text:p>48.18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7.997489">
            <text:p>48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9.1911242671308">
            <text:p>49.19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&amp;</text:p>
          </table:table-cell>
          <table:table-cell office:value-type="float" office:value="66.583626">
            <text:p>66.58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2.9015669525154">
            <text:p>42.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4.930952">
            <text:p>64.93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45.6116127045699">
            <text:p>45.6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6.214185">
            <text:p>46.2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5.5987018087636">
            <text:p>45.6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&amp;</text:p>
          </table:table-cell>
          <table:table-cell office:value-type="float" office:value="77.087037">
            <text:p>77.0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50.7853385088272">
            <text:p>50.79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3.824994">
            <text:p>63.82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47.1812944820315">
            <text:p>47.18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4.808266">
            <text:p>44.8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6.5783124909643">
            <text:p>46.58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&amp;</text:p>
          </table:table-cell>
          <table:table-cell office:value-type="float" office:value="70.1491">
            <text:p>70.15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4.4">
            <text:p>44.4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5.054455">
            <text:p>65.05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43.81">
            <text:p>43.8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50.838549">
            <text:p>50.84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6.5715795750217">
            <text:p>46.57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string">
            <text:p>&amp;</text:p>
          </table:table-cell>
          <table:table-cell office:value-type="float" office:value="74.77029">
            <text:p>74.77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9.03">
            <text:p>49.03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64.254725">
            <text:p>64.25</text:p>
          </table:table-cell>
          <table:table-cell table:number-columns-repeated="2"/>
          <table:table-cell table:style-name="ce6" office:value-type="string">
            <text:p>&amp;</text:p>
          </table:table-cell>
          <table:table-cell office:value-type="float" office:value="45.51">
            <text:p>45.51</text:p>
          </table:table-cell>
          <table:table-cell table:number-columns-repeated="2"/>
          <table:table-cell office:value-type="string">
            <text:p>&amp;</text:p>
          </table:table-cell>
          <table:table-cell office:value-type="float" office:value="48.347537">
            <text:p>48.35</text:p>
          </table:table-cell>
          <table:table-cell table:number-columns-repeated="2"/>
          <table:table-cell office:value-type="string">
            <text:p>&amp;</text:p>
          </table:table-cell>
          <table:table-cell table:style-name="ce17" office:value-type="string">
            <text:p>N\A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table:style-name="ce2" office:value-type="string">
            <text:p>average</text:p>
          </table:table-cell>
          <table:table-cell office:value-type="string">
            <text:p>&amp;</text:p>
          </table:table-cell>
          <table:table-cell table:formula="of:=AVERAGE([.C4:.C15])" office:value-type="float" office:value="73.24960275">
            <text:p>73.25</text:p>
          </table:table-cell>
          <table:table-cell table:style-name="Default"/>
          <table:table-cell/>
          <table:table-cell office:value-type="string">
            <text:p>&amp;</text:p>
          </table:table-cell>
          <table:table-cell table:formula="of:=AVERAGE([.G4:.G15])" office:value-type="float" office:value="44.3125853460225">
            <text:p>44.31</text:p>
          </table:table-cell>
          <table:table-cell table:style-name="Default"/>
          <table:table-cell/>
          <table:table-cell office:value-type="string">
            <text:p>&amp;</text:p>
          </table:table-cell>
          <table:table-cell table:formula="of:=AVERAGE([.K4:.K15])" office:value-type="float" office:value="62.0934289166667">
            <text:p>62.09</text:p>
          </table:table-cell>
          <table:table-cell table:style-name="Default"/>
          <table:table-cell/>
          <table:table-cell table:style-name="ce6" office:value-type="string">
            <text:p>&amp;</text:p>
          </table:table-cell>
          <table:table-cell table:formula="of:=AVERAGE([.O4:.O15])" office:value-type="float" office:value="45.9892287535158">
            <text:p>45.99</text:p>
          </table:table-cell>
          <table:table-cell table:number-columns-repeated="2"/>
          <table:table-cell office:value-type="string">
            <text:p>&amp;</text:p>
          </table:table-cell>
          <table:table-cell table:formula="of:=AVERAGE([.S4:.S15])" office:value-type="float" office:value="47.3226386666667">
            <text:p>47.32</text:p>
          </table:table-cell>
          <table:table-cell table:number-columns-repeated="2"/>
          <table:table-cell office:value-type="string">
            <text:p>&amp;</text:p>
          </table:table-cell>
          <table:table-cell table:formula="of:=AVERAGE([.W4:.W14])" office:value-type="float" office:value="45.4819976600782">
            <text:p>45.48</text:p>
          </table:table-cell>
          <table:table-cell table:number-columns-repeated="2"/>
          <table:table-cell office:value-type="string">
            <text:p>\\</text:p>
          </table:table-cell>
          <table:table-cell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  <table:table-cell table:style-name="ce6"/>
          <table:table-cell table:number-columns-repeated="13"/>
        </table:table-row>
        <table:table-row table:style-name="ro1">
          <table:table-cell table:style-name="ce3"/>
          <table:table-cell table:style-name="ce7" office:value-type="string" table:number-columns-spanned="13" table:number-rows-spanned="1">
            <text:p>AVERAGE Throughput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2"/>
          <table:covered-table-cell table:style-name="ce11"/>
          <table:covered-table-cell table:style-name="ce11"/>
          <table:covered-table-cell table:style-name="ce11"/>
          <table:covered-table-cell table:style-name="ce12"/>
          <table:covered-table-cell table:style-name="ce11"/>
          <table:covered-table-cell table:style-name="ce11"/>
          <table:covered-table-cell table:style-name="ce11"/>
          <table:covered-table-cell table:style-name="ce19"/>
          <table:table-cell table:number-columns-repeated="13"/>
        </table:table-row>
        <table:table-row table:style-name="ro2">
          <table:table-cell table:style-name="ce3"/>
          <table:table-cell table:style-name="ce14" office:value-type="string" table:number-columns-spanned="4" table:number-rows-spanned="1">
            <text:p>Throughput MB/s </text:p>
            <text:p>(4 slaves, 1 replication)</text:p>
          </table:table-cell>
          <table:covered-table-cell table:style-name="ce14"/>
          <table:covered-table-cell table:style-name="ce11"/>
          <table:covered-table-cell table:style-name="ce14"/>
          <table:table-cell table:style-name="ce12" office:value-type="string" table:number-columns-spanned="4" table:number-rows-spanned="1">
            <text:p>Throughput MB/s <text:s/></text:p>
            <text:p>(4 slaves, 2 replication)</text:p>
          </table:table-cell>
          <table:covered-table-cell table:style-name="ce14"/>
          <table:covered-table-cell table:style-name="ce14"/>
          <table:covered-table-cell table:style-name="ce11"/>
          <table:table-cell table:style-name="ce14" office:value-type="string" table:number-columns-spanned="4" table:number-rows-spanned="1">
            <text:p>Throughput MB/s </text:p>
            <text:p>(4 slaves, 3 replication)</text:p>
          </table:table-cell>
          <table:covered-table-cell table:style-name="ce11"/>
          <table:covered-table-cell table:style-name="ce11"/>
          <table:covered-table-cell table:style-name="ce11"/>
          <table:table-cell table:style-name="ce20"/>
          <table:table-cell table:number-columns-repeated="13"/>
        </table:table-row>
        <table:table-row table:style-name="ro6">
          <table:table-cell table:style-name="ce4" office:value-type="string">
            <text:p>block size</text:p>
          </table:table-cell>
          <table:table-cell office:value-type="string">
            <text:p>&amp;</text:p>
          </table:table-cell>
          <table:table-cell table:style-name="ce25" office:value-type="string">
            <text:p><text:span text:style-name="T1">HDFS Java API</text:span></text:p>
            <text:p>1 replication</text:p>
          </table:table-cell>
          <table:table-cell table:style-name="ce10" office:value-type="string">
            <text:p>&amp;</text:p>
          </table:table-cell>
          <table:table-cell table:style-name="ce18" office:value-type="string">
            <text:p><text:span text:style-name="T1">FUSE-DFS</text:span></text:p>
            <text:p><text:span text:style-name="T2">1 replication</text:span></text:p>
          </table:table-cell>
          <table:table-cell table:style-name="ce10" office:value-type="string">
            <text:p>&amp;</text:p>
          </table:table-cell>
          <table:table-cell table:style-name="ce18" office:value-type="string">
            <text:p><text:span text:style-name="T1">HDFS Java API</text:span></text:p>
            <text:p><text:span text:style-name="T2">2 replications</text:span></text:p>
          </table:table-cell>
          <table:table-cell table:style-name="ce10" office:value-type="string">
            <text:p>&amp;</text:p>
          </table:table-cell>
          <table:table-cell table:style-name="ce18" office:value-type="string">
            <text:p><text:span text:style-name="T1">FUSE-DFS</text:span></text:p>
            <text:p><text:span text:style-name="T2">2 replications</text:span></text:p>
          </table:table-cell>
          <table:table-cell table:style-name="ce10" office:value-type="string">
            <text:p>&amp;</text:p>
          </table:table-cell>
          <table:table-cell table:style-name="ce18" office:value-type="string">
            <text:p><text:span text:style-name="T1">HDFS Java API</text:span></text:p>
            <text:p><text:span text:style-name="T2">3 replications</text:span></text:p>
          </table:table-cell>
          <table:table-cell table:style-name="ce10" office:value-type="string">
            <text:p>&amp;</text:p>
          </table:table-cell>
          <table:table-cell table:style-name="ce18" office:value-type="string">
            <text:p><text:span text:style-name="T1">FUSE-DFS</text:span></text:p>
            <text:p><text:span text:style-name="T2">3 replications</text:span></text:p>
          </table:table-cell>
          <table:table-cell table:style-name="ce21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4" office:value-type="float" office:value="4">
            <text:p>4</text:p>
          </table:table-cell>
          <table:table-cell office:value-type="string">
            <text:p>&amp;</text:p>
          </table:table-cell>
          <table:table-cell table:formula="of:=AVERAGE([.C4:.E4])" office:value-type="float" office:value="69.254024">
            <text:p>69.25</text:p>
          </table:table-cell>
          <table:table-cell office:value-type="string">
            <text:p>&amp;</text:p>
          </table:table-cell>
          <table:table-cell table:formula="of:=AVERAGE([.G4:.I4])" office:value-type="float" office:value="33.8426667542017">
            <text:p>33.84</text:p>
          </table:table-cell>
          <table:table-cell office:value-type="string">
            <text:p>&amp;</text:p>
          </table:table-cell>
          <table:table-cell table:formula="of:=AVERAGE([.K4:.M4])" office:value-type="float" office:value="59.409448">
            <text:p>59.41</text:p>
          </table:table-cell>
          <table:table-cell office:value-type="string">
            <text:p>&amp;</text:p>
          </table:table-cell>
          <table:table-cell table:formula="of:=AVERAGE([.O4:.Q4])" office:value-type="float" office:value="45.2910182607962">
            <text:p>45.29</text:p>
          </table:table-cell>
          <table:table-cell office:value-type="string">
            <text:p>&amp;</text:p>
          </table:table-cell>
          <table:table-cell table:formula="of:=AVERAGE([.S4:.U4])" office:value-type="float" office:value="43.837174">
            <text:p>43.84</text:p>
          </table:table-cell>
          <table:table-cell office:value-type="string">
            <text:p>&amp;</text:p>
          </table:table-cell>
          <table:table-cell table:formula="of:=AVERAGE([.W4:.Y4])" office:value-type="float" office:value="34.022068839891">
            <text:p>34.02</text:p>
          </table:table-cell>
          <table:table-cell table:style-name="ce21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4" office:value-type="float" office:value="8">
            <text:p>8</text:p>
          </table:table-cell>
          <table:table-cell office:value-type="string">
            <text:p>&amp;</text:p>
          </table:table-cell>
          <table:table-cell table:formula="of:=AVERAGE([.C5:.E5])" office:value-type="float" office:value="77.091464">
            <text:p>77.09</text:p>
          </table:table-cell>
          <table:table-cell office:value-type="string">
            <text:p>&amp;</text:p>
          </table:table-cell>
          <table:table-cell table:formula="of:=AVERAGE([.G5:.I5])" office:value-type="float" office:value="40.7908168109997">
            <text:p>40.79</text:p>
          </table:table-cell>
          <table:table-cell office:value-type="string">
            <text:p>&amp;</text:p>
          </table:table-cell>
          <table:table-cell table:formula="of:=AVERAGE([.K5:.M5])" office:value-type="float" office:value="60.451703">
            <text:p>60.45</text:p>
          </table:table-cell>
          <table:table-cell office:value-type="string">
            <text:p>&amp;</text:p>
          </table:table-cell>
          <table:table-cell table:formula="of:=AVERAGE([.O5:.Q5])" office:value-type="float" office:value="43.5982283011719">
            <text:p>43.6</text:p>
          </table:table-cell>
          <table:table-cell office:value-type="string">
            <text:p>&amp;</text:p>
          </table:table-cell>
          <table:table-cell table:formula="of:=AVERAGE([.S5:.U5])" office:value-type="float" office:value="49.771088">
            <text:p>49.77</text:p>
          </table:table-cell>
          <table:table-cell office:value-type="string">
            <text:p>&amp;</text:p>
          </table:table-cell>
          <table:table-cell table:formula="of:=AVERAGE([.W5:.Y5])" office:value-type="float" office:value="39.4232034041408">
            <text:p>39.42</text:p>
          </table:table-cell>
          <table:table-cell table:style-name="ce21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4" office:value-type="float" office:value="16">
            <text:p>16</text:p>
          </table:table-cell>
          <table:table-cell office:value-type="string">
            <text:p>&amp;</text:p>
          </table:table-cell>
          <table:table-cell table:formula="of:=AVERAGE([.C6:.E6])" office:value-type="float" office:value="67.447002">
            <text:p>67.45</text:p>
          </table:table-cell>
          <table:table-cell office:value-type="string">
            <text:p>&amp;</text:p>
          </table:table-cell>
          <table:table-cell table:formula="of:=AVERAGE([.G6:.I6])" office:value-type="float" office:value="38.924995469373">
            <text:p>38.92</text:p>
          </table:table-cell>
          <table:table-cell office:value-type="string">
            <text:p>&amp;</text:p>
          </table:table-cell>
          <table:table-cell table:formula="of:=AVERAGE([.K6:.M6])" office:value-type="float" office:value="62.298599">
            <text:p>62.3</text:p>
          </table:table-cell>
          <table:table-cell office:value-type="string">
            <text:p>&amp;</text:p>
          </table:table-cell>
          <table:table-cell table:formula="of:=AVERAGE([.O6:.Q6])" office:value-type="float" office:value="46.4400062701799">
            <text:p>46.44</text:p>
          </table:table-cell>
          <table:table-cell office:value-type="string">
            <text:p>&amp;</text:p>
          </table:table-cell>
          <table:table-cell table:formula="of:=AVERAGE([.S6:.U6])" office:value-type="float" office:value="47.508706">
            <text:p>47.51</text:p>
          </table:table-cell>
          <table:table-cell office:value-type="string">
            <text:p>&amp;</text:p>
          </table:table-cell>
          <table:table-cell table:formula="of:=AVERAGE([.W6:.Y6])" office:value-type="float" office:value="47.1660987732037">
            <text:p>47.17</text:p>
          </table:table-cell>
          <table:table-cell table:style-name="ce21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4" office:value-type="float" office:value="32">
            <text:p>32</text:p>
          </table:table-cell>
          <table:table-cell office:value-type="string">
            <text:p>&amp;</text:p>
          </table:table-cell>
          <table:table-cell table:formula="of:=AVERAGE([.C7:.E7])" office:value-type="float" office:value="77.430145">
            <text:p>77.43</text:p>
          </table:table-cell>
          <table:table-cell office:value-type="string">
            <text:p>&amp;</text:p>
          </table:table-cell>
          <table:table-cell table:formula="of:=AVERAGE([.G7:.I7])" office:value-type="float" office:value="44.1466412030693">
            <text:p>44.15</text:p>
          </table:table-cell>
          <table:table-cell office:value-type="string">
            <text:p>&amp;</text:p>
          </table:table-cell>
          <table:table-cell table:formula="of:=AVERAGE([.K7:.M7])" office:value-type="float" office:value="62.359854">
            <text:p>62.36</text:p>
          </table:table-cell>
          <table:table-cell office:value-type="string">
            <text:p>&amp;</text:p>
          </table:table-cell>
          <table:table-cell table:formula="of:=AVERAGE([.O7:.Q7])" office:value-type="float" office:value="46.3838450187158">
            <text:p>46.38</text:p>
          </table:table-cell>
          <table:table-cell office:value-type="string">
            <text:p>&amp;</text:p>
          </table:table-cell>
          <table:table-cell table:formula="of:=AVERAGE([.S7:.U7])" office:value-type="float" office:value="49.980948">
            <text:p>49.98</text:p>
          </table:table-cell>
          <table:table-cell office:value-type="string">
            <text:p>&amp;</text:p>
          </table:table-cell>
          <table:table-cell table:formula="of:=AVERAGE([.W7:.Y7])" office:value-type="float" office:value="46.9420677069674">
            <text:p>46.94</text:p>
          </table:table-cell>
          <table:table-cell table:style-name="ce21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4" office:value-type="float" office:value="64">
            <text:p>64</text:p>
          </table:table-cell>
          <table:table-cell office:value-type="string">
            <text:p>&amp;</text:p>
          </table:table-cell>
          <table:table-cell table:formula="of:=AVERAGE([.C8:.E8])" office:value-type="float" office:value="75.76764">
            <text:p>75.77</text:p>
          </table:table-cell>
          <table:table-cell office:value-type="string">
            <text:p>&amp;</text:p>
          </table:table-cell>
          <table:table-cell table:formula="of:=AVERAGE([.G8:.I8])" office:value-type="float" office:value="44.7612030759399">
            <text:p>44.76</text:p>
          </table:table-cell>
          <table:table-cell office:value-type="string">
            <text:p>&amp;</text:p>
          </table:table-cell>
          <table:table-cell table:formula="of:=AVERAGE([.K8:.M8])" office:value-type="float" office:value="60.410217">
            <text:p>60.41</text:p>
          </table:table-cell>
          <table:table-cell office:value-type="string">
            <text:p>&amp;</text:p>
          </table:table-cell>
          <table:table-cell table:formula="of:=AVERAGE([.O8:.Q8])" office:value-type="float" office:value="46.6160528257661">
            <text:p>46.62</text:p>
          </table:table-cell>
          <table:table-cell office:value-type="string">
            <text:p>&amp;</text:p>
          </table:table-cell>
          <table:table-cell table:formula="of:=AVERAGE([.S8:.U8])" office:value-type="float" office:value="46.892329">
            <text:p>46.89</text:p>
          </table:table-cell>
          <table:table-cell office:value-type="string">
            <text:p>&amp;</text:p>
          </table:table-cell>
          <table:table-cell table:formula="of:=AVERAGE([.W8:.Y8])" office:value-type="float" office:value="49.2377338233946">
            <text:p>49.24</text:p>
          </table:table-cell>
          <table:table-cell table:style-name="ce21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4" office:value-type="float" office:value="128">
            <text:p>128</text:p>
          </table:table-cell>
          <table:table-cell office:value-type="string">
            <text:p>&amp;</text:p>
          </table:table-cell>
          <table:table-cell table:formula="of:=AVERAGE([.C9:.E9])" office:value-type="float" office:value="79.039062">
            <text:p>79.04</text:p>
          </table:table-cell>
          <table:table-cell office:value-type="string">
            <text:p>&amp;</text:p>
          </table:table-cell>
          <table:table-cell table:formula="of:=AVERAGE([.G9:.I9])" office:value-type="float" office:value="48.81252461972">
            <text:p>48.81</text:p>
          </table:table-cell>
          <table:table-cell office:value-type="string">
            <text:p>&amp;</text:p>
          </table:table-cell>
          <table:table-cell table:formula="of:=AVERAGE([.K9:.M9])" office:value-type="float" office:value="57.848635">
            <text:p>57.85</text:p>
          </table:table-cell>
          <table:table-cell office:value-type="string">
            <text:p>&amp;</text:p>
          </table:table-cell>
          <table:table-cell table:formula="of:=AVERAGE([.O9:.Q9])" office:value-type="float" office:value="46.089234879263">
            <text:p>46.09</text:p>
          </table:table-cell>
          <table:table-cell office:value-type="string">
            <text:p>&amp;</text:p>
          </table:table-cell>
          <table:table-cell table:formula="of:=AVERAGE([.S9:.U9])" office:value-type="float" office:value="44.970003">
            <text:p>44.97</text:p>
          </table:table-cell>
          <table:table-cell office:value-type="string">
            <text:p>&amp;</text:p>
          </table:table-cell>
          <table:table-cell table:formula="of:=AVERAGE([.W9:.Y9])" office:value-type="float" office:value="47.6586768882577">
            <text:p>47.66</text:p>
          </table:table-cell>
          <table:table-cell table:style-name="ce21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4" office:value-type="float" office:value="256">
            <text:p>256</text:p>
          </table:table-cell>
          <table:table-cell office:value-type="string">
            <text:p>&amp;</text:p>
          </table:table-cell>
          <table:table-cell table:formula="of:=AVERAGE([.C10:.E10])" office:value-type="float" office:value="68.30264">
            <text:p>68.3</text:p>
          </table:table-cell>
          <table:table-cell office:value-type="string">
            <text:p>&amp;</text:p>
          </table:table-cell>
          <table:table-cell table:formula="of:=AVERAGE([.G10:.I10])" office:value-type="float" office:value="46.0326028718388">
            <text:p>46.03</text:p>
          </table:table-cell>
          <table:table-cell office:value-type="string">
            <text:p>&amp;</text:p>
          </table:table-cell>
          <table:table-cell table:formula="of:=AVERAGE([.K10:.M10])" office:value-type="float" office:value="61.828748">
            <text:p>61.83</text:p>
          </table:table-cell>
          <table:table-cell office:value-type="string">
            <text:p>&amp;</text:p>
          </table:table-cell>
          <table:table-cell table:formula="of:=AVERAGE([.O10:.Q10])" office:value-type="float" office:value="47.1619561876043">
            <text:p>47.16</text:p>
          </table:table-cell>
          <table:table-cell office:value-type="string">
            <text:p>&amp;</text:p>
          </table:table-cell>
          <table:table-cell table:formula="of:=AVERAGE([.S10:.U10])" office:value-type="float" office:value="46.70539">
            <text:p>46.71</text:p>
          </table:table-cell>
          <table:table-cell office:value-type="string">
            <text:p>&amp;</text:p>
          </table:table-cell>
          <table:table-cell table:formula="of:=AVERAGE([.W10:.Y10])" office:value-type="float" office:value="47.9124066831241">
            <text:p>47.91</text:p>
          </table:table-cell>
          <table:table-cell table:style-name="ce21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4" office:value-type="float" office:value="512">
            <text:p>512</text:p>
          </table:table-cell>
          <table:table-cell office:value-type="string">
            <text:p>&amp;</text:p>
          </table:table-cell>
          <table:table-cell table:formula="of:=AVERAGE([.C11:.E11])" office:value-type="float" office:value="76.073203">
            <text:p>76.07</text:p>
          </table:table-cell>
          <table:table-cell office:value-type="string">
            <text:p>&amp;</text:p>
          </table:table-cell>
          <table:table-cell table:formula="of:=AVERAGE([.G11:.I11])" office:value-type="float" office:value="47.3226678857848">
            <text:p>47.32</text:p>
          </table:table-cell>
          <table:table-cell office:value-type="string">
            <text:p>&amp;</text:p>
          </table:table-cell>
          <table:table-cell table:formula="of:=AVERAGE([.K11:.M11])" office:value-type="float" office:value="62.448817">
            <text:p>62.45</text:p>
          </table:table-cell>
          <table:table-cell office:value-type="string">
            <text:p>&amp;</text:p>
          </table:table-cell>
          <table:table-cell table:formula="of:=AVERAGE([.O11:.Q11])" office:value-type="float" office:value="48.1774961120914">
            <text:p>48.18</text:p>
          </table:table-cell>
          <table:table-cell office:value-type="string">
            <text:p>&amp;</text:p>
          </table:table-cell>
          <table:table-cell table:formula="of:=AVERAGE([.S11:.U11])" office:value-type="float" office:value="47.997489">
            <text:p>48</text:p>
          </table:table-cell>
          <table:table-cell office:value-type="string">
            <text:p>&amp;</text:p>
          </table:table-cell>
          <table:table-cell table:formula="of:=AVERAGE([.W11:.Y11])" office:value-type="float" office:value="49.1911242671308">
            <text:p>49.19</text:p>
          </table:table-cell>
          <table:table-cell table:style-name="ce21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4" office:value-type="float" office:value="1024">
            <text:p>1024</text:p>
          </table:table-cell>
          <table:table-cell office:value-type="string">
            <text:p>&amp;</text:p>
          </table:table-cell>
          <table:table-cell table:formula="of:=AVERAGE([.C12:.E12])" office:value-type="float" office:value="66.583626">
            <text:p>66.58</text:p>
          </table:table-cell>
          <table:table-cell office:value-type="string">
            <text:p>&amp;</text:p>
          </table:table-cell>
          <table:table-cell table:formula="of:=AVERAGE([.G12:.I12])" office:value-type="float" office:value="42.9015669525154">
            <text:p>42.9</text:p>
          </table:table-cell>
          <table:table-cell office:value-type="string">
            <text:p>&amp;</text:p>
          </table:table-cell>
          <table:table-cell table:formula="of:=AVERAGE([.K12:.M12])" office:value-type="float" office:value="64.930952">
            <text:p>64.93</text:p>
          </table:table-cell>
          <table:table-cell office:value-type="string">
            <text:p>&amp;</text:p>
          </table:table-cell>
          <table:table-cell table:formula="of:=AVERAGE([.O12:.Q12])" office:value-type="float" office:value="45.6116127045699">
            <text:p>45.61</text:p>
          </table:table-cell>
          <table:table-cell office:value-type="string">
            <text:p>&amp;</text:p>
          </table:table-cell>
          <table:table-cell table:formula="of:=AVERAGE([.S12:.U12])" office:value-type="float" office:value="46.214185">
            <text:p>46.21</text:p>
          </table:table-cell>
          <table:table-cell office:value-type="string">
            <text:p>&amp;</text:p>
          </table:table-cell>
          <table:table-cell table:formula="of:=AVERAGE([.W12:.Y12])" office:value-type="float" office:value="45.5987018087636">
            <text:p>45.6</text:p>
          </table:table-cell>
          <table:table-cell table:style-name="ce21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4" office:value-type="float" office:value="2048">
            <text:p>2048</text:p>
          </table:table-cell>
          <table:table-cell office:value-type="string">
            <text:p>&amp;</text:p>
          </table:table-cell>
          <table:table-cell table:formula="of:=AVERAGE([.C13:.E13])" office:value-type="float" office:value="77.087037">
            <text:p>77.09</text:p>
          </table:table-cell>
          <table:table-cell office:value-type="string">
            <text:p>&amp;</text:p>
          </table:table-cell>
          <table:table-cell table:formula="of:=AVERAGE([.G13:.I13])" office:value-type="float" office:value="50.7853385088272">
            <text:p>50.79</text:p>
          </table:table-cell>
          <table:table-cell office:value-type="string">
            <text:p>&amp;</text:p>
          </table:table-cell>
          <table:table-cell table:formula="of:=AVERAGE([.K13:.M13])" office:value-type="float" office:value="63.824994">
            <text:p>63.82</text:p>
          </table:table-cell>
          <table:table-cell office:value-type="string">
            <text:p>&amp;</text:p>
          </table:table-cell>
          <table:table-cell table:formula="of:=AVERAGE([.O13:.Q13])" office:value-type="float" office:value="47.1812944820315">
            <text:p>47.18</text:p>
          </table:table-cell>
          <table:table-cell office:value-type="string">
            <text:p>&amp;</text:p>
          </table:table-cell>
          <table:table-cell table:formula="of:=AVERAGE([.S13:.U13])" office:value-type="float" office:value="44.808266">
            <text:p>44.81</text:p>
          </table:table-cell>
          <table:table-cell office:value-type="string">
            <text:p>&amp;</text:p>
          </table:table-cell>
          <table:table-cell table:formula="of:=AVERAGE([.W13:.Y13])" office:value-type="float" office:value="46.5783124909643">
            <text:p>46.58</text:p>
          </table:table-cell>
          <table:table-cell table:style-name="ce21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4" office:value-type="float" office:value="4096">
            <text:p>4096</text:p>
          </table:table-cell>
          <table:table-cell office:value-type="string">
            <text:p>&amp;</text:p>
          </table:table-cell>
          <table:table-cell table:formula="of:=AVERAGE([.C14:.E14])" office:value-type="float" office:value="70.1491">
            <text:p>70.15</text:p>
          </table:table-cell>
          <table:table-cell office:value-type="string">
            <text:p>&amp;</text:p>
          </table:table-cell>
          <table:table-cell table:formula="of:=AVERAGE([.G14:.I14])" office:value-type="float" office:value="44.4">
            <text:p>44.4</text:p>
          </table:table-cell>
          <table:table-cell office:value-type="string">
            <text:p>&amp;</text:p>
          </table:table-cell>
          <table:table-cell table:formula="of:=AVERAGE([.K14:.M14])" office:value-type="float" office:value="65.054455">
            <text:p>65.05</text:p>
          </table:table-cell>
          <table:table-cell office:value-type="string">
            <text:p>&amp;</text:p>
          </table:table-cell>
          <table:table-cell table:formula="of:=AVERAGE([.O14:.Q14])" office:value-type="float" office:value="43.81">
            <text:p>43.81</text:p>
          </table:table-cell>
          <table:table-cell office:value-type="string">
            <text:p>&amp;</text:p>
          </table:table-cell>
          <table:table-cell table:formula="of:=AVERAGE([.S14:.U14])" office:value-type="float" office:value="50.838549">
            <text:p>50.84</text:p>
          </table:table-cell>
          <table:table-cell office:value-type="string">
            <text:p>&amp;</text:p>
          </table:table-cell>
          <table:table-cell table:formula="of:=AVERAGE([.W14:.Y14])" office:value-type="float" office:value="46.5715795750217">
            <text:p>46.57</text:p>
          </table:table-cell>
          <table:table-cell table:style-name="ce21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4" office:value-type="float" office:value="8192">
            <text:p>8192</text:p>
          </table:table-cell>
          <table:table-cell office:value-type="string">
            <text:p>&amp;</text:p>
          </table:table-cell>
          <table:table-cell table:formula="of:=AVERAGE([.C15:.E15])" office:value-type="float" office:value="74.77029">
            <text:p>74.77</text:p>
          </table:table-cell>
          <table:table-cell office:value-type="string">
            <text:p>&amp;</text:p>
          </table:table-cell>
          <table:table-cell table:formula="of:=AVERAGE([.G15:.I15])" office:value-type="float" office:value="49.03">
            <text:p>49.03</text:p>
          </table:table-cell>
          <table:table-cell office:value-type="string">
            <text:p>&amp;</text:p>
          </table:table-cell>
          <table:table-cell table:formula="of:=AVERAGE([.K15:.M15])" office:value-type="float" office:value="64.254725">
            <text:p>64.25</text:p>
          </table:table-cell>
          <table:table-cell office:value-type="string">
            <text:p>&amp;</text:p>
          </table:table-cell>
          <table:table-cell table:formula="of:=AVERAGE([.O15:.Q15])" office:value-type="float" office:value="45.51">
            <text:p>45.51</text:p>
          </table:table-cell>
          <table:table-cell office:value-type="string">
            <text:p>&amp;</text:p>
          </table:table-cell>
          <table:table-cell table:formula="of:=AVERAGE([.S15:.U15])" office:value-type="float" office:value="48.347537">
            <text:p>48.35</text:p>
          </table:table-cell>
          <table:table-cell office:value-type="string">
            <text:p>&amp;</text:p>
          </table:table-cell>
          <table:table-cell table:formula="of:=AVERAGE([.W15:.Y15])" office:value-type="float" office:value="0">
            <text:p>#DIV/0!</text:p>
          </table:table-cell>
          <table:table-cell table:style-name="ce21" office:value-type="string">
            <text:p>\\</text:p>
          </table:table-cell>
          <table:table-cell table:number-columns-repeated="13"/>
        </table:table-row>
        <table:table-row table:style-name="ro1">
          <table:table-cell table:style-name="ce24" office:value-type="string">
            <text:p>average</text:p>
          </table:table-cell>
          <table:table-cell table:style-name="ce9" office:value-type="string">
            <text:p>&amp;</text:p>
          </table:table-cell>
          <table:table-cell table:style-name="ce13" table:formula="of:=AVERAGE([.C16:.E16])" office:value-type="float" office:value="73.24960275">
            <text:p>73.25</text:p>
          </table:table-cell>
          <table:table-cell table:style-name="ce9" office:value-type="string">
            <text:p>&amp;</text:p>
          </table:table-cell>
          <table:table-cell table:style-name="ce13" table:formula="of:=AVERAGE([.G16:.I16])" office:value-type="float" office:value="44.3125853460225">
            <text:p>44.31</text:p>
          </table:table-cell>
          <table:table-cell table:style-name="ce9" office:value-type="string">
            <text:p>&amp;</text:p>
          </table:table-cell>
          <table:table-cell table:style-name="ce13" table:formula="of:=AVERAGE([.K16:.M16])" office:value-type="float" office:value="62.0934289166667">
            <text:p>62.09</text:p>
          </table:table-cell>
          <table:table-cell table:style-name="ce9" office:value-type="string">
            <text:p>&amp;</text:p>
          </table:table-cell>
          <table:table-cell table:style-name="ce13" table:formula="of:=AVERAGE([.O16:.Q16])" office:value-type="float" office:value="45.9892287535158">
            <text:p>45.99</text:p>
          </table:table-cell>
          <table:table-cell table:style-name="ce9" office:value-type="string">
            <text:p>&amp;</text:p>
          </table:table-cell>
          <table:table-cell table:style-name="ce13" table:formula="of:=AVERAGE([.S16:.U16])" office:value-type="float" office:value="47.3226386666667">
            <text:p>47.32</text:p>
          </table:table-cell>
          <table:table-cell table:style-name="ce9" office:value-type="string">
            <text:p>&amp;</text:p>
          </table:table-cell>
          <table:table-cell table:style-name="ce13" table:formula="of:=AVERAGE([.W16:.Y16])" office:value-type="float" office:value="45.4819976600782">
            <text:p>45.48</text:p>
          </table:table-cell>
          <table:table-cell table:style-name="ce22" office:value-type="string">
            <text:p>\\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office:value-type="string" table:number-columns-spanned="6" table:number-rows-spanned="1">
            <text:p>% slowdown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10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4">
          <table:table-cell office:value-type="string">
            <text:p>block size</text:p>
          </table:table-cell>
          <table:table-cell office:value-type="string">
            <text:p>&amp;</text:p>
          </table:table-cell>
          <table:table-cell table:style-name="ce10" office:value-type="string">
            <text:p>1 replication</text:p>
          </table:table-cell>
          <table:table-cell office:value-type="string">
            <text:p>&amp;</text:p>
          </table:table-cell>
          <table:table-cell table:style-name="ce10" office:value-type="string">
            <text:p>2 replications</text:p>
          </table:table-cell>
          <table:table-cell office:value-type="string">
            <text:p>&amp;</text:p>
          </table:table-cell>
          <table:table-cell table:style-name="ce10" office:value-type="string">
            <text:p>3 replications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&amp;</text:p>
          </table:table-cell>
          <table:table-cell table:formula="of:=(1-(e#ref!/c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i#ref!/g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m#ref!/k#ref!))*100))" office:value-type="string" office:string-value="Err:508">
            <text:p>Err:508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&amp;</text:p>
          </table:table-cell>
          <table:table-cell table:formula="of:=(1-(e#ref!/c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i#ref!/g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m#ref!/k#ref!))*100))" office:value-type="string" office:string-value="Err:508">
            <text:p>Err:508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&amp;</text:p>
          </table:table-cell>
          <table:table-cell table:formula="of:=(1-(e#ref!/c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i#ref!/g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m#ref!/k#ref!))*100))" office:value-type="string" office:string-value="Err:508">
            <text:p>Err:508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&amp;</text:p>
          </table:table-cell>
          <table:table-cell table:formula="of:=(1-(e#ref!/c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i#ref!/g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m#ref!/k#ref!))*100))" office:value-type="string" office:string-value="Err:508">
            <text:p>Err:508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&amp;</text:p>
          </table:table-cell>
          <table:table-cell table:formula="of:=(1-(e#ref!/c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i#ref!/g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m#ref!/k#ref!))*100))" office:value-type="string" office:string-value="Err:508">
            <text:p>Err:508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&amp;</text:p>
          </table:table-cell>
          <table:table-cell table:formula="of:=(1-(e#ref!/c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i#ref!/g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m#ref!/k#ref!))*100))" office:value-type="string" office:string-value="Err:508">
            <text:p>Err:508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&amp;</text:p>
          </table:table-cell>
          <table:table-cell table:formula="of:=(1-(e#ref!/c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i#ref!/g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m#ref!/k#ref!))*100))" office:value-type="string" office:string-value="Err:508">
            <text:p>Err:508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&amp;</text:p>
          </table:table-cell>
          <table:table-cell table:formula="of:=(1-(e#ref!/c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i#ref!/g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m#ref!/k#ref!))*100))" office:value-type="string" office:string-value="Err:508">
            <text:p>Err:508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&amp;</text:p>
          </table:table-cell>
          <table:table-cell table:formula="of:=(1-(e#ref!/c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i#ref!/g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m#ref!/k#ref!))*100))" office:value-type="string" office:string-value="Err:508">
            <text:p>Err:508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string">
            <text:p>&amp;</text:p>
          </table:table-cell>
          <table:table-cell table:formula="of:=(1-(e#ref!/c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i#ref!/g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m#ref!/k#ref!))*100))" office:value-type="string" office:string-value="Err:508">
            <text:p>Err:508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4096">
            <text:p>4096</text:p>
          </table:table-cell>
          <table:table-cell office:value-type="string">
            <text:p>&amp;</text:p>
          </table:table-cell>
          <table:table-cell table:formula="of:=(1-(e#ref!/c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i#ref!/g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m#ref!/k#ref!))*100))" office:value-type="string" office:string-value="Err:508">
            <text:p>Err:508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string">
            <text:p>&amp;</text:p>
          </table:table-cell>
          <table:table-cell table:formula="of:=(1-(e#ref!/c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formula="of:=(1-(i#ref!/g#ref!))*100))" office:value-type="string" office:string-value="Err:508">
            <text:p>Err:508</text:p>
          </table:table-cell>
          <table:table-cell office:value-type="string">
            <text:p>&amp;</text:p>
          </table:table-cell>
          <table:table-cell table:style-name="ce17" office:value-type="string">
            <text:p>N/A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>
            <text:p>average</text:p>
          </table:table-cell>
          <table:table-cell office:value-type="string">
            <text:p>&amp;</text:p>
          </table:table-cell>
          <table:table-cell table:style-name="ce26" table:formula="of:=AVERAGE([.C37:.C48])" office:value-type="float" office:value="0">
            <text:p>Err:508</text:p>
          </table:table-cell>
          <table:table-cell office:value-type="string">
            <text:p>&amp;</text:p>
          </table:table-cell>
          <table:table-cell table:style-name="ce26" table:formula="of:=AVERAGE([.E37:.E48])" office:value-type="float" office:value="0">
            <text:p>Err:508</text:p>
          </table:table-cell>
          <table:table-cell office:value-type="string">
            <text:p>&amp;</text:p>
          </table:table-cell>
          <table:table-cell table:style-name="ce26" table:formula="of:=AVERAGE([.G37:.G48])" office:value-type="float" office:value="0">
            <text:p>Err:508</text:p>
          </table:table-cell>
          <table:table-cell office:value-type="string">
            <text:p>\\</text:p>
          </table:table-cell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Default">
            <draw:frame table:end-cell-address="'WRITE-4nodes'.L75" table:end-x="0.1492in" table:end-y="0.0075in" draw:z-index="2" draw:style-name="gr1" svg:width="5.3976in" svg:height="3.8748in" svg:x="0.2311in" svg:y="0.1508in">
              <draw:object draw:notify-on-update-of-ranges="'WRITE-4nodes'.A37:'WRITE-4nodes'.A49 'WRITE-4nodes'.C36:'WRITE-4nodes'.C36 'WRITE-4nodes'.C37:'WRITE-4nodes'.C49 'WRITE-4nodes'.E36:'WRITE-4nodes'.E36 'WRITE-4nodes'.E37:'WRITE-4nodes'.E49 'WRITE-4nodes'.G36:'WRITE-4nodes'.G36 'WRITE-4nodes'.G37:'WRITE-4nodes'.G4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/>
        </table:table-row>
      </table:table>
      <table:table table:name="READ-8nodes" table:style-name="ta1" table:print="false">
        <office:forms form:automatic-focus="false" form:apply-design-mode="false"/>
        <table:table-column table:style-name="co33" table:default-cell-style-name="Default"/>
        <table:table-column table:style-name="co33" table:default-cell-style-name="ce4"/>
        <table:table-column table:style-name="co30" table:default-cell-style-name="ce32"/>
        <table:table-column table:style-name="co30" table:default-cell-style-name="ce39"/>
        <table:table-column table:style-name="co30" table:default-cell-style-name="ce44"/>
        <table:table-column table:style-name="co30" table:number-columns-repeated="2" table:default-cell-style-name="ce39"/>
        <table:table-column table:style-name="co30" table:default-cell-style-name="ce44"/>
        <table:table-column table:style-name="co30" table:number-columns-repeated="4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0" table:default-cell-style-name="Default"/>
        <table:table-row table:style-name="ro2">
          <table:table-cell/>
          <table:table-cell table:style-name="ce27" office:value-type="string" table:number-columns-spanned="7" table:number-rows-spanned="1">
            <text:p>Read Throughput MB/s </text:p>
            <text:p>(8 slaves, 1 replication)</text:p>
          </table:table-cell>
          <table:covered-table-cell table:style-name="ce30"/>
          <table:covered-table-cell table:style-name="ce27"/>
          <table:covered-table-cell table:style-name="ce42"/>
          <table:covered-table-cell table:style-name="ce42"/>
          <table:covered-table-cell table:style-name="ce27"/>
          <table:covered-table-cell table:style-name="ce42"/>
          <table:table-cell table:number-columns-repeated="4"/>
          <table:table-cell table:style-name="ce53" office:value-type="string" table:number-columns-spanned="7" table:number-rows-spanned="1">
            <text:p>Average Read Throughput (MB/s) per Replication Factor </text:p>
            <text:p>(8 Slaves)</text:p>
          </table:table-cell>
          <table:covered-table-cell table:style-name="ce56"/>
          <table:covered-table-cell table:style-name="ce46"/>
          <table:covered-table-cell table:style-name="ce56"/>
          <table:covered-table-cell table:style-name="ce46"/>
          <table:covered-table-cell table:style-name="ce56"/>
          <table:covered-table-cell table:style-name="ce50"/>
          <table:table-cell/>
        </table:table-row>
        <table:table-row table:style-name="ro2">
          <table:table-cell/>
          <table:table-cell table:style-name="ce28" office:value-type="string">
            <text:p>block size</text:p>
          </table:table-cell>
          <table:table-cell table:style-name="ce31" office:value-type="string" table:number-columns-spanned="3" table:number-rows-spanned="1">
            <text:p><text:span text:style-name="T1">HDFS Java API</text:span></text:p>
            <text:p>1 replication</text:p>
          </table:table-cell>
          <table:covered-table-cell table:style-name="ce38"/>
          <table:covered-table-cell table:style-name="ce43"/>
          <table:table-cell table:style-name="ce47" office:value-type="string" table:number-columns-spanned="3" table:number-rows-spanned="1">
            <text:p><text:span text:style-name="T1">FUSE-DFS</text:span></text:p>
            <text:p><text:span text:style-name="T2">1 replication</text:span></text:p>
          </table:table-cell>
          <table:covered-table-cell table:style-name="ce38"/>
          <table:covered-table-cell table:style-name="ce49"/>
          <table:table-cell table:number-columns-repeated="4"/>
          <table:table-cell table:style-name="ce28"/>
          <table:table-cell table:style-name="ce57" office:value-type="string" table:number-columns-spanned="2" table:number-rows-spanned="1">
            <text:p>1 replication</text:p>
          </table:table-cell>
          <table:covered-table-cell table:style-name="ce63"/>
          <table:table-cell table:style-name="ce57" office:value-type="string" table:number-columns-spanned="2" table:number-rows-spanned="1">
            <text:p><text:s/>2 replications</text:p>
          </table:table-cell>
          <table:covered-table-cell table:style-name="ce63"/>
          <table:table-cell table:style-name="ce66" office:value-type="string" table:number-columns-spanned="2" table:number-rows-spanned="1">
            <text:p>3 replications</text:p>
          </table:table-cell>
          <table:covered-table-cell table:style-name="ce63"/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61.216496">
            <text:p>61.22</text:p>
          </table:table-cell>
          <table:table-cell office:value-type="float" office:value="59.445116">
            <text:p>59.45</text:p>
          </table:table-cell>
          <table:table-cell office:value-type="float" office:value="58.173766">
            <text:p>58.17</text:p>
          </table:table-cell>
          <table:table-cell office:value-type="float" office:value="36.146987283791">
            <text:p>36.15</text:p>
          </table:table-cell>
          <table:table-cell office:value-type="float" office:value="37.4820514376184">
            <text:p>37.48</text:p>
          </table:table-cell>
          <table:table-cell office:value-type="float" office:value="39.7611542563625">
            <text:p>39.76</text:p>
          </table:table-cell>
          <table:table-cell table:number-columns-repeated="4"/>
          <table:table-cell table:style-name="ce54" office:value-type="string">
            <text:p>block size</text:p>
          </table:table-cell>
          <table:table-cell table:style-name="ce31" office:value-type="string">
            <text:p>HDFS Java</text:p>
          </table:table-cell>
          <table:table-cell table:style-name="ce31" office:value-type="string">
            <text:p>FUSE HDFS</text:p>
          </table:table-cell>
          <table:table-cell table:style-name="ce31" office:value-type="string">
            <text:p>HDFS Java</text:p>
          </table:table-cell>
          <table:table-cell table:style-name="ce31" office:value-type="string">
            <text:p>FUSE HDFS</text:p>
          </table:table-cell>
          <table:table-cell table:style-name="ce31" office:value-type="string">
            <text:p>HDFS Java</text:p>
          </table:table-cell>
          <table:table-cell table:style-name="ce31" office:value-type="string">
            <text:p>FUSE HDFS</text:p>
          </table:table-cell>
          <table:table-cell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2.611905">
            <text:p>62.61</text:p>
          </table:table-cell>
          <table:table-cell office:value-type="float" office:value="60.08783">
            <text:p>60.09</text:p>
          </table:table-cell>
          <table:table-cell office:value-type="float" office:value="58.926711">
            <text:p>58.93</text:p>
          </table:table-cell>
          <table:table-cell office:value-type="float" office:value="35.6652394435892">
            <text:p>35.67</text:p>
          </table:table-cell>
          <table:table-cell office:value-type="float" office:value="40.8138731942417">
            <text:p>40.81</text:p>
          </table:table-cell>
          <table:table-cell office:value-type="float" office:value="39.7728561705989">
            <text:p>39.77</text:p>
          </table:table-cell>
          <table:table-cell table:number-columns-repeated="4"/>
          <table:table-cell table:style-name="ce55" office:value-type="float" office:value="4">
            <text:p>4</text:p>
          </table:table-cell>
          <table:table-cell table:style-name="ce58" table:formula="of:=AVERAGE([.C3:.E3])" office:value-type="float" office:value="59.6117926666667">
            <text:p>59.61</text:p>
          </table:table-cell>
          <table:table-cell table:style-name="ce58" table:formula="of:=AVERAGE([.F3:.H3])" office:value-type="float" office:value="37.7967309925906">
            <text:p>37.80</text:p>
          </table:table-cell>
          <table:table-cell table:style-name="ce58" table:formula="of:=AVERAGE([.C19:.E19])" office:value-type="float" office:value="56.169629">
            <text:p>56.17</text:p>
          </table:table-cell>
          <table:table-cell table:style-name="ce58" table:formula="of:=AVERAGE([.F19:.H19])" office:value-type="float" office:value="37.1073976241312">
            <text:p>37.11</text:p>
          </table:table-cell>
          <table:table-cell table:style-name="ce58" table:formula="of:=AVERAGE([.C35:.E35])" office:value-type="float" office:value="54.5904176666667">
            <text:p>54.59</text:p>
          </table:table-cell>
          <table:table-cell table:style-name="ce58" table:formula="of:=AVERAGE([.F35:.H35])" office:value-type="float" office:value="38.595018170192">
            <text:p>38.60</text:p>
          </table:table-cell>
          <table:table-cell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61.736654">
            <text:p>61.74</text:p>
          </table:table-cell>
          <table:table-cell office:value-type="float" office:value="59.740307">
            <text:p>59.74</text:p>
          </table:table-cell>
          <table:table-cell office:value-type="float" office:value="58.611934">
            <text:p>58.61</text:p>
          </table:table-cell>
          <table:table-cell office:value-type="float" office:value="35.731248347508">
            <text:p>35.73</text:p>
          </table:table-cell>
          <table:table-cell office:value-type="float" office:value="40.051826068165">
            <text:p>40.05</text:p>
          </table:table-cell>
          <table:table-cell office:value-type="float" office:value="38.9737668228791">
            <text:p>38.97</text:p>
          </table:table-cell>
          <table:table-cell table:number-columns-repeated="4"/>
          <table:table-cell table:style-name="ce55" office:value-type="float" office:value="8">
            <text:p>8</text:p>
          </table:table-cell>
          <table:table-cell table:style-name="ce58" table:formula="of:=AVERAGE([.C4:.E4])" office:value-type="float" office:value="60.5421486666667">
            <text:p>60.54</text:p>
          </table:table-cell>
          <table:table-cell table:style-name="ce58" table:formula="of:=AVERAGE([.F4:.H4])" office:value-type="float" office:value="38.7506562694766">
            <text:p>38.75</text:p>
          </table:table-cell>
          <table:table-cell table:style-name="ce58" table:formula="of:=AVERAGE([.C20:.E20])" office:value-type="float" office:value="58.1186183333333">
            <text:p>58.12</text:p>
          </table:table-cell>
          <table:table-cell table:style-name="ce58" table:formula="of:=AVERAGE([.F20:.H20])" office:value-type="float" office:value="37.6593763903663">
            <text:p>37.66</text:p>
          </table:table-cell>
          <table:table-cell table:style-name="ce58" table:formula="of:=AVERAGE([.C36:.E36])" office:value-type="float" office:value="55.1297453333333">
            <text:p>55.13</text:p>
          </table:table-cell>
          <table:table-cell table:style-name="ce58" table:formula="of:=AVERAGE([.F36:.H36])" office:value-type="float" office:value="39.2136490822415">
            <text:p>39.21</text:p>
          </table:table-cell>
          <table:table-cell/>
        </table:table-row>
        <table:table-row table:style-name="ro3">
          <table:table-cell/>
          <table:table-cell office:value-type="float" office:value="32">
            <text:p>32</text:p>
          </table:table-cell>
          <table:table-cell office:value-type="float" office:value="66.058577">
            <text:p>66.06</text:p>
          </table:table-cell>
          <table:table-cell office:value-type="float" office:value="59.592346">
            <text:p>59.59</text:p>
          </table:table-cell>
          <table:table-cell office:value-type="float" office:value="58.127059">
            <text:p>58.13</text:p>
          </table:table-cell>
          <table:table-cell office:value-type="float" office:value="37.6019856589687">
            <text:p>37.60</text:p>
          </table:table-cell>
          <table:table-cell office:value-type="float" office:value="40.266634491235">
            <text:p>40.27</text:p>
          </table:table-cell>
          <table:table-cell office:value-type="float" office:value="38.5494541575544">
            <text:p>38.55</text:p>
          </table:table-cell>
          <table:table-cell table:number-columns-repeated="4"/>
          <table:table-cell table:style-name="ce4" office:value-type="float" office:value="16">
            <text:p>16</text:p>
          </table:table-cell>
          <table:table-cell table:style-name="ce59" table:formula="of:=AVERAGE([.C5:.E5])" office:value-type="float" office:value="60.0296316666667">
            <text:p>60.03</text:p>
          </table:table-cell>
          <table:table-cell table:style-name="ce59" table:formula="of:=AVERAGE([.F5:.H5])" office:value-type="float" office:value="38.2522804128507">
            <text:p>38.25</text:p>
          </table:table-cell>
          <table:table-cell table:style-name="ce59" table:formula="of:=AVERAGE([.C21:.E21])" office:value-type="float" office:value="57.584717">
            <text:p>57.58</text:p>
          </table:table-cell>
          <table:table-cell table:style-name="ce58" table:formula="of:=AVERAGE([.F21:.H21])" office:value-type="float" office:value="37.0539222943427">
            <text:p>37.05</text:p>
          </table:table-cell>
          <table:table-cell table:style-name="ce58" table:formula="of:=AVERAGE([.C37:.E37])" office:value-type="float" office:value="54.1609023333333">
            <text:p>54.16</text:p>
          </table:table-cell>
          <table:table-cell table:style-name="ce58" table:formula="of:=AVERAGE([.F37:.H37])" office:value-type="float" office:value="40.0539300933553">
            <text:p>40.05</text:p>
          </table:table-cell>
          <table:table-cell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64.499003">
            <text:p>64.50</text:p>
          </table:table-cell>
          <table:table-cell office:value-type="float" office:value="58.984151">
            <text:p>58.98</text:p>
          </table:table-cell>
          <table:table-cell office:value-type="float" office:value="58.586948">
            <text:p>58.59</text:p>
          </table:table-cell>
          <table:table-cell office:value-type="float" office:value="35.7880221896103">
            <text:p>35.79</text:p>
          </table:table-cell>
          <table:table-cell office:value-type="float" office:value="40.0538045223276">
            <text:p>40.05</text:p>
          </table:table-cell>
          <table:table-cell office:value-type="float" office:value="38.4143082599015">
            <text:p>38.41</text:p>
          </table:table-cell>
          <table:table-cell table:number-columns-repeated="4"/>
          <table:table-cell table:style-name="ce4" office:value-type="float" office:value="32">
            <text:p>32</text:p>
          </table:table-cell>
          <table:table-cell table:style-name="ce59" table:formula="of:=AVERAGE([.C6:.E6])" office:value-type="float" office:value="61.2593273333333">
            <text:p>61.26</text:p>
          </table:table-cell>
          <table:table-cell table:style-name="ce59" table:formula="of:=AVERAGE([.F6:.H6])" office:value-type="float" office:value="38.8060247692527">
            <text:p>38.81</text:p>
          </table:table-cell>
          <table:table-cell table:style-name="ce59" table:formula="of:=AVERAGE([.C22:.E22])" office:value-type="float" office:value="55.4104123333333">
            <text:p>55.41</text:p>
          </table:table-cell>
          <table:table-cell table:style-name="ce59" table:formula="of:=AVERAGE([.F22:.H22])" office:value-type="float" office:value="37.1462576445098">
            <text:p>37.15</text:p>
          </table:table-cell>
          <table:table-cell table:style-name="ce59" table:formula="of:=AVERAGE([.C38:.E38])" office:value-type="float" office:value="53.8032396666667">
            <text:p>53.8</text:p>
          </table:table-cell>
          <table:table-cell table:style-name="ce59" table:formula="of:=AVERAGE([.F38:.H38])" office:value-type="float" office:value="38.9111595418811">
            <text:p>38.91</text:p>
          </table:table-cell>
          <table:table-cell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61.744176">
            <text:p>61.74</text:p>
          </table:table-cell>
          <table:table-cell office:value-type="float" office:value="58.544225">
            <text:p>58.54</text:p>
          </table:table-cell>
          <table:table-cell office:value-type="float" office:value="58.510428">
            <text:p>58.51</text:p>
          </table:table-cell>
          <table:table-cell office:value-type="float" office:value="35.5152739148526">
            <text:p>35.52</text:p>
          </table:table-cell>
          <table:table-cell office:value-type="float" office:value="39.1015681511308">
            <text:p>39.10</text:p>
          </table:table-cell>
          <table:table-cell office:value-type="float" office:value="38.6118675595238">
            <text:p>38.61</text:p>
          </table:table-cell>
          <table:table-cell table:number-columns-repeated="4"/>
          <table:table-cell table:style-name="ce4" office:value-type="float" office:value="64">
            <text:p>64</text:p>
          </table:table-cell>
          <table:table-cell table:style-name="ce59" table:formula="of:=AVERAGE([.C7:.E7])" office:value-type="float" office:value="60.690034">
            <text:p>60.69</text:p>
          </table:table-cell>
          <table:table-cell table:style-name="ce59" table:formula="of:=AVERAGE([.F7:.H7])" office:value-type="float" office:value="38.0853783239465">
            <text:p>38.09</text:p>
          </table:table-cell>
          <table:table-cell table:style-name="ce59" table:formula="of:=AVERAGE([.C23:.E23])" office:value-type="float" office:value="55.5803573333333">
            <text:p>55.58</text:p>
          </table:table-cell>
          <table:table-cell table:style-name="ce59" table:formula="of:=AVERAGE([.F23:.H23])" office:value-type="float" office:value="36.8854183806219">
            <text:p>36.89</text:p>
          </table:table-cell>
          <table:table-cell table:style-name="ce59" table:formula="of:=AVERAGE([.C39:.E39])" office:value-type="float" office:value="54.5434516666667">
            <text:p>54.54</text:p>
          </table:table-cell>
          <table:table-cell table:style-name="ce59" table:formula="of:=AVERAGE([.F39:.H39])" office:value-type="float" office:value="39.4870313485175">
            <text:p>39.49</text:p>
          </table:table-cell>
          <table:table-cell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63.205876">
            <text:p>63.21</text:p>
          </table:table-cell>
          <table:table-cell office:value-type="float" office:value="58.57129">
            <text:p>58.57</text:p>
          </table:table-cell>
          <table:table-cell office:value-type="float" office:value="58.121642">
            <text:p>58.12</text:p>
          </table:table-cell>
          <table:table-cell office:value-type="float" office:value="34.7496879553441">
            <text:p>34.75</text:p>
          </table:table-cell>
          <table:table-cell office:value-type="float" office:value="38.145044867573">
            <text:p>38.15</text:p>
          </table:table-cell>
          <table:table-cell office:value-type="float" office:value="36.5296760260396">
            <text:p>36.53</text:p>
          </table:table-cell>
          <table:table-cell table:number-columns-repeated="4"/>
          <table:table-cell table:style-name="ce4" office:value-type="float" office:value="128">
            <text:p>128</text:p>
          </table:table-cell>
          <table:table-cell table:style-name="ce59" table:formula="of:=AVERAGE([.C8:.E8])" office:value-type="float" office:value="59.5996096666667">
            <text:p>59.6</text:p>
          </table:table-cell>
          <table:table-cell table:style-name="ce59" table:formula="of:=AVERAGE([.F8:.H8])" office:value-type="float" office:value="37.7429032085024">
            <text:p>37.74</text:p>
          </table:table-cell>
          <table:table-cell table:style-name="ce59" table:formula="of:=AVERAGE([.C24:.E24])" office:value-type="float" office:value="57.7936813333333">
            <text:p>57.79</text:p>
          </table:table-cell>
          <table:table-cell table:style-name="ce59" table:formula="of:=AVERAGE([.F24:.H24])" office:value-type="float" office:value="35.9814405546397">
            <text:p>35.98</text:p>
          </table:table-cell>
          <table:table-cell table:style-name="ce59" table:formula="of:=AVERAGE([.C40:.E40])" office:value-type="float" office:value="53.5616536666667">
            <text:p>53.56</text:p>
          </table:table-cell>
          <table:table-cell table:style-name="ce59" table:formula="of:=AVERAGE([.F40:.H40])" office:value-type="float" office:value="39.0496755802536">
            <text:p>39.05</text:p>
          </table:table-cell>
          <table:table-cell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62.489343">
            <text:p>62.49</text:p>
          </table:table-cell>
          <table:table-cell office:value-type="float" office:value="58.507051">
            <text:p>58.51</text:p>
          </table:table-cell>
          <table:table-cell office:value-type="float" office:value="57.147534">
            <text:p>57.15</text:p>
          </table:table-cell>
          <table:table-cell office:value-type="float" office:value="34.2984314855548">
            <text:p>34.30</text:p>
          </table:table-cell>
          <table:table-cell office:value-type="float" office:value="38.1056073476197">
            <text:p>38.11</text:p>
          </table:table-cell>
          <table:table-cell office:value-type="float" office:value="36.5890175872027">
            <text:p>36.59</text:p>
          </table:table-cell>
          <table:table-cell table:number-columns-repeated="4"/>
          <table:table-cell table:style-name="ce4" office:value-type="float" office:value="256">
            <text:p>256</text:p>
          </table:table-cell>
          <table:table-cell table:style-name="ce59" table:formula="of:=AVERAGE([.C9:.E9])" office:value-type="float" office:value="59.9662693333333">
            <text:p>59.97</text:p>
          </table:table-cell>
          <table:table-cell table:style-name="ce59" table:formula="of:=AVERAGE([.F9:.H9])" office:value-type="float" office:value="36.4748029496522">
            <text:p>36.47</text:p>
          </table:table-cell>
          <table:table-cell table:style-name="ce59" table:formula="of:=AVERAGE([.C25:.E25])" office:value-type="float" office:value="56.4240253333333">
            <text:p>56.42</text:p>
          </table:table-cell>
          <table:table-cell table:style-name="ce59" table:formula="of:=AVERAGE([.F25:.H25])" office:value-type="float" office:value="35.5550331943552">
            <text:p>35.56</text:p>
          </table:table-cell>
          <table:table-cell table:style-name="ce59" table:formula="of:=AVERAGE([.C41:.E41])" office:value-type="float" office:value="54.645501">
            <text:p>54.65</text:p>
          </table:table-cell>
          <table:table-cell table:style-name="ce59" table:formula="of:=AVERAGE([.F41:.H41])" office:value-type="float" office:value="38.1600848039785">
            <text:p>38.16</text:p>
          </table:table-cell>
          <table:table-cell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59.252247">
            <text:p>59.25</text:p>
          </table:table-cell>
          <table:table-cell office:value-type="float" office:value="58.444638">
            <text:p>58.44</text:p>
          </table:table-cell>
          <table:table-cell office:value-type="float" office:value="57.847145">
            <text:p>57.85</text:p>
          </table:table-cell>
          <table:table-cell office:value-type="float" office:value="34.730338748019">
            <text:p>34.73</text:p>
          </table:table-cell>
          <table:table-cell office:value-type="float" office:value="38.1468394218103">
            <text:p>38.15</text:p>
          </table:table-cell>
          <table:table-cell office:value-type="float" office:value="38.1701840017888">
            <text:p>38.17</text:p>
          </table:table-cell>
          <table:table-cell table:number-columns-repeated="4"/>
          <table:table-cell table:style-name="ce4" office:value-type="float" office:value="512">
            <text:p>512</text:p>
          </table:table-cell>
          <table:table-cell table:style-name="ce59" table:formula="of:=AVERAGE([.C10:.E10])" office:value-type="float" office:value="59.3813093333333">
            <text:p>59.38</text:p>
          </table:table-cell>
          <table:table-cell table:style-name="ce59" table:formula="of:=AVERAGE([.F10:.H10])" office:value-type="float" office:value="36.3310188067924">
            <text:p>36.33</text:p>
          </table:table-cell>
          <table:table-cell table:style-name="ce59" table:formula="of:=AVERAGE([.C26:.E26])" office:value-type="float" office:value="57.2654793333333">
            <text:p>57.27</text:p>
          </table:table-cell>
          <table:table-cell table:style-name="ce59" table:formula="of:=AVERAGE([.F26:.H26])" office:value-type="float" office:value="35.6500145759429">
            <text:p>35.65</text:p>
          </table:table-cell>
          <table:table-cell table:style-name="ce59" table:formula="of:=AVERAGE([.C42:.E42])" office:value-type="float" office:value="52.051767">
            <text:p>52.05</text:p>
          </table:table-cell>
          <table:table-cell table:style-name="ce59" table:formula="of:=AVERAGE([.F42:.H42])" office:value-type="float" office:value="37.2582382520439">
            <text:p>37.26</text:p>
          </table:table-cell>
          <table:table-cell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63.082943">
            <text:p>63.08</text:p>
          </table:table-cell>
          <table:table-cell office:value-type="float" office:value="57.857464">
            <text:p>57.86</text:p>
          </table:table-cell>
          <table:table-cell office:value-type="float" office:value="57.768017">
            <text:p>57.77</text:p>
          </table:table-cell>
          <table:table-cell office:value-type="float" office:value="36.0714097046132">
            <text:p>36.07</text:p>
          </table:table-cell>
          <table:table-cell office:value-type="float" office:value="37.9860029396608">
            <text:p>37.99</text:p>
          </table:table-cell>
          <table:table-cell office:value-type="float" office:value="36.789891957804">
            <text:p>36.79</text:p>
          </table:table-cell>
          <table:table-cell table:number-columns-repeated="4"/>
          <table:table-cell table:style-name="ce4" office:value-type="float" office:value="1024">
            <text:p>1024</text:p>
          </table:table-cell>
          <table:table-cell table:style-name="ce59" table:formula="of:=AVERAGE([.C11:.E11])" office:value-type="float" office:value="58.5146766666667">
            <text:p>58.51</text:p>
          </table:table-cell>
          <table:table-cell table:style-name="ce59" table:formula="of:=AVERAGE([.F11:.H11])" office:value-type="float" office:value="37.0157873905394">
            <text:p>37.02</text:p>
          </table:table-cell>
          <table:table-cell table:style-name="ce59" table:formula="of:=AVERAGE([.C27:.E27])" office:value-type="float" office:value="55.465978">
            <text:p>55.47</text:p>
          </table:table-cell>
          <table:table-cell table:style-name="ce59" table:formula="of:=AVERAGE([.F27:.H27])" office:value-type="float" office:value="35.5490597223028">
            <text:p>35.55</text:p>
          </table:table-cell>
          <table:table-cell table:style-name="ce59" table:formula="of:=AVERAGE([.C43:.E43])" office:value-type="float" office:value="54.2672013333333">
            <text:p>54.27</text:p>
          </table:table-cell>
          <table:table-cell table:style-name="ce59" table:formula="of:=AVERAGE([.F43:.H43])" office:value-type="float" office:value="37.8514870517618">
            <text:p>37.85</text:p>
          </table:table-cell>
          <table:table-cell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60.624241">
            <text:p>60.62</text:p>
          </table:table-cell>
          <table:table-cell office:value-type="float" office:value="58.352948">
            <text:p>58.35</text:p>
          </table:table-cell>
          <table:table-cell office:value-type="float" office:value="57.94429">
            <text:p>57.94</text:p>
          </table:table-cell>
          <table:table-cell office:value-type="float" office:value="35.1915810403194">
            <text:p>35.19</text:p>
          </table:table-cell>
          <table:table-cell office:value-type="float" office:value="38.0805531747523">
            <text:p>38.08</text:p>
          </table:table-cell>
          <table:table-cell office:value-type="float" office:value="36.8685135611331">
            <text:p>36.87</text:p>
          </table:table-cell>
          <table:table-cell table:number-columns-repeated="4"/>
          <table:table-cell table:style-name="ce4" office:value-type="float" office:value="2048">
            <text:p>2048</text:p>
          </table:table-cell>
          <table:table-cell table:style-name="ce59" table:formula="of:=AVERAGE([.C12:.E12])" office:value-type="float" office:value="59.5694746666667">
            <text:p>59.57</text:p>
          </table:table-cell>
          <table:table-cell table:style-name="ce59" table:formula="of:=AVERAGE([.F12:.H12])" office:value-type="float" office:value="36.949101534026">
            <text:p>36.95</text:p>
          </table:table-cell>
          <table:table-cell table:style-name="ce59" table:formula="of:=AVERAGE([.C28:.E28])" office:value-type="float" office:value="56.1646326666667">
            <text:p>56.16</text:p>
          </table:table-cell>
          <table:table-cell table:style-name="ce59" table:formula="of:=AVERAGE([.F28:.H28])" office:value-type="float" office:value="35.1959798444101">
            <text:p>35.2</text:p>
          </table:table-cell>
          <table:table-cell table:style-name="ce59" table:formula="of:=AVERAGE([.C44:.E44])" office:value-type="float" office:value="54.400902">
            <text:p>54.4</text:p>
          </table:table-cell>
          <table:table-cell table:style-name="ce59" table:formula="of:=AVERAGE([.F44:.H44])" office:value-type="float" office:value="37.9693145859983">
            <text:p>37.97</text:p>
          </table:table-cell>
          <table:table-cell/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float" office:value="62.035638">
            <text:p>62.04</text:p>
          </table:table-cell>
          <table:table-cell office:value-type="float" office:value="58.501141">
            <text:p>58.50</text:p>
          </table:table-cell>
          <table:table-cell office:value-type="float" office:value="58.172931">
            <text:p>58.17</text:p>
          </table:table-cell>
          <table:table-cell office:value-type="float" office:value="34.7392664731588">
            <text:p>34.74</text:p>
          </table:table-cell>
          <table:table-cell office:value-type="float" office:value="38.345276588953">
            <text:p>38.35</text:p>
          </table:table-cell>
          <table:table-cell office:value-type="float" office:value="37.0487626222243">
            <text:p>37.05</text:p>
          </table:table-cell>
          <table:table-cell table:number-columns-repeated="4"/>
          <table:table-cell table:style-name="ce4" office:value-type="float" office:value="4096">
            <text:p>4096</text:p>
          </table:table-cell>
          <table:table-cell table:style-name="ce59" table:formula="of:=AVERAGE([.C13:.E13])" office:value-type="float" office:value="58.9738263333333">
            <text:p>58.97</text:p>
          </table:table-cell>
          <table:table-cell table:style-name="ce59" table:formula="of:=AVERAGE([.F13:.H13])" office:value-type="float" office:value="36.7135492587349">
            <text:p>36.71</text:p>
          </table:table-cell>
          <table:table-cell table:style-name="ce59" table:formula="of:=AVERAGE([.C29:.E29])" office:value-type="float" office:value="55.9804716666667">
            <text:p>55.98</text:p>
          </table:table-cell>
          <table:table-cell table:style-name="ce59" table:formula="of:=AVERAGE([.F29:.H29])" office:value-type="float" office:value="35.6604585786335">
            <text:p>35.66</text:p>
          </table:table-cell>
          <table:table-cell table:style-name="ce59" table:formula="of:=AVERAGE([.C45:.E45])" office:value-type="float" office:value="53.412408">
            <text:p>53.41</text:p>
          </table:table-cell>
          <table:table-cell table:style-name="ce59" table:formula="of:=AVERAGE([.F45:.H45])" office:value-type="float" office:value="37.5745757866686">
            <text:p>37.57</text:p>
          </table:table-cell>
          <table:table-cell/>
        </table:table-row>
        <table:table-row table:style-name="ro1">
          <table:table-cell/>
          <table:table-cell table:style-name="ce24" office:value-type="string">
            <text:p>average</text:p>
          </table:table-cell>
          <table:table-cell table:style-name="ce33" table:formula="of:=AVERAGE([.C3:.C14])" office:value-type="float" office:value="62.37975825">
            <text:p>62.38</text:p>
          </table:table-cell>
          <table:table-cell table:style-name="ce40" table:formula="of:=AVERAGE([.D3:.D14])" office:value-type="float" office:value="58.8857089166667">
            <text:p>58.89</text:p>
          </table:table-cell>
          <table:table-cell table:style-name="ce45" table:formula="of:=AVERAGE([.E3:.E14])" office:value-type="float" office:value="58.16153375">
            <text:p>58.16</text:p>
          </table:table-cell>
          <table:table-cell table:style-name="ce40" table:formula="of:=AVERAGE([.F3:.F14])" office:value-type="float" office:value="35.5191226871108">
            <text:p>35.52</text:p>
          </table:table-cell>
          <table:table-cell table:style-name="ce40" table:formula="of:=AVERAGE([.G3:.G14])" office:value-type="float" office:value="38.8815901837573">
            <text:p>38.88</text:p>
          </table:table-cell>
          <table:table-cell table:style-name="ce45" table:formula="of:=AVERAGE([.H3:.H14])" office:value-type="float" office:value="38.0066210819177">
            <text:p>38.01</text:p>
          </table:table-cell>
          <table:table-cell table:number-columns-repeated="4"/>
          <table:table-cell table:style-name="ce4" office:value-type="float" office:value="8192">
            <text:p>8192</text:p>
          </table:table-cell>
          <table:table-cell table:style-name="ce59" table:formula="of:=AVERAGE([.C14:.E14])" office:value-type="float" office:value="59.5699033333333">
            <text:p>59.57</text:p>
          </table:table-cell>
          <table:table-cell table:style-name="ce59" table:formula="of:=AVERAGE([.F14:.H14])" office:value-type="float" office:value="36.7111018947787">
            <text:p>36.71</text:p>
          </table:table-cell>
          <table:table-cell table:style-name="ce59" table:formula="of:=AVERAGE([.C30:.E30])" office:value-type="float" office:value="56.4088186666667">
            <text:p>56.41</text:p>
          </table:table-cell>
          <table:table-cell table:style-name="ce59" table:formula="of:=AVERAGE([.F30:.H30])" office:value-type="float" office:value="35.5086981276906">
            <text:p>35.51</text:p>
          </table:table-cell>
          <table:table-cell table:style-name="ce59" table:formula="of:=AVERAGE([.C46:.E46])" office:value-type="float" office:value="53.2401743333333">
            <text:p>53.24</text:p>
          </table:table-cell>
          <table:table-cell table:style-name="ce59" table:formula="of:=AVERAGE([.F46:.H46])" office:value-type="float" office:value="37.6418271435817">
            <text:p>37.64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4" table:number-columns-repeated="6"/>
          <table:table-cell table:number-columns-repeated="4"/>
          <table:table-cell table:style-name="ce24" office:value-type="string">
            <text:p>average</text:p>
          </table:table-cell>
          <table:table-cell table:style-name="ce60" table:formula="of:=AVERAGE([.C15:.E15])" office:value-type="float" office:value="59.8090003055555">
            <text:p>59.81</text:p>
          </table:table-cell>
          <table:table-cell table:style-name="ce60" table:formula="of:=AVERAGE([.F15:.H15])" office:value-type="float" office:value="37.4691113175953">
            <text:p>37.47</text:p>
          </table:table-cell>
          <table:table-cell table:style-name="ce60" table:formula="of:=AVERAGE([.C31:.E31])" office:value-type="float" office:value="56.5305684166667">
            <text:p>56.53</text:p>
          </table:table-cell>
          <table:table-cell table:style-name="ce60" table:formula="of:=AVERAGE([.F31:.H31])" office:value-type="float" office:value="36.2460880776622">
            <text:p>36.25</text:p>
          </table:table-cell>
          <table:table-cell table:style-name="ce60" table:formula="of:=AVERAGE([.C47:.E47])" office:value-type="float" office:value="53.983947">
            <text:p>53.98</text:p>
          </table:table-cell>
          <table:table-cell table:style-name="ce60" table:formula="of:=AVERAGE([.F47:.H47])" office:value-type="float" office:value="38.4804992867062">
            <text:p>38.48</text:p>
          </table:table-cell>
          <table:table-cell/>
        </table:table-row>
        <table:table-row table:style-name="ro2">
          <table:table-cell/>
          <table:table-cell table:style-name="ce27" office:value-type="string" table:number-columns-spanned="7" table:number-rows-spanned="1">
            <text:p>Read Throughput MB/s </text:p>
            <text:p>(8 slaves, 2 replication)</text:p>
          </table:table-cell>
          <table:covered-table-cell table:style-name="ce35"/>
          <table:covered-table-cell table:style-name="ce35"/>
          <table:covered-table-cell table:style-name="ce46"/>
          <table:covered-table-cell table:style-name="ce46"/>
          <table:covered-table-cell table:style-name="ce46"/>
          <table:covered-table-cell table:style-name="ce50"/>
          <table:table-cell table:number-columns-repeated="12"/>
        </table:table-row>
        <table:table-row table:style-name="ro2">
          <table:table-cell/>
          <table:table-cell table:style-name="ce28" office:value-type="string">
            <text:p>block size</text:p>
          </table:table-cell>
          <table:table-cell table:style-name="ce36" office:value-type="string" table:number-columns-spanned="3" table:number-rows-spanned="1">
            <text:p><text:span text:style-name="T1">HDFS Java API</text:span></text:p>
            <text:p><text:span text:style-name="T2">2 replications</text:span></text:p>
          </table:table-cell>
          <table:covered-table-cell table:style-name="ce38"/>
          <table:covered-table-cell table:style-name="ce43"/>
          <table:table-cell table:style-name="ce47" office:value-type="string" table:number-columns-spanned="3" table:number-rows-spanned="1">
            <text:p><text:span text:style-name="T1">FUSE-DFS</text:span></text:p>
            <text:p><text:span text:style-name="T2">2 replications</text:span></text:p>
          </table:table-cell>
          <table:covered-table-cell table:style-name="ce41"/>
          <table:covered-table-cell table:style-name="ce43"/>
          <table:table-cell table:style-name="ce52" table:number-columns-repeated="2"/>
          <table:table-cell table:number-columns-repeated="3"/>
          <table:table-cell table:style-name="ce53" office:value-type="string" table:number-columns-spanned="4" table:number-rows-spanned="1">
            <text:p>% Read Slowdown per Replication Factor</text:p>
          </table:table-cell>
          <table:covered-table-cell table:style-name="ce64"/>
          <table:covered-table-cell table:style-name="ce64"/>
          <table:covered-table-cell table:style-name="ce64"/>
          <table:table-cell table:number-columns-repeated="3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54.95569">
            <text:p>54.96</text:p>
          </table:table-cell>
          <table:table-cell office:value-type="float" office:value="56.795681">
            <text:p>56.80</text:p>
          </table:table-cell>
          <table:table-cell office:value-type="float" office:value="56.757516">
            <text:p>56.76</text:p>
          </table:table-cell>
          <table:table-cell office:value-type="float" office:value="36.2942222259523">
            <text:p>36.29</text:p>
          </table:table-cell>
          <table:table-cell office:value-type="float" office:value="35.0728499826982">
            <text:p>35.07</text:p>
          </table:table-cell>
          <table:table-cell office:value-type="float" office:value="39.955120663743">
            <text:p>39.96</text:p>
          </table:table-cell>
          <table:table-cell table:style-name="ce52" table:number-columns-repeated="2"/>
          <table:table-cell table:number-columns-repeated="3"/>
          <table:table-cell table:style-name="ce61" office:value-type="string">
            <text:p>block size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number-columns-repeated="3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57.618596">
            <text:p>57.62</text:p>
          </table:table-cell>
          <table:table-cell office:value-type="float" office:value="59.231038">
            <text:p>59.23</text:p>
          </table:table-cell>
          <table:table-cell office:value-type="float" office:value="57.506221">
            <text:p>57.51</text:p>
          </table:table-cell>
          <table:table-cell office:value-type="float" office:value="35.9482718012946">
            <text:p>35.95</text:p>
          </table:table-cell>
          <table:table-cell office:value-type="float" office:value="36.5198044746205">
            <text:p>36.52</text:p>
          </table:table-cell>
          <table:table-cell office:value-type="float" office:value="40.5100528951839">
            <text:p>40.51</text:p>
          </table:table-cell>
          <table:table-cell table:number-columns-repeated="5"/>
          <table:table-cell table:style-name="ce62" office:value-type="float" office:value="4">
            <text:p>4</text:p>
          </table:table-cell>
          <table:table-cell table:style-name="ce58" table:formula="of:=(1-([.O4]/[.N4]))*100" office:value-type="float" office:value="36.5952116153595">
            <text:p>36.60</text:p>
          </table:table-cell>
          <table:table-cell table:style-name="ce58" table:formula="of:=(1-([.Q4]/[.P4]))*100" office:value-type="float" office:value="33.9369009823241">
            <text:p>33.94</text:p>
          </table:table-cell>
          <table:table-cell table:style-name="ce58" table:formula="of:=(1-[.S4]/[.R4])*100" office:value-type="float" office:value="29.300745772168">
            <text:p>29.3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58.605156">
            <text:p>58.61</text:p>
          </table:table-cell>
          <table:table-cell office:value-type="float" office:value="57.659569">
            <text:p>57.66</text:p>
          </table:table-cell>
          <table:table-cell office:value-type="float" office:value="56.489426">
            <text:p>56.49</text:p>
          </table:table-cell>
          <table:table-cell office:value-type="float" office:value="36.1196141810326">
            <text:p>36.12</text:p>
          </table:table-cell>
          <table:table-cell office:value-type="float" office:value="35.9594314049404">
            <text:p>35.96</text:p>
          </table:table-cell>
          <table:table-cell office:value-type="float" office:value="39.082721297055">
            <text:p>39.08</text:p>
          </table:table-cell>
          <table:table-cell table:number-columns-repeated="5"/>
          <table:table-cell table:style-name="ce59" office:value-type="float" office:value="8">
            <text:p>8</text:p>
          </table:table-cell>
          <table:table-cell table:style-name="ce58" table:formula="of:=(1-([.O5]/[.N5]))*100" office:value-type="float" office:value="35.9939197354389">
            <text:p>35.99</text:p>
          </table:table-cell>
          <table:table-cell table:style-name="ce58" table:formula="of:=(1-([.Q5]/[.P5]))*100" office:value-type="float" office:value="35.2025607794479">
            <text:p>35.20</text:p>
          </table:table-cell>
          <table:table-cell table:style-name="ce58" table:formula="of:=(1-[.S5]/[.R5])*100" office:value-type="float" office:value="28.8702517213851">
            <text:p>28.8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56.417499">
            <text:p>56.42</text:p>
          </table:table-cell>
          <table:table-cell office:value-type="float" office:value="53.430762">
            <text:p>53.43</text:p>
          </table:table-cell>
          <table:table-cell office:value-type="float" office:value="56.382976">
            <text:p>56.38</text:p>
          </table:table-cell>
          <table:table-cell office:value-type="float" office:value="36.9373733031159">
            <text:p>36.94</text:p>
          </table:table-cell>
          <table:table-cell office:value-type="float" office:value="36.7066192281575">
            <text:p>36.71</text:p>
          </table:table-cell>
          <table:table-cell office:value-type="float" office:value="37.794780402256">
            <text:p>37.79</text:p>
          </table:table-cell>
          <table:table-cell table:number-columns-repeated="5"/>
          <table:table-cell table:style-name="ce59" office:value-type="float" office:value="16">
            <text:p>16</text:p>
          </table:table-cell>
          <table:table-cell table:style-name="ce59" table:formula="of:=(1-([.O6]/[.N6]))*100" office:value-type="float" office:value="36.2776692929611">
            <text:p>36.28</text:p>
          </table:table-cell>
          <table:table-cell table:style-name="ce59" table:formula="of:=(1-([.Q6]/[.P6]))*100" office:value-type="float" office:value="35.6532006672141">
            <text:p>35.65</text:p>
          </table:table-cell>
          <table:table-cell table:style-name="ce59" table:formula="of:=(1-[.S6]/[.R6])*100" office:value-type="float" office:value="26.0464128776081">
            <text:p>26.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56.769437">
            <text:p>56.77</text:p>
          </table:table-cell>
          <table:table-cell office:value-type="float" office:value="53.425482">
            <text:p>53.43</text:p>
          </table:table-cell>
          <table:table-cell office:value-type="float" office:value="56.546153">
            <text:p>56.55</text:p>
          </table:table-cell>
          <table:table-cell office:value-type="float" office:value="35.2497160696431">
            <text:p>35.25</text:p>
          </table:table-cell>
          <table:table-cell office:value-type="float" office:value="36.9794873329685">
            <text:p>36.98</text:p>
          </table:table-cell>
          <table:table-cell office:value-type="float" office:value="38.4270517392541">
            <text:p>38.43</text:p>
          </table:table-cell>
          <table:table-cell table:number-columns-repeated="5"/>
          <table:table-cell table:style-name="ce59" office:value-type="float" office:value="32">
            <text:p>32</text:p>
          </table:table-cell>
          <table:table-cell table:style-name="ce59" table:formula="of:=(1-([.O7]/[.N7]))*100" office:value-type="float" office:value="36.652871556856">
            <text:p>36.65</text:p>
          </table:table-cell>
          <table:table-cell table:style-name="ce59" table:formula="of:=(1-([.Q7]/[.P7]))*100" office:value-type="float" office:value="32.9615931730512">
            <text:p>32.96</text:p>
          </table:table-cell>
          <table:table-cell table:style-name="ce59" table:formula="of:=(1-[.S7]/[.R7])*100" office:value-type="float" office:value="27.6787795996081">
            <text:p>27.6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57.26215">
            <text:p>57.26</text:p>
          </table:table-cell>
          <table:table-cell office:value-type="float" office:value="59.283004">
            <text:p>59.28</text:p>
          </table:table-cell>
          <table:table-cell office:value-type="float" office:value="56.83589">
            <text:p>56.84</text:p>
          </table:table-cell>
          <table:table-cell office:value-type="float" office:value="34.8273008654755">
            <text:p>34.83</text:p>
          </table:table-cell>
          <table:table-cell office:value-type="float" office:value="35.4206368491176">
            <text:p>35.42</text:p>
          </table:table-cell>
          <table:table-cell office:value-type="float" office:value="37.6963839493259">
            <text:p>37.70</text:p>
          </table:table-cell>
          <table:table-cell table:number-columns-repeated="5"/>
          <table:table-cell table:style-name="ce59" office:value-type="float" office:value="64">
            <text:p>64</text:p>
          </table:table-cell>
          <table:table-cell table:style-name="ce59" table:formula="of:=(1-([.O8]/[.N8]))*100" office:value-type="float" office:value="37.2460751563486">
            <text:p>37.25</text:p>
          </table:table-cell>
          <table:table-cell table:style-name="ce59" table:formula="of:=(1-([.Q8]/[.P8]))*100" office:value-type="float" office:value="33.635873984386">
            <text:p>33.64</text:p>
          </table:table-cell>
          <table:table-cell table:style-name="ce59" table:formula="of:=(1-[.S8]/[.R8])*100" office:value-type="float" office:value="27.6044508700402">
            <text:p>27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57.37276">
            <text:p>57.37</text:p>
          </table:table-cell>
          <table:table-cell office:value-type="float" office:value="55.425628">
            <text:p>55.43</text:p>
          </table:table-cell>
          <table:table-cell office:value-type="float" office:value="56.473688">
            <text:p>56.47</text:p>
          </table:table-cell>
          <table:table-cell office:value-type="float" office:value="35.0910641255896">
            <text:p>35.09</text:p>
          </table:table-cell>
          <table:table-cell office:value-type="float" office:value="34.4778135364402">
            <text:p>34.48</text:p>
          </table:table-cell>
          <table:table-cell office:value-type="float" office:value="37.0962219210358">
            <text:p>37.10</text:p>
          </table:table-cell>
          <table:table-cell table:number-columns-repeated="5"/>
          <table:table-cell table:style-name="ce59" office:value-type="float" office:value="128">
            <text:p>128</text:p>
          </table:table-cell>
          <table:table-cell table:style-name="ce59" table:formula="of:=(1-([.O9]/[.N9]))*100" office:value-type="float" office:value="36.6725664486834">
            <text:p>36.67</text:p>
          </table:table-cell>
          <table:table-cell table:style-name="ce59" table:formula="of:=(1-([.Q9]/[.P9]))*100" office:value-type="float" office:value="37.7415666825036">
            <text:p>37.74</text:p>
          </table:table-cell>
          <table:table-cell table:style-name="ce59" table:formula="of:=(1-[.S9]/[.R9])*100" office:value-type="float" office:value="27.0939694594314">
            <text:p>27.0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57.404035">
            <text:p>57.40</text:p>
          </table:table-cell>
          <table:table-cell office:value-type="float" office:value="57.974119">
            <text:p>57.97</text:p>
          </table:table-cell>
          <table:table-cell office:value-type="float" office:value="56.418284">
            <text:p>56.42</text:p>
          </table:table-cell>
          <table:table-cell office:value-type="float" office:value="34.6976429778767">
            <text:p>34.70</text:p>
          </table:table-cell>
          <table:table-cell office:value-type="float" office:value="35.0062262552346">
            <text:p>35.01</text:p>
          </table:table-cell>
          <table:table-cell office:value-type="float" office:value="37.2461744947175">
            <text:p>37.25</text:p>
          </table:table-cell>
          <table:table-cell table:number-columns-repeated="5"/>
          <table:table-cell table:style-name="ce59" office:value-type="float" office:value="256">
            <text:p>256</text:p>
          </table:table-cell>
          <table:table-cell table:style-name="ce59" table:formula="of:=(1-([.O10]/[.N10]))*100" office:value-type="float" office:value="39.1744669875985">
            <text:p>39.17</text:p>
          </table:table-cell>
          <table:table-cell table:style-name="ce59" table:formula="of:=(1-([.Q10]/[.P10]))*100" office:value-type="float" office:value="36.9860037735547">
            <text:p>36.99</text:p>
          </table:table-cell>
          <table:table-cell table:style-name="ce59" table:formula="of:=(1-[.S10]/[.R10])*100" office:value-type="float" office:value="30.1679294623385">
            <text:p>30.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54.9207">
            <text:p>54.92</text:p>
          </table:table-cell>
          <table:table-cell office:value-type="float" office:value="57.494396">
            <text:p>57.49</text:p>
          </table:table-cell>
          <table:table-cell office:value-type="float" office:value="53.982838">
            <text:p>53.98</text:p>
          </table:table-cell>
          <table:table-cell office:value-type="float" office:value="35.2282755680584">
            <text:p>35.23</text:p>
          </table:table-cell>
          <table:table-cell office:value-type="float" office:value="34.3667550542511">
            <text:p>34.37</text:p>
          </table:table-cell>
          <table:table-cell office:value-type="float" office:value="37.0521485445988">
            <text:p>37.05</text:p>
          </table:table-cell>
          <table:table-cell table:number-columns-repeated="5"/>
          <table:table-cell table:style-name="ce59" office:value-type="float" office:value="512">
            <text:p>512</text:p>
          </table:table-cell>
          <table:table-cell table:style-name="ce59" table:formula="of:=(1-([.O11]/[.N11]))*100" office:value-type="float" office:value="38.8174171053547">
            <text:p>38.82</text:p>
          </table:table-cell>
          <table:table-cell table:style-name="ce59" table:formula="of:=(1-([.Q11]/[.P11]))*100" office:value-type="float" office:value="37.7460644860234">
            <text:p>37.75</text:p>
          </table:table-cell>
          <table:table-cell table:style-name="ce59" table:formula="of:=(1-[.S11]/[.R11])*100" office:value-type="float" office:value="28.420800292824">
            <text:p>28.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55.814012">
            <text:p>55.81</text:p>
          </table:table-cell>
          <table:table-cell office:value-type="float" office:value="57.03097">
            <text:p>57.03</text:p>
          </table:table-cell>
          <table:table-cell office:value-type="float" office:value="55.648916">
            <text:p>55.65</text:p>
          </table:table-cell>
          <table:table-cell office:value-type="float" office:value="34.2535154929875">
            <text:p>34.25</text:p>
          </table:table-cell>
          <table:table-cell office:value-type="float" office:value="34.5027538721756">
            <text:p>34.50</text:p>
          </table:table-cell>
          <table:table-cell office:value-type="float" office:value="36.8316701680672">
            <text:p>36.83</text:p>
          </table:table-cell>
          <table:table-cell table:number-columns-repeated="5"/>
          <table:table-cell table:style-name="ce59" office:value-type="float" office:value="1024">
            <text:p>1024</text:p>
          </table:table-cell>
          <table:table-cell table:style-name="ce59" table:formula="of:=(1-([.O12]/[.N12]))*100" office:value-type="float" office:value="36.7410203744222">
            <text:p>36.74</text:p>
          </table:table-cell>
          <table:table-cell table:style-name="ce59" table:formula="of:=(1-([.Q12]/[.P12]))*100" office:value-type="float" office:value="35.9083513819899">
            <text:p>35.91</text:p>
          </table:table-cell>
          <table:table-cell table:style-name="ce59" table:formula="of:=(1-[.S12]/[.R12])*100" office:value-type="float" office:value="30.2497897039851">
            <text:p>30.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56.734085">
            <text:p>56.73</text:p>
          </table:table-cell>
          <table:table-cell office:value-type="float" office:value="55.090479">
            <text:p>55.09</text:p>
          </table:table-cell>
          <table:table-cell office:value-type="float" office:value="56.116851">
            <text:p>56.12</text:p>
          </table:table-cell>
          <table:table-cell office:value-type="float" office:value="35.3341998758062">
            <text:p>35.33</text:p>
          </table:table-cell>
          <table:table-cell office:value-type="float" office:value="34.564526141353">
            <text:p>34.56</text:p>
          </table:table-cell>
          <table:table-cell office:value-type="float" office:value="37.0826497187414">
            <text:p>37.08</text:p>
          </table:table-cell>
          <table:table-cell table:number-columns-repeated="5"/>
          <table:table-cell table:style-name="ce59" office:value-type="float" office:value="2048">
            <text:p>2048</text:p>
          </table:table-cell>
          <table:table-cell table:style-name="ce59" table:formula="of:=(1-([.O13]/[.N13]))*100" office:value-type="float" office:value="37.9730948765582">
            <text:p>37.97</text:p>
          </table:table-cell>
          <table:table-cell table:style-name="ce59" table:formula="of:=(1-([.Q13]/[.P13]))*100" office:value-type="float" office:value="37.3342650466605">
            <text:p>37.33</text:p>
          </table:table-cell>
          <table:table-cell table:style-name="ce59" table:formula="of:=(1-[.S13]/[.R13])*100" office:value-type="float" office:value="30.204623103495">
            <text:p>30.2</text:p>
          </table:table-cell>
          <table:table-cell table:number-columns-repeated="3"/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float" office:value="57.37276">
            <text:p>57.37</text:p>
          </table:table-cell>
          <table:table-cell office:value-type="float" office:value="56.274584">
            <text:p>56.27</text:p>
          </table:table-cell>
          <table:table-cell office:value-type="float" office:value="55.579112">
            <text:p>55.58</text:p>
          </table:table-cell>
          <table:table-cell office:value-type="float" office:value="35.5292795876786">
            <text:p>35.53</text:p>
          </table:table-cell>
          <table:table-cell office:value-type="float" office:value="34.241943359375">
            <text:p>34.24</text:p>
          </table:table-cell>
          <table:table-cell office:value-type="float" office:value="36.7548714360183">
            <text:p>36.75</text:p>
          </table:table-cell>
          <table:table-cell table:number-columns-repeated="5"/>
          <table:table-cell table:style-name="ce59" office:value-type="float" office:value="4096">
            <text:p>4096</text:p>
          </table:table-cell>
          <table:table-cell table:style-name="ce59" table:formula="of:=(1-([.O14]/[.N14]))*100" office:value-type="float" office:value="37.7460281257287">
            <text:p>37.75</text:p>
          </table:table-cell>
          <table:table-cell table:style-name="ce59" table:formula="of:=(1-([.Q14]/[.P14]))*100" office:value-type="float" office:value="36.2983956423729">
            <text:p>36.3</text:p>
          </table:table-cell>
          <table:table-cell table:style-name="ce59" table:formula="of:=(1-[.S14]/[.R14])*100" office:value-type="float" office:value="29.6519719038531">
            <text:p>29.65</text:p>
          </table:table-cell>
          <table:table-cell table:number-columns-repeated="3"/>
        </table:table-row>
        <table:table-row table:style-name="ro3">
          <table:table-cell/>
          <table:table-cell table:style-name="ce24" office:value-type="string">
            <text:p>average</text:p>
          </table:table-cell>
          <table:table-cell table:style-name="ce33" table:formula="of:=AVERAGE([.C19:.C30])" office:value-type="float" office:value="56.7705733333334">
            <text:p>56.77</text:p>
          </table:table-cell>
          <table:table-cell table:style-name="ce40" table:formula="of:=AVERAGE([.D19:.D30])" office:value-type="float" office:value="56.592976">
            <text:p>56.59</text:p>
          </table:table-cell>
          <table:table-cell table:style-name="ce45" table:formula="of:=AVERAGE([.E19:.E30])" office:value-type="float" office:value="56.2281559166667">
            <text:p>56.23</text:p>
          </table:table-cell>
          <table:table-cell table:style-name="ce48" table:formula="of:=AVERAGE([.F19:.F30])" office:value-type="float" office:value="35.4592063395426">
            <text:p>35.46</text:p>
          </table:table-cell>
          <table:table-cell table:style-name="ce48" table:formula="of:=AVERAGE([.G19:.G30])" office:value-type="float" office:value="35.3182372909444">
            <text:p>35.32</text:p>
          </table:table-cell>
          <table:table-cell table:style-name="ce51" table:formula="of:=AVERAGE([.H19:.H30])" office:value-type="float" office:value="37.9608206024997">
            <text:p>37.96</text:p>
          </table:table-cell>
          <table:table-cell table:number-columns-repeated="5"/>
          <table:table-cell table:style-name="ce59" office:value-type="float" office:value="8192">
            <text:p>8192</text:p>
          </table:table-cell>
          <table:table-cell table:style-name="ce59" table:formula="of:=(1-([.O15]/[.N15]))*100" office:value-type="float" office:value="38.3730712313639">
            <text:p>38.37</text:p>
          </table:table-cell>
          <table:table-cell table:style-name="ce59" table:formula="of:=(1-([.Q15]/[.P15]))*100" office:value-type="float" office:value="37.0511580156994">
            <text:p>37.05</text:p>
          </table:table-cell>
          <table:table-cell table:style-name="ce59" table:formula="of:=(1-[.S15]/[.R15])*100" office:value-type="float" office:value="29.2980768471782">
            <text:p>29.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34"/>
          <table:table-cell table:style-name="ce34"/>
          <table:table-cell table:style-name="ce34"/>
          <table:table-cell table:style-name="ce34"/>
          <table:table-cell table:style-name="ce34" table:number-columns-repeated="2"/>
          <table:table-cell table:number-columns-repeated="5"/>
          <table:table-cell table:style-name="ce60" office:value-type="string">
            <text:p>AVERAGE</text:p>
          </table:table-cell>
          <table:table-cell table:style-name="ce60" table:formula="of:=(1-([.O16]/[.N16]))*100" office:value-type="float" office:value="37.3520521557441">
            <text:p>37.35</text:p>
          </table:table-cell>
          <table:table-cell table:style-name="ce60" table:formula="of:=(1-([.Q16]/[.P16]))*100" office:value-type="float" office:value="35.8823215600713">
            <text:p>35.88</text:p>
          </table:table-cell>
          <table:table-cell table:style-name="ce60" table:formula="of:=(1-[.S16]/[.R16])*100" office:value-type="float" office:value="28.7186257672005">
            <text:p>28.72</text:p>
          </table:table-cell>
          <table:table-cell table:number-columns-repeated="3"/>
        </table:table-row>
        <table:table-row table:style-name="ro2">
          <table:table-cell/>
          <table:table-cell table:style-name="ce27" office:value-type="string" table:number-columns-spanned="7" table:number-rows-spanned="1">
            <text:p>Read Throughput MB/s </text:p>
            <text:p>(8 slaves, 3 replication)</text:p>
          </table:table-cell>
          <table:covered-table-cell table:style-name="ce37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table-cell table:number-columns-repeated="12"/>
        </table:table-row>
        <table:table-row table:style-name="ro2">
          <table:table-cell/>
          <table:table-cell table:style-name="ce28" office:value-type="string">
            <text:p>block size</text:p>
          </table:table-cell>
          <table:table-cell table:style-name="ce36" office:value-type="string" table:number-columns-spanned="3" table:number-rows-spanned="1">
            <text:p><text:span text:style-name="T1">HDFS Java API</text:span></text:p>
            <text:p><text:span text:style-name="T2">3 replications</text:span></text:p>
          </table:table-cell>
          <table:covered-table-cell table:style-name="ce41"/>
          <table:covered-table-cell table:style-name="ce43"/>
          <table:table-cell table:style-name="ce47" office:value-type="string" table:number-columns-spanned="3" table:number-rows-spanned="1">
            <text:p><text:span text:style-name="T1">FUSE-DFS</text:span></text:p>
            <text:p><text:span text:style-name="T2">3 replications</text:span></text:p>
          </table:table-cell>
          <table:covered-table-cell table:style-name="ce41"/>
          <table:covered-table-cell table:style-name="ce43"/>
          <table:table-cell table:number-columns-repeated="1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4.514537">
            <text:p>54.51</text:p>
          </table:table-cell>
          <table:table-cell table:style-name="ce34" office:value-type="float" office:value="57.017335">
            <text:p>57.02</text:p>
          </table:table-cell>
          <table:table-cell office:value-type="float" office:value="52.239381">
            <text:p>52.24</text:p>
          </table:table-cell>
          <table:table-cell table:style-name="ce34" office:value-type="float" office:value="39.0112686432523">
            <text:p>39.01</text:p>
          </table:table-cell>
          <table:table-cell table:style-name="ce34" office:value-type="float" office:value="38.0716132383322">
            <text:p>38.07</text:p>
          </table:table-cell>
          <table:table-cell office:value-type="float" office:value="38.7021726289915">
            <text:p>38.7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5.78598">
            <text:p>55.79</text:p>
          </table:table-cell>
          <table:table-cell table:style-name="ce34" office:value-type="float" office:value="57.290066">
            <text:p>57.29</text:p>
          </table:table-cell>
          <table:table-cell office:value-type="float" office:value="52.31319">
            <text:p>52.31</text:p>
          </table:table-cell>
          <table:table-cell table:style-name="ce34" office:value-type="float" office:value="39.0469622820957">
            <text:p>39.05</text:p>
          </table:table-cell>
          <table:table-cell table:style-name="ce34" office:value-type="float" office:value="37.8600746486436">
            <text:p>37.86</text:p>
          </table:table-cell>
          <table:table-cell office:value-type="float" office:value="40.7339103159851">
            <text:p>40.7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55.303525">
            <text:p>55.30</text:p>
          </table:table-cell>
          <table:table-cell table:style-name="ce34" office:value-type="float" office:value="55.63746">
            <text:p>55.64</text:p>
          </table:table-cell>
          <table:table-cell office:value-type="float" office:value="51.541722">
            <text:p>51.54</text:p>
          </table:table-cell>
          <table:table-cell table:style-name="ce34" office:value-type="float" office:value="40.3046634233025">
            <text:p>40.30</text:p>
          </table:table-cell>
          <table:table-cell table:style-name="ce34" office:value-type="float" office:value="39.9413437145953">
            <text:p>39.94</text:p>
          </table:table-cell>
          <table:table-cell office:value-type="float" office:value="39.915783142168">
            <text:p>39.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54.715388">
            <text:p>54.72</text:p>
          </table:table-cell>
          <table:table-cell table:style-name="ce34" office:value-type="float" office:value="55.87555">
            <text:p>55.88</text:p>
          </table:table-cell>
          <table:table-cell office:value-type="float" office:value="50.818781">
            <text:p>50.82</text:p>
          </table:table-cell>
          <table:table-cell table:style-name="ce34" office:value-type="float" office:value="39.082721297055">
            <text:p>39.08</text:p>
          </table:table-cell>
          <table:table-cell table:style-name="ce34" office:value-type="float" office:value="38.2891447679086">
            <text:p>38.29</text:p>
          </table:table-cell>
          <table:table-cell office:value-type="float" office:value="39.3616125606796">
            <text:p>39.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4">
            <text:p>64</text:p>
          </table:table-cell>
          <table:table-cell office:value-type="float" office:value="55.154183">
            <text:p>55.15</text:p>
          </table:table-cell>
          <table:table-cell table:style-name="ce34" office:value-type="float" office:value="55.81747">
            <text:p>55.82</text:p>
          </table:table-cell>
          <table:table-cell office:value-type="float" office:value="52.658702">
            <text:p>52.66</text:p>
          </table:table-cell>
          <table:table-cell table:style-name="ce34" office:value-type="float" office:value="39.9433112684729">
            <text:p>39.94</text:p>
          </table:table-cell>
          <table:table-cell table:style-name="ce34" office:value-type="float" office:value="39.9334754370845">
            <text:p>39.93</text:p>
          </table:table-cell>
          <table:table-cell office:value-type="float" office:value="38.5843073399952">
            <text:p>38.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54.879069">
            <text:p>54.88</text:p>
          </table:table-cell>
          <table:table-cell table:style-name="ce34" office:value-type="float" office:value="54.812293">
            <text:p>54.81</text:p>
          </table:table-cell>
          <table:table-cell office:value-type="float" office:value="50.993599">
            <text:p>50.99</text:p>
          </table:table-cell>
          <table:table-cell table:style-name="ce34" office:value-type="float" office:value="38.4708079304455">
            <text:p>38.47</text:p>
          </table:table-cell>
          <table:table-cell table:style-name="ce34" office:value-type="float" office:value="39.5709930579279">
            <text:p>39.57</text:p>
          </table:table-cell>
          <table:table-cell office:value-type="float" office:value="39.1072257523874">
            <text:p>39.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">
            <text:p>256</text:p>
          </table:table-cell>
          <table:table-cell office:value-type="float" office:value="54.763428">
            <text:p>54.76</text:p>
          </table:table-cell>
          <table:table-cell table:style-name="ce34" office:value-type="float" office:value="54.938934">
            <text:p>54.94</text:p>
          </table:table-cell>
          <table:table-cell office:value-type="float" office:value="54.234141">
            <text:p>54.23</text:p>
          </table:table-cell>
          <table:table-cell table:style-name="ce34" office:value-type="float" office:value="38.6671062827849">
            <text:p>38.67</text:p>
          </table:table-cell>
          <table:table-cell table:style-name="ce34" office:value-type="float" office:value="37.6788670422862">
            <text:p>37.68</text:p>
          </table:table-cell>
          <table:table-cell office:value-type="float" office:value="38.1342810868645">
            <text:p>38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float" office:value="51.324119">
            <text:p>51.32</text:p>
          </table:table-cell>
          <table:table-cell table:style-name="ce34" office:value-type="float" office:value="55.250391">
            <text:p>55.25</text:p>
          </table:table-cell>
          <table:table-cell office:value-type="float" office:value="49.580791">
            <text:p>49.58</text:p>
          </table:table-cell>
          <table:table-cell table:style-name="ce34" office:value-type="float" office:value="38.8765986838951">
            <text:p>38.88</text:p>
          </table:table-cell>
          <table:table-cell table:style-name="ce34" office:value-type="float" office:value="35.6997850900365">
            <text:p>35.70</text:p>
          </table:table-cell>
          <table:table-cell office:value-type="float" office:value="37.1983309822002">
            <text:p>37.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4">
            <text:p>1024</text:p>
          </table:table-cell>
          <table:table-cell office:value-type="float" office:value="54.524434">
            <text:p>54.52</text:p>
          </table:table-cell>
          <table:table-cell table:style-name="ce34" office:value-type="float" office:value="55.271482">
            <text:p>55.27</text:p>
          </table:table-cell>
          <table:table-cell office:value-type="float" office:value="53.005688">
            <text:p>53.01</text:p>
          </table:table-cell>
          <table:table-cell table:style-name="ce34" office:value-type="float" office:value="37.4215072341702">
            <text:p>37.42</text:p>
          </table:table-cell>
          <table:table-cell table:style-name="ce34" office:value-type="float" office:value="37.2787098869018">
            <text:p>37.28</text:p>
          </table:table-cell>
          <table:table-cell office:value-type="float" office:value="38.8542440342134">
            <text:p>38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54.836759">
            <text:p>54.84</text:p>
          </table:table-cell>
          <table:table-cell table:style-name="ce34" office:value-type="float" office:value="55.115194">
            <text:p>55.12</text:p>
          </table:table-cell>
          <table:table-cell office:value-type="float" office:value="53.250753">
            <text:p>53.25</text:p>
          </table:table-cell>
          <table:table-cell table:style-name="ce34" office:value-type="float" office:value="38.8840559511821">
            <text:p>38.88</text:p>
          </table:table-cell>
          <table:table-cell table:style-name="ce34" office:value-type="float" office:value="37.8936918754089">
            <text:p>37.89</text:p>
          </table:table-cell>
          <table:table-cell office:value-type="float" office:value="37.130195931404">
            <text:p>37.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96">
            <text:p>4096</text:p>
          </table:table-cell>
          <table:table-cell office:value-type="float" office:value="54.015203">
            <text:p>54.02</text:p>
          </table:table-cell>
          <table:table-cell table:style-name="ce34" office:value-type="float" office:value="55.240605">
            <text:p>55.24</text:p>
          </table:table-cell>
          <table:table-cell office:value-type="float" office:value="50.981416">
            <text:p>50.98</text:p>
          </table:table-cell>
          <table:table-cell table:style-name="ce34" office:value-type="float" office:value="36.885284936087">
            <text:p>36.89</text:p>
          </table:table-cell>
          <table:table-cell table:style-name="ce34" office:value-type="float" office:value="36.9879216654502">
            <text:p>36.99</text:p>
          </table:table-cell>
          <table:table-cell office:value-type="float" office:value="38.8505207584687">
            <text:p>38.8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192">
            <text:p>8192</text:p>
          </table:table-cell>
          <table:table-cell office:value-type="float" office:value="54.141798">
            <text:p>54.14</text:p>
          </table:table-cell>
          <table:table-cell table:style-name="ce34" office:value-type="float" office:value="54.388749">
            <text:p>54.39</text:p>
          </table:table-cell>
          <table:table-cell office:value-type="float" office:value="51.189976">
            <text:p>51.19</text:p>
          </table:table-cell>
          <table:table-cell table:style-name="ce34" office:value-type="float" office:value="38.4908961715561">
            <text:p>38.49</text:p>
          </table:table-cell>
          <table:table-cell table:style-name="ce34" office:value-type="float" office:value="37.1352974009618">
            <text:p>37.14</text:p>
          </table:table-cell>
          <table:table-cell office:value-type="float" office:value="37.2992878582271">
            <text:p>37.30</text:p>
          </table:table-cell>
          <table:table-cell table:number-columns-repeated="12"/>
        </table:table-row>
        <table:table-row table:style-name="ro1">
          <table:table-cell/>
          <table:table-cell table:style-name="ce24" office:value-type="string">
            <text:p>average</text:p>
          </table:table-cell>
          <table:table-cell table:style-name="ce33" table:formula="of:=AVERAGE([.C35:.C46])" office:value-type="float" office:value="54.49653525">
            <text:p>54.50</text:p>
          </table:table-cell>
          <table:table-cell table:style-name="ce40" table:formula="of:=AVERAGE([.D35:.D46])" office:value-type="float" office:value="55.5546274166667">
            <text:p>55.55</text:p>
          </table:table-cell>
          <table:table-cell table:style-name="ce45" table:formula="of:=AVERAGE([.E35:.E46])" office:value-type="float" office:value="51.9006783333333">
            <text:p>51.90</text:p>
          </table:table-cell>
          <table:table-cell table:style-name="ce40" table:formula="of:=AVERAGE([.F35:.F46])" office:value-type="float" office:value="38.7570986753583">
            <text:p>38.76</text:p>
          </table:table-cell>
          <table:table-cell table:style-name="ce40" table:formula="of:=AVERAGE([.G35:.G46])" office:value-type="float" office:value="38.0284098187948">
            <text:p>38.03</text:p>
          </table:table-cell>
          <table:table-cell table:style-name="ce45" table:formula="of:=AVERAGE([.H35:.H46])" office:value-type="float" office:value="38.6559893659654">
            <text:p>38.66</text:p>
          </table:table-cell>
          <table:table-cell table:number-columns-repeated="12"/>
        </table:table-row>
      </table:table>
      <table:table table:name="WRITE-8nodes" table:style-name="ta1" table:print="false">
        <office:forms form:automatic-focus="false" form:apply-design-mode="false"/>
        <table:table-column table:style-name="co39" table:default-cell-style-name="ce67"/>
        <table:table-column table:style-name="co40" table:default-cell-style-name="ce34"/>
        <table:table-column table:style-name="co30" table:number-columns-repeated="6" table:default-cell-style-name="ce34"/>
        <table:table-column table:style-name="co6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6" table:default-cell-style-name="ce34"/>
        <table:table-column table:style-name="co19" table:default-cell-style-name="ce34"/>
        <table:table-column table:style-name="co25" table:default-cell-style-name="ce34"/>
        <table:table-column table:style-name="co38" table:default-cell-style-name="ce34"/>
        <table:table-column table:style-name="co19" table:default-cell-style-name="ce34"/>
        <table:table-column table:style-name="co35" table:default-cell-style-name="ce34"/>
        <table:table-column table:style-name="co43" table:default-cell-style-name="ce34"/>
        <table:table-column table:style-name="co36" table:default-cell-style-name="ce34"/>
        <table:table-column table:style-name="co44" table:default-cell-style-name="ce34"/>
        <table:table-column table:style-name="co45" table:default-cell-style-name="ce34"/>
        <table:table-column table:style-name="co30" table:default-cell-style-name="ce34"/>
        <table:table-column table:style-name="co46" table:default-cell-style-name="ce34"/>
        <table:table-column table:style-name="co29" table:default-cell-style-name="ce34"/>
        <table:table-column table:style-name="co47" table:default-cell-style-name="ce34"/>
        <table:table-column table:style-name="co48" table:default-cell-style-name="ce34"/>
        <table:table-column table:style-name="co5" table:default-cell-style-name="ce34"/>
        <table:table-column table:style-name="co49" table:default-cell-style-name="ce34"/>
        <table:table-column table:style-name="co4" table:default-cell-style-name="ce34"/>
        <table:table-column table:style-name="co50" table:default-cell-style-name="ce34"/>
        <table:table-column table:style-name="co5" table:number-columns-repeated="975" table:default-cell-style-name="ce34"/>
        <table:table-row table:style-name="ro7">
          <table:table-cell table:style-name="Default"/>
          <table:table-cell table:style-name="ce68" office:value-type="string" table:number-columns-spanned="7" table:number-rows-spanned="1">
            <text:p>Write Throughput MB/s </text:p>
            <text:p>(8 slaves, 1 replication)</text:p>
          </table:table-cell>
          <table:covered-table-cell table:style-name="ce56"/>
          <table:covered-table-cell table:style-name="ce35"/>
          <table:covered-table-cell table:style-name="ce46"/>
          <table:covered-table-cell table:style-name="ce46"/>
          <table:covered-table-cell table:style-name="ce35"/>
          <table:covered-table-cell table:style-name="ce50"/>
          <table:table-cell table:number-columns-repeated="3"/>
          <table:table-cell table:style-name="Default" table:number-columns-repeated="2"/>
          <table:table-cell table:style-name="ce53" office:value-type="string" table:number-columns-spanned="7" table:number-rows-spanned="1">
            <text:p>Average Write Throughput (MB/s) per Replication Factor </text:p>
            <text:p>(8 Slaves)</text:p>
          </table:table-cell>
          <table:covered-table-cell table:style-name="ce56"/>
          <table:covered-table-cell table:style-name="ce46"/>
          <table:covered-table-cell table:style-name="ce56"/>
          <table:covered-table-cell table:style-name="ce46"/>
          <table:covered-table-cell table:style-name="ce56"/>
          <table:covered-table-cell table:style-name="ce50"/>
          <table:table-cell table:style-name="ce88"/>
          <table:table-cell table:style-name="ce39" table:number-columns-repeated="3"/>
          <table:table-cell table:style-name="Default" table:number-columns-repeated="6"/>
          <table:table-cell table:number-columns-repeated="975"/>
        </table:table-row>
        <table:table-row table:style-name="ro2">
          <table:table-cell table:style-name="Default"/>
          <table:table-cell table:style-name="ce69" office:value-type="string">
            <text:p>block size</text:p>
          </table:table-cell>
          <table:table-cell table:style-name="ce74" office:value-type="string" table:number-columns-spanned="3" table:number-rows-spanned="1">
            <text:p><text:span text:style-name="T1">HDFS Java API</text:span></text:p>
            <text:p>1 replication</text:p>
          </table:table-cell>
          <table:covered-table-cell table:style-name="ce38"/>
          <table:covered-table-cell table:style-name="ce49"/>
          <table:table-cell table:style-name="ce47" office:value-type="string" table:number-columns-spanned="3" table:number-rows-spanned="1">
            <text:p><text:span text:style-name="T1">FUSE-DFS</text:span></text:p>
            <text:p><text:span text:style-name="T2">1 replication</text:span></text:p>
          </table:table-cell>
          <table:covered-table-cell table:style-name="ce38"/>
          <table:covered-table-cell table:style-name="ce49"/>
          <table:table-cell table:number-columns-repeated="3"/>
          <table:table-cell table:style-name="Default" table:number-columns-repeated="2"/>
          <table:table-cell table:style-name="ce73"/>
          <table:table-cell table:style-name="ce57" office:value-type="string" table:number-columns-spanned="2" table:number-rows-spanned="1">
            <text:p>1 replication</text:p>
          </table:table-cell>
          <table:covered-table-cell table:style-name="ce85"/>
          <table:table-cell table:style-name="ce57" office:value-type="string" table:number-columns-spanned="2" table:number-rows-spanned="1">
            <text:p><text:s/>2 replications</text:p>
          </table:table-cell>
          <table:covered-table-cell table:style-name="ce85"/>
          <table:table-cell table:style-name="ce57" office:value-type="string" table:number-columns-spanned="2" table:number-rows-spanned="1">
            <text:p>3 replications</text:p>
          </table:table-cell>
          <table:covered-table-cell table:style-name="ce85"/>
          <table:table-cell table:style-name="Default" table:number-columns-repeated="10"/>
          <table:table-cell table:number-columns-repeated="975"/>
        </table:table-row>
        <table:table-row table:style-name="ro8">
          <table:table-cell table:style-name="Default"/>
          <table:table-cell table:style-name="ce62" office:value-type="float" office:value="4">
            <text:p>4</text:p>
          </table:table-cell>
          <table:table-cell table:style-name="ce75" office:value-type="float" office:value="37.636194">
            <text:p>37.64</text:p>
          </table:table-cell>
          <table:table-cell table:style-name="ce75" office:value-type="float" office:value="34.973009">
            <text:p>34.97</text:p>
          </table:table-cell>
          <table:table-cell table:style-name="ce78" office:value-type="float" office:value="34.116169">
            <text:p>34.12</text:p>
          </table:table-cell>
          <table:table-cell office:value-type="float" office:value="15.9565731019758">
            <text:p>15.96</text:p>
          </table:table-cell>
          <table:table-cell office:value-type="float" office:value="22.1579826952506">
            <text:p>22.16</text:p>
          </table:table-cell>
          <table:table-cell table:style-name="ce44" office:value-type="float" office:value="18.5083135984935">
            <text:p>18.51</text:p>
          </table:table-cell>
          <table:table-cell table:number-columns-repeated="3"/>
          <table:table-cell table:style-name="Default" table:number-columns-repeated="2"/>
          <table:table-cell table:style-name="ce80" office:value-type="string">
            <text:p>block size</text:p>
          </table:table-cell>
          <table:table-cell table:style-name="ce82" office:value-type="string">
            <text:p>HDFS Java</text:p>
          </table:table-cell>
          <table:table-cell table:style-name="ce82" office:value-type="string">
            <text:p>FUSE HDFS</text:p>
          </table:table-cell>
          <table:table-cell table:style-name="ce82" office:value-type="string">
            <text:p>HDFS Java</text:p>
          </table:table-cell>
          <table:table-cell table:style-name="ce82" office:value-type="string">
            <text:p>FUSE HDFS</text:p>
          </table:table-cell>
          <table:table-cell table:style-name="ce82" office:value-type="string">
            <text:p>HDFS Java</text:p>
          </table:table-cell>
          <table:table-cell table:style-name="ce82" office:value-type="string">
            <text:p>FUSE HDFS</text:p>
          </table:table-cell>
          <table:table-cell table:style-name="Default" table:number-columns-repeated="4"/>
          <table:table-cell table:style-name="ce87" table:number-columns-repeated="975"/>
          <table:table-cell table:style-name="Default" table:number-columns-repeated="6"/>
        </table:table-row>
        <table:table-row table:style-name="ro1">
          <table:table-cell table:style-name="Default"/>
          <table:table-cell table:style-name="ce62" office:value-type="float" office:value="8">
            <text:p>8</text:p>
          </table:table-cell>
          <table:table-cell table:style-name="ce75" office:value-type="float" office:value="38.808497">
            <text:p>38.81</text:p>
          </table:table-cell>
          <table:table-cell table:style-name="ce75" office:value-type="float" office:value="36.423999">
            <text:p>36.42</text:p>
          </table:table-cell>
          <table:table-cell table:style-name="ce78" office:value-type="float" office:value="38.053567">
            <text:p>38.05</text:p>
          </table:table-cell>
          <table:table-cell office:value-type="float" office:value="17.2330446899175">
            <text:p>17.23</text:p>
          </table:table-cell>
          <table:table-cell office:value-type="float" office:value="20.3475337202008">
            <text:p>20.35</text:p>
          </table:table-cell>
          <table:table-cell table:style-name="ce44" office:value-type="float" office:value="20.1188303290078">
            <text:p>20.12</text:p>
          </table:table-cell>
          <table:table-cell table:number-columns-repeated="3"/>
          <table:table-cell table:style-name="Default" table:number-columns-repeated="2"/>
          <table:table-cell table:style-name="ce62" office:value-type="float" office:value="4">
            <text:p>4</text:p>
          </table:table-cell>
          <table:table-cell table:style-name="ce83" table:formula="of:=AVERAGE([.C3:.E3])" office:value-type="float" office:value="35.575124">
            <text:p>35.58</text:p>
          </table:table-cell>
          <table:table-cell table:style-name="ce83" table:formula="of:=AVERAGE([.F3:.H3])" office:value-type="float" office:value="18.8742897985733">
            <text:p>18.87</text:p>
          </table:table-cell>
          <table:table-cell table:style-name="ce83" table:formula="of:=AVERAGE([.C19:.E19])" office:value-type="float" office:value="26.8762666666667">
            <text:p>26.88</text:p>
          </table:table-cell>
          <table:table-cell table:style-name="ce83" table:formula="of:=AVERAGE([.F19:.H19])" office:value-type="float" office:value="17.9687282792626">
            <text:p>17.97</text:p>
          </table:table-cell>
          <table:table-cell table:style-name="ce83" table:formula="of:=AVERAGE([.C35:.E35])" office:value-type="float" office:value="20.523002">
            <text:p>20.52</text:p>
          </table:table-cell>
          <table:table-cell table:style-name="ce83" table:formula="of:=AVERAGE([.F35:.H35])" office:value-type="float" office:value="19.2789283976375">
            <text:p>19.28</text:p>
          </table:table-cell>
          <table:table-cell table:style-name="Default" table:number-columns-repeated="4"/>
          <table:table-cell table:number-columns-repeated="975"/>
          <table:table-cell table:style-name="Default" table:number-columns-repeated="6"/>
        </table:table-row>
        <table:table-row table:style-name="ro1">
          <table:table-cell table:style-name="Default"/>
          <table:table-cell table:style-name="ce62" office:value-type="float" office:value="16">
            <text:p>16</text:p>
          </table:table-cell>
          <table:table-cell table:style-name="ce75" office:value-type="float" office:value="37.895817">
            <text:p>37.90</text:p>
          </table:table-cell>
          <table:table-cell table:style-name="ce75" office:value-type="float" office:value="37.727429">
            <text:p>37.73</text:p>
          </table:table-cell>
          <table:table-cell table:style-name="ce78" office:value-type="float" office:value="38.562471">
            <text:p>38.56</text:p>
          </table:table-cell>
          <table:table-cell office:value-type="float" office:value="16.883898360229">
            <text:p>16.88</text:p>
          </table:table-cell>
          <table:table-cell office:value-type="float" office:value="20.2636316068974">
            <text:p>20.26</text:p>
          </table:table-cell>
          <table:table-cell table:style-name="ce44" office:value-type="float" office:value="20.5893357053984">
            <text:p>20.59</text:p>
          </table:table-cell>
          <table:table-cell table:number-columns-repeated="3"/>
          <table:table-cell table:style-name="Default" table:number-columns-repeated="2"/>
          <table:table-cell table:style-name="ce62" office:value-type="float" office:value="8">
            <text:p>8</text:p>
          </table:table-cell>
          <table:table-cell table:style-name="ce83" table:formula="of:=AVERAGE([.C4:.E4])" office:value-type="float" office:value="37.762021">
            <text:p>37.76</text:p>
          </table:table-cell>
          <table:table-cell table:style-name="ce83" table:formula="of:=AVERAGE([.F4:.H4])" office:value-type="float" office:value="19.2331362463754">
            <text:p>19.23</text:p>
          </table:table-cell>
          <table:table-cell table:style-name="ce83" table:formula="of:=AVERAGE([.C20:.E20])" office:value-type="float" office:value="28.7994016666667">
            <text:p>28.80</text:p>
          </table:table-cell>
          <table:table-cell table:style-name="ce83" table:formula="of:=AVERAGE([.F20:.H20])" office:value-type="float" office:value="19.0816750855645">
            <text:p>19.08</text:p>
          </table:table-cell>
          <table:table-cell table:style-name="ce83" table:formula="of:=AVERAGE([.C36:.E36])" office:value-type="float" office:value="23.3050743333333">
            <text:p>23.31</text:p>
          </table:table-cell>
          <table:table-cell table:style-name="ce83" table:formula="of:=AVERAGE([.F36:.H36])" office:value-type="float" office:value="20.1831080891562">
            <text:p>20.18</text:p>
          </table:table-cell>
          <table:table-cell table:style-name="Default" table:number-columns-repeated="4"/>
          <table:table-cell table:number-columns-repeated="975"/>
          <table:table-cell table:style-name="Default" table:number-columns-repeated="6"/>
        </table:table-row>
        <table:table-row table:style-name="ro1">
          <table:table-cell table:style-name="Default"/>
          <table:table-cell table:style-name="ce62" office:value-type="float" office:value="32">
            <text:p>32</text:p>
          </table:table-cell>
          <table:table-cell table:style-name="ce75" office:value-type="float" office:value="38.746188">
            <text:p>38.75</text:p>
          </table:table-cell>
          <table:table-cell table:style-name="ce75" office:value-type="float" office:value="38.60286">
            <text:p>38.60</text:p>
          </table:table-cell>
          <table:table-cell table:style-name="ce78" office:value-type="float" office:value="40.252242">
            <text:p>40.25</text:p>
          </table:table-cell>
          <table:table-cell office:value-type="float" office:value="17.6913843464316">
            <text:p>17.69</text:p>
          </table:table-cell>
          <table:table-cell office:value-type="float" office:value="20.6554213050234">
            <text:p>20.66</text:p>
          </table:table-cell>
          <table:table-cell table:style-name="ce44" office:value-type="float" office:value="20.564792887215">
            <text:p>20.56</text:p>
          </table:table-cell>
          <table:table-cell table:number-columns-repeated="3"/>
          <table:table-cell table:style-name="Default" table:number-columns-repeated="2"/>
          <table:table-cell table:style-name="ce62" office:value-type="float" office:value="16">
            <text:p>16</text:p>
          </table:table-cell>
          <table:table-cell table:style-name="ce83" table:formula="of:=AVERAGE([.C5:.E5])" office:value-type="float" office:value="38.0619056666667">
            <text:p>38.06</text:p>
          </table:table-cell>
          <table:table-cell table:style-name="ce83" table:formula="of:=AVERAGE([.F5:.H5])" office:value-type="float" office:value="19.2456218908416">
            <text:p>19.25</text:p>
          </table:table-cell>
          <table:table-cell table:style-name="ce83" table:formula="of:=AVERAGE([.C21:.E21])" office:value-type="float" office:value="29.2967536666667">
            <text:p>29.30</text:p>
          </table:table-cell>
          <table:table-cell table:style-name="ce83" table:formula="of:=AVERAGE([.F21:.H21])" office:value-type="float" office:value="19.2477729665822">
            <text:p>19.25</text:p>
          </table:table-cell>
          <table:table-cell table:style-name="ce83" table:formula="of:=AVERAGE([.C37:.E37])" office:value-type="float" office:value="23.37016">
            <text:p>23.37</text:p>
          </table:table-cell>
          <table:table-cell table:style-name="ce83" table:formula="of:=AVERAGE([.F37:.H37])" office:value-type="float" office:value="19.9164981132152">
            <text:p>19.92</text:p>
          </table:table-cell>
          <table:table-cell table:style-name="Default" table:number-columns-repeated="4"/>
          <table:table-cell table:number-columns-repeated="975"/>
          <table:table-cell table:style-name="Default" table:number-columns-repeated="6"/>
        </table:table-row>
        <table:table-row table:style-name="ro1">
          <table:table-cell table:style-name="Default"/>
          <table:table-cell table:style-name="ce62" office:value-type="float" office:value="64">
            <text:p>64</text:p>
          </table:table-cell>
          <table:table-cell table:style-name="ce75" office:value-type="float" office:value="38.889464">
            <text:p>38.89</text:p>
          </table:table-cell>
          <table:table-cell table:style-name="ce75" office:value-type="float" office:value="39.152924">
            <text:p>39.15</text:p>
          </table:table-cell>
          <table:table-cell table:style-name="ce78" office:value-type="float" office:value="38.876412">
            <text:p>38.88</text:p>
          </table:table-cell>
          <table:table-cell office:value-type="float" office:value="17.8420371154777">
            <text:p>17.84</text:p>
          </table:table-cell>
          <table:table-cell office:value-type="float" office:value="20.8761159277568">
            <text:p>20.88</text:p>
          </table:table-cell>
          <table:table-cell table:style-name="ce44" office:value-type="float" office:value="20.5465542963207">
            <text:p>20.55</text:p>
          </table:table-cell>
          <table:table-cell table:number-columns-repeated="3"/>
          <table:table-cell table:style-name="Default" table:number-columns-repeated="2"/>
          <table:table-cell table:style-name="ce62" office:value-type="float" office:value="32">
            <text:p>32</text:p>
          </table:table-cell>
          <table:table-cell table:style-name="ce83" table:formula="of:=AVERAGE([.C6:.E6])" office:value-type="float" office:value="39.20043">
            <text:p>39.20</text:p>
          </table:table-cell>
          <table:table-cell table:style-name="ce83" table:formula="of:=AVERAGE([.F6:.H6])" office:value-type="float" office:value="19.63719951289">
            <text:p>19.64</text:p>
          </table:table-cell>
          <table:table-cell table:style-name="ce83" table:formula="of:=AVERAGE([.C22:.E22])" office:value-type="float" office:value="29.114664">
            <text:p>29.11</text:p>
          </table:table-cell>
          <table:table-cell table:style-name="ce83" table:formula="of:=AVERAGE([.F22:.H22])" office:value-type="float" office:value="19.2229526003775">
            <text:p>19.22</text:p>
          </table:table-cell>
          <table:table-cell table:style-name="ce83" table:formula="of:=AVERAGE([.C38:.E38])" office:value-type="float" office:value="22.9874256666667">
            <text:p>22.99</text:p>
          </table:table-cell>
          <table:table-cell table:style-name="ce83" table:formula="of:=AVERAGE([.F38:.H38])" office:value-type="float" office:value="20.8160056717365">
            <text:p>20.82</text:p>
          </table:table-cell>
          <table:table-cell table:style-name="Default" table:number-columns-repeated="4"/>
          <table:table-cell table:number-columns-repeated="975"/>
          <table:table-cell table:style-name="Default" table:number-columns-repeated="6"/>
        </table:table-row>
        <table:table-row table:style-name="ro1">
          <table:table-cell table:style-name="Default"/>
          <table:table-cell table:style-name="ce62" office:value-type="float" office:value="128">
            <text:p>128</text:p>
          </table:table-cell>
          <table:table-cell table:style-name="ce75" office:value-type="float" office:value="38.394118">
            <text:p>38.39</text:p>
          </table:table-cell>
          <table:table-cell table:style-name="ce75" office:value-type="float" office:value="38.816858">
            <text:p>38.82</text:p>
          </table:table-cell>
          <table:table-cell table:style-name="ce78" office:value-type="float" office:value="39.163324">
            <text:p>39.16</text:p>
          </table:table-cell>
          <table:table-cell office:value-type="float" office:value="17.0543531128405">
            <text:p>17.05</text:p>
          </table:table-cell>
          <table:table-cell office:value-type="float" office:value="19.4789251867778">
            <text:p>19.48</text:p>
          </table:table-cell>
          <table:table-cell table:style-name="ce44" office:value-type="float" office:value="21.8163752455135">
            <text:p>21.82</text:p>
          </table:table-cell>
          <table:table-cell table:number-columns-repeated="3"/>
          <table:table-cell table:style-name="Default" table:number-columns-repeated="2"/>
          <table:table-cell table:style-name="ce62" office:value-type="float" office:value="64">
            <text:p>64</text:p>
          </table:table-cell>
          <table:table-cell table:style-name="ce83" table:formula="of:=AVERAGE([.C7:.E7])" office:value-type="float" office:value="38.9729333333333">
            <text:p>38.97</text:p>
          </table:table-cell>
          <table:table-cell table:style-name="ce83" table:formula="of:=AVERAGE([.F7:.H7])" office:value-type="float" office:value="19.7549024465184">
            <text:p>19.75</text:p>
          </table:table-cell>
          <table:table-cell table:style-name="ce83" table:formula="of:=AVERAGE([.C23:.E23])" office:value-type="float" office:value="30.0109273333333">
            <text:p>30.01</text:p>
          </table:table-cell>
          <table:table-cell table:style-name="ce83" table:formula="of:=AVERAGE([.F23:.H23])" office:value-type="float" office:value="19.2130468807357">
            <text:p>19.21</text:p>
          </table:table-cell>
          <table:table-cell table:style-name="ce83" table:formula="of:=AVERAGE([.C39:.E39])" office:value-type="float" office:value="22.968468">
            <text:p>22.97</text:p>
          </table:table-cell>
          <table:table-cell table:style-name="ce83" table:formula="of:=AVERAGE([.F39:.H39])" office:value-type="float" office:value="20.0522907109441">
            <text:p>20.05</text:p>
          </table:table-cell>
          <table:table-cell table:style-name="Default" table:number-columns-repeated="4"/>
          <table:table-cell table:number-columns-repeated="975"/>
          <table:table-cell table:style-name="Default" table:number-columns-repeated="6"/>
        </table:table-row>
        <table:table-row table:style-name="ro1">
          <table:table-cell table:style-name="Default"/>
          <table:table-cell table:style-name="ce62" office:value-type="float" office:value="256">
            <text:p>256</text:p>
          </table:table-cell>
          <table:table-cell table:style-name="ce75" office:value-type="float" office:value="38.551287">
            <text:p>38.55</text:p>
          </table:table-cell>
          <table:table-cell table:style-name="ce75" office:value-type="float" office:value="39.535877">
            <text:p>39.54</text:p>
          </table:table-cell>
          <table:table-cell table:style-name="ce78" office:value-type="float" office:value="39.275055">
            <text:p>39.28</text:p>
          </table:table-cell>
          <table:table-cell office:value-type="float" office:value="18.0698687128117">
            <text:p>18.07</text:p>
          </table:table-cell>
          <table:table-cell office:value-type="float" office:value="22.3079459323759">
            <text:p>22.31</text:p>
          </table:table-cell>
          <table:table-cell table:style-name="ce44" office:value-type="float" office:value="20.7856759484748">
            <text:p>20.79</text:p>
          </table:table-cell>
          <table:table-cell table:number-columns-repeated="3"/>
          <table:table-cell table:style-name="Default" table:number-columns-repeated="2"/>
          <table:table-cell table:style-name="ce62" office:value-type="float" office:value="128">
            <text:p>128</text:p>
          </table:table-cell>
          <table:table-cell table:style-name="ce83" table:formula="of:=AVERAGE([.C8:.E8])" office:value-type="float" office:value="38.7914333333333">
            <text:p>38.79</text:p>
          </table:table-cell>
          <table:table-cell table:style-name="ce83" table:formula="of:=AVERAGE([.F8:.H8])" office:value-type="float" office:value="19.4498845150439">
            <text:p>19.45</text:p>
          </table:table-cell>
          <table:table-cell table:style-name="ce83" table:formula="of:=AVERAGE([.C24:.E24])" office:value-type="float" office:value="29.6994513333333">
            <text:p>29.70</text:p>
          </table:table-cell>
          <table:table-cell table:style-name="ce83" table:formula="of:=AVERAGE([.F24:.H24])" office:value-type="float" office:value="18.8424789862935">
            <text:p>18.84</text:p>
          </table:table-cell>
          <table:table-cell table:style-name="ce83" table:formula="of:=AVERAGE([.C40:.E40])" office:value-type="float" office:value="22.672864">
            <text:p>22.67</text:p>
          </table:table-cell>
          <table:table-cell table:style-name="ce83" table:formula="of:=AVERAGE([.F40:.H40])" office:value-type="float" office:value="20.3514090423622">
            <text:p>20.35</text:p>
          </table:table-cell>
          <table:table-cell table:style-name="Default" table:number-columns-repeated="4"/>
          <table:table-cell table:number-columns-repeated="975"/>
          <table:table-cell table:style-name="Default" table:number-columns-repeated="6"/>
        </table:table-row>
        <table:table-row table:style-name="ro1">
          <table:table-cell table:style-name="Default"/>
          <table:table-cell table:style-name="ce62" office:value-type="float" office:value="512">
            <text:p>512</text:p>
          </table:table-cell>
          <table:table-cell table:style-name="ce75" office:value-type="float" office:value="38.446183">
            <text:p>38.45</text:p>
          </table:table-cell>
          <table:table-cell table:style-name="ce75" office:value-type="float" office:value="39.586255">
            <text:p>39.59</text:p>
          </table:table-cell>
          <table:table-cell table:style-name="ce78" office:value-type="float" office:value="38.78418">
            <text:p>38.78</text:p>
          </table:table-cell>
          <table:table-cell office:value-type="float" office:value="18.2586687101714">
            <text:p>18.26</text:p>
          </table:table-cell>
          <table:table-cell office:value-type="float" office:value="21.1224658421903">
            <text:p>21.12</text:p>
          </table:table-cell>
          <table:table-cell table:style-name="ce44" office:value-type="float" office:value="20.6596315417346">
            <text:p>20.66</text:p>
          </table:table-cell>
          <table:table-cell table:number-columns-repeated="3"/>
          <table:table-cell table:style-name="Default" table:number-columns-repeated="2"/>
          <table:table-cell table:style-name="ce62" office:value-type="float" office:value="256">
            <text:p>256</text:p>
          </table:table-cell>
          <table:table-cell table:style-name="ce83" table:formula="of:=AVERAGE([.C9:.E9])" office:value-type="float" office:value="39.1207396666667">
            <text:p>39.12</text:p>
          </table:table-cell>
          <table:table-cell table:style-name="ce83" table:formula="of:=AVERAGE([.F9:.H9])" office:value-type="float" office:value="20.3878301978875">
            <text:p>20.39</text:p>
          </table:table-cell>
          <table:table-cell table:style-name="ce83" table:formula="of:=AVERAGE([.C25:.E25])" office:value-type="float" office:value="29.356218">
            <text:p>29.36</text:p>
          </table:table-cell>
          <table:table-cell table:style-name="ce83" table:formula="of:=AVERAGE([.F25:.H25])" office:value-type="float" office:value="19.0775586826346">
            <text:p>19.08</text:p>
          </table:table-cell>
          <table:table-cell table:style-name="ce83" table:formula="of:=AVERAGE([.C41:.E41])" office:value-type="float" office:value="23.9288283333333">
            <text:p>23.93</text:p>
          </table:table-cell>
          <table:table-cell table:style-name="ce83" table:formula="of:=AVERAGE([.F41:.H41])" office:value-type="float" office:value="20.2300156076391">
            <text:p>20.23</text:p>
          </table:table-cell>
          <table:table-cell table:style-name="Default" table:number-columns-repeated="4"/>
          <table:table-cell table:number-columns-repeated="975"/>
          <table:table-cell table:style-name="Default" table:number-columns-repeated="6"/>
        </table:table-row>
        <table:table-row table:style-name="ro1">
          <table:table-cell table:style-name="Default"/>
          <table:table-cell table:style-name="ce62" office:value-type="float" office:value="1024">
            <text:p>1024</text:p>
          </table:table-cell>
          <table:table-cell table:style-name="ce75" office:value-type="float" office:value="38.825965">
            <text:p>38.83</text:p>
          </table:table-cell>
          <table:table-cell table:style-name="ce75" office:value-type="float" office:value="39.214463">
            <text:p>39.21</text:p>
          </table:table-cell>
          <table:table-cell table:style-name="ce78" office:value-type="float" office:value="38.966462">
            <text:p>38.97</text:p>
          </table:table-cell>
          <table:table-cell office:value-type="float" office:value="17.7919256319393">
            <text:p>17.79</text:p>
          </table:table-cell>
          <table:table-cell office:value-type="float" office:value="21.1986723856209">
            <text:p>21.20</text:p>
          </table:table-cell>
          <table:table-cell table:style-name="ce44" office:value-type="float" office:value="20.6991861422408">
            <text:p>20.70</text:p>
          </table:table-cell>
          <table:table-cell table:number-columns-repeated="3"/>
          <table:table-cell table:style-name="Default" table:number-columns-repeated="2"/>
          <table:table-cell table:style-name="ce62" office:value-type="float" office:value="512">
            <text:p>512</text:p>
          </table:table-cell>
          <table:table-cell table:style-name="ce83" table:formula="of:=AVERAGE([.C10:.E10])" office:value-type="float" office:value="38.9388726666667">
            <text:p>38.94</text:p>
          </table:table-cell>
          <table:table-cell table:style-name="ce83" table:formula="of:=AVERAGE([.F10:.H10])" office:value-type="float" office:value="20.0135886980321">
            <text:p>20.01</text:p>
          </table:table-cell>
          <table:table-cell table:style-name="ce83" table:formula="of:=AVERAGE([.C26:.E26])" office:value-type="float" office:value="29.3125893333333">
            <text:p>29.31</text:p>
          </table:table-cell>
          <table:table-cell table:style-name="ce83" table:formula="of:=AVERAGE([.F26:.H26])" office:value-type="float" office:value="19.0808648352733">
            <text:p>19.08</text:p>
          </table:table-cell>
          <table:table-cell table:style-name="ce83" table:formula="of:=AVERAGE([.C42:.E42])" office:value-type="float" office:value="24.3912216666667">
            <text:p>24.39</text:p>
          </table:table-cell>
          <table:table-cell table:style-name="ce83" table:formula="of:=AVERAGE([.F42:.H42])" office:value-type="float" office:value="20.6579767039245">
            <text:p>20.66</text:p>
          </table:table-cell>
          <table:table-cell table:style-name="Default" table:number-columns-repeated="4"/>
          <table:table-cell table:number-columns-repeated="975"/>
          <table:table-cell table:style-name="Default" table:number-columns-repeated="6"/>
        </table:table-row>
        <table:table-row table:style-name="ro1">
          <table:table-cell table:style-name="Default"/>
          <table:table-cell table:style-name="ce62" office:value-type="float" office:value="2048">
            <text:p>2048</text:p>
          </table:table-cell>
          <table:table-cell table:style-name="ce75" office:value-type="float" office:value="38.357793">
            <text:p>38.36</text:p>
          </table:table-cell>
          <table:table-cell table:style-name="ce75" office:value-type="float" office:value="39.370022">
            <text:p>39.37</text:p>
          </table:table-cell>
          <table:table-cell table:style-name="ce78" office:value-type="float" office:value="39.564814">
            <text:p>39.56</text:p>
          </table:table-cell>
          <table:table-cell office:value-type="float" office:value="18.9185538672422">
            <text:p>18.92</text:p>
          </table:table-cell>
          <table:table-cell office:value-type="float" office:value="21.1406392582453">
            <text:p>21.14</text:p>
          </table:table-cell>
          <table:table-cell table:style-name="ce44" office:value-type="float" office:value="21.240876480065">
            <text:p>21.24</text:p>
          </table:table-cell>
          <table:table-cell table:number-columns-repeated="3"/>
          <table:table-cell table:style-name="Default" table:number-columns-repeated="2"/>
          <table:table-cell table:style-name="ce62" office:value-type="float" office:value="1024">
            <text:p>1024</text:p>
          </table:table-cell>
          <table:table-cell table:style-name="ce83" table:formula="of:=AVERAGE([.C11:.E11])" office:value-type="float" office:value="39.0022966666667">
            <text:p>39.00</text:p>
          </table:table-cell>
          <table:table-cell table:style-name="ce83" table:formula="of:=AVERAGE([.F11:.H11])" office:value-type="float" office:value="19.8965947199337">
            <text:p>19.90</text:p>
          </table:table-cell>
          <table:table-cell table:style-name="ce83" table:formula="of:=AVERAGE([.C27:.E27])" office:value-type="float" office:value="30.1012443333333">
            <text:p>30.10</text:p>
          </table:table-cell>
          <table:table-cell table:style-name="ce83" table:formula="of:=AVERAGE([.F27:.H27])" office:value-type="float" office:value="19.0646003462185">
            <text:p>19.06</text:p>
          </table:table-cell>
          <table:table-cell table:style-name="ce83" table:formula="of:=AVERAGE([.C43:.E43])" office:value-type="float" office:value="23.63713">
            <text:p>23.64</text:p>
          </table:table-cell>
          <table:table-cell table:style-name="ce83" table:formula="of:=AVERAGE([.F43:.H43])" office:value-type="float" office:value="20.8501656755783">
            <text:p>20.85</text:p>
          </table:table-cell>
          <table:table-cell table:style-name="Default" table:number-columns-repeated="4"/>
          <table:table-cell table:number-columns-repeated="975"/>
          <table:table-cell table:style-name="Default" table:number-columns-repeated="6"/>
        </table:table-row>
        <table:table-row table:style-name="ro1">
          <table:table-cell table:style-name="Default"/>
          <table:table-cell table:style-name="ce62" office:value-type="float" office:value="4096">
            <text:p>4096</text:p>
          </table:table-cell>
          <table:table-cell table:style-name="ce75" office:value-type="float" office:value="39.178084">
            <text:p>39.18</text:p>
          </table:table-cell>
          <table:table-cell table:style-name="ce75" office:value-type="float" office:value="39.329347">
            <text:p>39.33</text:p>
          </table:table-cell>
          <table:table-cell table:style-name="ce78" office:value-type="float" office:value="39.609073">
            <text:p>39.61</text:p>
          </table:table-cell>
          <table:table-cell office:value-type="float" office:value="17.321396623729">
            <text:p>17.32</text:p>
          </table:table-cell>
          <table:table-cell office:value-type="float" office:value="21.0659431750279">
            <text:p>21.07</text:p>
          </table:table-cell>
          <table:table-cell table:style-name="ce44" office:value-type="float" office:value="22.0213796135358">
            <text:p>22.02</text:p>
          </table:table-cell>
          <table:table-cell table:number-columns-repeated="3"/>
          <table:table-cell table:style-name="Default" table:number-columns-repeated="2"/>
          <table:table-cell table:style-name="ce62" office:value-type="float" office:value="2048">
            <text:p>2048</text:p>
          </table:table-cell>
          <table:table-cell table:style-name="ce83" table:formula="of:=AVERAGE([.C12:.E12])" office:value-type="float" office:value="39.097543">
            <text:p>39.10</text:p>
          </table:table-cell>
          <table:table-cell table:style-name="ce83" table:formula="of:=AVERAGE([.F12:.H12])" office:value-type="float" office:value="20.4333565351842">
            <text:p>20.43</text:p>
          </table:table-cell>
          <table:table-cell table:style-name="ce83" table:formula="of:=AVERAGE([.C28:.E28])" office:value-type="float" office:value="29.817171">
            <text:p>29.82</text:p>
          </table:table-cell>
          <table:table-cell table:style-name="ce83" table:formula="of:=AVERAGE([.F28:.H28])" office:value-type="float" office:value="19.4900177191092">
            <text:p>19.49</text:p>
          </table:table-cell>
          <table:table-cell table:style-name="ce83" table:formula="of:=AVERAGE([.C44:.E44])" office:value-type="float" office:value="22.8354276666667">
            <text:p>22.84</text:p>
          </table:table-cell>
          <table:table-cell table:style-name="ce83" table:formula="of:=AVERAGE([.F44:.H44])" office:value-type="float" office:value="20.880857857111">
            <text:p>20.88</text:p>
          </table:table-cell>
          <table:table-cell table:style-name="Default" table:number-columns-repeated="4"/>
          <table:table-cell table:number-columns-repeated="975"/>
          <table:table-cell table:style-name="Default" table:number-columns-repeated="6"/>
        </table:table-row>
        <table:table-row table:style-name="ro1">
          <table:table-cell table:style-name="Default"/>
          <table:table-cell table:style-name="ce62" office:value-type="float" office:value="8192">
            <text:p>8192</text:p>
          </table:table-cell>
          <table:table-cell table:style-name="ce75" office:value-type="float" office:value="38.470443">
            <text:p>38.47</text:p>
          </table:table-cell>
          <table:table-cell table:style-name="ce75" office:value-type="float" office:value="39.616621">
            <text:p>39.62</text:p>
          </table:table-cell>
          <table:table-cell table:style-name="ce78" office:value-type="float" office:value="39.418252">
            <text:p>39.42</text:p>
          </table:table-cell>
          <table:table-cell office:value-type="float" office:value="18.0517658566722">
            <text:p>18.05</text:p>
          </table:table-cell>
          <table:table-cell office:value-type="float" office:value="20.8144886217784">
            <text:p>20.81</text:p>
          </table:table-cell>
          <table:table-cell table:style-name="ce44" office:value-type="float" office:value="20.239353487008">
            <text:p>20.24</text:p>
          </table:table-cell>
          <table:table-cell table:number-columns-repeated="3"/>
          <table:table-cell table:style-name="Default" table:number-columns-repeated="2"/>
          <table:table-cell table:style-name="ce62" office:value-type="float" office:value="4096">
            <text:p>4096</text:p>
          </table:table-cell>
          <table:table-cell table:style-name="ce83" table:formula="of:=AVERAGE([.C13:.E13])" office:value-type="float" office:value="39.372168">
            <text:p>39.37</text:p>
          </table:table-cell>
          <table:table-cell table:style-name="ce83" table:formula="of:=AVERAGE([.F13:.H13])" office:value-type="float" office:value="20.1362398040976">
            <text:p>20.14</text:p>
          </table:table-cell>
          <table:table-cell table:style-name="ce83" table:formula="of:=AVERAGE([.C29:.E29])" office:value-type="float" office:value="29.628092">
            <text:p>29.63</text:p>
          </table:table-cell>
          <table:table-cell table:style-name="ce83" table:formula="of:=AVERAGE([.F29:.H29])" office:value-type="float" office:value="18.9825443599024">
            <text:p>18.98</text:p>
          </table:table-cell>
          <table:table-cell table:style-name="ce83" table:formula="of:=AVERAGE([.C45:.E45])" office:value-type="float" office:value="23.602461">
            <text:p>23.60</text:p>
          </table:table-cell>
          <table:table-cell table:style-name="ce83" table:formula="of:=AVERAGE([.F45:.H45])" office:value-type="float" office:value="21.2527606180643">
            <text:p>21.25</text:p>
          </table:table-cell>
          <table:table-cell table:style-name="Default" table:number-columns-repeated="4"/>
          <table:table-cell table:number-columns-repeated="975"/>
          <table:table-cell table:style-name="Default" table:number-columns-repeated="6"/>
        </table:table-row>
        <table:table-row table:style-name="ro1">
          <table:table-cell table:style-name="Default"/>
          <table:table-cell table:style-name="ce70" office:value-type="string">
            <text:p>average</text:p>
          </table:table-cell>
          <table:table-cell table:style-name="ce76" table:formula="of:=AVERAGE([.C3:.C14])" office:value-type="float" office:value="38.5166694166667">
            <text:p>38.52</text:p>
          </table:table-cell>
          <table:table-cell table:style-name="ce76" table:formula="of:=AVERAGE([.D3:.D14])" office:value-type="float" office:value="38.5291386666667">
            <text:p>38.53</text:p>
          </table:table-cell>
          <table:table-cell table:style-name="ce79" table:formula="of:=AVERAGE([.E3:.E14])" office:value-type="float" office:value="38.7201684166667">
            <text:p>38.72</text:p>
          </table:table-cell>
          <table:table-cell table:style-name="ce40" table:formula="of:=AVERAGE([.F3:.F14])" office:value-type="float" office:value="17.5894558441198">
            <text:p>17.59</text:p>
          </table:table-cell>
          <table:table-cell table:style-name="ce40" table:formula="of:=AVERAGE([.G3:.G14])" office:value-type="float" office:value="20.9524804714288">
            <text:p>20.95</text:p>
          </table:table-cell>
          <table:table-cell table:style-name="ce45" table:formula="of:=AVERAGE([.H3:.H14])" office:value-type="float" office:value="20.6491921062507">
            <text:p>20.65</text:p>
          </table:table-cell>
          <table:table-cell table:number-columns-repeated="3"/>
          <table:table-cell table:style-name="Default" table:number-columns-repeated="2"/>
          <table:table-cell table:style-name="ce62" office:value-type="float" office:value="8192">
            <text:p>8192</text:p>
          </table:table-cell>
          <table:table-cell table:style-name="ce83" table:formula="of:=AVERAGE([.C14:.E14])" office:value-type="float" office:value="39.1684386666667">
            <text:p>39.17</text:p>
          </table:table-cell>
          <table:table-cell table:style-name="ce83" table:formula="of:=AVERAGE([.F14:.H14])" office:value-type="float" office:value="19.7018693218195">
            <text:p>19.70</text:p>
          </table:table-cell>
          <table:table-cell table:style-name="ce83" table:formula="of:=AVERAGE([.C30:.E30])" office:value-type="float" office:value="29.404817">
            <text:p>29.40</text:p>
          </table:table-cell>
          <table:table-cell table:style-name="ce83" table:formula="of:=AVERAGE([.F30:.H30])" office:value-type="float" office:value="19.4115816696557">
            <text:p>19.41</text:p>
          </table:table-cell>
          <table:table-cell table:style-name="ce83" table:formula="of:=AVERAGE([.C46:.E46])" office:value-type="float" office:value="23.4157936666667">
            <text:p>23.42</text:p>
          </table:table-cell>
          <table:table-cell table:style-name="ce83" table:formula="of:=AVERAGE([.F46:.H46])" office:value-type="float" office:value="20.8884564961102">
            <text:p>20.89</text:p>
          </table:table-cell>
          <table:table-cell table:style-name="Default" table:number-columns-repeated="4"/>
          <table:table-cell table:number-columns-repeated="975"/>
          <table:table-cell table:style-name="Default" table:number-columns-repeated="6"/>
        </table:table-row>
        <table:table-row table:style-name="ro1">
          <table:table-cell table:style-name="Default"/>
          <table:table-cell table:style-name="ce71"/>
          <table:table-cell table:style-name="ce77" table:number-columns-repeated="3"/>
          <table:table-cell table:style-name="ce39" table:number-columns-repeated="3"/>
          <table:table-cell table:number-columns-repeated="3"/>
          <table:table-cell table:style-name="Default" table:number-columns-repeated="2"/>
          <table:table-cell table:style-name="ce80" office:value-type="string">
            <text:p>AVERAGE</text:p>
          </table:table-cell>
          <table:table-cell table:style-name="ce84" table:formula="of:=AVERAGE([.C15:.E15])" office:value-type="float" office:value="38.5886588333333">
            <text:p>38.59</text:p>
          </table:table-cell>
          <table:table-cell table:style-name="ce84" table:formula="of:=AVERAGE([.F15:.H15])" office:value-type="float" office:value="19.7303761405998">
            <text:p>19.73</text:p>
          </table:table-cell>
          <table:table-cell table:style-name="ce84" table:formula="of:=AVERAGE([.C31:.E31])" office:value-type="float" office:value="29.2847996944444">
            <text:p>29.28</text:p>
          </table:table-cell>
          <table:table-cell table:style-name="ce84" table:formula="of:=AVERAGE([.F31:.H31])" office:value-type="float" office:value="19.0569852009675">
            <text:p>19.06</text:p>
          </table:table-cell>
          <table:table-cell table:style-name="ce84" table:formula="of:=AVERAGE([.C47:.E47])" office:value-type="float" office:value="23.1364880277778">
            <text:p>23.14</text:p>
          </table:table-cell>
          <table:table-cell table:style-name="ce84" table:formula="of:=AVERAGE([.F47:.H47])" office:value-type="float" office:value="20.4465394152899">
            <text:p>20.45</text:p>
          </table:table-cell>
          <table:table-cell table:style-name="Default" table:number-columns-repeated="4"/>
          <table:table-cell table:number-columns-repeated="975"/>
          <table:table-cell table:style-name="Default" table:number-columns-repeated="6"/>
        </table:table-row>
        <table:table-row table:style-name="ro2">
          <table:table-cell table:style-name="Default"/>
          <table:table-cell table:style-name="ce68" office:value-type="string" table:number-columns-spanned="7" table:number-rows-spanned="1">
            <text:p>Write Throughput MB/s </text:p>
            <text:p>(8 slaves, 2 replication)</text:p>
          </table:table-cell>
          <table:covered-table-cell table:style-name="ce35"/>
          <table:covered-table-cell table:style-name="ce35"/>
          <table:covered-table-cell table:style-name="ce46"/>
          <table:covered-table-cell table:style-name="ce46"/>
          <table:covered-table-cell table:style-name="ce46"/>
          <table:covered-table-cell table:style-name="ce50"/>
          <table:table-cell table:number-columns-repeated="3"/>
          <table:table-cell table:style-name="Default" table:number-columns-repeated="2"/>
          <table:table-cell table:style-name="ce81"/>
          <table:table-cell table:style-name="ce39" table:number-columns-repeated="6"/>
          <table:table-cell table:number-columns-repeated="981"/>
          <table:table-cell table:style-name="Default" table:number-columns-repeated="4"/>
        </table:table-row>
        <table:table-row table:style-name="ro2">
          <table:table-cell table:style-name="Default"/>
          <table:table-cell table:style-name="ce72" office:value-type="string">
            <text:p>block size</text:p>
          </table:table-cell>
          <table:table-cell table:style-name="ce47" office:value-type="string" table:number-columns-spanned="3" table:number-rows-spanned="1">
            <text:p><text:span text:style-name="T1">HDFS Java API</text:span></text:p>
            <text:p><text:span text:style-name="T2">2 replications</text:span></text:p>
          </table:table-cell>
          <table:covered-table-cell table:style-name="ce38"/>
          <table:covered-table-cell table:style-name="ce49"/>
          <table:table-cell table:style-name="ce47" office:value-type="string" table:number-columns-spanned="3" table:number-rows-spanned="1">
            <text:p><text:span text:style-name="T1">FUSE-DFS</text:span></text:p>
            <text:p><text:span text:style-name="T2">2 replications</text:span></text:p>
          </table:table-cell>
          <table:covered-table-cell table:style-name="ce38"/>
          <table:covered-table-cell table:style-name="ce49"/>
          <table:table-cell table:number-columns-repeated="3"/>
          <table:table-cell table:style-name="Default" table:number-columns-repeated="4"/>
          <table:table-cell table:style-name="ce86" office:value-type="string" table:number-columns-spanned="4" table:number-rows-spanned="1">
            <text:p>% Write Slowdown per Replication Factor</text:p>
          </table:table-cell>
          <table:covered-table-cell table:style-name="ce46"/>
          <table:covered-table-cell table:style-name="ce46"/>
          <table:covered-table-cell table:style-name="ce50"/>
          <table:table-cell table:number-columns-repeated="982"/>
          <table:table-cell table:style-name="Default" table:number-columns-repeated="4"/>
        </table:table-row>
        <table:table-row table:style-name="ro3">
          <table:table-cell table:style-name="Default"/>
          <table:table-cell table:style-name="ce62" office:value-type="float" office:value="4">
            <text:p>4</text:p>
          </table:table-cell>
          <table:table-cell office:value-type="float" office:value="24.772976">
            <text:p>24.77</text:p>
          </table:table-cell>
          <table:table-cell office:value-type="float" office:value="31.221332">
            <text:p>31.22</text:p>
          </table:table-cell>
          <table:table-cell table:style-name="ce44" office:value-type="float" office:value="24.634492">
            <text:p>24.63</text:p>
          </table:table-cell>
          <table:table-cell office:value-type="float" office:value="17.8498925450183">
            <text:p>17.85</text:p>
          </table:table-cell>
          <table:table-cell office:value-type="float" office:value="16.8030756538047">
            <text:p>16.80</text:p>
          </table:table-cell>
          <table:table-cell table:style-name="ce44" office:value-type="float" office:value="19.2532166389647">
            <text:p>19.25</text:p>
          </table:table-cell>
          <table:table-cell table:number-columns-repeated="3"/>
          <table:table-cell table:style-name="Default" table:number-columns-repeated="4"/>
          <table:table-cell table:style-name="ce61" office:value-type="string">
            <text:p>block size</text:p>
          </table:table-cell>
          <table:table-cell table:style-name="ce65" office:value-type="float" office:value="1">
            <text:p>1</text:p>
          </table:table-cell>
          <table:table-cell table:style-name="ce65" office:value-type="float" office:value="2">
            <text:p>2</text:p>
          </table:table-cell>
          <table:table-cell table:style-name="ce65" office:value-type="float" office:value="3">
            <text:p>3</text:p>
          </table:table-cell>
          <table:table-cell table:number-columns-repeated="982"/>
          <table:table-cell table:style-name="Default" table:number-columns-repeated="4"/>
        </table:table-row>
        <table:table-row table:style-name="ro1">
          <table:table-cell table:style-name="Default"/>
          <table:table-cell table:style-name="ce62" office:value-type="float" office:value="8">
            <text:p>8</text:p>
          </table:table-cell>
          <table:table-cell office:value-type="float" office:value="28.977633">
            <text:p>28.98</text:p>
          </table:table-cell>
          <table:table-cell office:value-type="float" office:value="29.136844">
            <text:p>29.14</text:p>
          </table:table-cell>
          <table:table-cell table:style-name="ce44" office:value-type="float" office:value="28.283728">
            <text:p>28.28</text:p>
          </table:table-cell>
          <table:table-cell office:value-type="float" office:value="17.6509473366276">
            <text:p>17.65</text:p>
          </table:table-cell>
          <table:table-cell office:value-type="float" office:value="17.347336843738">
            <text:p>17.35</text:p>
          </table:table-cell>
          <table:table-cell table:style-name="ce44" office:value-type="float" office:value="22.2467410763279">
            <text:p>22.25</text:p>
          </table:table-cell>
          <table:table-cell table:number-columns-repeated="3"/>
          <table:table-cell table:style-name="Default" table:number-columns-repeated="4"/>
          <table:table-cell table:style-name="ce62" office:value-type="float" office:value="4">
            <text:p>4</text:p>
          </table:table-cell>
          <table:table-cell table:style-name="ce83" table:formula="of:=(1-[.P4]/[.O4])*100" office:value-type="float" office:value="46.9452592812514">
            <text:p>46.95</text:p>
          </table:table-cell>
          <table:table-cell table:style-name="ce83" table:formula="of:=(1-[.R4]/[.Q4])*100" office:value-type="float" office:value="33.1427668056728">
            <text:p>33.14</text:p>
          </table:table-cell>
          <table:table-cell table:style-name="ce83" table:formula="of:=(1-[.T4]/[.S4])*100" office:value-type="float" office:value="6.06185002741086">
            <text:p>6.06</text:p>
          </table:table-cell>
          <table:table-cell table:number-columns-repeated="982"/>
          <table:table-cell table:style-name="Default" table:number-columns-repeated="4"/>
        </table:table-row>
        <table:table-row table:style-name="ro1">
          <table:table-cell table:style-name="Default"/>
          <table:table-cell table:style-name="ce62" office:value-type="float" office:value="16">
            <text:p>16</text:p>
          </table:table-cell>
          <table:table-cell office:value-type="float" office:value="30.086723">
            <text:p>30.09</text:p>
          </table:table-cell>
          <table:table-cell office:value-type="float" office:value="28.807149">
            <text:p>28.81</text:p>
          </table:table-cell>
          <table:table-cell table:style-name="ce44" office:value-type="float" office:value="28.996389">
            <text:p>29.00</text:p>
          </table:table-cell>
          <table:table-cell office:value-type="float" office:value="18.2451109029747">
            <text:p>18.25</text:p>
          </table:table-cell>
          <table:table-cell office:value-type="float" office:value="18.3122748650602">
            <text:p>18.31</text:p>
          </table:table-cell>
          <table:table-cell table:style-name="ce44" office:value-type="float" office:value="21.1859331317116">
            <text:p>21.19</text:p>
          </table:table-cell>
          <table:table-cell table:number-columns-repeated="3"/>
          <table:table-cell table:style-name="Default" table:number-columns-repeated="4"/>
          <table:table-cell table:style-name="ce62" office:value-type="float" office:value="8">
            <text:p>8</text:p>
          </table:table-cell>
          <table:table-cell table:style-name="ce83" table:formula="of:=(1-[.P5]/[.O5])*100" office:value-type="float" office:value="49.0675135041756">
            <text:p>49.07</text:p>
          </table:table-cell>
          <table:table-cell table:style-name="ce83" table:formula="of:=(1-[.R5]/[.Q5])*100" office:value-type="float" office:value="33.7428072068239">
            <text:p>33.74</text:p>
          </table:table-cell>
          <table:table-cell table:style-name="ce83" table:formula="of:=(1-[.T5]/[.S5])*100" office:value-type="float" office:value="13.3960793238567">
            <text:p>13.40</text:p>
          </table:table-cell>
          <table:table-cell/>
          <table:table-cell table:style-name="ce87" table:number-columns-repeated="981"/>
          <table:table-cell table:style-name="Default" table:number-columns-repeated="4"/>
        </table:table-row>
        <table:table-row table:style-name="ro1">
          <table:table-cell table:style-name="Default"/>
          <table:table-cell table:style-name="ce62" office:value-type="float" office:value="32">
            <text:p>32</text:p>
          </table:table-cell>
          <table:table-cell office:value-type="float" office:value="28.227015">
            <text:p>28.23</text:p>
          </table:table-cell>
          <table:table-cell office:value-type="float" office:value="30.268217">
            <text:p>30.27</text:p>
          </table:table-cell>
          <table:table-cell table:style-name="ce44" office:value-type="float" office:value="28.84876">
            <text:p>28.85</text:p>
          </table:table-cell>
          <table:table-cell office:value-type="float" office:value="18.2049667433767">
            <text:p>18.20</text:p>
          </table:table-cell>
          <table:table-cell office:value-type="float" office:value="17.6275401367421">
            <text:p>17.63</text:p>
          </table:table-cell>
          <table:table-cell table:style-name="ce44" office:value-type="float" office:value="21.8363509210137">
            <text:p>21.84</text:p>
          </table:table-cell>
          <table:table-cell table:number-columns-repeated="3"/>
          <table:table-cell table:style-name="Default" table:number-columns-repeated="4"/>
          <table:table-cell table:style-name="ce62" office:value-type="float" office:value="16">
            <text:p>16</text:p>
          </table:table-cell>
          <table:table-cell table:style-name="ce83" table:formula="of:=(1-[.P6]/[.O6])*100" office:value-type="float" office:value="49.4360002376437">
            <text:p>49.44</text:p>
          </table:table-cell>
          <table:table-cell table:style-name="ce83" table:formula="of:=(1-[.R6]/[.Q6])*100" office:value-type="float" office:value="34.3006628461981">
            <text:p>34.30</text:p>
          </table:table-cell>
          <table:table-cell table:style-name="ce83" table:formula="of:=(1-[.T6]/[.S6])*100" office:value-type="float" office:value="14.7780840472842">
            <text:p>14.78</text:p>
          </table:table-cell>
          <table:table-cell table:style-name="ce87"/>
          <table:table-cell table:number-columns-repeated="981"/>
          <table:table-cell table:style-name="Default" table:number-columns-repeated="4"/>
        </table:table-row>
        <table:table-row table:style-name="ro1">
          <table:table-cell table:style-name="Default"/>
          <table:table-cell table:style-name="ce62" office:value-type="float" office:value="64">
            <text:p>64</text:p>
          </table:table-cell>
          <table:table-cell office:value-type="float" office:value="29.598654">
            <text:p>29.60</text:p>
          </table:table-cell>
          <table:table-cell office:value-type="float" office:value="30.21971">
            <text:p>30.22</text:p>
          </table:table-cell>
          <table:table-cell table:style-name="ce44" office:value-type="float" office:value="30.214418">
            <text:p>30.21</text:p>
          </table:table-cell>
          <table:table-cell office:value-type="float" office:value="18.1588967986473">
            <text:p>18.16</text:p>
          </table:table-cell>
          <table:table-cell office:value-type="float" office:value="17.6509473366276">
            <text:p>17.65</text:p>
          </table:table-cell>
          <table:table-cell table:style-name="ce44" office:value-type="float" office:value="21.8292965069323">
            <text:p>21.83</text:p>
          </table:table-cell>
          <table:table-cell table:number-columns-repeated="3"/>
          <table:table-cell table:style-name="Default" table:number-columns-repeated="4"/>
          <table:table-cell table:style-name="ce62" office:value-type="float" office:value="32">
            <text:p>32</text:p>
          </table:table-cell>
          <table:table-cell table:style-name="ce83" table:formula="of:=(1-[.P7]/[.O7])*100" office:value-type="float" office:value="49.9056527877628">
            <text:p>49.91</text:p>
          </table:table-cell>
          <table:table-cell table:style-name="ce83" table:formula="of:=(1-[.R7]/[.Q7])*100" office:value-type="float" office:value="33.9750147885014">
            <text:p>33.98</text:p>
          </table:table-cell>
          <table:table-cell table:style-name="ce83" table:formula="of:=(1-[.T7]/[.S7])*100" office:value-type="float" office:value="9.4461207897625">
            <text:p>9.45</text:p>
          </table:table-cell>
          <table:table-cell table:number-columns-repeated="982"/>
          <table:table-cell table:style-name="Default" table:number-columns-repeated="4"/>
        </table:table-row>
        <table:table-row table:style-name="ro1">
          <table:table-cell table:style-name="Default"/>
          <table:table-cell table:style-name="ce62" office:value-type="float" office:value="128">
            <text:p>128</text:p>
          </table:table-cell>
          <table:table-cell office:value-type="float" office:value="29.945166">
            <text:p>29.95</text:p>
          </table:table-cell>
          <table:table-cell office:value-type="float" office:value="30.685857">
            <text:p>30.69</text:p>
          </table:table-cell>
          <table:table-cell table:style-name="ce44" office:value-type="float" office:value="28.467331">
            <text:p>28.47</text:p>
          </table:table-cell>
          <table:table-cell office:value-type="float" office:value="17.3169575164446">
            <text:p>17.32</text:p>
          </table:table-cell>
          <table:table-cell office:value-type="float" office:value="18.6295053130385">
            <text:p>18.63</text:p>
          </table:table-cell>
          <table:table-cell table:style-name="ce44" office:value-type="float" office:value="20.5809741293974">
            <text:p>20.58</text:p>
          </table:table-cell>
          <table:table-cell table:number-columns-repeated="3"/>
          <table:table-cell table:style-name="Default" table:number-columns-repeated="4"/>
          <table:table-cell table:style-name="ce62" office:value-type="float" office:value="64">
            <text:p>64</text:p>
          </table:table-cell>
          <table:table-cell table:style-name="ce83" table:formula="of:=(1-[.P8]/[.O8])*100" office:value-type="float" office:value="49.3112251070357">
            <text:p>49.31</text:p>
          </table:table-cell>
          <table:table-cell table:style-name="ce83" table:formula="of:=(1-[.R8]/[.Q8])*100" office:value-type="float" office:value="35.979829389025">
            <text:p>35.98</text:p>
          </table:table-cell>
          <table:table-cell table:style-name="ce83" table:formula="of:=(1-[.T8]/[.S8])*100" office:value-type="float" office:value="12.6964379559661">
            <text:p>12.70</text:p>
          </table:table-cell>
          <table:table-cell table:number-columns-repeated="982"/>
          <table:table-cell table:style-name="Default" table:number-columns-repeated="4"/>
        </table:table-row>
        <table:table-row table:style-name="ro1">
          <table:table-cell table:style-name="Default"/>
          <table:table-cell table:style-name="ce62" office:value-type="float" office:value="256">
            <text:p>256</text:p>
          </table:table-cell>
          <table:table-cell office:value-type="float" office:value="29.709816">
            <text:p>29.71</text:p>
          </table:table-cell>
          <table:table-cell office:value-type="float" office:value="30.604667">
            <text:p>30.60</text:p>
          </table:table-cell>
          <table:table-cell table:style-name="ce44" office:value-type="float" office:value="27.754171">
            <text:p>27.75</text:p>
          </table:table-cell>
          <table:table-cell office:value-type="float" office:value="18.1337184110477">
            <text:p>18.13</text:p>
          </table:table-cell>
          <table:table-cell office:value-type="float" office:value="18.5028231465212">
            <text:p>18.50</text:p>
          </table:table-cell>
          <table:table-cell table:style-name="ce44" office:value-type="float" office:value="20.596134490335">
            <text:p>20.60</text:p>
          </table:table-cell>
          <table:table-cell table:number-columns-repeated="3"/>
          <table:table-cell table:style-name="Default" table:number-columns-repeated="4"/>
          <table:table-cell table:style-name="ce62" office:value-type="float" office:value="128">
            <text:p>128</text:p>
          </table:table-cell>
          <table:table-cell table:style-name="ce83" table:formula="of:=(1-[.P9]/[.O9])*100" office:value-type="float" office:value="49.860361312479">
            <text:p>49.86</text:p>
          </table:table-cell>
          <table:table-cell table:style-name="ce83" table:formula="of:=(1-[.R9]/[.Q9])*100" office:value-type="float" office:value="36.5561377723313">
            <text:p>36.56</text:p>
          </table:table-cell>
          <table:table-cell table:style-name="ce83" table:formula="of:=(1-[.T9]/[.S9])*100" office:value-type="float" office:value="10.2389136089637">
            <text:p>10.24</text:p>
          </table:table-cell>
          <table:table-cell table:number-columns-repeated="982"/>
          <table:table-cell table:style-name="Default" table:number-columns-repeated="4"/>
        </table:table-row>
        <table:table-row table:style-name="ro1">
          <table:table-cell table:style-name="Default"/>
          <table:table-cell table:style-name="ce62" office:value-type="float" office:value="512">
            <text:p>512</text:p>
          </table:table-cell>
          <table:table-cell office:value-type="float" office:value="29.139461">
            <text:p>29.14</text:p>
          </table:table-cell>
          <table:table-cell office:value-type="float" office:value="29.395103">
            <text:p>29.40</text:p>
          </table:table-cell>
          <table:table-cell table:style-name="ce44" office:value-type="float" office:value="29.403204">
            <text:p>29.40</text:p>
          </table:table-cell>
          <table:table-cell office:value-type="float" office:value="17.747143048655">
            <text:p>17.75</text:p>
          </table:table-cell>
          <table:table-cell office:value-type="float" office:value="18.7427585120891">
            <text:p>18.74</text:p>
          </table:table-cell>
          <table:table-cell table:style-name="ce44" office:value-type="float" office:value="20.7526929450758">
            <text:p>20.75</text:p>
          </table:table-cell>
          <table:table-cell table:number-columns-repeated="3"/>
          <table:table-cell table:style-name="Default" table:number-columns-repeated="4"/>
          <table:table-cell table:style-name="ce62" office:value-type="float" office:value="256">
            <text:p>256</text:p>
          </table:table-cell>
          <table:table-cell table:style-name="ce83" table:formula="of:=(1-[.P10]/[.O10])*100" office:value-type="float" office:value="47.884855011422">
            <text:p>47.88</text:p>
          </table:table-cell>
          <table:table-cell table:style-name="ce83" table:formula="of:=(1-[.R10]/[.Q10])*100" office:value-type="float" office:value="35.0135678831836">
            <text:p>35.01</text:p>
          </table:table-cell>
          <table:table-cell table:style-name="ce83" table:formula="of:=(1-[.T10]/[.S10])*100" office:value-type="float" office:value="15.4575588665231">
            <text:p>15.46</text:p>
          </table:table-cell>
          <table:table-cell table:number-columns-repeated="982"/>
          <table:table-cell table:style-name="Default" table:number-columns-repeated="4"/>
        </table:table-row>
        <table:table-row table:style-name="ro1">
          <table:table-cell table:style-name="Default"/>
          <table:table-cell table:style-name="ce62" office:value-type="float" office:value="1024">
            <text:p>1024</text:p>
          </table:table-cell>
          <table:table-cell office:value-type="float" office:value="29.864323">
            <text:p>29.86</text:p>
          </table:table-cell>
          <table:table-cell office:value-type="float" office:value="31.17332">
            <text:p>31.17</text:p>
          </table:table-cell>
          <table:table-cell table:style-name="ce44" office:value-type="float" office:value="29.26609">
            <text:p>29.27</text:p>
          </table:table-cell>
          <table:table-cell office:value-type="float" office:value="18.2701881154098">
            <text:p>18.27</text:p>
          </table:table-cell>
          <table:table-cell office:value-type="float" office:value="17.856575100751">
            <text:p>17.86</text:p>
          </table:table-cell>
          <table:table-cell table:style-name="ce44" office:value-type="float" office:value="21.0670378224947">
            <text:p>21.07</text:p>
          </table:table-cell>
          <table:table-cell table:number-columns-repeated="3"/>
          <table:table-cell table:style-name="Default" table:number-columns-repeated="4"/>
          <table:table-cell table:style-name="ce62" office:value-type="float" office:value="512">
            <text:p>512</text:p>
          </table:table-cell>
          <table:table-cell table:style-name="ce83" table:formula="of:=(1-[.P11]/[.O11])*100" office:value-type="float" office:value="48.6025472042888">
            <text:p>48.60</text:p>
          </table:table-cell>
          <table:table-cell table:style-name="ce83" table:formula="of:=(1-[.R11]/[.Q11])*100" office:value-type="float" office:value="34.9055635505555">
            <text:p>34.91</text:p>
          </table:table-cell>
          <table:table-cell table:style-name="ce83" table:formula="of:=(1-[.T11]/[.S11])*100" office:value-type="float" office:value="15.3056907676096">
            <text:p>15.31</text:p>
          </table:table-cell>
          <table:table-cell table:number-columns-repeated="982"/>
          <table:table-cell table:style-name="Default" table:number-columns-repeated="4"/>
        </table:table-row>
        <table:table-row table:style-name="ro1">
          <table:table-cell table:style-name="Default"/>
          <table:table-cell table:style-name="ce62" office:value-type="float" office:value="2048">
            <text:p>2048</text:p>
          </table:table-cell>
          <table:table-cell office:value-type="float" office:value="28.871873">
            <text:p>28.87</text:p>
          </table:table-cell>
          <table:table-cell office:value-type="float" office:value="30.531605">
            <text:p>30.53</text:p>
          </table:table-cell>
          <table:table-cell table:style-name="ce44" office:value-type="float" office:value="30.048035">
            <text:p>30.05</text:p>
          </table:table-cell>
          <table:table-cell office:value-type="float" office:value="18.8153896913795">
            <text:p>18.82</text:p>
          </table:table-cell>
          <table:table-cell office:value-type="float" office:value="18.217236997304">
            <text:p>18.22</text:p>
          </table:table-cell>
          <table:table-cell table:style-name="ce44" office:value-type="float" office:value="21.4374264686442">
            <text:p>21.44</text:p>
          </table:table-cell>
          <table:table-cell table:number-columns-repeated="3"/>
          <table:table-cell table:style-name="Default" table:number-columns-repeated="4"/>
          <table:table-cell table:style-name="ce62" office:value-type="float" office:value="1024">
            <text:p>1024</text:p>
          </table:table-cell>
          <table:table-cell table:style-name="ce83" table:formula="of:=(1-[.P12]/[.O12])*100" office:value-type="float" office:value="48.9860946139146">
            <text:p>48.99</text:p>
          </table:table-cell>
          <table:table-cell table:style-name="ce83" table:formula="of:=(1-[.R12]/[.Q12])*100" office:value-type="float" office:value="36.6650755859057">
            <text:p>36.67</text:p>
          </table:table-cell>
          <table:table-cell table:style-name="ce83" table:formula="of:=(1-[.T12]/[.S12])*100" office:value-type="float" office:value="11.7906206228155">
            <text:p>11.79</text:p>
          </table:table-cell>
          <table:table-cell table:number-columns-repeated="982"/>
          <table:table-cell table:style-name="Default" table:number-columns-repeated="4"/>
        </table:table-row>
        <table:table-row table:style-name="ro1">
          <table:table-cell table:style-name="Default"/>
          <table:table-cell table:style-name="ce62" office:value-type="float" office:value="4096">
            <text:p>4096</text:p>
          </table:table-cell>
          <table:table-cell office:value-type="float" office:value="30.26528">
            <text:p>30.27</text:p>
          </table:table-cell>
          <table:table-cell office:value-type="float" office:value="28.860877">
            <text:p>28.86</text:p>
          </table:table-cell>
          <table:table-cell table:style-name="ce44" office:value-type="float" office:value="29.758119">
            <text:p>29.76</text:p>
          </table:table-cell>
          <table:table-cell office:value-type="float" office:value="17.6221767489623">
            <text:p>17.62</text:p>
          </table:table-cell>
          <table:table-cell office:value-type="float" office:value="18.8132069315545">
            <text:p>18.81</text:p>
          </table:table-cell>
          <table:table-cell table:style-name="ce44" office:value-type="float" office:value="20.5122493991905">
            <text:p>20.51</text:p>
          </table:table-cell>
          <table:table-cell table:number-columns-repeated="3"/>
          <table:table-cell table:style-name="Default" table:number-columns-repeated="4"/>
          <table:table-cell table:style-name="ce62" office:value-type="float" office:value="2048">
            <text:p>2048</text:p>
          </table:table-cell>
          <table:table-cell table:style-name="ce83" table:formula="of:=(1-[.P13]/[.O13])*100" office:value-type="float" office:value="47.7374920076585">
            <text:p>47.74</text:p>
          </table:table-cell>
          <table:table-cell table:style-name="ce83" table:formula="of:=(1-[.R13]/[.Q13])*100" office:value-type="float" office:value="34.6349198617493">
            <text:p>34.63</text:p>
          </table:table-cell>
          <table:table-cell table:style-name="ce83" table:formula="of:=(1-[.T13]/[.S13])*100" office:value-type="float" office:value="8.55937466154309">
            <text:p>8.56</text:p>
          </table:table-cell>
          <table:table-cell table:number-columns-repeated="982"/>
          <table:table-cell table:style-name="Default" table:number-columns-repeated="4"/>
        </table:table-row>
        <table:table-row table:style-name="ro1">
          <table:table-cell table:style-name="Default"/>
          <table:table-cell table:style-name="ce62" office:value-type="float" office:value="8192">
            <text:p>8192</text:p>
          </table:table-cell>
          <table:table-cell office:value-type="float" office:value="28.594525">
            <text:p>28.59</text:p>
          </table:table-cell>
          <table:table-cell office:value-type="float" office:value="30.109067">
            <text:p>30.11</text:p>
          </table:table-cell>
          <table:table-cell table:style-name="ce44" office:value-type="float" office:value="29.510859">
            <text:p>29.51</text:p>
          </table:table-cell>
          <table:table-cell office:value-type="float" office:value="18.3151702825714">
            <text:p>18.32</text:p>
          </table:table-cell>
          <table:table-cell office:value-type="float" office:value="18.8201935463281">
            <text:p>18.82</text:p>
          </table:table-cell>
          <table:table-cell table:style-name="ce44" office:value-type="float" office:value="21.0993811800677">
            <text:p>21.10</text:p>
          </table:table-cell>
          <table:table-cell table:number-columns-repeated="3"/>
          <table:table-cell table:style-name="Default" table:number-columns-repeated="4"/>
          <table:table-cell table:style-name="ce62" office:value-type="float" office:value="4096">
            <text:p>4096</text:p>
          </table:table-cell>
          <table:table-cell table:style-name="ce83" table:formula="of:=(1-[.P14]/[.O14])*100" office:value-type="float" office:value="48.856664931183">
            <text:p>48.86</text:p>
          </table:table-cell>
          <table:table-cell table:style-name="ce83" table:formula="of:=(1-[.R14]/[.Q14])*100" office:value-type="float" office:value="35.9305879031885">
            <text:p>35.93</text:p>
          </table:table-cell>
          <table:table-cell table:style-name="ce83" table:formula="of:=(1-[.T14]/[.S14])*100" office:value-type="float" office:value="9.95531941324125">
            <text:p>9.96</text:p>
          </table:table-cell>
          <table:table-cell table:number-columns-repeated="982"/>
          <table:table-cell table:style-name="Default" table:number-columns-repeated="4"/>
        </table:table-row>
        <table:table-row table:style-name="ro9">
          <table:table-cell table:style-name="Default"/>
          <table:table-cell table:style-name="ce70" office:value-type="string">
            <text:p>average</text:p>
          </table:table-cell>
          <table:table-cell table:style-name="ce40" table:formula="of:=AVERAGE([.C19:.C30])" office:value-type="float" office:value="29.00445375">
            <text:p>29.00</text:p>
          </table:table-cell>
          <table:table-cell table:style-name="ce40" table:formula="of:=AVERAGE([.D19:.D30])" office:value-type="float" office:value="30.084479">
            <text:p>30.08</text:p>
          </table:table-cell>
          <table:table-cell table:style-name="ce45" table:formula="of:=AVERAGE([.E19:.E30])" office:value-type="float" office:value="28.7654663333333">
            <text:p>28.77</text:p>
          </table:table-cell>
          <table:table-cell table:style-name="ce48" table:formula="of:=AVERAGE([.F19:.F30])" office:value-type="float" office:value="18.0275465117596">
            <text:p>18.03</text:p>
          </table:table-cell>
          <table:table-cell table:style-name="ce48" table:formula="of:=AVERAGE([.G19:.G30])" office:value-type="float" office:value="18.1102895319633">
            <text:p>18.11</text:p>
          </table:table-cell>
          <table:table-cell table:style-name="ce51" table:formula="of:=AVERAGE([.H19:.H30])" office:value-type="float" office:value="21.0331195591796">
            <text:p>21.03</text:p>
          </table:table-cell>
          <table:table-cell table:number-columns-repeated="3"/>
          <table:table-cell table:style-name="Default" table:number-columns-repeated="4"/>
          <table:table-cell table:style-name="ce62" office:value-type="float" office:value="8192">
            <text:p>8192</text:p>
          </table:table-cell>
          <table:table-cell table:style-name="ce83" table:formula="of:=(1-[.P15]/[.O15])*100" office:value-type="float" office:value="49.6996306401503">
            <text:p>49.70</text:p>
          </table:table-cell>
          <table:table-cell table:style-name="ce83" table:formula="of:=(1-[.R15]/[.Q15])*100" office:value-type="float" office:value="33.9850281344865">
            <text:p>33.99</text:p>
          </table:table-cell>
          <table:table-cell table:style-name="ce83" table:formula="of:=(1-[.T15]/[.S15])*100" office:value-type="float" office:value="10.7933013355605">
            <text:p>10.79</text:p>
          </table:table-cell>
          <table:table-cell table:number-columns-repeated="982"/>
          <table:table-cell table:style-name="Default" table:number-columns-repeated="4"/>
        </table:table-row>
        <table:table-row table:style-name="ro1">
          <table:table-cell table:style-name="Default" table:number-columns-repeated="8"/>
          <table:table-cell table:number-columns-repeated="3"/>
          <table:table-cell table:style-name="Default" table:number-columns-repeated="4"/>
          <table:table-cell table:style-name="ce80" office:value-type="string">
            <text:p>AVERAGE</text:p>
          </table:table-cell>
          <table:table-cell table:style-name="ce84" table:formula="of:=(1-[.P16]/[.O16])*100" office:value-type="float" office:value="48.8700132704368">
            <text:p>48.87</text:p>
          </table:table-cell>
          <table:table-cell table:style-name="ce84" table:formula="of:=(1-[.R16]/[.Q16])*100" office:value-type="float" office:value="34.9253353282019">
            <text:p>34.93</text:p>
          </table:table-cell>
          <table:table-cell table:style-name="ce84" table:formula="of:=(1-[.T16]/[.S16])*100" office:value-type="float" office:value="11.6264344409501">
            <text:p>11.63</text:p>
          </table:table-cell>
          <table:table-cell table:number-columns-repeated="982"/>
          <table:table-cell table:style-name="Default" table:number-columns-repeated="4"/>
        </table:table-row>
        <table:table-row table:style-name="ro2">
          <table:table-cell table:style-name="Default"/>
          <table:table-cell table:style-name="ce68" office:value-type="string" table:number-columns-spanned="7" table:number-rows-spanned="1">
            <text:p>Write Throughput MB/s </text:p>
            <text:p>(8 slaves, 1 replication)</text:p>
          </table:table-cell>
          <table:covered-table-cell table:style-name="ce5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50"/>
          <table:table-cell table:number-columns-repeated="3"/>
          <table:table-cell table:style-name="Default" table:number-columns-repeated="4"/>
          <table:table-cell table:number-columns-repeated="990"/>
        </table:table-row>
        <table:table-row table:style-name="ro2">
          <table:table-cell table:style-name="Default"/>
          <table:table-cell table:style-name="ce73" office:value-type="string">
            <text:p>block size</text:p>
          </table:table-cell>
          <table:table-cell table:style-name="ce47" office:value-type="string" table:number-columns-spanned="3" table:number-rows-spanned="1">
            <text:p><text:span text:style-name="T1">HDFS Java API</text:span></text:p>
            <text:p><text:span text:style-name="T2">3 replications</text:span></text:p>
          </table:table-cell>
          <table:covered-table-cell table:style-name="ce38"/>
          <table:covered-table-cell table:style-name="ce49"/>
          <table:table-cell table:style-name="ce47" office:value-type="string" table:number-columns-spanned="3" table:number-rows-spanned="1">
            <text:p><text:span text:style-name="T1">FUSE-DFS</text:span></text:p>
            <text:p><text:span text:style-name="T2">3 replications</text:span></text:p>
          </table:table-cell>
          <table:covered-table-cell table:style-name="ce38"/>
          <table:covered-table-cell table:style-name="ce49"/>
          <table:table-cell table:number-columns-repeated="997"/>
        </table:table-row>
        <table:table-row table:style-name="ro1">
          <table:table-cell table:style-name="Default"/>
          <table:table-cell table:style-name="ce62" office:value-type="float" office:value="4">
            <text:p>4</text:p>
          </table:table-cell>
          <table:table-cell office:value-type="float" office:value="19.19147">
            <text:p>19.19</text:p>
          </table:table-cell>
          <table:table-cell office:value-type="float" office:value="22.252114">
            <text:p>22.25</text:p>
          </table:table-cell>
          <table:table-cell table:style-name="ce44" office:value-type="float" office:value="20.125422">
            <text:p>20.13</text:p>
          </table:table-cell>
          <table:table-cell office:value-type="float" office:value="20.3592843736661">
            <text:p>20.36</text:p>
          </table:table-cell>
          <table:table-cell office:value-type="float" office:value="19.7633133165155">
            <text:p>19.76</text:p>
          </table:table-cell>
          <table:table-cell table:style-name="ce44" office:value-type="float" office:value="17.7141875027308">
            <text:p>17.71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62" office:value-type="float" office:value="8">
            <text:p>8</text:p>
          </table:table-cell>
          <table:table-cell office:value-type="float" office:value="22.620796">
            <text:p>22.62</text:p>
          </table:table-cell>
          <table:table-cell office:value-type="float" office:value="24.448649">
            <text:p>24.45</text:p>
          </table:table-cell>
          <table:table-cell table:style-name="ce44" office:value-type="float" office:value="22.845778">
            <text:p>22.85</text:p>
          </table:table-cell>
          <table:table-cell office:value-type="float" office:value="21.8823159829982">
            <text:p>21.88</text:p>
          </table:table-cell>
          <table:table-cell office:value-type="float" office:value="19.3927393750598">
            <text:p>19.39</text:p>
          </table:table-cell>
          <table:table-cell table:style-name="ce44" office:value-type="float" office:value="19.2742689094107">
            <text:p>19.2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62" office:value-type="float" office:value="16">
            <text:p>16</text:p>
          </table:table-cell>
          <table:table-cell office:value-type="float" office:value="22.796835">
            <text:p>22.80</text:p>
          </table:table-cell>
          <table:table-cell office:value-type="float" office:value="24.735869">
            <text:p>24.74</text:p>
          </table:table-cell>
          <table:table-cell table:style-name="ce44" office:value-type="float" office:value="22.577776">
            <text:p>22.58</text:p>
          </table:table-cell>
          <table:table-cell office:value-type="float" office:value="20.6286213333503">
            <text:p>20.63</text:p>
          </table:table-cell>
          <table:table-cell office:value-type="float" office:value="20.0002273876474">
            <text:p>20.00</text:p>
          </table:table-cell>
          <table:table-cell table:style-name="ce44" office:value-type="float" office:value="19.1206456186479">
            <text:p>19.1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62" office:value-type="float" office:value="32">
            <text:p>32</text:p>
          </table:table-cell>
          <table:table-cell office:value-type="float" office:value="22.376032">
            <text:p>22.38</text:p>
          </table:table-cell>
          <table:table-cell office:value-type="float" office:value="24.755127">
            <text:p>24.76</text:p>
          </table:table-cell>
          <table:table-cell table:style-name="ce44" office:value-type="float" office:value="21.831118">
            <text:p>21.83</text:p>
          </table:table-cell>
          <table:table-cell office:value-type="float" office:value="20.5752294843817">
            <text:p>20.58</text:p>
          </table:table-cell>
          <table:table-cell office:value-type="float" office:value="20.4568766241138">
            <text:p>20.46</text:p>
          </table:table-cell>
          <table:table-cell table:style-name="ce44" office:value-type="float" office:value="21.4159109067139">
            <text:p>21.4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62" office:value-type="float" office:value="64">
            <text:p>64</text:p>
          </table:table-cell>
          <table:table-cell office:value-type="float" office:value="22.648154">
            <text:p>22.65</text:p>
          </table:table-cell>
          <table:table-cell office:value-type="float" office:value="23.008493">
            <text:p>23.01</text:p>
          </table:table-cell>
          <table:table-cell table:style-name="ce44" office:value-type="float" office:value="23.248757">
            <text:p>23.25</text:p>
          </table:table-cell>
          <table:table-cell office:value-type="float" office:value="20.4517168701289">
            <text:p>20.45</text:p>
          </table:table-cell>
          <table:table-cell office:value-type="float" office:value="21.0692274587502">
            <text:p>21.07</text:p>
          </table:table-cell>
          <table:table-cell table:style-name="ce44" office:value-type="float" office:value="18.6359278039531">
            <text:p>18.64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62" office:value-type="float" office:value="128">
            <text:p>128</text:p>
          </table:table-cell>
          <table:table-cell office:value-type="float" office:value="21.669973">
            <text:p>21.67</text:p>
          </table:table-cell>
          <table:table-cell office:value-type="float" office:value="22.812998">
            <text:p>22.81</text:p>
          </table:table-cell>
          <table:table-cell table:style-name="ce44" office:value-type="float" office:value="23.535621">
            <text:p>23.54</text:p>
          </table:table-cell>
          <table:table-cell office:value-type="float" office:value="19.3510863144957">
            <text:p>19.35</text:p>
          </table:table-cell>
          <table:table-cell office:value-type="float" office:value="20.9073361717763">
            <text:p>20.91</text:p>
          </table:table-cell>
          <table:table-cell table:style-name="ce44" office:value-type="float" office:value="20.7958046408145">
            <text:p>20.80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62" office:value-type="float" office:value="256">
            <text:p>256</text:p>
          </table:table-cell>
          <table:table-cell office:value-type="float" office:value="24.017476">
            <text:p>24.02</text:p>
          </table:table-cell>
          <table:table-cell office:value-type="float" office:value="25.163601">
            <text:p>25.16</text:p>
          </table:table-cell>
          <table:table-cell table:style-name="ce44" office:value-type="float" office:value="22.605408">
            <text:p>22.61</text:p>
          </table:table-cell>
          <table:table-cell office:value-type="float" office:value="20.8396314156108">
            <text:p>20.84</text:p>
          </table:table-cell>
          <table:table-cell office:value-type="float" office:value="20.2020384869323">
            <text:p>20.20</text:p>
          </table:table-cell>
          <table:table-cell table:style-name="ce44" office:value-type="float" office:value="19.6483769203741">
            <text:p>19.65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62" office:value-type="float" office:value="512">
            <text:p>512</text:p>
          </table:table-cell>
          <table:table-cell office:value-type="float" office:value="23.79406">
            <text:p>23.79</text:p>
          </table:table-cell>
          <table:table-cell office:value-type="float" office:value="24.844402">
            <text:p>24.84</text:p>
          </table:table-cell>
          <table:table-cell table:style-name="ce44" office:value-type="float" office:value="24.535203">
            <text:p>24.54</text:p>
          </table:table-cell>
          <table:table-cell office:value-type="float" office:value="20.3220355576441">
            <text:p>20.32</text:p>
          </table:table-cell>
          <table:table-cell office:value-type="float" office:value="21.0719651442308">
            <text:p>21.07</text:p>
          </table:table-cell>
          <table:table-cell table:style-name="ce44" office:value-type="float" office:value="20.5799294098985">
            <text:p>20.5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62" office:value-type="float" office:value="1024">
            <text:p>1024</text:p>
          </table:table-cell>
          <table:table-cell office:value-type="float" office:value="24.173426">
            <text:p>24.17</text:p>
          </table:table-cell>
          <table:table-cell office:value-type="float" office:value="23.464584">
            <text:p>23.46</text:p>
          </table:table-cell>
          <table:table-cell table:style-name="ce44" office:value-type="float" office:value="23.27338">
            <text:p>23.27</text:p>
          </table:table-cell>
          <table:table-cell office:value-type="float" office:value="20.4925500088455">
            <text:p>20.49</text:p>
          </table:table-cell>
          <table:table-cell office:value-type="float" office:value="21.5835077392994">
            <text:p>21.58</text:p>
          </table:table-cell>
          <table:table-cell table:style-name="ce44" office:value-type="float" office:value="20.47443927859">
            <text:p>20.4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62" office:value-type="float" office:value="2048">
            <text:p>2048</text:p>
          </table:table-cell>
          <table:table-cell office:value-type="float" office:value="25.357977">
            <text:p>25.36</text:p>
          </table:table-cell>
          <table:table-cell office:value-type="float" office:value="21.767238">
            <text:p>21.77</text:p>
          </table:table-cell>
          <table:table-cell table:style-name="ce44" office:value-type="float" office:value="21.381068">
            <text:p>21.38</text:p>
          </table:table-cell>
          <table:table-cell office:value-type="float" office:value="21.2592543129441">
            <text:p>21.26</text:p>
          </table:table-cell>
          <table:table-cell office:value-type="float" office:value="20.2156374657193">
            <text:p>20.22</text:p>
          </table:table-cell>
          <table:table-cell table:style-name="ce44" office:value-type="float" office:value="21.1676817926696">
            <text:p>21.17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62" office:value-type="float" office:value="4096">
            <text:p>4096</text:p>
          </table:table-cell>
          <table:table-cell office:value-type="float" office:value="23.311586">
            <text:p>23.31</text:p>
          </table:table-cell>
          <table:table-cell office:value-type="float" office:value="24.034064">
            <text:p>24.03</text:p>
          </table:table-cell>
          <table:table-cell table:style-name="ce44" office:value-type="float" office:value="23.461733">
            <text:p>23.46</text:p>
          </table:table-cell>
          <table:table-cell office:value-type="float" office:value="21.521637614131">
            <text:p>21.52</text:p>
          </table:table-cell>
          <table:table-cell office:value-type="float" office:value="21.6116959074069">
            <text:p>21.61</text:p>
          </table:table-cell>
          <table:table-cell table:style-name="ce44" office:value-type="float" office:value="20.624948332655">
            <text:p>20.62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62" office:value-type="float" office:value="8192">
            <text:p>8192</text:p>
          </table:table-cell>
          <table:table-cell office:value-type="float" office:value="23.617885">
            <text:p>23.62</text:p>
          </table:table-cell>
          <table:table-cell office:value-type="float" office:value="22.894221">
            <text:p>22.89</text:p>
          </table:table-cell>
          <table:table-cell table:style-name="ce44" office:value-type="float" office:value="23.735275">
            <text:p>23.74</text:p>
          </table:table-cell>
          <table:table-cell office:value-type="float" office:value="20.2272362299499">
            <text:p>20.23</text:p>
          </table:table-cell>
          <table:table-cell office:value-type="float" office:value="21.6567190713389">
            <text:p>21.66</text:p>
          </table:table-cell>
          <table:table-cell table:style-name="ce44" office:value-type="float" office:value="20.7814141870419">
            <text:p>20.78</text:p>
          </table:table-cell>
          <table:table-cell table:number-columns-repeated="997"/>
        </table:table-row>
        <table:table-row table:style-name="ro1">
          <table:table-cell table:style-name="Default"/>
          <table:table-cell table:style-name="ce70" office:value-type="string">
            <text:p>average</text:p>
          </table:table-cell>
          <table:table-cell table:style-name="ce40" table:formula="of:=AVERAGE([.C35:.C46])" office:value-type="float" office:value="22.9646391666667">
            <text:p>22.96</text:p>
          </table:table-cell>
          <table:table-cell table:style-name="ce40" table:formula="of:=AVERAGE([.D35:.D46])" office:value-type="float" office:value="23.68178">
            <text:p>23.68</text:p>
          </table:table-cell>
          <table:table-cell table:style-name="ce45" table:formula="of:=AVERAGE([.E35:.E46])" office:value-type="float" office:value="22.7630449166667">
            <text:p>22.76</text:p>
          </table:table-cell>
          <table:table-cell table:style-name="ce40" table:formula="of:=AVERAGE([.F35:.F46])" office:value-type="float" office:value="20.6592166248455">
            <text:p>20.66</text:p>
          </table:table-cell>
          <table:table-cell table:style-name="ce40" table:formula="of:=AVERAGE([.G35:.G46])" office:value-type="float" office:value="20.6609403457325">
            <text:p>20.66</text:p>
          </table:table-cell>
          <table:table-cell table:style-name="ce45" table:formula="of:=AVERAGE([.H35:.H46])" office:value-type="float" office:value="20.0194612752917">
            <text:p>20.02</text:p>
          </table:table-cell>
          <table:table-cell table:number-columns-repeated="997"/>
        </table:table-row>
        <table:table-row table:style-name="ro1" table:number-rows-repeated="2">
          <table:table-cell table:style-name="Default" table:number-columns-repeated="6"/>
          <table:table-cell table:number-columns-repeated="999"/>
        </table:table-row>
        <table:table-row table:style-name="ro1">
          <table:table-cell/>
          <table:table-cell table:style-name="Default" table:number-columns-repeated="5"/>
          <table:table-cell table:number-columns-repeated="999"/>
        </table:table-row>
        <table:table-row table:style-name="ro1" table:number-rows-repeated="65485">
          <table:table-cell table:number-columns-repeated="1005"/>
        </table:table-row>
        <table:table-row table:style-name="ro1">
          <table:table-cell table:number-columns-repeated="1005"/>
        </table:table-row>
      </table:table>
      <table:table table:name="FUSE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test_name</text:p>
          </table:table-cell>
          <table:table-cell office:value-type="string">
            <text:p>direction</text:p>
          </table:table-cell>
          <table:table-cell office:value-type="string">
            <text:p>block_size(KB)</text:p>
          </table:table-cell>
          <table:table-cell office:value-type="string">
            <text:p>TESTSIZE(KB)</text:p>
          </table:table-cell>
          <table:table-cell office:value-type="string">
            <text:p>transfer_time(secs)</text:p>
          </table:table-cell>
          <table:table-cell office:value-type="string">
            <text:p>throughput(MB/s)</text:p>
          </table:table-cell>
          <table:table-cell office:value-type="string">
            <text:p>slave_count</text:p>
          </table:table-cell>
          <table:table-cell office:value-type="string">
            <text:p>replication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224.32">
            <text:p>224.32</text:p>
          </table:table-cell>
          <table:table-cell office:value-type="float" office:value="36.146987283791">
            <text:p>36.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227.35">
            <text:p>227.35</text:p>
          </table:table-cell>
          <table:table-cell office:value-type="float" office:value="35.6652394435892">
            <text:p>35.6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226.93">
            <text:p>226.93</text:p>
          </table:table-cell>
          <table:table-cell office:value-type="float" office:value="35.731248347508">
            <text:p>35.7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215.64">
            <text:p>215.64</text:p>
          </table:table-cell>
          <table:table-cell office:value-type="float" office:value="37.6019856589687">
            <text:p>37.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226.57">
            <text:p>226.57</text:p>
          </table:table-cell>
          <table:table-cell office:value-type="float" office:value="35.7880221896103">
            <text:p>35.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228.31">
            <text:p>228.31</text:p>
          </table:table-cell>
          <table:table-cell office:value-type="float" office:value="35.5152739148526">
            <text:p>35.5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233.34">
            <text:p>233.34</text:p>
          </table:table-cell>
          <table:table-cell office:value-type="float" office:value="34.7496879553441">
            <text:p>34.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236.41">
            <text:p>236.41</text:p>
          </table:table-cell>
          <table:table-cell office:value-type="float" office:value="34.2984314855548">
            <text:p>34.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233.47">
            <text:p>233.47</text:p>
          </table:table-cell>
          <table:table-cell office:value-type="float" office:value="34.730338748019">
            <text:p>34.7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224.79">
            <text:p>224.79</text:p>
          </table:table-cell>
          <table:table-cell office:value-type="float" office:value="36.0714097046132">
            <text:p>36.0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230.41">
            <text:p>230.41</text:p>
          </table:table-cell>
          <table:table-cell office:value-type="float" office:value="35.1915810403194">
            <text:p>35.1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233.41">
            <text:p>233.41</text:p>
          </table:table-cell>
          <table:table-cell office:value-type="float" office:value="34.7392664731588">
            <text:p>34.7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216.33">
            <text:p>216.33</text:p>
          </table:table-cell>
          <table:table-cell office:value-type="float" office:value="37.4820514376184">
            <text:p>37.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198.67">
            <text:p>198.67</text:p>
          </table:table-cell>
          <table:table-cell office:value-type="float" office:value="40.8138731942417">
            <text:p>40.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202.45">
            <text:p>202.45</text:p>
          </table:table-cell>
          <table:table-cell office:value-type="float" office:value="40.051826068165">
            <text:p>40.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201.37">
            <text:p>201.37</text:p>
          </table:table-cell>
          <table:table-cell office:value-type="float" office:value="40.266634491235">
            <text:p>40.2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202.44">
            <text:p>202.44</text:p>
          </table:table-cell>
          <table:table-cell office:value-type="float" office:value="40.0538045223276">
            <text:p>40.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207.37">
            <text:p>207.37</text:p>
          </table:table-cell>
          <table:table-cell office:value-type="float" office:value="39.1015681511308">
            <text:p>39.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212.57">
            <text:p>212.57</text:p>
          </table:table-cell>
          <table:table-cell office:value-type="float" office:value="38.145044867573">
            <text:p>38.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212.79">
            <text:p>212.79</text:p>
          </table:table-cell>
          <table:table-cell office:value-type="float" office:value="38.1056073476197">
            <text:p>38.1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212.56">
            <text:p>212.56</text:p>
          </table:table-cell>
          <table:table-cell office:value-type="float" office:value="38.1468394218103">
            <text:p>38.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213.46">
            <text:p>213.46</text:p>
          </table:table-cell>
          <table:table-cell office:value-type="float" office:value="37.9860029396608">
            <text:p>37.9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212.93">
            <text:p>212.93</text:p>
          </table:table-cell>
          <table:table-cell office:value-type="float" office:value="38.0805531747523">
            <text:p>38.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211.46">
            <text:p>211.46</text:p>
          </table:table-cell>
          <table:table-cell office:value-type="float" office:value="38.345276588953">
            <text:p>38.3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203.93">
            <text:p>203.93</text:p>
          </table:table-cell>
          <table:table-cell office:value-type="float" office:value="39.7611542563625">
            <text:p>39.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203.87">
            <text:p>203.87</text:p>
          </table:table-cell>
          <table:table-cell office:value-type="float" office:value="39.7728561705989">
            <text:p>39.7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208.05">
            <text:p>208.05</text:p>
          </table:table-cell>
          <table:table-cell office:value-type="float" office:value="38.9737668228791">
            <text:p>38.9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210.34">
            <text:p>210.34</text:p>
          </table:table-cell>
          <table:table-cell office:value-type="float" office:value="38.5494541575544">
            <text:p>38.5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211.08">
            <text:p>211.08</text:p>
          </table:table-cell>
          <table:table-cell office:value-type="float" office:value="38.4143082599015">
            <text:p>38.4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210">
            <text:p>210</text:p>
          </table:table-cell>
          <table:table-cell office:value-type="float" office:value="38.6118675595238">
            <text:p>38.6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221.97">
            <text:p>221.97</text:p>
          </table:table-cell>
          <table:table-cell office:value-type="float" office:value="36.5296760260396">
            <text:p>36.5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221.61">
            <text:p>221.61</text:p>
          </table:table-cell>
          <table:table-cell office:value-type="float" office:value="36.5890175872027">
            <text:p>36.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212.43">
            <text:p>212.43</text:p>
          </table:table-cell>
          <table:table-cell office:value-type="float" office:value="38.1701840017888">
            <text:p>38.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220.4">
            <text:p>220.4</text:p>
          </table:table-cell>
          <table:table-cell office:value-type="float" office:value="36.789891957804">
            <text:p>36.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219.93">
            <text:p>219.93</text:p>
          </table:table-cell>
          <table:table-cell office:value-type="float" office:value="36.8685135611331">
            <text:p>36.8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218.86">
            <text:p>218.86</text:p>
          </table:table-cell>
          <table:table-cell office:value-type="float" office:value="37.0487626222243">
            <text:p>37.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223.41">
            <text:p>223.41</text:p>
          </table:table-cell>
          <table:table-cell office:value-type="float" office:value="36.2942222259523">
            <text:p>36.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225.56">
            <text:p>225.56</text:p>
          </table:table-cell>
          <table:table-cell office:value-type="float" office:value="35.9482718012946">
            <text:p>35.9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224.49">
            <text:p>224.49</text:p>
          </table:table-cell>
          <table:table-cell office:value-type="float" office:value="36.1196141810326">
            <text:p>36.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219.52">
            <text:p>219.52</text:p>
          </table:table-cell>
          <table:table-cell office:value-type="float" office:value="36.9373733031159">
            <text:p>36.9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230.03">
            <text:p>230.03</text:p>
          </table:table-cell>
          <table:table-cell office:value-type="float" office:value="35.2497160696431">
            <text:p>35.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232.82">
            <text:p>232.82</text:p>
          </table:table-cell>
          <table:table-cell office:value-type="float" office:value="34.8273008654755">
            <text:p>34.8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231.07">
            <text:p>231.07</text:p>
          </table:table-cell>
          <table:table-cell office:value-type="float" office:value="35.0910641255896">
            <text:p>35.0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233.69">
            <text:p>233.69</text:p>
          </table:table-cell>
          <table:table-cell office:value-type="float" office:value="34.6976429778767">
            <text:p>34.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230.17">
            <text:p>230.17</text:p>
          </table:table-cell>
          <table:table-cell office:value-type="float" office:value="35.2282755680584">
            <text:p>35.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236.72">
            <text:p>236.72</text:p>
          </table:table-cell>
          <table:table-cell office:value-type="float" office:value="34.2535154929875">
            <text:p>34.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229.48">
            <text:p>229.48</text:p>
          </table:table-cell>
          <table:table-cell office:value-type="float" office:value="35.3341998758062">
            <text:p>35.3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228.22">
            <text:p>228.22</text:p>
          </table:table-cell>
          <table:table-cell office:value-type="float" office:value="35.5292795876786">
            <text:p>35.5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231.19">
            <text:p>231.19</text:p>
          </table:table-cell>
          <table:table-cell office:value-type="float" office:value="35.0728499826982">
            <text:p>35.0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222.03">
            <text:p>222.03</text:p>
          </table:table-cell>
          <table:table-cell office:value-type="float" office:value="36.5198044746205">
            <text:p>36.5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225.49">
            <text:p>225.49</text:p>
          </table:table-cell>
          <table:table-cell office:value-type="float" office:value="35.9594314049404">
            <text:p>35.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220.9">
            <text:p>220.9</text:p>
          </table:table-cell>
          <table:table-cell office:value-type="float" office:value="36.7066192281575">
            <text:p>36.7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219.27">
            <text:p>219.27</text:p>
          </table:table-cell>
          <table:table-cell office:value-type="float" office:value="36.9794873329685">
            <text:p>36.9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228.92">
            <text:p>228.92</text:p>
          </table:table-cell>
          <table:table-cell office:value-type="float" office:value="35.4206368491176">
            <text:p>35.4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235.18">
            <text:p>235.18</text:p>
          </table:table-cell>
          <table:table-cell office:value-type="float" office:value="34.4778135364402">
            <text:p>34.4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231.63">
            <text:p>231.63</text:p>
          </table:table-cell>
          <table:table-cell office:value-type="float" office:value="35.0062262552346">
            <text:p>35.0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235.94">
            <text:p>235.94</text:p>
          </table:table-cell>
          <table:table-cell office:value-type="float" office:value="34.3667550542511">
            <text:p>34.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235.01">
            <text:p>235.01</text:p>
          </table:table-cell>
          <table:table-cell office:value-type="float" office:value="34.5027538721756">
            <text:p>34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234.59">
            <text:p>234.59</text:p>
          </table:table-cell>
          <table:table-cell office:value-type="float" office:value="34.564526141353">
            <text:p>34.5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236.8">
            <text:p>236.8</text:p>
          </table:table-cell>
          <table:table-cell office:value-type="float" office:value="34.241943359375">
            <text:p>34.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202.94">
            <text:p>202.94</text:p>
          </table:table-cell>
          <table:table-cell office:value-type="float" office:value="39.955120663743">
            <text:p>39.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200.16">
            <text:p>200.16</text:p>
          </table:table-cell>
          <table:table-cell office:value-type="float" office:value="40.5100528951839">
            <text:p>40.5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207.47">
            <text:p>207.47</text:p>
          </table:table-cell>
          <table:table-cell office:value-type="float" office:value="39.082721297055">
            <text:p>39.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214.54">
            <text:p>214.54</text:p>
          </table:table-cell>
          <table:table-cell office:value-type="float" office:value="37.794780402256">
            <text:p>37.7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211.01">
            <text:p>211.01</text:p>
          </table:table-cell>
          <table:table-cell office:value-type="float" office:value="38.4270517392541">
            <text:p>38.4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215.1">
            <text:p>215.1</text:p>
          </table:table-cell>
          <table:table-cell office:value-type="float" office:value="37.6963839493259">
            <text:p>37.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218.58">
            <text:p>218.58</text:p>
          </table:table-cell>
          <table:table-cell office:value-type="float" office:value="37.0962219210358">
            <text:p>37.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217.7">
            <text:p>217.7</text:p>
          </table:table-cell>
          <table:table-cell office:value-type="float" office:value="37.2461744947175">
            <text:p>37.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218.84">
            <text:p>218.84</text:p>
          </table:table-cell>
          <table:table-cell office:value-type="float" office:value="37.0521485445988">
            <text:p>37.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220.15">
            <text:p>220.15</text:p>
          </table:table-cell>
          <table:table-cell office:value-type="float" office:value="36.8316701680672">
            <text:p>36.8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218.66">
            <text:p>218.66</text:p>
          </table:table-cell>
          <table:table-cell office:value-type="float" office:value="37.0826497187414">
            <text:p>37.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220.61">
            <text:p>220.61</text:p>
          </table:table-cell>
          <table:table-cell office:value-type="float" office:value="36.7548714360183">
            <text:p>36.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207.85">
            <text:p>207.85</text:p>
          </table:table-cell>
          <table:table-cell office:value-type="float" office:value="39.0112686432523">
            <text:p>39.0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9.0112686432523">
            <text:p>39.01</text:p>
          </table:table-cell>
          <table:table-cell office:value-type="float" office:value="38.0716132383322">
            <text:p>38.07</text:p>
          </table:table-cell>
          <table:table-cell office:value-type="float" office:value="38.7021726289915">
            <text:p>38.7</text:p>
          </table:table-cell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207.66">
            <text:p>207.66</text:p>
          </table:table-cell>
          <table:table-cell office:value-type="float" office:value="39.0469622820957">
            <text:p>39.0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9.0469622820957">
            <text:p>39.05</text:p>
          </table:table-cell>
          <table:table-cell office:value-type="float" office:value="37.8600746486436">
            <text:p>37.86</text:p>
          </table:table-cell>
          <table:table-cell office:value-type="float" office:value="40.7339103159851">
            <text:p>40.73</text:p>
          </table:table-cell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201.18">
            <text:p>201.18</text:p>
          </table:table-cell>
          <table:table-cell office:value-type="float" office:value="40.3046634233025">
            <text:p>40.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40.3046634233025">
            <text:p>40.3</text:p>
          </table:table-cell>
          <table:table-cell office:value-type="float" office:value="39.9413437145953">
            <text:p>39.94</text:p>
          </table:table-cell>
          <table:table-cell office:value-type="float" office:value="39.915783142168">
            <text:p>39.92</text:p>
          </table:table-cell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207.47">
            <text:p>207.47</text:p>
          </table:table-cell>
          <table:table-cell office:value-type="float" office:value="39.082721297055">
            <text:p>39.0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9.082721297055">
            <text:p>39.08</text:p>
          </table:table-cell>
          <table:table-cell office:value-type="float" office:value="38.2891447679086">
            <text:p>38.29</text:p>
          </table:table-cell>
          <table:table-cell office:value-type="float" office:value="39.3616125606796">
            <text:p>39.36</text:p>
          </table:table-cell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203">
            <text:p>203</text:p>
          </table:table-cell>
          <table:table-cell office:value-type="float" office:value="39.9433112684729">
            <text:p>39.9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9.9433112684729">
            <text:p>39.94</text:p>
          </table:table-cell>
          <table:table-cell office:value-type="float" office:value="39.9334754370845">
            <text:p>39.93</text:p>
          </table:table-cell>
          <table:table-cell office:value-type="float" office:value="38.5843073399952">
            <text:p>38.58</text:p>
          </table:table-cell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210.77">
            <text:p>210.77</text:p>
          </table:table-cell>
          <table:table-cell office:value-type="float" office:value="38.4708079304455">
            <text:p>38.4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8.4708079304455">
            <text:p>38.47</text:p>
          </table:table-cell>
          <table:table-cell office:value-type="float" office:value="39.5709930579279">
            <text:p>39.57</text:p>
          </table:table-cell>
          <table:table-cell office:value-type="float" office:value="39.1072257523874">
            <text:p>39.11</text:p>
          </table:table-cell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209.7">
            <text:p>209.7</text:p>
          </table:table-cell>
          <table:table-cell office:value-type="float" office:value="38.6671062827849">
            <text:p>38.6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8.6671062827849">
            <text:p>38.67</text:p>
          </table:table-cell>
          <table:table-cell office:value-type="float" office:value="37.6788670422862">
            <text:p>37.68</text:p>
          </table:table-cell>
          <table:table-cell office:value-type="float" office:value="38.1342810868645">
            <text:p>38.13</text:p>
          </table:table-cell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208.57">
            <text:p>208.57</text:p>
          </table:table-cell>
          <table:table-cell office:value-type="float" office:value="38.8765986838951">
            <text:p>38.8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8.8765986838951">
            <text:p>38.88</text:p>
          </table:table-cell>
          <table:table-cell office:value-type="float" office:value="35.6997850900365">
            <text:p>35.7</text:p>
          </table:table-cell>
          <table:table-cell office:value-type="float" office:value="37.1983309822002">
            <text:p>37.2</text:p>
          </table:table-cell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216.68">
            <text:p>216.68</text:p>
          </table:table-cell>
          <table:table-cell office:value-type="float" office:value="37.4215072341702">
            <text:p>37.4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7.4215072341702">
            <text:p>37.42</text:p>
          </table:table-cell>
          <table:table-cell office:value-type="float" office:value="37.2787098869018">
            <text:p>37.28</text:p>
          </table:table-cell>
          <table:table-cell office:value-type="float" office:value="38.8542440342134">
            <text:p>38.85</text:p>
          </table:table-cell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208.53">
            <text:p>208.53</text:p>
          </table:table-cell>
          <table:table-cell office:value-type="float" office:value="38.8840559511821">
            <text:p>38.8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8.8840559511821">
            <text:p>38.88</text:p>
          </table:table-cell>
          <table:table-cell office:value-type="float" office:value="37.8936918754089">
            <text:p>37.89</text:p>
          </table:table-cell>
          <table:table-cell office:value-type="float" office:value="37.130195931404">
            <text:p>37.13</text:p>
          </table:table-cell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219.83">
            <text:p>219.83</text:p>
          </table:table-cell>
          <table:table-cell office:value-type="float" office:value="36.885284936087">
            <text:p>36.8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6.885284936087">
            <text:p>36.89</text:p>
          </table:table-cell>
          <table:table-cell office:value-type="float" office:value="36.9879216654502">
            <text:p>36.99</text:p>
          </table:table-cell>
          <table:table-cell office:value-type="float" office:value="38.8505207584687">
            <text:p>38.85</text:p>
          </table:table-cell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210.66">
            <text:p>210.66</text:p>
          </table:table-cell>
          <table:table-cell office:value-type="float" office:value="38.4908961715561">
            <text:p>38.4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/>
          <table:table-cell office:value-type="float" office:value="38.4908961715561">
            <text:p>38.49</text:p>
          </table:table-cell>
          <table:table-cell office:value-type="float" office:value="37.1352974009618">
            <text:p>37.14</text:p>
          </table:table-cell>
          <table:table-cell office:value-type="float" office:value="37.2992878582271">
            <text:p>37.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212.98">
            <text:p>212.98</text:p>
          </table:table-cell>
          <table:table-cell office:value-type="float" office:value="38.0716132383322">
            <text:p>38.0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214.17">
            <text:p>214.17</text:p>
          </table:table-cell>
          <table:table-cell office:value-type="float" office:value="37.8600746486436">
            <text:p>37.8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203.01">
            <text:p>203.01</text:p>
          </table:table-cell>
          <table:table-cell office:value-type="float" office:value="39.9413437145953">
            <text:p>39.9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211.77">
            <text:p>211.77</text:p>
          </table:table-cell>
          <table:table-cell office:value-type="float" office:value="38.2891447679086">
            <text:p>38.2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203.05">
            <text:p>203.05</text:p>
          </table:table-cell>
          <table:table-cell office:value-type="float" office:value="39.9334754370845">
            <text:p>39.9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204.91">
            <text:p>204.91</text:p>
          </table:table-cell>
          <table:table-cell office:value-type="float" office:value="39.5709930579279">
            <text:p>39.5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215.2">
            <text:p>215.2</text:p>
          </table:table-cell>
          <table:table-cell office:value-type="float" office:value="37.6788670422862">
            <text:p>37.6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227.13">
            <text:p>227.13</text:p>
          </table:table-cell>
          <table:table-cell office:value-type="float" office:value="35.6997850900365">
            <text:p>35.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217.51">
            <text:p>217.51</text:p>
          </table:table-cell>
          <table:table-cell office:value-type="float" office:value="37.2787098869018">
            <text:p>37.2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213.98">
            <text:p>213.98</text:p>
          </table:table-cell>
          <table:table-cell office:value-type="float" office:value="37.8936918754089">
            <text:p>37.8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219.22">
            <text:p>219.22</text:p>
          </table:table-cell>
          <table:table-cell office:value-type="float" office:value="36.9879216654502">
            <text:p>36.9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218.35">
            <text:p>218.35</text:p>
          </table:table-cell>
          <table:table-cell office:value-type="float" office:value="37.1352974009618">
            <text:p>37.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209.51">
            <text:p>209.51</text:p>
          </table:table-cell>
          <table:table-cell office:value-type="float" office:value="38.7021726289915">
            <text:p>38.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199.06">
            <text:p>199.06</text:p>
          </table:table-cell>
          <table:table-cell office:value-type="float" office:value="40.7339103159851">
            <text:p>40.7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203.14">
            <text:p>203.14</text:p>
          </table:table-cell>
          <table:table-cell office:value-type="float" office:value="39.915783142168">
            <text:p>39.9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206">
            <text:p>206</text:p>
          </table:table-cell>
          <table:table-cell office:value-type="float" office:value="39.3616125606796">
            <text:p>39.3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210.15">
            <text:p>210.15</text:p>
          </table:table-cell>
          <table:table-cell office:value-type="float" office:value="38.5843073399952">
            <text:p>38.5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207.34">
            <text:p>207.34</text:p>
          </table:table-cell>
          <table:table-cell office:value-type="float" office:value="39.1072257523874">
            <text:p>39.1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212.63">
            <text:p>212.63</text:p>
          </table:table-cell>
          <table:table-cell office:value-type="float" office:value="38.1342810868645">
            <text:p>38.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217.98">
            <text:p>217.98</text:p>
          </table:table-cell>
          <table:table-cell office:value-type="float" office:value="37.1983309822002">
            <text:p>37.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208.69">
            <text:p>208.69</text:p>
          </table:table-cell>
          <table:table-cell office:value-type="float" office:value="38.8542440342134">
            <text:p>38.8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218.38">
            <text:p>218.38</text:p>
          </table:table-cell>
          <table:table-cell office:value-type="float" office:value="37.130195931404">
            <text:p>37.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208.71">
            <text:p>208.71</text:p>
          </table:table-cell>
          <table:table-cell office:value-type="float" office:value="38.8505207584687">
            <text:p>38.8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217.39">
            <text:p>217.39</text:p>
          </table:table-cell>
          <table:table-cell office:value-type="float" office:value="37.2992878582271">
            <text:p>37.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208.8">
            <text:p>208.8</text:p>
          </table:table-cell>
          <table:table-cell office:value-type="float" office:value="38.8337748443487">
            <text:p>38.8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207.58">
            <text:p>207.58</text:p>
          </table:table-cell>
          <table:table-cell office:value-type="float" office:value="39.0620107308026">
            <text:p>39.0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209.23">
            <text:p>209.23</text:p>
          </table:table-cell>
          <table:table-cell office:value-type="float" office:value="38.7539654327773">
            <text:p>38.7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211.16">
            <text:p>211.16</text:p>
          </table:table-cell>
          <table:table-cell office:value-type="float" office:value="38.3997546291911">
            <text:p>38.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211.44">
            <text:p>211.44</text:p>
          </table:table-cell>
          <table:table-cell office:value-type="float" office:value="38.3489036487893">
            <text:p>38.3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215.54">
            <text:p>215.54</text:p>
          </table:table-cell>
          <table:table-cell office:value-type="float" office:value="37.6194311380718">
            <text:p>37.6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223.13">
            <text:p>223.13</text:p>
          </table:table-cell>
          <table:table-cell office:value-type="float" office:value="36.3397668959799">
            <text:p>36.3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221.77">
            <text:p>221.77</text:p>
          </table:table-cell>
          <table:table-cell office:value-type="float" office:value="36.5626197749921">
            <text:p>36.5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221.17">
            <text:p>221.17</text:p>
          </table:table-cell>
          <table:table-cell office:value-type="float" office:value="36.6618085070308">
            <text:p>36.6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215.25">
            <text:p>215.25</text:p>
          </table:table-cell>
          <table:table-cell office:value-type="float" office:value="37.6701146922183">
            <text:p>37.6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217.89">
            <text:p>217.89</text:p>
          </table:table-cell>
          <table:table-cell office:value-type="float" office:value="37.2136958442333">
            <text:p>37.2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222.11">
            <text:p>222.11</text:p>
          </table:table-cell>
          <table:table-cell office:value-type="float" office:value="36.5066507023547">
            <text:p>36.5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>
            <text:p>test_name</text:p>
          </table:table-cell>
          <table:table-cell office:value-type="string">
            <text:p>direction</text:p>
          </table:table-cell>
          <table:table-cell office:value-type="string">
            <text:p>block_size(KB)</text:p>
          </table:table-cell>
          <table:table-cell office:value-type="string">
            <text:p>TESTSIZE(KB)</text:p>
          </table:table-cell>
          <table:table-cell office:value-type="string">
            <text:p>transfer_time(secs)</text:p>
          </table:table-cell>
          <table:table-cell office:value-type="string">
            <text:p>throughput(MB/s)</text:p>
          </table:table-cell>
          <table:table-cell office:value-type="string">
            <text:p>slave_count</text:p>
          </table:table-cell>
          <table:table-cell office:value-type="string">
            <text:p>replication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508.16">
            <text:p>508.16</text:p>
          </table:table-cell>
          <table:table-cell office:value-type="float" office:value="15.9565731019758">
            <text:p>15.9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470.52">
            <text:p>470.52</text:p>
          </table:table-cell>
          <table:table-cell office:value-type="float" office:value="17.2330446899175">
            <text:p>17.2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480.25">
            <text:p>480.25</text:p>
          </table:table-cell>
          <table:table-cell office:value-type="float" office:value="16.883898360229">
            <text:p>16.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458.33">
            <text:p>458.33</text:p>
          </table:table-cell>
          <table:table-cell office:value-type="float" office:value="17.6913843464316">
            <text:p>17.6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454.46">
            <text:p>454.46</text:p>
          </table:table-cell>
          <table:table-cell office:value-type="float" office:value="17.8420371154777">
            <text:p>17.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475.45">
            <text:p>475.45</text:p>
          </table:table-cell>
          <table:table-cell office:value-type="float" office:value="17.0543531128405">
            <text:p>17.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448.73">
            <text:p>448.73</text:p>
          </table:table-cell>
          <table:table-cell office:value-type="float" office:value="18.0698687128117">
            <text:p>18.0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444.09">
            <text:p>444.09</text:p>
          </table:table-cell>
          <table:table-cell office:value-type="float" office:value="18.2586687101714">
            <text:p>18.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455.74">
            <text:p>455.74</text:p>
          </table:table-cell>
          <table:table-cell office:value-type="float" office:value="17.7919256319393">
            <text:p>17.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428.6">
            <text:p>428.6</text:p>
          </table:table-cell>
          <table:table-cell office:value-type="float" office:value="18.9185538672422">
            <text:p>18.9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468.12">
            <text:p>468.12</text:p>
          </table:table-cell>
          <table:table-cell office:value-type="float" office:value="17.321396623729">
            <text:p>17.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449.18">
            <text:p>449.18</text:p>
          </table:table-cell>
          <table:table-cell office:value-type="float" office:value="18.0517658566722">
            <text:p>18.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365.94">
            <text:p>365.94</text:p>
          </table:table-cell>
          <table:table-cell office:value-type="float" office:value="22.1579826952506">
            <text:p>22.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398.5">
            <text:p>398.5</text:p>
          </table:table-cell>
          <table:table-cell office:value-type="float" office:value="20.3475337202008">
            <text:p>20.3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400.15">
            <text:p>400.15</text:p>
          </table:table-cell>
          <table:table-cell office:value-type="float" office:value="20.2636316068974">
            <text:p>20.2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392.56">
            <text:p>392.56</text:p>
          </table:table-cell>
          <table:table-cell office:value-type="float" office:value="20.6554213050234">
            <text:p>20.6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388.41">
            <text:p>388.41</text:p>
          </table:table-cell>
          <table:table-cell office:value-type="float" office:value="20.8761159277568">
            <text:p>20.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416.27">
            <text:p>416.27</text:p>
          </table:table-cell>
          <table:table-cell office:value-type="float" office:value="19.4789251867778">
            <text:p>19.4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363.48">
            <text:p>363.48</text:p>
          </table:table-cell>
          <table:table-cell office:value-type="float" office:value="22.3079459323759">
            <text:p>22.3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383.88">
            <text:p>383.88</text:p>
          </table:table-cell>
          <table:table-cell office:value-type="float" office:value="21.1224658421903">
            <text:p>21.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382.5">
            <text:p>382.5</text:p>
          </table:table-cell>
          <table:table-cell office:value-type="float" office:value="21.1986723856209">
            <text:p>21.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383.55">
            <text:p>383.55</text:p>
          </table:table-cell>
          <table:table-cell office:value-type="float" office:value="21.1406392582453">
            <text:p>21.1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384.91">
            <text:p>384.91</text:p>
          </table:table-cell>
          <table:table-cell office:value-type="float" office:value="21.0659431750279">
            <text:p>21.0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389.56">
            <text:p>389.56</text:p>
          </table:table-cell>
          <table:table-cell office:value-type="float" office:value="20.8144886217784">
            <text:p>20.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438.1">
            <text:p>438.1</text:p>
          </table:table-cell>
          <table:table-cell office:value-type="float" office:value="18.5083135984935">
            <text:p>18.5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403.03">
            <text:p>403.03</text:p>
          </table:table-cell>
          <table:table-cell office:value-type="float" office:value="20.1188303290078">
            <text:p>20.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393.82">
            <text:p>393.82</text:p>
          </table:table-cell>
          <table:table-cell office:value-type="float" office:value="20.5893357053984">
            <text:p>20.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394.29">
            <text:p>394.29</text:p>
          </table:table-cell>
          <table:table-cell office:value-type="float" office:value="20.564792887215">
            <text:p>20.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394.64">
            <text:p>394.64</text:p>
          </table:table-cell>
          <table:table-cell office:value-type="float" office:value="20.5465542963207">
            <text:p>20.5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371.67">
            <text:p>371.67</text:p>
          </table:table-cell>
          <table:table-cell office:value-type="float" office:value="21.8163752455135">
            <text:p>21.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390.1">
            <text:p>390.1</text:p>
          </table:table-cell>
          <table:table-cell office:value-type="float" office:value="20.7856759484748">
            <text:p>20.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392.48">
            <text:p>392.48</text:p>
          </table:table-cell>
          <table:table-cell office:value-type="float" office:value="20.6596315417346">
            <text:p>20.6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391.73">
            <text:p>391.73</text:p>
          </table:table-cell>
          <table:table-cell office:value-type="float" office:value="20.6991861422408">
            <text:p>20.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381.74">
            <text:p>381.74</text:p>
          </table:table-cell>
          <table:table-cell office:value-type="float" office:value="21.240876480065">
            <text:p>21.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368.21">
            <text:p>368.21</text:p>
          </table:table-cell>
          <table:table-cell office:value-type="float" office:value="22.0213796135358">
            <text:p>22.0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400.63">
            <text:p>400.63</text:p>
          </table:table-cell>
          <table:table-cell office:value-type="float" office:value="20.239353487008">
            <text:p>20.2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454.26">
            <text:p>454.26</text:p>
          </table:table-cell>
          <table:table-cell office:value-type="float" office:value="17.8498925450183">
            <text:p>17.8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459.38">
            <text:p>459.38</text:p>
          </table:table-cell>
          <table:table-cell office:value-type="float" office:value="17.6509473366276">
            <text:p>17.6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444.42">
            <text:p>444.42</text:p>
          </table:table-cell>
          <table:table-cell office:value-type="float" office:value="18.2451109029747">
            <text:p>18.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445.4">
            <text:p>445.4</text:p>
          </table:table-cell>
          <table:table-cell office:value-type="float" office:value="18.2049667433767">
            <text:p>18.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446.53">
            <text:p>446.53</text:p>
          </table:table-cell>
          <table:table-cell office:value-type="float" office:value="18.1588967986473">
            <text:p>18.1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468.24">
            <text:p>468.24</text:p>
          </table:table-cell>
          <table:table-cell office:value-type="float" office:value="17.3169575164446">
            <text:p>17.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447.15">
            <text:p>447.15</text:p>
          </table:table-cell>
          <table:table-cell office:value-type="float" office:value="18.1337184110477">
            <text:p>18.1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456.89">
            <text:p>456.89</text:p>
          </table:table-cell>
          <table:table-cell office:value-type="float" office:value="17.747143048655">
            <text:p>17.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443.81">
            <text:p>443.81</text:p>
          </table:table-cell>
          <table:table-cell office:value-type="float" office:value="18.2701881154098">
            <text:p>18.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430.95">
            <text:p>430.95</text:p>
          </table:table-cell>
          <table:table-cell office:value-type="float" office:value="18.8153896913795">
            <text:p>18.8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460.13">
            <text:p>460.13</text:p>
          </table:table-cell>
          <table:table-cell office:value-type="float" office:value="17.6221767489623">
            <text:p>17.6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442.72">
            <text:p>442.72</text:p>
          </table:table-cell>
          <table:table-cell office:value-type="float" office:value="18.3151702825714">
            <text:p>18.3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421.15">
            <text:p>421.15</text:p>
          </table:table-cell>
          <table:table-cell office:value-type="float" office:value="19.2532166389647">
            <text:p>19.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364.48">
            <text:p>364.48</text:p>
          </table:table-cell>
          <table:table-cell office:value-type="float" office:value="22.2467410763279">
            <text:p>22.2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382.73">
            <text:p>382.73</text:p>
          </table:table-cell>
          <table:table-cell office:value-type="float" office:value="21.1859331317116">
            <text:p>21.1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371.33">
            <text:p>371.33</text:p>
          </table:table-cell>
          <table:table-cell office:value-type="float" office:value="21.8363509210137">
            <text:p>21.8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371.45">
            <text:p>371.45</text:p>
          </table:table-cell>
          <table:table-cell office:value-type="float" office:value="21.8292965069323">
            <text:p>21.8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393.98">
            <text:p>393.98</text:p>
          </table:table-cell>
          <table:table-cell office:value-type="float" office:value="20.5809741293974">
            <text:p>20.5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393.69">
            <text:p>393.69</text:p>
          </table:table-cell>
          <table:table-cell office:value-type="float" office:value="20.596134490335">
            <text:p>20.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390.72">
            <text:p>390.72</text:p>
          </table:table-cell>
          <table:table-cell office:value-type="float" office:value="20.7526929450758">
            <text:p>20.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384.89">
            <text:p>384.89</text:p>
          </table:table-cell>
          <table:table-cell office:value-type="float" office:value="21.0670378224947">
            <text:p>21.0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378.24">
            <text:p>378.24</text:p>
          </table:table-cell>
          <table:table-cell office:value-type="float" office:value="21.4374264686442">
            <text:p>21.4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395.3">
            <text:p>395.3</text:p>
          </table:table-cell>
          <table:table-cell office:value-type="float" office:value="20.5122493991905">
            <text:p>20.5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384.3">
            <text:p>384.3</text:p>
          </table:table-cell>
          <table:table-cell office:value-type="float" office:value="21.0993811800677">
            <text:p>21.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453.36">
            <text:p>453.36</text:p>
          </table:table-cell>
          <table:table-cell office:value-type="float" office:value="17.8853277472649">
            <text:p>17.8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463.72">
            <text:p>463.72</text:p>
          </table:table-cell>
          <table:table-cell office:value-type="float" office:value="17.4857504259036">
            <text:p>17.4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456.77">
            <text:p>456.77</text:p>
          </table:table-cell>
          <table:table-cell office:value-type="float" office:value="17.751805476498">
            <text:p>17.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452.81">
            <text:p>452.81</text:p>
          </table:table-cell>
          <table:table-cell office:value-type="float" office:value="17.9070519367947">
            <text:p>17.9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437.68">
            <text:p>437.68</text:p>
          </table:table-cell>
          <table:table-cell office:value-type="float" office:value="18.5260742722994">
            <text:p>18.5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452.01">
            <text:p>452.01</text:p>
          </table:table-cell>
          <table:table-cell office:value-type="float" office:value="17.938745132851">
            <text:p>17.9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509.25">
            <text:p>509.25</text:p>
          </table:table-cell>
          <table:table-cell office:value-type="float" office:value="15.9224196121748">
            <text:p>15.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524.39">
            <text:p>524.39</text:p>
          </table:table-cell>
          <table:table-cell office:value-type="float" office:value="15.4627132239364">
            <text:p>15.4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450.24">
            <text:p>450.24</text:p>
          </table:table-cell>
          <table:table-cell office:value-type="float" office:value="18.0092665855988">
            <text:p>18.0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450.63">
            <text:p>450.63</text:p>
          </table:table-cell>
          <table:table-cell office:value-type="float" office:value="17.9936803752524">
            <text:p>17.9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442.3">
            <text:p>442.3</text:p>
          </table:table-cell>
          <table:table-cell office:value-type="float" office:value="18.3325620336875">
            <text:p>18.3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445.09">
            <text:p>445.09</text:p>
          </table:table-cell>
          <table:table-cell office:value-type="float" office:value="18.2176462906378">
            <text:p>18.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398.27">
            <text:p>398.27</text:p>
          </table:table-cell>
          <table:table-cell office:value-type="float" office:value="20.3592843736661">
            <text:p>20.3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370.55">
            <text:p>370.55</text:p>
          </table:table-cell>
          <table:table-cell office:value-type="float" office:value="21.8823159829982">
            <text:p>21.8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393.07">
            <text:p>393.07</text:p>
          </table:table-cell>
          <table:table-cell office:value-type="float" office:value="20.6286213333503">
            <text:p>20.6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394.09">
            <text:p>394.09</text:p>
          </table:table-cell>
          <table:table-cell office:value-type="float" office:value="20.5752294843817">
            <text:p>20.5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396.47">
            <text:p>396.47</text:p>
          </table:table-cell>
          <table:table-cell office:value-type="float" office:value="20.4517168701289">
            <text:p>20.4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419.02">
            <text:p>419.02</text:p>
          </table:table-cell>
          <table:table-cell office:value-type="float" office:value="19.3510863144957">
            <text:p>19.3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389.09">
            <text:p>389.09</text:p>
          </table:table-cell>
          <table:table-cell office:value-type="float" office:value="20.8396314156108">
            <text:p>20.8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399">
            <text:p>399</text:p>
          </table:table-cell>
          <table:table-cell office:value-type="float" office:value="20.3220355576441">
            <text:p>20.3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395.68">
            <text:p>395.68</text:p>
          </table:table-cell>
          <table:table-cell office:value-type="float" office:value="20.4925500088455">
            <text:p>20.4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381.41">
            <text:p>381.41</text:p>
          </table:table-cell>
          <table:table-cell office:value-type="float" office:value="21.2592543129441">
            <text:p>21.2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376.76">
            <text:p>376.76</text:p>
          </table:table-cell>
          <table:table-cell office:value-type="float" office:value="21.521637614131">
            <text:p>21.5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400.87">
            <text:p>400.87</text:p>
          </table:table-cell>
          <table:table-cell office:value-type="float" office:value="20.2272362299499">
            <text:p>20.2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410.28">
            <text:p>410.28</text:p>
          </table:table-cell>
          <table:table-cell office:value-type="float" office:value="19.7633133165155">
            <text:p>19.7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418.12">
            <text:p>418.12</text:p>
          </table:table-cell>
          <table:table-cell office:value-type="float" office:value="19.3927393750598">
            <text:p>19.3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405.42">
            <text:p>405.42</text:p>
          </table:table-cell>
          <table:table-cell office:value-type="float" office:value="20.0002273876474">
            <text:p>2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396.37">
            <text:p>396.37</text:p>
          </table:table-cell>
          <table:table-cell office:value-type="float" office:value="20.4568766241138">
            <text:p>20.4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384.85">
            <text:p>384.85</text:p>
          </table:table-cell>
          <table:table-cell office:value-type="float" office:value="21.0692274587502">
            <text:p>21.0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387.83">
            <text:p>387.83</text:p>
          </table:table-cell>
          <table:table-cell office:value-type="float" office:value="20.9073361717763">
            <text:p>20.9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401.37">
            <text:p>401.37</text:p>
          </table:table-cell>
          <table:table-cell office:value-type="float" office:value="20.2020384869323">
            <text:p>20.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384.8">
            <text:p>384.8</text:p>
          </table:table-cell>
          <table:table-cell office:value-type="float" office:value="21.0719651442308">
            <text:p>21.0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375.68">
            <text:p>375.68</text:p>
          </table:table-cell>
          <table:table-cell office:value-type="float" office:value="21.5835077392994">
            <text:p>21.5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401.1">
            <text:p>401.1</text:p>
          </table:table-cell>
          <table:table-cell office:value-type="float" office:value="20.2156374657193">
            <text:p>20.2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375.19">
            <text:p>375.19</text:p>
          </table:table-cell>
          <table:table-cell office:value-type="float" office:value="21.6116959074069">
            <text:p>21.6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374.41">
            <text:p>374.41</text:p>
          </table:table-cell>
          <table:table-cell office:value-type="float" office:value="21.6567190713389">
            <text:p>21.6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457.74">
            <text:p>457.74</text:p>
          </table:table-cell>
          <table:table-cell office:value-type="float" office:value="17.7141875027308">
            <text:p>17.7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420.69">
            <text:p>420.69</text:p>
          </table:table-cell>
          <table:table-cell office:value-type="float" office:value="19.2742689094107">
            <text:p>19.2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424.07">
            <text:p>424.07</text:p>
          </table:table-cell>
          <table:table-cell office:value-type="float" office:value="19.1206456186479">
            <text:p>19.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378.62">
            <text:p>378.62</text:p>
          </table:table-cell>
          <table:table-cell office:value-type="float" office:value="21.4159109067139">
            <text:p>21.4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435.1">
            <text:p>435.1</text:p>
          </table:table-cell>
          <table:table-cell office:value-type="float" office:value="18.6359278039531">
            <text:p>18.6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389.91">
            <text:p>389.91</text:p>
          </table:table-cell>
          <table:table-cell office:value-type="float" office:value="20.7958046408145">
            <text:p>20.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412.68">
            <text:p>412.68</text:p>
          </table:table-cell>
          <table:table-cell office:value-type="float" office:value="19.6483769203741">
            <text:p>19.6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394">
            <text:p>394</text:p>
          </table:table-cell>
          <table:table-cell office:value-type="float" office:value="20.5799294098985">
            <text:p>20.5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396.03">
            <text:p>396.03</text:p>
          </table:table-cell>
          <table:table-cell office:value-type="float" office:value="20.47443927859">
            <text:p>20.4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383.06">
            <text:p>383.06</text:p>
          </table:table-cell>
          <table:table-cell office:value-type="float" office:value="21.1676817926696">
            <text:p>21.1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393.14">
            <text:p>393.14</text:p>
          </table:table-cell>
          <table:table-cell office:value-type="float" office:value="20.624948332655">
            <text:p>20.6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390.18">
            <text:p>390.18</text:p>
          </table:table-cell>
          <table:table-cell office:value-type="float" office:value="20.7814141870419">
            <text:p>20.7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445.57">
            <text:p>445.57</text:p>
          </table:table-cell>
          <table:table-cell office:value-type="float" office:value="18.19802093386">
            <text:p>18.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414.47">
            <text:p>414.47</text:p>
          </table:table-cell>
          <table:table-cell office:value-type="float" office:value="19.5635201281154">
            <text:p>19.5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411.93">
            <text:p>411.93</text:p>
          </table:table-cell>
          <table:table-cell office:value-type="float" office:value="19.6841506748719">
            <text:p>19.6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397.4">
            <text:p>397.4</text:p>
          </table:table-cell>
          <table:table-cell office:value-type="float" office:value="20.403855529693">
            <text:p>20.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375.11">
            <text:p>375.11</text:p>
          </table:table-cell>
          <table:table-cell office:value-type="float" office:value="21.6163050505185">
            <text:p>21.6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399.62">
            <text:p>399.62</text:p>
          </table:table-cell>
          <table:table-cell office:value-type="float" office:value="20.2905064498774">
            <text:p>20.2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381.18">
            <text:p>381.18</text:p>
          </table:table-cell>
          <table:table-cell office:value-type="float" office:value="21.2720819232384">
            <text:p>21.2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405.13">
            <text:p>405.13</text:p>
          </table:table-cell>
          <table:table-cell office:value-type="float" office:value="20.0145439426851">
            <text:p>20.0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397.74">
            <text:p>397.74</text:p>
          </table:table-cell>
          <table:table-cell office:value-type="float" office:value="20.38641370619">
            <text:p>20.3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388.96">
            <text:p>388.96</text:p>
          </table:table-cell>
          <table:table-cell office:value-type="float" office:value="20.8465965330625">
            <text:p>20.8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408">
            <text:p>408</text:p>
          </table:table-cell>
          <table:table-cell office:value-type="float" office:value="19.8737553615196">
            <text:p>19.8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fuse-hdfs-beowulf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478.13">
            <text:p>478.13</text:p>
          </table:table-cell>
          <table:table-cell office:value-type="float" office:value="16.9587605619811">
            <text:p>16.9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</table:table>
      <table:table table:name="JAVA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27" table:default-cell-style-name="ce29"/>
        <table:table-column table:style-name="co21" table:number-columns-repeated="1016" table:default-cell-style-name="Default"/>
        <table:table-row table:style-name="ro1">
          <table:table-cell office:value-type="string">
            <text:p>test_name</text:p>
          </table:table-cell>
          <table:table-cell office:value-type="string">
            <text:p>direction</text:p>
          </table:table-cell>
          <table:table-cell office:value-type="string">
            <text:p>block_size(KB)</text:p>
          </table:table-cell>
          <table:table-cell office:value-type="string">
            <text:p>test_size(KB)</text:p>
          </table:table-cell>
          <table:table-cell office:value-type="string">
            <text:p>transfer_time(secs)</text:p>
          </table:table-cell>
          <table:table-cell office:value-type="string">
            <text:p>throughput(MB/s)</text:p>
          </table:table-cell>
          <table:table-cell office:value-type="string">
            <text:p>slave_count</text:p>
          </table:table-cell>
          <table:table-cell office:value-type="string">
            <text:p>replication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132.456">
            <text:p>132.46</text:p>
          </table:table-cell>
          <table:table-cell office:value-type="float" office:value="61.216496">
            <text:p>61.2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129.504">
            <text:p>129.5</text:p>
          </table:table-cell>
          <table:table-cell office:value-type="float" office:value="62.611905">
            <text:p>62.6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131.34">
            <text:p>131.34</text:p>
          </table:table-cell>
          <table:table-cell office:value-type="float" office:value="61.736654">
            <text:p>61.7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122.747">
            <text:p>122.75</text:p>
          </table:table-cell>
          <table:table-cell office:value-type="float" office:value="66.058577">
            <text:p>66.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125.715">
            <text:p>125.72</text:p>
          </table:table-cell>
          <table:table-cell office:value-type="float" office:value="64.499003">
            <text:p>64.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131.324">
            <text:p>131.32</text:p>
          </table:table-cell>
          <table:table-cell office:value-type="float" office:value="61.744176">
            <text:p>61.7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128.287">
            <text:p>128.29</text:p>
          </table:table-cell>
          <table:table-cell office:value-type="float" office:value="63.205876">
            <text:p>63.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129.758">
            <text:p>129.76</text:p>
          </table:table-cell>
          <table:table-cell office:value-type="float" office:value="62.489343">
            <text:p>62.4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136.847">
            <text:p>136.85</text:p>
          </table:table-cell>
          <table:table-cell office:value-type="float" office:value="59.252247">
            <text:p>59.2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128.537">
            <text:p>128.54</text:p>
          </table:table-cell>
          <table:table-cell office:value-type="float" office:value="63.082943">
            <text:p>63.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133.75">
            <text:p>133.75</text:p>
          </table:table-cell>
          <table:table-cell office:value-type="float" office:value="60.624241">
            <text:p>60.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130.707">
            <text:p>130.71</text:p>
          </table:table-cell>
          <table:table-cell office:value-type="float" office:value="62.035638">
            <text:p>62.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136.403">
            <text:p>136.4</text:p>
          </table:table-cell>
          <table:table-cell office:value-type="float" office:value="59.445116">
            <text:p>59.4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134.944">
            <text:p>134.94</text:p>
          </table:table-cell>
          <table:table-cell office:value-type="float" office:value="60.08783">
            <text:p>60.0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135.729">
            <text:p>135.73</text:p>
          </table:table-cell>
          <table:table-cell office:value-type="float" office:value="59.740307">
            <text:p>59.7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136.066">
            <text:p>136.07</text:p>
          </table:table-cell>
          <table:table-cell office:value-type="float" office:value="59.592346">
            <text:p>59.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137.469">
            <text:p>137.47</text:p>
          </table:table-cell>
          <table:table-cell office:value-type="float" office:value="58.984151">
            <text:p>58.9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138.502">
            <text:p>138.5</text:p>
          </table:table-cell>
          <table:table-cell office:value-type="float" office:value="58.544225">
            <text:p>58.5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138.438">
            <text:p>138.44</text:p>
          </table:table-cell>
          <table:table-cell office:value-type="float" office:value="58.57129">
            <text:p>58.5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138.59">
            <text:p>138.59</text:p>
          </table:table-cell>
          <table:table-cell office:value-type="float" office:value="58.507051">
            <text:p>58.5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138.738">
            <text:p>138.74</text:p>
          </table:table-cell>
          <table:table-cell office:value-type="float" office:value="58.444638">
            <text:p>58.4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140.146">
            <text:p>140.15</text:p>
          </table:table-cell>
          <table:table-cell office:value-type="float" office:value="57.857464">
            <text:p>57.8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138.956">
            <text:p>138.96</text:p>
          </table:table-cell>
          <table:table-cell office:value-type="float" office:value="58.352948">
            <text:p>58.3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138.604">
            <text:p>138.6</text:p>
          </table:table-cell>
          <table:table-cell office:value-type="float" office:value="58.501141">
            <text:p>58.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139.384">
            <text:p>139.38</text:p>
          </table:table-cell>
          <table:table-cell office:value-type="float" office:value="58.173766">
            <text:p>58.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137.603">
            <text:p>137.6</text:p>
          </table:table-cell>
          <table:table-cell office:value-type="float" office:value="58.926711">
            <text:p>58.9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138.342">
            <text:p>138.34</text:p>
          </table:table-cell>
          <table:table-cell office:value-type="float" office:value="58.611934">
            <text:p>58.6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139.496">
            <text:p>139.5</text:p>
          </table:table-cell>
          <table:table-cell office:value-type="float" office:value="58.127059">
            <text:p>58.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138.401">
            <text:p>138.4</text:p>
          </table:table-cell>
          <table:table-cell office:value-type="float" office:value="58.586948">
            <text:p>58.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138.582">
            <text:p>138.58</text:p>
          </table:table-cell>
          <table:table-cell office:value-type="float" office:value="58.510428">
            <text:p>58.5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139.509">
            <text:p>139.51</text:p>
          </table:table-cell>
          <table:table-cell office:value-type="float" office:value="58.121642">
            <text:p>58.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141.887">
            <text:p>141.89</text:p>
          </table:table-cell>
          <table:table-cell office:value-type="float" office:value="57.147534">
            <text:p>57.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140.171">
            <text:p>140.17</text:p>
          </table:table-cell>
          <table:table-cell office:value-type="float" office:value="57.847145">
            <text:p>57.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140.363">
            <text:p>140.36</text:p>
          </table:table-cell>
          <table:table-cell office:value-type="float" office:value="57.768017">
            <text:p>57.7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139.936">
            <text:p>139.94</text:p>
          </table:table-cell>
          <table:table-cell office:value-type="float" office:value="57.94429">
            <text:p>57.9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139.386">
            <text:p>139.39</text:p>
          </table:table-cell>
          <table:table-cell office:value-type="float" office:value="58.172931">
            <text:p>58.1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147.546">
            <text:p>147.55</text:p>
          </table:table-cell>
          <table:table-cell office:value-type="float" office:value="54.95569">
            <text:p>54.9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140.727">
            <text:p>140.73</text:p>
          </table:table-cell>
          <table:table-cell office:value-type="float" office:value="57.618596">
            <text:p>57.6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138.358">
            <text:p>138.36</text:p>
          </table:table-cell>
          <table:table-cell office:value-type="float" office:value="58.605156">
            <text:p>58.6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143.723">
            <text:p>143.72</text:p>
          </table:table-cell>
          <table:table-cell office:value-type="float" office:value="56.417499">
            <text:p>56.4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142.832">
            <text:p>142.83</text:p>
          </table:table-cell>
          <table:table-cell office:value-type="float" office:value="56.769437">
            <text:p>56.7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141.603">
            <text:p>141.6</text:p>
          </table:table-cell>
          <table:table-cell office:value-type="float" office:value="57.26215">
            <text:p>57.2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141.33">
            <text:p>141.33</text:p>
          </table:table-cell>
          <table:table-cell office:value-type="float" office:value="57.37276">
            <text:p>57.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141.253">
            <text:p>141.25</text:p>
          </table:table-cell>
          <table:table-cell office:value-type="float" office:value="57.404035">
            <text:p>57.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147.64">
            <text:p>147.64</text:p>
          </table:table-cell>
          <table:table-cell office:value-type="float" office:value="54.9207">
            <text:p>54.9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145.277">
            <text:p>145.28</text:p>
          </table:table-cell>
          <table:table-cell office:value-type="float" office:value="55.814012">
            <text:p>55.8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142.921">
            <text:p>142.92</text:p>
          </table:table-cell>
          <table:table-cell office:value-type="float" office:value="56.734085">
            <text:p>56.7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141.33">
            <text:p>141.33</text:p>
          </table:table-cell>
          <table:table-cell office:value-type="float" office:value="57.37276">
            <text:p>57.3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142.766">
            <text:p>142.77</text:p>
          </table:table-cell>
          <table:table-cell office:value-type="float" office:value="56.795681">
            <text:p>56.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136.896">
            <text:p>136.9</text:p>
          </table:table-cell>
          <table:table-cell office:value-type="float" office:value="59.231038">
            <text:p>59.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140.627">
            <text:p>140.63</text:p>
          </table:table-cell>
          <table:table-cell office:value-type="float" office:value="57.659569">
            <text:p>57.6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151.757">
            <text:p>151.76</text:p>
          </table:table-cell>
          <table:table-cell office:value-type="float" office:value="53.430762">
            <text:p>53.4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151.772">
            <text:p>151.77</text:p>
          </table:table-cell>
          <table:table-cell office:value-type="float" office:value="53.425482">
            <text:p>53.4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136.776">
            <text:p>136.78</text:p>
          </table:table-cell>
          <table:table-cell office:value-type="float" office:value="59.283004">
            <text:p>59.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146.295">
            <text:p>146.3</text:p>
          </table:table-cell>
          <table:table-cell office:value-type="float" office:value="55.425628">
            <text:p>55.4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139.864">
            <text:p>139.86</text:p>
          </table:table-cell>
          <table:table-cell office:value-type="float" office:value="57.974119">
            <text:p>57.9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141.031">
            <text:p>141.03</text:p>
          </table:table-cell>
          <table:table-cell office:value-type="float" office:value="57.494396">
            <text:p>57.4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142.177">
            <text:p>142.18</text:p>
          </table:table-cell>
          <table:table-cell office:value-type="float" office:value="57.03097">
            <text:p>57.0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147.185">
            <text:p>147.19</text:p>
          </table:table-cell>
          <table:table-cell office:value-type="float" office:value="55.090479">
            <text:p>55.0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144.088">
            <text:p>144.09</text:p>
          </table:table-cell>
          <table:table-cell office:value-type="float" office:value="56.274584">
            <text:p>56.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142.862">
            <text:p>142.86</text:p>
          </table:table-cell>
          <table:table-cell office:value-type="float" office:value="56.757516">
            <text:p>56.7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141.002">
            <text:p>141</text:p>
          </table:table-cell>
          <table:table-cell office:value-type="float" office:value="57.506221">
            <text:p>57.5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143.54">
            <text:p>143.54</text:p>
          </table:table-cell>
          <table:table-cell office:value-type="float" office:value="56.489426">
            <text:p>56.4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143.811">
            <text:p>143.81</text:p>
          </table:table-cell>
          <table:table-cell office:value-type="float" office:value="56.382976">
            <text:p>56.3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143.396">
            <text:p>143.4</text:p>
          </table:table-cell>
          <table:table-cell office:value-type="float" office:value="56.546153">
            <text:p>56.5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142.665">
            <text:p>142.67</text:p>
          </table:table-cell>
          <table:table-cell office:value-type="float" office:value="56.83589">
            <text:p>56.8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143.58">
            <text:p>143.58</text:p>
          </table:table-cell>
          <table:table-cell office:value-type="float" office:value="56.473688">
            <text:p>56.4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143.721">
            <text:p>143.72</text:p>
          </table:table-cell>
          <table:table-cell office:value-type="float" office:value="56.418284">
            <text:p>56.4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150.205">
            <text:p>150.21</text:p>
          </table:table-cell>
          <table:table-cell office:value-type="float" office:value="53.982838">
            <text:p>53.9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145.708">
            <text:p>145.71</text:p>
          </table:table-cell>
          <table:table-cell office:value-type="float" office:value="55.648916">
            <text:p>55.6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144.493">
            <text:p>144.49</text:p>
          </table:table-cell>
          <table:table-cell office:value-type="float" office:value="56.116851">
            <text:p>56.1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145.891">
            <text:p>145.89</text:p>
          </table:table-cell>
          <table:table-cell office:value-type="float" office:value="55.579112">
            <text:p>55.5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148.74">
            <text:p>148.74</text:p>
          </table:table-cell>
          <table:table-cell office:value-type="float" office:value="54.514537">
            <text:p>54.5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145.35">
            <text:p>145.35</text:p>
          </table:table-cell>
          <table:table-cell office:value-type="float" office:value="55.78598">
            <text:p>55.7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146.618">
            <text:p>146.62</text:p>
          </table:table-cell>
          <table:table-cell office:value-type="float" office:value="55.303525">
            <text:p>55.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148.194">
            <text:p>148.19</text:p>
          </table:table-cell>
          <table:table-cell office:value-type="float" office:value="54.715388">
            <text:p>54.7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147.015">
            <text:p>147.02</text:p>
          </table:table-cell>
          <table:table-cell office:value-type="float" office:value="55.154183">
            <text:p>55.1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147.752">
            <text:p>147.75</text:p>
          </table:table-cell>
          <table:table-cell office:value-type="float" office:value="54.879069">
            <text:p>54.8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148.064">
            <text:p>148.06</text:p>
          </table:table-cell>
          <table:table-cell office:value-type="float" office:value="54.763428">
            <text:p>54.7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157.986">
            <text:p>157.99</text:p>
          </table:table-cell>
          <table:table-cell office:value-type="float" office:value="51.324119">
            <text:p>51.3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148.713">
            <text:p>148.71</text:p>
          </table:table-cell>
          <table:table-cell office:value-type="float" office:value="54.524434">
            <text:p>54.5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147.866">
            <text:p>147.87</text:p>
          </table:table-cell>
          <table:table-cell office:value-type="float" office:value="54.836759">
            <text:p>54.8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150.115">
            <text:p>150.12</text:p>
          </table:table-cell>
          <table:table-cell office:value-type="float" office:value="54.015203">
            <text:p>54.0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149.764">
            <text:p>149.76</text:p>
          </table:table-cell>
          <table:table-cell office:value-type="float" office:value="54.141798">
            <text:p>54.1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142.211">
            <text:p>142.21</text:p>
          </table:table-cell>
          <table:table-cell office:value-type="float" office:value="57.017335">
            <text:p>57.0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141.534">
            <text:p>141.53</text:p>
          </table:table-cell>
          <table:table-cell office:value-type="float" office:value="57.290066">
            <text:p>57.2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145.738">
            <text:p>145.74</text:p>
          </table:table-cell>
          <table:table-cell office:value-type="float" office:value="55.63746">
            <text:p>55.6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145.117">
            <text:p>145.12</text:p>
          </table:table-cell>
          <table:table-cell office:value-type="float" office:value="55.87555">
            <text:p>55.8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145.268">
            <text:p>145.27</text:p>
          </table:table-cell>
          <table:table-cell office:value-type="float" office:value="55.81747">
            <text:p>55.8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147.932">
            <text:p>147.93</text:p>
          </table:table-cell>
          <table:table-cell office:value-type="float" office:value="54.812293">
            <text:p>54.8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147.591">
            <text:p>147.59</text:p>
          </table:table-cell>
          <table:table-cell office:value-type="float" office:value="54.938934">
            <text:p>54.9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146.759">
            <text:p>146.76</text:p>
          </table:table-cell>
          <table:table-cell office:value-type="float" office:value="55.250391">
            <text:p>55.2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146.703">
            <text:p>146.7</text:p>
          </table:table-cell>
          <table:table-cell office:value-type="float" office:value="55.271482">
            <text:p>55.2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147.119">
            <text:p>147.12</text:p>
          </table:table-cell>
          <table:table-cell office:value-type="float" office:value="55.115194">
            <text:p>55.1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146.785">
            <text:p>146.79</text:p>
          </table:table-cell>
          <table:table-cell office:value-type="float" office:value="55.240605">
            <text:p>55.2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149.084">
            <text:p>149.08</text:p>
          </table:table-cell>
          <table:table-cell office:value-type="float" office:value="54.388749">
            <text:p>54.3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155.218">
            <text:p>155.22</text:p>
          </table:table-cell>
          <table:table-cell office:value-type="float" office:value="52.239381">
            <text:p>52.2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154.999">
            <text:p>155</text:p>
          </table:table-cell>
          <table:table-cell office:value-type="float" office:value="52.31319">
            <text:p>52.3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157.319">
            <text:p>157.32</text:p>
          </table:table-cell>
          <table:table-cell office:value-type="float" office:value="51.541722">
            <text:p>51.5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159.557">
            <text:p>159.56</text:p>
          </table:table-cell>
          <table:table-cell office:value-type="float" office:value="50.818781">
            <text:p>50.8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153.982">
            <text:p>153.98</text:p>
          </table:table-cell>
          <table:table-cell office:value-type="float" office:value="52.658702">
            <text:p>52.6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159.01">
            <text:p>159.01</text:p>
          </table:table-cell>
          <table:table-cell office:value-type="float" office:value="50.993599">
            <text:p>50.9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149.509">
            <text:p>149.51</text:p>
          </table:table-cell>
          <table:table-cell office:value-type="float" office:value="54.234141">
            <text:p>54.2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163.541">
            <text:p>163.54</text:p>
          </table:table-cell>
          <table:table-cell office:value-type="float" office:value="49.580791">
            <text:p>49.5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152.974">
            <text:p>152.97</text:p>
          </table:table-cell>
          <table:table-cell office:value-type="float" office:value="53.005688">
            <text:p>53.0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152.27">
            <text:p>152.27</text:p>
          </table:table-cell>
          <table:table-cell office:value-type="float" office:value="53.250753">
            <text:p>53.2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159.048">
            <text:p>159.05</text:p>
          </table:table-cell>
          <table:table-cell office:value-type="float" office:value="50.981416">
            <text:p>50.9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read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158.4">
            <text:p>158.4</text:p>
          </table:table-cell>
          <table:table-cell office:value-type="float" office:value="51.189976">
            <text:p>51.1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_name</text:p>
          </table:table-cell>
          <table:table-cell office:value-type="string">
            <text:p>direction</text:p>
          </table:table-cell>
          <table:table-cell office:value-type="string">
            <text:p>block_size(KB)</text:p>
          </table:table-cell>
          <table:table-cell office:value-type="string">
            <text:p>test_size(KB)</text:p>
          </table:table-cell>
          <table:table-cell office:value-type="string">
            <text:p>transfer_time(secs)</text:p>
          </table:table-cell>
          <table:table-cell office:value-type="string">
            <text:p>throughput(MB/s)</text:p>
          </table:table-cell>
          <table:table-cell office:value-type="string">
            <text:p>slave_count</text:p>
          </table:table-cell>
          <table:table-cell office:value-type="string">
            <text:p>replication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215.444">
            <text:p>215.44</text:p>
          </table:table-cell>
          <table:table-cell office:value-type="float" office:value="37.636194">
            <text:p>37.6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208.936">
            <text:p>208.94</text:p>
          </table:table-cell>
          <table:table-cell office:value-type="float" office:value="38.808497">
            <text:p>38.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213.968">
            <text:p>213.97</text:p>
          </table:table-cell>
          <table:table-cell office:value-type="float" office:value="37.895817">
            <text:p>37.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209.272">
            <text:p>209.27</text:p>
          </table:table-cell>
          <table:table-cell office:value-type="float" office:value="38.746188">
            <text:p>38.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208.501">
            <text:p>208.5</text:p>
          </table:table-cell>
          <table:table-cell office:value-type="float" office:value="38.889464">
            <text:p>38.8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211.191">
            <text:p>211.19</text:p>
          </table:table-cell>
          <table:table-cell office:value-type="float" office:value="38.394118">
            <text:p>38.3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210.33">
            <text:p>210.33</text:p>
          </table:table-cell>
          <table:table-cell office:value-type="float" office:value="38.551287">
            <text:p>38.5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210.905">
            <text:p>210.91</text:p>
          </table:table-cell>
          <table:table-cell office:value-type="float" office:value="38.446183">
            <text:p>38.4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208.842">
            <text:p>208.84</text:p>
          </table:table-cell>
          <table:table-cell office:value-type="float" office:value="38.825965">
            <text:p>38.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211.391">
            <text:p>211.39</text:p>
          </table:table-cell>
          <table:table-cell office:value-type="float" office:value="38.357793">
            <text:p>38.3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206.965">
            <text:p>206.97</text:p>
          </table:table-cell>
          <table:table-cell office:value-type="float" office:value="39.178084">
            <text:p>39.1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210.772">
            <text:p>210.77</text:p>
          </table:table-cell>
          <table:table-cell office:value-type="float" office:value="38.470443">
            <text:p>38.4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231.85">
            <text:p>231.85</text:p>
          </table:table-cell>
          <table:table-cell office:value-type="float" office:value="34.973009">
            <text:p>34.9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222.614">
            <text:p>222.61</text:p>
          </table:table-cell>
          <table:table-cell office:value-type="float" office:value="36.423999">
            <text:p>36.4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214.923">
            <text:p>214.92</text:p>
          </table:table-cell>
          <table:table-cell office:value-type="float" office:value="37.727429">
            <text:p>37.7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210.049">
            <text:p>210.05</text:p>
          </table:table-cell>
          <table:table-cell office:value-type="float" office:value="38.60286">
            <text:p>38.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207.098">
            <text:p>207.1</text:p>
          </table:table-cell>
          <table:table-cell office:value-type="float" office:value="39.152924">
            <text:p>39.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208.891">
            <text:p>208.89</text:p>
          </table:table-cell>
          <table:table-cell office:value-type="float" office:value="38.816858">
            <text:p>38.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205.092">
            <text:p>205.09</text:p>
          </table:table-cell>
          <table:table-cell office:value-type="float" office:value="39.535877">
            <text:p>39.5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204.831">
            <text:p>204.83</text:p>
          </table:table-cell>
          <table:table-cell office:value-type="float" office:value="39.586255">
            <text:p>39.5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206.773">
            <text:p>206.77</text:p>
          </table:table-cell>
          <table:table-cell office:value-type="float" office:value="39.214463">
            <text:p>39.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205.956">
            <text:p>205.96</text:p>
          </table:table-cell>
          <table:table-cell office:value-type="float" office:value="39.370022">
            <text:p>39.3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206.169">
            <text:p>206.17</text:p>
          </table:table-cell>
          <table:table-cell office:value-type="float" office:value="39.329347">
            <text:p>39.3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204.674">
            <text:p>204.67</text:p>
          </table:table-cell>
          <table:table-cell office:value-type="float" office:value="39.616621">
            <text:p>39.6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237.673">
            <text:p>237.67</text:p>
          </table:table-cell>
          <table:table-cell office:value-type="float" office:value="34.116169">
            <text:p>34.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213.081">
            <text:p>213.08</text:p>
          </table:table-cell>
          <table:table-cell office:value-type="float" office:value="38.053567">
            <text:p>38.0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210.269">
            <text:p>210.27</text:p>
          </table:table-cell>
          <table:table-cell office:value-type="float" office:value="38.562471">
            <text:p>38.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201.442">
            <text:p>201.44</text:p>
          </table:table-cell>
          <table:table-cell office:value-type="float" office:value="40.252242">
            <text:p>40.2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208.571">
            <text:p>208.57</text:p>
          </table:table-cell>
          <table:table-cell office:value-type="float" office:value="38.876412">
            <text:p>38.8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207.043">
            <text:p>207.04</text:p>
          </table:table-cell>
          <table:table-cell office:value-type="float" office:value="39.163324">
            <text:p>39.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206.454">
            <text:p>206.45</text:p>
          </table:table-cell>
          <table:table-cell office:value-type="float" office:value="39.275055">
            <text:p>39.2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209.067">
            <text:p>209.07</text:p>
          </table:table-cell>
          <table:table-cell office:value-type="float" office:value="38.78418">
            <text:p>38.7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208.089">
            <text:p>208.09</text:p>
          </table:table-cell>
          <table:table-cell office:value-type="float" office:value="38.966462">
            <text:p>38.9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204.942">
            <text:p>204.94</text:p>
          </table:table-cell>
          <table:table-cell office:value-type="float" office:value="39.564814">
            <text:p>39.5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204.713">
            <text:p>204.71</text:p>
          </table:table-cell>
          <table:table-cell office:value-type="float" office:value="39.609073">
            <text:p>39.6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205.704">
            <text:p>205.7</text:p>
          </table:table-cell>
          <table:table-cell office:value-type="float" office:value="39.418252">
            <text:p>39.4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327.312">
            <text:p>327.31</text:p>
          </table:table-cell>
          <table:table-cell office:value-type="float" office:value="24.772976">
            <text:p>24.7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279.819">
            <text:p>279.82</text:p>
          </table:table-cell>
          <table:table-cell office:value-type="float" office:value="28.977633">
            <text:p>28.9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269.504">
            <text:p>269.5</text:p>
          </table:table-cell>
          <table:table-cell office:value-type="float" office:value="30.086723">
            <text:p>30.0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287.26">
            <text:p>287.26</text:p>
          </table:table-cell>
          <table:table-cell office:value-type="float" office:value="28.227015">
            <text:p>28.2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273.948">
            <text:p>273.95</text:p>
          </table:table-cell>
          <table:table-cell office:value-type="float" office:value="29.598654">
            <text:p>29.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270.778">
            <text:p>270.78</text:p>
          </table:table-cell>
          <table:table-cell office:value-type="float" office:value="29.945166">
            <text:p>29.9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272.923">
            <text:p>272.92</text:p>
          </table:table-cell>
          <table:table-cell office:value-type="float" office:value="29.709816">
            <text:p>29.7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278.265">
            <text:p>278.27</text:p>
          </table:table-cell>
          <table:table-cell office:value-type="float" office:value="29.139461">
            <text:p>29.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271.511">
            <text:p>271.51</text:p>
          </table:table-cell>
          <table:table-cell office:value-type="float" office:value="29.864323">
            <text:p>29.8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280.844">
            <text:p>280.84</text:p>
          </table:table-cell>
          <table:table-cell office:value-type="float" office:value="28.871873">
            <text:p>28.8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267.914">
            <text:p>267.91</text:p>
          </table:table-cell>
          <table:table-cell office:value-type="float" office:value="30.26528">
            <text:p>30.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283.568">
            <text:p>283.57</text:p>
          </table:table-cell>
          <table:table-cell office:value-type="float" office:value="28.594525">
            <text:p>28.5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259.71">
            <text:p>259.71</text:p>
          </table:table-cell>
          <table:table-cell office:value-type="float" office:value="31.221332">
            <text:p>31.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278.29">
            <text:p>278.29</text:p>
          </table:table-cell>
          <table:table-cell office:value-type="float" office:value="29.136844">
            <text:p>29.1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281.475">
            <text:p>281.48</text:p>
          </table:table-cell>
          <table:table-cell office:value-type="float" office:value="28.807149">
            <text:p>28.8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267.888">
            <text:p>267.89</text:p>
          </table:table-cell>
          <table:table-cell office:value-type="float" office:value="30.268217">
            <text:p>30.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268.318">
            <text:p>268.32</text:p>
          </table:table-cell>
          <table:table-cell office:value-type="float" office:value="30.21971">
            <text:p>30.2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264.242">
            <text:p>264.24</text:p>
          </table:table-cell>
          <table:table-cell office:value-type="float" office:value="30.685857">
            <text:p>30.6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264.943">
            <text:p>264.94</text:p>
          </table:table-cell>
          <table:table-cell office:value-type="float" office:value="30.604667">
            <text:p>30.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275.845">
            <text:p>275.85</text:p>
          </table:table-cell>
          <table:table-cell office:value-type="float" office:value="29.395103">
            <text:p>29.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260.11">
            <text:p>260.11</text:p>
          </table:table-cell>
          <table:table-cell office:value-type="float" office:value="31.17332">
            <text:p>31.1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265.577">
            <text:p>265.58</text:p>
          </table:table-cell>
          <table:table-cell office:value-type="float" office:value="30.531605">
            <text:p>30.5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280.951">
            <text:p>280.95</text:p>
          </table:table-cell>
          <table:table-cell office:value-type="float" office:value="28.860877">
            <text:p>28.8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269.304">
            <text:p>269.3</text:p>
          </table:table-cell>
          <table:table-cell office:value-type="float" office:value="30.109067">
            <text:p>30.1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329.152">
            <text:p>329.15</text:p>
          </table:table-cell>
          <table:table-cell office:value-type="float" office:value="24.634492">
            <text:p>24.6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286.684">
            <text:p>286.68</text:p>
          </table:table-cell>
          <table:table-cell office:value-type="float" office:value="28.283728">
            <text:p>28.2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279.638">
            <text:p>279.64</text:p>
          </table:table-cell>
          <table:table-cell office:value-type="float" office:value="28.996389">
            <text:p>2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281.069">
            <text:p>281.07</text:p>
          </table:table-cell>
          <table:table-cell office:value-type="float" office:value="28.84876">
            <text:p>28.8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268.365">
            <text:p>268.37</text:p>
          </table:table-cell>
          <table:table-cell office:value-type="float" office:value="30.214418">
            <text:p>30.2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284.835">
            <text:p>284.84</text:p>
          </table:table-cell>
          <table:table-cell office:value-type="float" office:value="28.467331">
            <text:p>28.4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292.154">
            <text:p>292.15</text:p>
          </table:table-cell>
          <table:table-cell office:value-type="float" office:value="27.754171">
            <text:p>27.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275.769">
            <text:p>275.77</text:p>
          </table:table-cell>
          <table:table-cell office:value-type="float" office:value="29.403204">
            <text:p>29.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277.061">
            <text:p>277.06</text:p>
          </table:table-cell>
          <table:table-cell office:value-type="float" office:value="29.26609">
            <text:p>29.27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269.851">
            <text:p>269.85</text:p>
          </table:table-cell>
          <table:table-cell office:value-type="float" office:value="30.048035">
            <text:p>30.0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272.48">
            <text:p>272.48</text:p>
          </table:table-cell>
          <table:table-cell office:value-type="float" office:value="29.758119">
            <text:p>29.76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274.763">
            <text:p>274.76</text:p>
          </table:table-cell>
          <table:table-cell office:value-type="float" office:value="29.510859">
            <text:p>29.51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422.505">
            <text:p>422.51</text:p>
          </table:table-cell>
          <table:table-cell office:value-type="float" office:value="19.19147">
            <text:p>19.1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358.453">
            <text:p>358.45</text:p>
          </table:table-cell>
          <table:table-cell office:value-type="float" office:value="22.620796">
            <text:p>22.6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355.685">
            <text:p>355.69</text:p>
          </table:table-cell>
          <table:table-cell office:value-type="float" office:value="22.796835">
            <text:p>22.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362.374">
            <text:p>362.37</text:p>
          </table:table-cell>
          <table:table-cell office:value-type="float" office:value="22.376032">
            <text:p>22.3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358.02">
            <text:p>358.02</text:p>
          </table:table-cell>
          <table:table-cell office:value-type="float" office:value="22.648154">
            <text:p>22.6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374.181">
            <text:p>374.18</text:p>
          </table:table-cell>
          <table:table-cell office:value-type="float" office:value="21.669973">
            <text:p>21.6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337.608">
            <text:p>337.61</text:p>
          </table:table-cell>
          <table:table-cell office:value-type="float" office:value="24.017476">
            <text:p>24.0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340.778">
            <text:p>340.78</text:p>
          </table:table-cell>
          <table:table-cell office:value-type="float" office:value="23.79406">
            <text:p>23.7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335.43">
            <text:p>335.43</text:p>
          </table:table-cell>
          <table:table-cell office:value-type="float" office:value="24.173426">
            <text:p>24.1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319.761">
            <text:p>319.76</text:p>
          </table:table-cell>
          <table:table-cell office:value-type="float" office:value="25.357977">
            <text:p>25.3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347.831">
            <text:p>347.83</text:p>
          </table:table-cell>
          <table:table-cell office:value-type="float" office:value="23.311586">
            <text:p>23.3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343.32">
            <text:p>343.32</text:p>
          </table:table-cell>
          <table:table-cell office:value-type="float" office:value="23.617885">
            <text:p>23.6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364.392">
            <text:p>364.39</text:p>
          </table:table-cell>
          <table:table-cell office:value-type="float" office:value="22.252114">
            <text:p>22.2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331.654">
            <text:p>331.65</text:p>
          </table:table-cell>
          <table:table-cell office:value-type="float" office:value="24.448649">
            <text:p>24.4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327.803">
            <text:p>327.8</text:p>
          </table:table-cell>
          <table:table-cell office:value-type="float" office:value="24.735869">
            <text:p>24.7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327.548">
            <text:p>327.55</text:p>
          </table:table-cell>
          <table:table-cell office:value-type="float" office:value="24.755127">
            <text:p>24.7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352.413">
            <text:p>352.41</text:p>
          </table:table-cell>
          <table:table-cell office:value-type="float" office:value="23.008493">
            <text:p>23.0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355.433">
            <text:p>355.43</text:p>
          </table:table-cell>
          <table:table-cell office:value-type="float" office:value="22.812998">
            <text:p>22.8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322.231">
            <text:p>322.23</text:p>
          </table:table-cell>
          <table:table-cell office:value-type="float" office:value="25.163601">
            <text:p>25.1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326.371">
            <text:p>326.37</text:p>
          </table:table-cell>
          <table:table-cell office:value-type="float" office:value="24.844402">
            <text:p>24.8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345.563">
            <text:p>345.56</text:p>
          </table:table-cell>
          <table:table-cell office:value-type="float" office:value="23.464584">
            <text:p>23.4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372.509">
            <text:p>372.51</text:p>
          </table:table-cell>
          <table:table-cell office:value-type="float" office:value="21.767238">
            <text:p>21.7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337.375">
            <text:p>337.38</text:p>
          </table:table-cell>
          <table:table-cell office:value-type="float" office:value="24.034064">
            <text:p>24.0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Java-HDFS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354.172">
            <text:p>354.17</text:p>
          </table:table-cell>
          <table:table-cell office:value-type="float" office:value="22.894221">
            <text:p>22.89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4">
            <text:p>4</text:p>
          </table:table-cell>
          <table:table-cell office:value-type="float" office:value="8303096">
            <text:p>8303096</text:p>
          </table:table-cell>
          <table:table-cell office:value-type="float" office:value="402.898">
            <text:p>402.9</text:p>
          </table:table-cell>
          <table:table-cell office:value-type="float" office:value="20.125422">
            <text:p>20.1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8">
            <text:p>8</text:p>
          </table:table-cell>
          <table:table-cell office:value-type="float" office:value="8303096">
            <text:p>8303096</text:p>
          </table:table-cell>
          <table:table-cell office:value-type="float" office:value="354.923">
            <text:p>354.92</text:p>
          </table:table-cell>
          <table:table-cell office:value-type="float" office:value="22.845778">
            <text:p>22.8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16">
            <text:p>16</text:p>
          </table:table-cell>
          <table:table-cell office:value-type="float" office:value="8303096">
            <text:p>8303096</text:p>
          </table:table-cell>
          <table:table-cell office:value-type="float" office:value="359.136">
            <text:p>359.14</text:p>
          </table:table-cell>
          <table:table-cell office:value-type="float" office:value="22.577776">
            <text:p>22.5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32">
            <text:p>32</text:p>
          </table:table-cell>
          <table:table-cell office:value-type="float" office:value="8303096">
            <text:p>8303096</text:p>
          </table:table-cell>
          <table:table-cell office:value-type="float" office:value="371.419">
            <text:p>371.42</text:p>
          </table:table-cell>
          <table:table-cell office:value-type="float" office:value="21.831118">
            <text:p>21.8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64">
            <text:p>64</text:p>
          </table:table-cell>
          <table:table-cell office:value-type="float" office:value="8303096">
            <text:p>8303096</text:p>
          </table:table-cell>
          <table:table-cell office:value-type="float" office:value="348.771">
            <text:p>348.77</text:p>
          </table:table-cell>
          <table:table-cell office:value-type="float" office:value="23.248757">
            <text:p>23.2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128">
            <text:p>128</text:p>
          </table:table-cell>
          <table:table-cell office:value-type="float" office:value="8303096">
            <text:p>8303096</text:p>
          </table:table-cell>
          <table:table-cell office:value-type="float" office:value="344.52">
            <text:p>344.52</text:p>
          </table:table-cell>
          <table:table-cell office:value-type="float" office:value="23.535621">
            <text:p>23.5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256">
            <text:p>256</text:p>
          </table:table-cell>
          <table:table-cell office:value-type="float" office:value="8303096">
            <text:p>8303096</text:p>
          </table:table-cell>
          <table:table-cell office:value-type="float" office:value="358.697">
            <text:p>358.7</text:p>
          </table:table-cell>
          <table:table-cell office:value-type="float" office:value="22.605408">
            <text:p>22.6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512">
            <text:p>512</text:p>
          </table:table-cell>
          <table:table-cell office:value-type="float" office:value="8303096">
            <text:p>8303096</text:p>
          </table:table-cell>
          <table:table-cell office:value-type="float" office:value="330.484">
            <text:p>330.48</text:p>
          </table:table-cell>
          <table:table-cell office:value-type="float" office:value="24.535203">
            <text:p>24.5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1024">
            <text:p>1024</text:p>
          </table:table-cell>
          <table:table-cell office:value-type="float" office:value="8303096">
            <text:p>8303096</text:p>
          </table:table-cell>
          <table:table-cell office:value-type="float" office:value="348.402">
            <text:p>348.4</text:p>
          </table:table-cell>
          <table:table-cell office:value-type="float" office:value="23.27338">
            <text:p>23.2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2048">
            <text:p>2048</text:p>
          </table:table-cell>
          <table:table-cell office:value-type="float" office:value="8303096">
            <text:p>8303096</text:p>
          </table:table-cell>
          <table:table-cell office:value-type="float" office:value="379.237">
            <text:p>379.24</text:p>
          </table:table-cell>
          <table:table-cell office:value-type="float" office:value="21.381068">
            <text:p>21.3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4096">
            <text:p>4096</text:p>
          </table:table-cell>
          <table:table-cell office:value-type="float" office:value="8303096">
            <text:p>8303096</text:p>
          </table:table-cell>
          <table:table-cell office:value-type="float" office:value="345.605">
            <text:p>345.61</text:p>
          </table:table-cell>
          <table:table-cell office:value-type="float" office:value="23.461733">
            <text:p>23.46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test</text:p>
          </table:table-cell>
          <table:table-cell office:value-type="string">
            <text:p>write</text:p>
          </table:table-cell>
          <table:table-cell office:value-type="float" office:value="8192">
            <text:p>8192</text:p>
          </table:table-cell>
          <table:table-cell office:value-type="float" office:value="8303096">
            <text:p>8303096</text:p>
          </table:table-cell>
          <table:table-cell office:value-type="float" office:value="341.622">
            <text:p>341.62</text:p>
          </table:table-cell>
          <table:table-cell office:value-type="float" office:value="23.735275">
            <text:p>23.7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 table:number-rows-repeated="653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FUSE.A284:FUSE.H308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in" fo:margin-bottom="0.5in" fo:margin-left="0.5in" fo:margin-right="0.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2">12/02/2010</text:date>, <text:time>13:5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3T12:30:40</meta:creation-date>
    <dc:date>2010-12-02T13:55:18</dc:date>
    <meta:editing-duration>PT23H10M02S</meta:editing-duration>
    <meta:editing-cycles>70</meta:editing-cycles>
    <meta:generator>OpenOffice.org/3.2$Unix OpenOffice.org_project/320m12$Build-9483</meta:generator>
    <meta:document-statistic meta:table-count="6" meta:cell-count="5639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.00132083892822pt" style:font-size-asian="8.00132083892822pt" style:font-size-complex="8.00132083892822pt"/>
    </style:style>
    <style:style style:name="ch3" style:family="chart">
      <style:chart-properties chart:treat-empty-cells="leave-gap" chart:spline-order="3" chart:spline-resolution="9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.00148582458496pt" style:font-size-asian="9.00148582458496pt" style:font-size-complex="9.00148582458496pt"/>
    </style:style>
    <style:style style:name="ch6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.00148582458496pt" style:font-size-asian="9.00148582458496pt" style:font-size-complex="9.00148582458496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76cm" svg:stroke-color="#0066cc" svg:stroke-opacity="50%" draw:fill-color="#0066cc" draw:opacity="50%"/>
      <style:text-properties fo:font-size="6pt" style:font-size-asian="6pt" style:font-size-complex="6pt"/>
    </style:style>
    <style:style style:name="ch10" style:family="chart" style:data-style-name="N0">
      <style:chart-properties chart:symbol-type="none">
        <chart:symbol-image xlink:href="Pictures/2000000F000000DD000000DDFDE21E31.svm" xlink:type="simple" xlink:actuate="onLoad"/>
      </style:chart-properties>
      <style:graphic-properties draw:stroke="dash" draw:stroke-dash="Ultrafine_20_Dashed" svg:stroke-width="0.076cm" svg:stroke-color="#0066cc" draw:fill-color="#0066cc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_32__20_Dots_20_1_20_Dash" svg:stroke-width="0.076cm" svg:stroke-color="#0066cc" draw:fill-color="#0066c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76cm" svg:stroke-color="#579d1c" svg:stroke-opacity="50%" draw:fill-color="#579d1c" draw:opacity="50%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width="0.076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draw:stroke="dash" draw:stroke-dash="Ultrafine_20_Dashed" svg:stroke-width="0.076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153cm" svg:height="12.116cm" xlink:href=".." chart:class="chart:line" chart:style-name="ch1">
        <chart:legend chart:legend-position="end" svg:x="14.652cm" svg:y="4.36cm" chart:style-name="ch2"/>
        <chart:plot-area chart:style-name="ch3" table:cell-range-address="'READ-4nodes'.A21:'READ-4nodes'.A32 'READ-4nodes'.C20:'READ-4nodes'.C32 'READ-4nodes'.K20:'READ-4nodes'.K32 'READ-4nodes'.G20:'READ-4nodes'.G32 'READ-4nodes'.E20:'READ-4nodes'.E32 'READ-4nodes'.I20:'READ-4nodes'.I32 'READ-4nodes'.M20:'READ-4nodes'.M32" chart:data-source-has-labels="both" svg:x="0.562cm" svg:y="1.68cm" svg:width="13.709cm" svg:height="9.909cm">
          <chart:axis chart:dimension="x" chart:name="primary-x" chart:style-name="ch4">
            <chart:title svg:x="6.578cm" svg:y="11.26cm" chart:style-name="ch5">
              <text:p>Block Size (KB)</text:p>
            </chart:title>
            <chart:categories table:cell-range-address="'READ-4nodes'.A21:'READ-4nodes'.A32"/>
          </chart:axis>
          <chart:axis chart:dimension="y" chart:name="primary-y" chart:style-name="ch6">
            <chart:title svg:x="0.383cm" svg:y="7.659cm" chart:style-name="ch7">
              <text:p>Throughput (MB/s)</text:p>
            </chart:title>
            <chart:grid chart:style-name="ch8" chart:class="major"/>
          </chart:axis>
          <chart:series chart:style-name="ch9" chart:values-cell-range-address="'READ-4nodes'.C21:'READ-4nodes'.C32" chart:label-cell-address="'READ-4nodes'.C20:'READ-4nodes'.C20" chart:class="chart:line">
            <chart:data-point chart:repeated="12"/>
          </chart:series>
          <chart:series chart:style-name="ch10" chart:values-cell-range-address="'READ-4nodes'.K21:'READ-4nodes'.K32" chart:label-cell-address="'READ-4nodes'.K20:'READ-4nodes'.K20" chart:class="chart:line">
            <chart:data-point chart:repeated="12"/>
          </chart:series>
          <chart:series chart:style-name="ch11" chart:values-cell-range-address="'READ-4nodes'.G21:'READ-4nodes'.G32" chart:label-cell-address="'READ-4nodes'.G20:'READ-4nodes'.G20" chart:class="chart:line">
            <chart:data-point chart:repeated="12"/>
          </chart:series>
          <chart:series chart:style-name="ch12" chart:values-cell-range-address="'READ-4nodes'.E21:'READ-4nodes'.E32" chart:label-cell-address="'READ-4nodes'.E20:'READ-4nodes'.E20" chart:class="chart:line">
            <chart:data-point chart:repeated="12"/>
          </chart:series>
          <chart:series chart:style-name="ch13" chart:values-cell-range-address="'READ-4nodes'.I21:'READ-4nodes'.I32" chart:label-cell-address="'READ-4nodes'.I20:'READ-4nodes'.I20" chart:class="chart:line">
            <chart:data-point chart:repeated="12"/>
          </chart:series>
          <chart:series chart:style-name="ch14" chart:values-cell-range-address="'READ-4nodes'.M21:'READ-4nodes'.M32" chart:label-cell-address="'READ-4nodes'.M20:'READ-4nodes'.M20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EAD-4nodes'.C20:'READ-4nodes'.C20">HDFS Java 1 </text:p>
              </table:table-cell>
              <table:table-cell office:value-type="string">
                <text:p text:id="'READ-4nodes'.K20:'READ-4nodes'.K20">HDFS Java 3</text:p>
              </table:table-cell>
              <table:table-cell office:value-type="string">
                <text:p text:id="'READ-4nodes'.G20:'READ-4nodes'.G20">HDFS Java 2</text:p>
              </table:table-cell>
              <table:table-cell office:value-type="string">
                <text:p text:id="'READ-4nodes'.E20:'READ-4nodes'.E20">FUSE-DFS
1</text:p>
              </table:table-cell>
              <table:table-cell office:value-type="string">
                <text:p text:id="'READ-4nodes'.I20:'READ-4nodes'.I20">FUSE-DFS
2</text:p>
              </table:table-cell>
              <table:table-cell office:value-type="string">
                <text:p text:id="'READ-4nodes'.M20:'READ-4nodes'.M20">FUSE-DFS
3</text:p>
              </table:table-cell>
            </table:table-row>
          </table:table-header-rows>
          <table:table-rows>
            <table:table-row>
              <table:table-cell office:value-type="string">
                <text:p text:id="'READ-4nodes'.A21:'READ-4nodes'.A32">4</text:p>
              </table:table-cell>
              <table:table-cell office:value-type="float" office:value="56.402075">
                <text:p text:id="'READ-4nodes'.C21:'READ-4nodes'.C32">56.402075</text:p>
              </table:table-cell>
              <table:table-cell office:value-type="float" office:value="58.254052">
                <text:p text:id="'READ-4nodes'.K21:'READ-4nodes'.K32">58.254052</text:p>
              </table:table-cell>
              <table:table-cell office:value-type="float" office:value="56.402075">
                <text:p text:id="'READ-4nodes'.G21:'READ-4nodes'.G32">56.402075</text:p>
              </table:table-cell>
              <table:table-cell office:value-type="float" office:value="52.4555824649951">
                <text:p text:id="'READ-4nodes'.E21:'READ-4nodes'.E32">52.4555824649951</text:p>
              </table:table-cell>
              <table:table-cell office:value-type="float" office:value="52.2446305215022">
                <text:p text:id="'READ-4nodes'.I21:'READ-4nodes'.I32">52.2446305215022</text:p>
              </table:table-cell>
              <table:table-cell office:value-type="float" office:value="52.0993188065977">
                <text:p text:id="'READ-4nodes'.M21:'READ-4nodes'.M32">52.0993188065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382961">
                <text:p>53.382961</text:p>
              </table:table-cell>
              <table:table-cell office:value-type="float" office:value="58.099418">
                <text:p>58.099418</text:p>
              </table:table-cell>
              <table:table-cell office:value-type="float" office:value="53.382961">
                <text:p>53.382961</text:p>
              </table:table-cell>
              <table:table-cell office:value-type="float" office:value="52.4095044246348">
                <text:p>52.4095044246348</text:p>
              </table:table-cell>
              <table:table-cell office:value-type="float" office:value="53.3856151615576">
                <text:p>53.3856151615576</text:p>
              </table:table-cell>
              <table:table-cell office:value-type="float" office:value="52.8548768784041">
                <text:p>52.8548768784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05433">
                <text:p>54.305433</text:p>
              </table:table-cell>
              <table:table-cell office:value-type="float" office:value="57.21499">
                <text:p>57.21499</text:p>
              </table:table-cell>
              <table:table-cell office:value-type="float" office:value="54.305433">
                <text:p>54.305433</text:p>
              </table:table-cell>
              <table:table-cell office:value-type="float" office:value="31.8771334223805">
                <text:p>31.8771334223805</text:p>
              </table:table-cell>
              <table:table-cell office:value-type="float" office:value="52.4504586819913">
                <text:p>52.4504586819913</text:p>
              </table:table-cell>
              <table:table-cell office:value-type="float" office:value="53.0672992983265">
                <text:p>53.0672992983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083379">
                <text:p>56.083379</text:p>
              </table:table-cell>
              <table:table-cell office:value-type="float" office:value="57.190818">
                <text:p>57.190818</text:p>
              </table:table-cell>
              <table:table-cell office:value-type="float" office:value="56.083379">
                <text:p>56.083379</text:p>
              </table:table-cell>
              <table:table-cell office:value-type="float" office:value="52.5411264677104">
                <text:p>52.5411264677104</text:p>
              </table:table-cell>
              <table:table-cell office:value-type="float" office:value="52.3601032795944">
                <text:p>52.3601032795944</text:p>
              </table:table-cell>
              <table:table-cell office:value-type="float" office:value="52.7027068474776">
                <text:p>52.70270684747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853924">
                <text:p>55.853924</text:p>
              </table:table-cell>
              <table:table-cell office:value-type="float" office:value="59.539218">
                <text:p>59.539218</text:p>
              </table:table-cell>
              <table:table-cell office:value-type="float" office:value="55.853924">
                <text:p>55.853924</text:p>
              </table:table-cell>
              <table:table-cell office:value-type="float" office:value="53.1530978816775">
                <text:p>53.1530978816775</text:p>
              </table:table-cell>
              <table:table-cell office:value-type="float" office:value="52.1364145737588">
                <text:p>52.1364145737588</text:p>
              </table:table-cell>
              <table:table-cell office:value-type="float" office:value="52.4641243282853">
                <text:p>52.46412432828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.072184">
                <text:p>55.072184</text:p>
              </table:table-cell>
              <table:table-cell office:value-type="float" office:value="58.592216">
                <text:p>58.592216</text:p>
              </table:table-cell>
              <table:table-cell office:value-type="float" office:value="55.072184">
                <text:p>55.072184</text:p>
              </table:table-cell>
              <table:table-cell office:value-type="float" office:value="53.449382444673">
                <text:p>53.449382444673</text:p>
              </table:table-cell>
              <table:table-cell office:value-type="float" office:value="53.4157085184694">
                <text:p>53.4157085184694</text:p>
              </table:table-cell>
              <table:table-cell office:value-type="float" office:value="52.5496962159517">
                <text:p>52.54969621595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6.119329">
                <text:p>56.119329</text:p>
              </table:table-cell>
              <table:table-cell office:value-type="float" office:value="58.097951">
                <text:p>58.097951</text:p>
              </table:table-cell>
              <table:table-cell office:value-type="float" office:value="56.119329">
                <text:p>56.119329</text:p>
              </table:table-cell>
              <table:table-cell office:value-type="float" office:value="52.3396886574826">
                <text:p>52.3396886574826</text:p>
              </table:table-cell>
              <table:table-cell office:value-type="float" office:value="53.2268606476128">
                <text:p>53.2268606476128</text:p>
              </table:table-cell>
              <table:table-cell office:value-type="float" office:value="52.9156435798049">
                <text:p>52.91564357980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6.672727">
                <text:p>56.672727</text:p>
              </table:table-cell>
              <table:table-cell office:value-type="float" office:value="59.487989">
                <text:p>59.487989</text:p>
              </table:table-cell>
              <table:table-cell office:value-type="float" office:value="56.672727">
                <text:p>56.672727</text:p>
              </table:table-cell>
              <table:table-cell office:value-type="float" office:value="51.9631927195897">
                <text:p>51.9631927195897</text:p>
              </table:table-cell>
              <table:table-cell office:value-type="float" office:value="53.0585599123876">
                <text:p>53.0585599123876</text:p>
              </table:table-cell>
              <table:table-cell office:value-type="float" office:value="50.8253963558921">
                <text:p>50.825396355892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4.566272">
                <text:p>54.566272</text:p>
              </table:table-cell>
              <table:table-cell office:value-type="float" office:value="59.389516">
                <text:p>59.389516</text:p>
              </table:table-cell>
              <table:table-cell office:value-type="float" office:value="54.57">
                <text:p>54.57</text:p>
              </table:table-cell>
              <table:table-cell office:value-type="float" office:value="52.1465407710734">
                <text:p>52.1465407710734</text:p>
              </table:table-cell>
              <table:table-cell office:value-type="float" office:value="52.351595252023">
                <text:p>52.351595252023</text:p>
              </table:table-cell>
              <table:table-cell office:value-type="float" office:value="51.8594771110324">
                <text:p>51.859477111032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55.789703">
                <text:p>55.789703</text:p>
              </table:table-cell>
              <table:table-cell office:value-type="float" office:value="55.39298">
                <text:p>55.39298</text:p>
              </table:table-cell>
              <table:table-cell office:value-type="float" office:value="55.789703">
                <text:p>55.789703</text:p>
              </table:table-cell>
              <table:table-cell office:value-type="float" office:value="51.9548131813197">
                <text:p>51.9548131813197</text:p>
              </table:table-cell>
              <table:table-cell office:value-type="float" office:value="51.6996995250169">
                <text:p>51.6996995250169</text:p>
              </table:table-cell>
              <table:table-cell office:value-type="float" office:value="52.2192271224351">
                <text:p>52.2192271224351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6.46138">
                <text:p>56.46138</text:p>
              </table:table-cell>
              <table:table-cell office:value-type="float" office:value="58.166339">
                <text:p>58.166339</text:p>
              </table:table-cell>
              <table:table-cell office:value-type="float" office:value="56.46138">
                <text:p>56.46138</text:p>
              </table:table-cell>
              <table:table-cell office:value-type="float" office:value="53.08">
                <text:p>53.08</text:p>
              </table:table-cell>
              <table:table-cell office:value-type="float" office:value="48.57">
                <text:p>48.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55.492778">
                <text:p>55.492778</text:p>
              </table:table-cell>
              <table:table-cell office:value-type="float" office:value="1.#NAN">
                <text:p>1.#NAN</text:p>
              </table:table-cell>
              <table:table-cell office:value-type="float" office:value="55.492778">
                <text:p>55.492778</text:p>
              </table:table-cell>
              <table:table-cell office:value-type="float" office:value="52.69">
                <text:p>52.69</text:p>
              </table:table-cell>
              <table:table-cell office:value-type="float" office:value="48.29">
                <text:p>48.29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46497249603272pt" style:font-size-asian="7.46497249603272pt" style:font-size-complex="7.46497249603272pt"/>
    </style:style>
    <style:style style:name="ch3" style:family="chart">
      <style:chart-properties chart:symbol-type="automatic" chart:treat-empty-cells="leave-gap" chart:spline-order="3" chart:spline-resolution="9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8.39809417724609pt" style:font-size-asian="8.39809417724609pt" style:font-size-complex="8.39809417724609pt"/>
    </style:style>
    <style:style style:name="ch6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8.39809417724609pt" style:font-size-asian="8.39809417724609pt" style:font-size-complex="8.3980941772460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/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1cm" chart:symbol-height="0.1cm"/>
      <style:graphic-properties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1cm" chart:symbol-height="0.1cm"/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up" chart:symbol-width="0.1cm" chart:symbol-height="0.1cm"/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right" chart:symbol-width="0.1cm" chart:symbol-height="0.1cm"/>
      <style:graphic-properties draw:fill-color="#004586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left" chart:symbol-width="0.1cm" chart:symbol-height="0.1cm"/>
      <style:graphic-properties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819cm" svg:height="11.455cm" xlink:href=".." chart:class="chart:bar" chart:style-name="ch1">
        <chart:legend chart:legend-position="end" svg:x="14.835cm" svg:y="4.144cm" chart:style-name="ch2"/>
        <chart:plot-area chart:style-name="ch3" table:cell-range-address="'READ-4nodes'.A21:'READ-4nodes'.A32 'READ-4nodes'.C20:'READ-4nodes'.C32 'READ-4nodes'.E20:'READ-4nodes'.E32 'READ-4nodes'.G20:'READ-4nodes'.G32 'READ-4nodes'.I20:'READ-4nodes'.I32 'READ-4nodes'.K20:'READ-4nodes'.K32 'READ-4nodes'.M20:'READ-4nodes'.M32" chart:data-source-has-labels="both" svg:x="0.584cm" svg:y="1.576cm" svg:width="13.853cm" svg:height="9.378cm">
          <chart:axis chart:dimension="x" chart:name="primary-x" chart:style-name="ch4">
            <chart:title svg:x="6.66cm" svg:y="10.651cm" chart:style-name="ch5">
              <text:p>Block Size (KB)</text:p>
            </chart:title>
            <chart:categories table:cell-range-address="'READ-4nodes'.A21:'READ-4nodes'.A32"/>
          </chart:axis>
          <chart:axis chart:dimension="y" chart:name="primary-y" chart:style-name="ch6">
            <chart:title svg:x="0.396cm" svg:y="7.228cm" chart:style-name="ch7">
              <text:p>Throughput (MB/s)</text:p>
            </chart:title>
            <chart:grid chart:style-name="ch8" chart:class="major"/>
          </chart:axis>
          <chart:series chart:style-name="ch9" chart:values-cell-range-address="'READ-4nodes'.C21:'READ-4nodes'.C32" chart:label-cell-address="'READ-4nodes'.C20:'READ-4nodes'.C20" chart:class="chart:bar">
            <chart:data-point chart:repeated="12"/>
          </chart:series>
          <chart:series chart:style-name="ch10" chart:values-cell-range-address="'READ-4nodes'.E21:'READ-4nodes'.E32" chart:label-cell-address="'READ-4nodes'.E20:'READ-4nodes'.E20" chart:class="chart:bar">
            <chart:data-point chart:repeated="12"/>
          </chart:series>
          <chart:series chart:style-name="ch11" chart:values-cell-range-address="'READ-4nodes'.G21:'READ-4nodes'.G32" chart:label-cell-address="'READ-4nodes'.G20:'READ-4nodes'.G20" chart:class="chart:bar">
            <chart:data-point chart:repeated="12"/>
          </chart:series>
          <chart:series chart:style-name="ch12" chart:values-cell-range-address="'READ-4nodes'.I21:'READ-4nodes'.I32" chart:label-cell-address="'READ-4nodes'.I20:'READ-4nodes'.I20" chart:class="chart:bar">
            <chart:data-point chart:repeated="12"/>
          </chart:series>
          <chart:series chart:style-name="ch13" chart:values-cell-range-address="'READ-4nodes'.K21:'READ-4nodes'.K32" chart:label-cell-address="'READ-4nodes'.K20:'READ-4nodes'.K20" chart:class="chart:bar">
            <chart:data-point chart:repeated="12"/>
          </chart:series>
          <chart:series chart:style-name="ch14" chart:values-cell-range-address="'READ-4nodes'.M21:'READ-4nodes'.M32" chart:label-cell-address="'READ-4nodes'.M20:'READ-4nodes'.M20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EAD-4nodes'.C20:'READ-4nodes'.C20">HDFS Java 1 </text:p>
              </table:table-cell>
              <table:table-cell office:value-type="string">
                <text:p text:id="'READ-4nodes'.E20:'READ-4nodes'.E20">FUSE-DFS
1</text:p>
              </table:table-cell>
              <table:table-cell office:value-type="string">
                <text:p text:id="'READ-4nodes'.G20:'READ-4nodes'.G20">HDFS Java 2</text:p>
              </table:table-cell>
              <table:table-cell office:value-type="string">
                <text:p text:id="'READ-4nodes'.I20:'READ-4nodes'.I20">FUSE-DFS
2</text:p>
              </table:table-cell>
              <table:table-cell office:value-type="string">
                <text:p text:id="'READ-4nodes'.K20:'READ-4nodes'.K20">HDFS Java 3</text:p>
              </table:table-cell>
              <table:table-cell office:value-type="string">
                <text:p text:id="'READ-4nodes'.M20:'READ-4nodes'.M20">FUSE-DFS
3</text:p>
              </table:table-cell>
            </table:table-row>
          </table:table-header-rows>
          <table:table-rows>
            <table:table-row>
              <table:table-cell office:value-type="string">
                <text:p text:id="'READ-4nodes'.A21:'READ-4nodes'.A32">4</text:p>
              </table:table-cell>
              <table:table-cell office:value-type="float" office:value="56.402075">
                <text:p text:id="'READ-4nodes'.C21:'READ-4nodes'.C32">56.402075</text:p>
              </table:table-cell>
              <table:table-cell office:value-type="float" office:value="52.4555824649951">
                <text:p text:id="'READ-4nodes'.E21:'READ-4nodes'.E32">52.4555824649951</text:p>
              </table:table-cell>
              <table:table-cell office:value-type="float" office:value="56.402075">
                <text:p text:id="'READ-4nodes'.G21:'READ-4nodes'.G32">56.402075</text:p>
              </table:table-cell>
              <table:table-cell office:value-type="float" office:value="52.2446305215022">
                <text:p text:id="'READ-4nodes'.I21:'READ-4nodes'.I32">52.2446305215022</text:p>
              </table:table-cell>
              <table:table-cell office:value-type="float" office:value="58.254052">
                <text:p text:id="'READ-4nodes'.K21:'READ-4nodes'.K32">58.254052</text:p>
              </table:table-cell>
              <table:table-cell office:value-type="float" office:value="52.0993188065977">
                <text:p text:id="'READ-4nodes'.M21:'READ-4nodes'.M32">52.0993188065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382961">
                <text:p>53.382961</text:p>
              </table:table-cell>
              <table:table-cell office:value-type="float" office:value="52.4095044246348">
                <text:p>52.4095044246348</text:p>
              </table:table-cell>
              <table:table-cell office:value-type="float" office:value="53.382961">
                <text:p>53.382961</text:p>
              </table:table-cell>
              <table:table-cell office:value-type="float" office:value="53.3856151615576">
                <text:p>53.3856151615576</text:p>
              </table:table-cell>
              <table:table-cell office:value-type="float" office:value="58.099418">
                <text:p>58.099418</text:p>
              </table:table-cell>
              <table:table-cell office:value-type="float" office:value="52.8548768784041">
                <text:p>52.85487687840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305433">
                <text:p>54.305433</text:p>
              </table:table-cell>
              <table:table-cell office:value-type="float" office:value="31.8771334223805">
                <text:p>31.8771334223805</text:p>
              </table:table-cell>
              <table:table-cell office:value-type="float" office:value="54.305433">
                <text:p>54.305433</text:p>
              </table:table-cell>
              <table:table-cell office:value-type="float" office:value="52.4504586819913">
                <text:p>52.4504586819913</text:p>
              </table:table-cell>
              <table:table-cell office:value-type="float" office:value="57.21499">
                <text:p>57.21499</text:p>
              </table:table-cell>
              <table:table-cell office:value-type="float" office:value="53.0672992983265">
                <text:p>53.06729929832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083379">
                <text:p>56.083379</text:p>
              </table:table-cell>
              <table:table-cell office:value-type="float" office:value="52.5411264677104">
                <text:p>52.5411264677104</text:p>
              </table:table-cell>
              <table:table-cell office:value-type="float" office:value="56.083379">
                <text:p>56.083379</text:p>
              </table:table-cell>
              <table:table-cell office:value-type="float" office:value="52.3601032795944">
                <text:p>52.3601032795944</text:p>
              </table:table-cell>
              <table:table-cell office:value-type="float" office:value="57.190818">
                <text:p>57.190818</text:p>
              </table:table-cell>
              <table:table-cell office:value-type="float" office:value="52.7027068474776">
                <text:p>52.70270684747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.853924">
                <text:p>55.853924</text:p>
              </table:table-cell>
              <table:table-cell office:value-type="float" office:value="53.1530978816775">
                <text:p>53.1530978816775</text:p>
              </table:table-cell>
              <table:table-cell office:value-type="float" office:value="55.853924">
                <text:p>55.853924</text:p>
              </table:table-cell>
              <table:table-cell office:value-type="float" office:value="52.1364145737588">
                <text:p>52.1364145737588</text:p>
              </table:table-cell>
              <table:table-cell office:value-type="float" office:value="59.539218">
                <text:p>59.539218</text:p>
              </table:table-cell>
              <table:table-cell office:value-type="float" office:value="52.4641243282853">
                <text:p>52.46412432828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.072184">
                <text:p>55.072184</text:p>
              </table:table-cell>
              <table:table-cell office:value-type="float" office:value="53.449382444673">
                <text:p>53.449382444673</text:p>
              </table:table-cell>
              <table:table-cell office:value-type="float" office:value="55.072184">
                <text:p>55.072184</text:p>
              </table:table-cell>
              <table:table-cell office:value-type="float" office:value="53.4157085184694">
                <text:p>53.4157085184694</text:p>
              </table:table-cell>
              <table:table-cell office:value-type="float" office:value="58.592216">
                <text:p>58.592216</text:p>
              </table:table-cell>
              <table:table-cell office:value-type="float" office:value="52.5496962159517">
                <text:p>52.54969621595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6.119329">
                <text:p>56.119329</text:p>
              </table:table-cell>
              <table:table-cell office:value-type="float" office:value="52.3396886574826">
                <text:p>52.3396886574826</text:p>
              </table:table-cell>
              <table:table-cell office:value-type="float" office:value="56.119329">
                <text:p>56.119329</text:p>
              </table:table-cell>
              <table:table-cell office:value-type="float" office:value="53.2268606476128">
                <text:p>53.2268606476128</text:p>
              </table:table-cell>
              <table:table-cell office:value-type="float" office:value="58.097951">
                <text:p>58.097951</text:p>
              </table:table-cell>
              <table:table-cell office:value-type="float" office:value="52.9156435798049">
                <text:p>52.915643579804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6.672727">
                <text:p>56.672727</text:p>
              </table:table-cell>
              <table:table-cell office:value-type="float" office:value="51.9631927195897">
                <text:p>51.9631927195897</text:p>
              </table:table-cell>
              <table:table-cell office:value-type="float" office:value="56.672727">
                <text:p>56.672727</text:p>
              </table:table-cell>
              <table:table-cell office:value-type="float" office:value="53.0585599123876">
                <text:p>53.0585599123876</text:p>
              </table:table-cell>
              <table:table-cell office:value-type="float" office:value="59.487989">
                <text:p>59.487989</text:p>
              </table:table-cell>
              <table:table-cell office:value-type="float" office:value="50.8253963558921">
                <text:p>50.825396355892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4.566272">
                <text:p>54.566272</text:p>
              </table:table-cell>
              <table:table-cell office:value-type="float" office:value="52.1465407710734">
                <text:p>52.1465407710734</text:p>
              </table:table-cell>
              <table:table-cell office:value-type="float" office:value="54.57">
                <text:p>54.57</text:p>
              </table:table-cell>
              <table:table-cell office:value-type="float" office:value="52.351595252023">
                <text:p>52.351595252023</text:p>
              </table:table-cell>
              <table:table-cell office:value-type="float" office:value="59.389516">
                <text:p>59.389516</text:p>
              </table:table-cell>
              <table:table-cell office:value-type="float" office:value="51.8594771110324">
                <text:p>51.859477111032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55.789703">
                <text:p>55.789703</text:p>
              </table:table-cell>
              <table:table-cell office:value-type="float" office:value="51.9548131813197">
                <text:p>51.9548131813197</text:p>
              </table:table-cell>
              <table:table-cell office:value-type="float" office:value="55.789703">
                <text:p>55.789703</text:p>
              </table:table-cell>
              <table:table-cell office:value-type="float" office:value="51.6996995250169">
                <text:p>51.6996995250169</text:p>
              </table:table-cell>
              <table:table-cell office:value-type="float" office:value="55.39298">
                <text:p>55.39298</text:p>
              </table:table-cell>
              <table:table-cell office:value-type="float" office:value="52.2192271224351">
                <text:p>52.2192271224351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6.46138">
                <text:p>56.46138</text:p>
              </table:table-cell>
              <table:table-cell office:value-type="float" office:value="53.08">
                <text:p>53.08</text:p>
              </table:table-cell>
              <table:table-cell office:value-type="float" office:value="56.46138">
                <text:p>56.46138</text:p>
              </table:table-cell>
              <table:table-cell office:value-type="float" office:value="48.57">
                <text:p>48.57</text:p>
              </table:table-cell>
              <table:table-cell office:value-type="float" office:value="58.166339">
                <text:p>58.16633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55.492778">
                <text:p>55.492778</text:p>
              </table:table-cell>
              <table:table-cell office:value-type="float" office:value="52.69">
                <text:p>52.69</text:p>
              </table:table-cell>
              <table:table-cell office:value-type="float" office:value="55.492778">
                <text:p>55.492778</text:p>
              </table:table-cell>
              <table:table-cell office:value-type="float" office:value="48.29">
                <text:p>48.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_32__20_Dots_20_1_20_Dash" draw:display-name="2 Dots 1 Dash" draw:style="rect" draw:dots1="2" draw:dots2="1" draw:dots2-length="0.203cm" draw:distance="0.203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616cm" svg:height="14.443cm" xlink:href=".." chart:class="chart:bar" chart:style-name="ch1">
        <chart:legend chart:legend-position="end" svg:x="16.402cm" svg:y="6.002cm" chart:style-name="ch2"/>
        <chart:plot-area chart:style-name="ch3" table:cell-range-address="'WRITE-4nodes'.A2:'WRITE-4nodes'.A2 'WRITE-4nodes'.C2:'WRITE-4nodes'.C2 'WRITE-4nodes'.E2:'WRITE-4nodes'.E2 'WRITE-4nodes'.G2:'WRITE-4nodes'.G2 'WRITE-4nodes'.I2:'WRITE-4nodes'.I2 'WRITE-4nodes'.K2:'WRITE-4nodes'.K2 'WRITE-4nodes'.M2:'WRITE-4nodes'.M2" chart:data-source-has-labels="both" svg:x="0.662cm" svg:y="1.818cm" svg:width="15.312cm" svg:height="11.961cm">
          <chart:axis chart:dimension="x" chart:name="primary-x" chart:style-name="ch4">
            <chart:title svg:x="7.48cm" svg:y="13.496cm" chart:style-name="ch5">
              <text:p>Block Size (KB)</text:p>
            </chart:title>
            <chart:categories table:cell-range-address="'WRITE-4nodes'.A2:'WRITE-4nodes'.A2"/>
          </chart:axis>
          <chart:axis chart:dimension="y" chart:name="primary-y" chart:style-name="ch6">
            <chart:title svg:x="0.433cm" svg:y="8.823cm" chart:style-name="ch7">
              <text:p>Throughput (MB/s)</text:p>
            </chart:title>
            <chart:grid chart:style-name="ch8" chart:class="major"/>
          </chart:axis>
          <chart:series chart:style-name="ch9" chart:values-cell-range-address="'WRITE-4nodes'.C2:'WRITE-4nodes'.C2" chart:label-cell-address="'WRITE-4nodes'.C2:'WRITE-4nodes'.C2" chart:class="chart:bar">
            <chart:data-point/>
          </chart:series>
          <chart:series chart:style-name="ch10" chart:values-cell-range-address="'WRITE-4nodes'.E2:'WRITE-4nodes'.E2" chart:label-cell-address="'WRITE-4nodes'.E2:'WRITE-4nodes'.E2" chart:class="chart:bar">
            <chart:data-point/>
          </chart:series>
          <chart:series chart:style-name="ch9" chart:values-cell-range-address="'WRITE-4nodes'.G2:'WRITE-4nodes'.G2" chart:label-cell-address="'WRITE-4nodes'.G2:'WRITE-4nodes'.G2" chart:class="chart:bar">
            <chart:data-point/>
          </chart:series>
          <chart:series chart:style-name="ch10" chart:values-cell-range-address="'WRITE-4nodes'.I2:'WRITE-4nodes'.I2" chart:label-cell-address="'WRITE-4nodes'.I2:'WRITE-4nodes'.I2" chart:class="chart:bar">
            <chart:data-point/>
          </chart:series>
          <chart:series chart:style-name="ch9" chart:values-cell-range-address="'WRITE-4nodes'.K2:'WRITE-4nodes'.K2" chart:label-cell-address="'WRITE-4nodes'.K2:'WRITE-4nodes'.K2" chart:class="chart:bar">
            <chart:data-point/>
          </chart:series>
          <chart:series chart:style-name="ch10" chart:values-cell-range-address="'WRITE-4nodes'.M2:'WRITE-4nodes'.M2" chart:label-cell-address="'WRITE-4nodes'.M2:'WRITE-4nodes'.M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WRITE-4nodes'.C2:'WRITE-4nodes'.C2">Throughput MB/s 
(4 slaves, 1 replication)</text:p>
              </table:table-cell>
              <table:table-cell office:value-type="string">
                <text:p text:id="'WRITE-4nodes'.E2:'WRITE-4nodes'.E2"/>
              </table:table-cell>
              <table:table-cell office:value-type="string">
                <text:p text:id="'WRITE-4nodes'.G2:'WRITE-4nodes'.G2"/>
              </table:table-cell>
              <table:table-cell office:value-type="string">
                <text:p text:id="'WRITE-4nodes'.I2:'WRITE-4nodes'.I2"/>
              </table:table-cell>
              <table:table-cell office:value-type="string">
                <text:p text:id="'WRITE-4nodes'.K2:'WRITE-4nodes'.K2">Throughput MB/s  
(4 slaves, 2 replication)</text:p>
              </table:table-cell>
              <table:table-cell office:value-type="string">
                <text:p text:id="'WRITE-4nodes'.M2:'WRITE-4nodes'.M2"/>
              </table:table-cell>
            </table:table-row>
          </table:table-header-rows>
          <table:table-rows>
            <table:table-row>
              <table:table-cell office:value-type="string">
                <text:p text:id="'WRITE-4nodes'.A2:'WRITE-4nodes'.A2"/>
              </table:table-cell>
              <table:table-cell office:value-type="float" office:value="1.#NAN">
                <text:p text:id="'WRITE-4nodes'.C2:'WRITE-4nodes'.C2">1.#NAN</text:p>
              </table:table-cell>
              <table:table-cell office:value-type="float" office:value="1.#NAN">
                <text:p text:id="'WRITE-4nodes'.E2:'WRITE-4nodes'.E2">1.#NAN</text:p>
              </table:table-cell>
              <table:table-cell office:value-type="float" office:value="1.#NAN">
                <text:p text:id="'WRITE-4nodes'.G2:'WRITE-4nodes'.G2">1.#NAN</text:p>
              </table:table-cell>
              <table:table-cell office:value-type="float" office:value="1.#NAN">
                <text:p text:id="'WRITE-4nodes'.I2:'WRITE-4nodes'.I2">1.#NAN</text:p>
              </table:table-cell>
              <table:table-cell office:value-type="float" office:value="1.#NAN">
                <text:p text:id="'WRITE-4nodes'.K2:'WRITE-4nodes'.K2">1.#NAN</text:p>
              </table:table-cell>
              <table:table-cell office:value-type="float" office:value="1.#NAN">
                <text:p text:id="'WRITE-4nodes'.M2:'WRITE-4nodes'.M2"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draw:stroke="dash" draw:stroke-dash="Ultrafine_20_Dashed" svg:stroke-width="0.088cm" svg:stroke-color="#004586" draw:fill-color="#004586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draw:stroke="dash" draw:stroke-dash="Ultrafine_20_Dashed" svg:stroke-width="0.088cm" svg:stroke-color="#579d1c" draw:fill-color="#579d1c"/>
      <style:text-properties fo:font-size="6pt" style:font-size-asian="6pt" style:font-size-complex="6pt"/>
    </style:style>
    <style:style style:name="ch13" style:family="chart" style:data-style-name="N0">
      <style:chart-properties chart:symbol-type="none"/>
      <style:graphic-properties draw:stroke="dash" draw:stroke-dash="Ultrafine_20_2_20_Dots_20_3_20_Dashes" svg:stroke-width="0.088cm" svg:stroke-color="#004586" draw:fill-color="#004586"/>
      <style:text-properties fo:font-size="6pt" style:font-size-asian="6pt" style:font-size-complex="6pt"/>
    </style:style>
    <style:style style:name="ch14" style:family="chart" style:data-style-name="N0">
      <style:chart-properties chart:symbol-type="none"/>
      <style:graphic-properties draw:stroke="dash" draw:stroke-dash="Ultrafine_20_2_20_Dots_20_3_20_Dashes" svg:stroke-width="0.088cm" svg:stroke-color="#579d1c"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616cm" svg:height="14.443cm" xlink:href=".." chart:class="chart:line" chart:style-name="ch1">
        <chart:legend chart:legend-position="end" svg:x="16.402cm" svg:y="6.002cm" chart:style-name="ch2"/>
        <chart:plot-area chart:style-name="ch3" table:cell-range-address="'WRITE-4nodes'.A2:'WRITE-4nodes'.A2 'WRITE-4nodes'.C2:'WRITE-4nodes'.C2 'WRITE-4nodes'.E2:'WRITE-4nodes'.E2 'WRITE-4nodes'.G2:'WRITE-4nodes'.G2 'WRITE-4nodes'.I2:'WRITE-4nodes'.I2 'WRITE-4nodes'.K2:'WRITE-4nodes'.K2 'WRITE-4nodes'.M2:'WRITE-4nodes'.M2" chart:data-source-has-labels="both" svg:x="0.662cm" svg:y="1.818cm" svg:width="15.312cm" svg:height="11.961cm">
          <chart:axis chart:dimension="x" chart:name="primary-x" chart:style-name="ch4">
            <chart:title svg:x="7.48cm" svg:y="13.496cm" chart:style-name="ch5">
              <text:p>Block Size (KB)</text:p>
            </chart:title>
            <chart:categories table:cell-range-address="'WRITE-4nodes'.A2:'WRITE-4nodes'.A2"/>
          </chart:axis>
          <chart:axis chart:dimension="y" chart:name="primary-y" chart:style-name="ch6">
            <chart:title svg:x="0.433cm" svg:y="8.822cm" chart:style-name="ch7">
              <text:p>Throughput (MB/s)</text:p>
            </chart:title>
            <chart:grid chart:style-name="ch8" chart:class="major"/>
          </chart:axis>
          <chart:series chart:style-name="ch9" chart:values-cell-range-address="'WRITE-4nodes'.C2:'WRITE-4nodes'.C2" chart:label-cell-address="'WRITE-4nodes'.C2:'WRITE-4nodes'.C2" chart:class="chart:line">
            <chart:data-point/>
          </chart:series>
          <chart:series chart:style-name="ch10" chart:values-cell-range-address="'WRITE-4nodes'.E2:'WRITE-4nodes'.E2" chart:label-cell-address="'WRITE-4nodes'.E2:'WRITE-4nodes'.E2" chart:class="chart:line">
            <chart:data-point/>
          </chart:series>
          <chart:series chart:style-name="ch11" chart:values-cell-range-address="'WRITE-4nodes'.G2:'WRITE-4nodes'.G2" chart:label-cell-address="'WRITE-4nodes'.G2:'WRITE-4nodes'.G2" chart:class="chart:line">
            <chart:data-point/>
          </chart:series>
          <chart:series chart:style-name="ch12" chart:values-cell-range-address="'WRITE-4nodes'.I2:'WRITE-4nodes'.I2" chart:label-cell-address="'WRITE-4nodes'.I2:'WRITE-4nodes'.I2" chart:class="chart:line">
            <chart:data-point/>
          </chart:series>
          <chart:series chart:style-name="ch13" chart:values-cell-range-address="'WRITE-4nodes'.K2:'WRITE-4nodes'.K2" chart:label-cell-address="'WRITE-4nodes'.K2:'WRITE-4nodes'.K2" chart:class="chart:line">
            <chart:data-point/>
          </chart:series>
          <chart:series chart:style-name="ch14" chart:values-cell-range-address="'WRITE-4nodes'.M2:'WRITE-4nodes'.M2" chart:label-cell-address="'WRITE-4nodes'.M2:'WRITE-4nodes'.M2" chart:class="chart:line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WRITE-4nodes'.C2:'WRITE-4nodes'.C2">Throughput MB/s 
(4 slaves, 1 replication)</text:p>
              </table:table-cell>
              <table:table-cell office:value-type="string">
                <text:p text:id="'WRITE-4nodes'.E2:'WRITE-4nodes'.E2"/>
              </table:table-cell>
              <table:table-cell office:value-type="string">
                <text:p text:id="'WRITE-4nodes'.G2:'WRITE-4nodes'.G2"/>
              </table:table-cell>
              <table:table-cell office:value-type="string">
                <text:p text:id="'WRITE-4nodes'.I2:'WRITE-4nodes'.I2"/>
              </table:table-cell>
              <table:table-cell office:value-type="string">
                <text:p text:id="'WRITE-4nodes'.K2:'WRITE-4nodes'.K2">Throughput MB/s  
(4 slaves, 2 replication)</text:p>
              </table:table-cell>
              <table:table-cell office:value-type="string">
                <text:p text:id="'WRITE-4nodes'.M2:'WRITE-4nodes'.M2"/>
              </table:table-cell>
            </table:table-row>
          </table:table-header-rows>
          <table:table-rows>
            <table:table-row>
              <table:table-cell office:value-type="string">
                <text:p text:id="'WRITE-4nodes'.A2:'WRITE-4nodes'.A2"/>
              </table:table-cell>
              <table:table-cell office:value-type="float" office:value="1.#NAN">
                <text:p text:id="'WRITE-4nodes'.C2:'WRITE-4nodes'.C2">1.#NAN</text:p>
              </table:table-cell>
              <table:table-cell office:value-type="float" office:value="1.#NAN">
                <text:p text:id="'WRITE-4nodes'.E2:'WRITE-4nodes'.E2">1.#NAN</text:p>
              </table:table-cell>
              <table:table-cell office:value-type="float" office:value="1.#NAN">
                <text:p text:id="'WRITE-4nodes'.G2:'WRITE-4nodes'.G2">1.#NAN</text:p>
              </table:table-cell>
              <table:table-cell office:value-type="float" office:value="1.#NAN">
                <text:p text:id="'WRITE-4nodes'.I2:'WRITE-4nodes'.I2">1.#NAN</text:p>
              </table:table-cell>
              <table:table-cell office:value-type="float" office:value="1.#NAN">
                <text:p text:id="'WRITE-4nodes'.K2:'WRITE-4nodes'.K2">1.#NAN</text:p>
              </table:table-cell>
              <table:table-cell office:value-type="float" office:value="1.#NAN">
                <text:p text:id="'WRITE-4nodes'.M2:'WRITE-4nodes'.M2"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6.60214281082153pt" style:font-size-asian="6.60214281082153pt" style:font-size-complex="6.60214281082153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7.42741060256958pt" style:font-size-asian="7.42741060256958pt" style:font-size-complex="7.42741060256958pt"/>
    </style:style>
    <style:style style:name="ch6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7.42741060256958pt" style:font-size-asian="7.42741060256958pt" style:font-size-complex="7.4274106025695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svg:stroke-opacity="75%" draw:fill-color="#004586" draw:opacity="75%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svg:stroke-opacity="75%" draw:fill-color="#ff420e" draw:opacity="75%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svg:stroke-opacity="75%" draw:fill-color="#ffd320" draw:opacity="75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11cm" svg:height="9.843cm" xlink:href=".." chart:class="chart:line" chart:style-name="ch1">
        <chart:legend chart:legend-position="end" svg:x="11.369cm" svg:y="4.26cm" chart:style-name="ch2"/>
        <chart:plot-area chart:style-name="ch3" table:cell-range-address="'WRITE-4nodes'.A37:'WRITE-4nodes'.A49 'WRITE-4nodes'.C36:'WRITE-4nodes'.C49 'WRITE-4nodes'.E36:'WRITE-4nodes'.E49 'WRITE-4nodes'.G36:'WRITE-4nodes'.G49" chart:data-source-has-labels="both" svg:x="0.381cm" svg:y="0.194cm" svg:width="10.716cm" svg:height="9.259cm">
          <chart:axis chart:dimension="x" chart:name="primary-x" chart:style-name="ch4">
            <chart:title svg:x="5.048cm" svg:y="9.091cm" chart:style-name="ch5">
              <text:p>Block Size (KB)</text:p>
            </chart:title>
            <chart:categories table:cell-range-address="'WRITE-4nodes'.A37:'WRITE-4nodes'.A49"/>
          </chart:axis>
          <chart:axis chart:dimension="y" chart:name="primary-y" chart:style-name="ch6">
            <chart:title svg:x="0.285cm" svg:y="5.474cm" chart:style-name="ch7">
              <text:p>% Slowdown</text:p>
            </chart:title>
            <chart:grid chart:style-name="ch8" chart:class="major"/>
          </chart:axis>
          <chart:series chart:style-name="ch9" chart:values-cell-range-address="'WRITE-4nodes'.C37:'WRITE-4nodes'.C49" chart:label-cell-address="'WRITE-4nodes'.C36:'WRITE-4nodes'.C36" chart:class="chart:line">
            <chart:data-point chart:repeated="13"/>
          </chart:series>
          <chart:series chart:style-name="ch10" chart:values-cell-range-address="'WRITE-4nodes'.E37:'WRITE-4nodes'.E49" chart:label-cell-address="'WRITE-4nodes'.E36:'WRITE-4nodes'.E36" chart:class="chart:line">
            <chart:data-point chart:repeated="13"/>
          </chart:series>
          <chart:series chart:style-name="ch11" chart:values-cell-range-address="'WRITE-4nodes'.G37:'WRITE-4nodes'.G49" chart:label-cell-address="'WRITE-4nodes'.G36:'WRITE-4nodes'.G36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WRITE-4nodes'.C36:'WRITE-4nodes'.C36">1 replication</text:p>
              </table:table-cell>
              <table:table-cell office:value-type="string">
                <text:p text:id="'WRITE-4nodes'.E36:'WRITE-4nodes'.E36">2 replications</text:p>
              </table:table-cell>
              <table:table-cell office:value-type="string">
                <text:p text:id="'WRITE-4nodes'.G36:'WRITE-4nodes'.G36">3 replications</text:p>
              </table:table-cell>
            </table:table-row>
          </table:table-header-rows>
          <table:table-rows>
            <table:table-row>
              <table:table-cell office:value-type="string">
                <text:p text:id="'WRITE-4nodes'.A37:'WRITE-4nodes'.A49">4</text:p>
              </table:table-cell>
              <table:table-cell office:value-type="float" office:value="1.#NAN">
                <text:p text:id="'WRITE-4nodes'.C37:'WRITE-4nodes'.C49">1.#NAN</text:p>
              </table:table-cell>
              <table:table-cell office:value-type="float" office:value="1.#NAN">
                <text:p text:id="'WRITE-4nodes'.E37:'WRITE-4nodes'.E49">1.#NAN</text:p>
              </table:table-cell>
              <table:table-cell office:value-type="float" office:value="1.#NAN">
                <text:p text:id="'WRITE-4nodes'.G37:'WRITE-4nodes'.G49"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average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5.95884561538696pt" style:font-size-asian="5.95884561538696pt" style:font-size-complex="5.95884561538696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6.70370149612427pt" style:font-size-asian="6.70370149612427pt" style:font-size-complex="6.70370149612427pt"/>
    </style:style>
    <style:style style:name="ch6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6.70370149612427pt" style:font-size-asian="6.70370149612427pt" style:font-size-complex="6.70370149612427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svg:stroke-opacity="75%" draw:fill-color="#004586" draw:opacity="75%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420e" svg:stroke-opacity="75%" draw:fill-color="#ff420e" draw:opacity="75%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svg:stroke-opacity="75%" draw:fill-color="#ffd320" draw:opacity="75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78cm" svg:height="12.079cm" xlink:href=".." chart:class="chart:line" chart:style-name="ch1">
        <chart:legend chart:legend-position="end" svg:x="10.656cm" svg:y="5.381cm" chart:style-name="ch2"/>
        <chart:plot-area chart:style-name="ch3" table:cell-range-address="'READ-4nodes'.A37:'READ-4nodes'.A48 'READ-4nodes'.C36:'READ-4nodes'.C48 'READ-4nodes'.E36:'READ-4nodes'.E48 'READ-4nodes'.G36:'READ-4nodes'.G48" chart:data-source-has-labels="both" svg:x="0.36cm" svg:y="0.241cm" svg:width="10.042cm" svg:height="11.316cm">
          <chart:axis chart:dimension="x" chart:name="primary-x" chart:style-name="ch4">
            <chart:title svg:x="4.764cm" svg:y="11.237cm" chart:style-name="ch5">
              <text:p>Block Size (KB)</text:p>
            </chart:title>
            <chart:categories table:cell-range-address="'READ-4nodes'.A37:'READ-4nodes'.A48"/>
          </chart:axis>
          <chart:axis chart:dimension="y" chart:name="primary-y" chart:style-name="ch6">
            <chart:title svg:x="0.267cm" svg:y="6.539cm" chart:style-name="ch7">
              <text:p>% Slowdown</text:p>
            </chart:title>
            <chart:grid chart:style-name="ch8" chart:class="major"/>
          </chart:axis>
          <chart:series chart:style-name="ch9" chart:values-cell-range-address="'READ-4nodes'.C37:'READ-4nodes'.C48" chart:label-cell-address="'READ-4nodes'.C36:'READ-4nodes'.C36" chart:class="chart:line">
            <chart:data-point chart:repeated="12"/>
          </chart:series>
          <chart:series chart:style-name="ch10" chart:values-cell-range-address="'READ-4nodes'.E37:'READ-4nodes'.E48" chart:label-cell-address="'READ-4nodes'.E36:'READ-4nodes'.E36" chart:class="chart:line">
            <chart:data-point chart:repeated="12"/>
          </chart:series>
          <chart:series chart:style-name="ch11" chart:values-cell-range-address="'READ-4nodes'.G37:'READ-4nodes'.G48" chart:label-cell-address="'READ-4nodes'.G36:'READ-4nodes'.G36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READ-4nodes'.C36:'READ-4nodes'.C36">1 replication</text:p>
              </table:table-cell>
              <table:table-cell office:value-type="string">
                <text:p text:id="'READ-4nodes'.E36:'READ-4nodes'.E36">2 replications</text:p>
              </table:table-cell>
              <table:table-cell office:value-type="string">
                <text:p text:id="'READ-4nodes'.G36:'READ-4nodes'.G36">3 replications</text:p>
              </table:table-cell>
            </table:table-row>
          </table:table-header-rows>
          <table:table-rows>
            <table:table-row>
              <table:table-cell office:value-type="string">
                <text:p text:id="'READ-4nodes'.A37:'READ-4nodes'.A48">4</text:p>
              </table:table-cell>
              <table:table-cell office:value-type="float" office:value="6.99706976206973">
                <text:p text:id="'READ-4nodes'.C37:'READ-4nodes'.C48">6.99706976206973</text:p>
              </table:table-cell>
              <table:table-cell office:value-type="float" office:value="7.37108427038863">
                <text:p text:id="'READ-4nodes'.E37:'READ-4nodes'.E48">7.37108427038863</text:p>
              </table:table-cell>
              <table:table-cell office:value-type="float" office:value="10.5653306200954">
                <text:p text:id="'READ-4nodes'.G37:'READ-4nodes'.G48">10.5653306200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2353424600259">
                <text:p>1.82353424600259</text:p>
              </table:table-cell>
              <table:table-cell office:value-type="float" office:value="-0.00497192644972611">
                <text:p>-0.00497192644972611</text:p>
              </table:table-cell>
              <table:table-cell office:value-type="float" office:value="9.02683934217018">
                <text:p>9.02683934217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3002868011742">
                <text:p>41.3002868011742</text:p>
              </table:table-cell>
              <table:table-cell office:value-type="float" office:value="3.41581719458659">
                <text:p>3.41581719458659</text:p>
              </table:table-cell>
              <table:table-cell office:value-type="float" office:value="7.24930774552874">
                <text:p>7.249307745528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31604692058516">
                <text:p>6.31604692058516</text:p>
              </table:table-cell>
              <table:table-cell office:value-type="float" office:value="6.63882203033024">
                <text:p>6.63882203033024</text:p>
              </table:table-cell>
              <table:table-cell office:value-type="float" office:value="7.84760790188803">
                <text:p>7.847607901888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83551722941167">
                <text:p>4.83551722941167</text:p>
              </table:table-cell>
              <table:table-cell office:value-type="float" office:value="6.65577126907181">
                <text:p>6.65577126907181</text:p>
              </table:table-cell>
              <table:table-cell office:value-type="float" office:value="11.8830812855397">
                <text:p>11.88308128553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94668095118037">
                <text:p>2.94668095118037</text:p>
              </table:table-cell>
              <table:table-cell office:value-type="float" office:value="3.00782602253544">
                <text:p>3.00782602253544</text:p>
              </table:table-cell>
              <table:table-cell office:value-type="float" office:value="10.3128370909342">
                <text:p>10.312837090934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73500629795022">
                <text:p>6.73500629795022</text:p>
              </table:table-cell>
              <table:table-cell office:value-type="float" office:value="5.15413923139957">
                <text:p>5.15413923139957</text:p>
              </table:table-cell>
              <table:table-cell office:value-type="float" office:value="8.91994869181376">
                <text:p>8.9199486918137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.31005411193695">
                <text:p>8.31005411193695</text:p>
              </table:table-cell>
              <table:table-cell office:value-type="float" office:value="6.3772598901274">
                <text:p>6.3772598901274</text:p>
              </table:table-cell>
              <table:table-cell office:value-type="float" office:value="14.561918783484">
                <text:p>14.56191878348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4.4344814850584">
                <text:p>4.4344814850584</text:p>
              </table:table-cell>
              <table:table-cell office:value-type="float" office:value="4.0652460105864">
                <text:p>4.0652460105864</text:p>
              </table:table-cell>
              <table:table-cell office:value-type="float" office:value="12.679070981093">
                <text:p>12.679070981093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6.87383085491655">
                <text:p>6.87383085491655</text:p>
              </table:table-cell>
              <table:table-cell office:value-type="float" office:value="7.33110817059397">
                <text:p>7.33110817059397</text:p>
              </table:table-cell>
              <table:table-cell office:value-type="float" office:value="5.72952182309907">
                <text:p>5.72952182309907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.98883697139532">
                <text:p>5.98883697139532</text:p>
              </table:table-cell>
              <table:table-cell office:value-type="float" office:value="13.9765978089802">
                <text:p>13.976597808980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5.05070767947499">
                <text:p>5.05070767947499</text:p>
              </table:table-cell>
              <table:table-cell office:value-type="float" office:value="12.9796673722119">
                <text:p>12.9796673722119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